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D900000041884BA048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3" style:family="graphic" style:parent-style-name="standard">
      <style:graphic-properties draw:stroke="none" draw:fill="gradient" draw:fill-color="#00c1a7" draw:fill-gradient-name="Gradient_20_19" draw:opacity="100%" loext:decorative="false"/>
    </style:style>
    <style:style style:name="gr4" style:family="graphic" style:parent-style-name="standard">
      <style:graphic-properties draw:stroke="none" draw:fill="solid" draw:fill-color="#d29a8a" draw:opacity="100%" loext:decorative="false"/>
    </style:style>
    <style:style style:name="gr5" style:family="graphic" style:parent-style-name="standard">
      <style:graphic-properties draw:stroke="none" draw:fill="gradient" draw:fill-color="#db8e00" draw:fill-gradient-name="Gradient_20_19" draw:opacity="100%" draw:textarea-horizontal-align="center" draw:textarea-vertical-align="middle" loext:decorative="false"/>
    </style:style>
    <style:style style:name="gr6" style:family="graphic" style:parent-style-name="standard">
      <style:graphic-properties draw:stroke="none" draw:fill="solid" draw:fill-color="#89afbc" draw:opacity="100%" draw:textarea-horizontal-align="center" draw:textarea-vertical-align="middle" loext:decorative="false"/>
    </style:style>
    <style:style style:name="gr7" style:family="graphic" style:parent-style-name="standard">
      <style:graphic-properties draw:stroke="none" draw:fill="gradient" draw:fill-color="#db8e00" draw:fill-gradient-name="Gradient_20_19" draw:gradient-step-count="0" draw:opacity="100%" draw:textarea-horizontal-align="center" draw:textarea-vertical-align="middle" loext:decorative="false"/>
    </style:style>
    <style:style style:name="gr8" style:family="graphic" style:parent-style-name="standard">
      <style:graphic-properties draw:stroke="solid" svg:stroke-width="0.018cm" svg:stroke-color="#a63716" draw:marker-start-width="0.227cm" draw:marker-end-width="0.227cm" draw:fill="solid" draw:fill-color="#a63716" fo:padding-top="0.134cm" fo:padding-bottom="0.134cm" fo:padding-left="0.259cm" fo:padding-right="0.259cm" loext:decorative="false"/>
    </style:style>
    <style:style style:name="gr9" style:family="graphic">
      <style:graphic-properties loext:decorative="false"/>
    </style:style>
    <style:style style:name="gr10" style:family="graphic" style:parent-style-name="objectwithoutfill">
      <style:graphic-properties draw:stroke="solid" svg:stroke-width="0.028cm" svg:stroke-color="#666666" draw:marker-start-width="0.241cm" draw:marker-end="Arrowheads_20_1" draw:marker-end-width="0.14cm" draw:marker-end-center="true" draw:fill="none" draw:textarea-horizontal-align="center" draw:textarea-vertical-align="middle" fo:padding-top="0.013cm" fo:padding-bottom="0.013cm" fo:padding-left="0.013cm" fo:padding-right="0.013cm" loext:decorative="false"/>
    </style:style>
    <style:style style:name="gr11" style:family="graphic" style:parent-style-name="objectwithoutfill">
      <style:graphic-properties draw:stroke="solid" svg:stroke-width="0.028cm" svg:stroke-color="#666666" draw:marker-start-width="0.241cm" draw:marker-end-width="0.241cm" draw:fill="none" draw:textarea-horizontal-align="center" draw:textarea-vertical-align="middle" fo:padding-top="0.013cm" fo:padding-bottom="0.013cm" fo:padding-left="0.013cm" fo:padding-right="0.013cm" loext:decorative="false"/>
    </style:style>
    <style:style style:name="gr12" style:family="graphic" style:parent-style-name="standard">
      <style:graphic-properties draw:stroke="none" svg:stroke-width="0.028cm" svg:stroke-color="#000000" draw:fill="none" draw:fill-color="#ffffff" draw:textarea-vertical-align="middle" draw:auto-grow-height="true" draw:auto-grow-width="false" fo:min-height="0.512cm" loext:decorative="false"/>
      <style:paragraph-properties style:writing-mode="lr-tb"/>
    </style:style>
    <style:style style:name="gr13" style:family="graphic" style:parent-style-name="standard">
      <style:graphic-properties draw:stroke="none" draw:fill="solid" draw:fill-color="#e2e5e7" draw:opacity="100%" draw:textarea-horizontal-align="center" draw:textarea-vertical-align="middle" loext:decorative="false"/>
    </style:style>
    <style:style style:name="gr14" style:family="graphic" style:parent-style-name="standard">
      <style:graphic-properties draw:stroke="solid" svg:stroke-width="0.018cm" svg:stroke-color="#c7cdd1" draw:marker-start-width="0.227cm" draw:marker-end-width="0.227cm" draw:fill="solid" draw:fill-color="#c7cdd1" fo:padding-top="0.134cm" fo:padding-bottom="0.134cm" fo:padding-left="0.259cm" fo:padding-right="0.259cm" loext:decorative="false"/>
    </style:style>
    <style:style style:name="gr15" style:family="graphic" style:parent-style-name="standard">
      <style:graphic-properties draw:stroke="solid" svg:stroke-width="0.018cm" svg:stroke-color="#15607a" draw:marker-start-width="0.227cm" draw:marker-end-width="0.227cm" draw:fill="solid" draw:fill-color="#15607a" draw:opacity="100%" fo:padding-top="0.134cm" fo:padding-bottom="0.134cm" fo:padding-left="0.259cm" fo:padding-right="0.259cm" loext:decorative="false"/>
    </style:style>
    <style:style style:name="gr16" style:family="graphic" style:parent-style-name="standard">
      <style:graphic-properties draw:stroke="none" svg:stroke-width="0.028cm" svg:stroke-color="#000000" draw:fill="none" draw:fill-color="#ffffff" draw:textarea-vertical-align="middle" draw:auto-grow-height="true" draw:auto-grow-width="false" fo:min-height="0.515cm" loext:decorative="false"/>
      <style:paragraph-properties style:writing-mode="lr-tb"/>
    </style:style>
    <style:style style:name="gr17" style:family="graphic" style:parent-style-name="objectwithoutfill">
      <style:graphic-properties draw:stroke="solid" svg:stroke-width="0.028cm" svg:stroke-color="#666666" draw:marker-start="" draw:marker-start-width="0.241cm" draw:marker-end="" draw:marker-end-width="0.14cm" draw:marker-end-center="true" draw:fill="none" draw:textarea-horizontal-align="center" draw:textarea-vertical-align="middle" fo:padding-top="0.013cm" fo:padding-bottom="0.013cm" fo:padding-left="0.013cm" fo:padding-right="0.013cm" loext:decorative="false"/>
    </style:style>
    <style:style style:name="gr18" style:family="graphic" style:parent-style-name="standard">
      <style:graphic-properties draw:stroke="none" svg:stroke-width="0.028cm" svg:stroke-color="#000000" draw:fill="none" draw:fill-color="#ffffff" draw:textarea-vertical-align="middle" draw:auto-grow-height="true" draw:auto-grow-width="false" fo:min-height="0.366cm" loext:decorative="false"/>
      <style:paragraph-properties style:writing-mode="lr-tb"/>
    </style:style>
    <style:style style:name="gr19" style:family="graphic" style:parent-style-name="objectwithoutfill">
      <style:graphic-properties draw:stroke="dash" draw:stroke-dash="Dot_20__28_Rounded_29_" svg:stroke-width="0.028cm" svg:stroke-color="#ffffff" draw:marker-start-width="0.241cm" draw:marker-end-width="0.241cm" svg:stroke-opacity="70%" svg:stroke-linecap="round" draw:fill="none" draw:textarea-horizontal-align="center" draw:textarea-vertical-align="middle" fo:padding-top="0.013cm" fo:padding-bottom="0.013cm" fo:padding-left="0.013cm" fo:padding-right="0.013cm" loext:decorative="false"/>
    </style:style>
    <style:style style:name="gr20" style:family="graphic" style:parent-style-name="objectwithoutfill">
      <style:graphic-properties draw:stroke="solid" draw:stroke-dash="Dot_20__28_Rounded_29_" svg:stroke-width="0.106cm" svg:stroke-color="#ffffff" draw:marker-start-width="0.357cm" draw:marker-end-width="0.357cm" svg:stroke-opacity="20%" svg:stroke-linecap="round" draw:fill="none" draw:opacity="70%" draw:textarea-horizontal-align="center" draw:textarea-vertical-align="middle" fo:padding-top="0.051cm" fo:padding-bottom="0.051cm" fo:padding-left="0.051cm" fo:padding-right="0.051cm" loext:decorative="false"/>
    </style:style>
    <style:style style:name="gr21" style:family="graphic" style:parent-style-name="objectwithoutfill">
      <style:graphic-properties draw:stroke="solid" draw:stroke-dash="Dot_20__28_Rounded_29_" svg:stroke-width="0.053cm" svg:stroke-color="#ffffff" draw:marker-start-width="0.278cm" draw:marker-end-width="0.278cm" svg:stroke-opacity="20%" svg:stroke-linecap="round" draw:fill="none" draw:opacity="70%" draw:textarea-horizontal-align="center" draw:textarea-vertical-align="middle" fo:padding-top="0.025cm" fo:padding-bottom="0.025cm" fo:padding-left="0.025cm" fo:padding-right="0.025cm" loext:decorative="false"/>
    </style:style>
    <style:style style:name="gr22" style:family="graphic" style:parent-style-name="objectwithoutfill">
      <style:graphic-properties draw:stroke="solid" draw:stroke-dash="Dot_20__28_Rounded_29_" svg:stroke-width="0.018cm" svg:stroke-color="#ffffff" draw:marker-start-width="0.226cm" draw:marker-end-width="0.226cm" svg:stroke-opacity="20%" svg:stroke-linecap="round" draw:fill="none" draw:opacity="70%" draw:textarea-horizontal-align="center" draw:textarea-vertical-align="middle" fo:padding-top="0.008cm" fo:padding-bottom="0.008cm" fo:padding-left="0.008cm" fo:padding-right="0.008cm" loext:decorative="false"/>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gradient" draw:fill-color="#00c1a7" draw:fill-gradient-name="Gradient_20_19" draw:opacity="100%"/>
      <style:text-properties fo:font-size="7pt"/>
    </style:style>
    <style:style style:name="P4" style:family="paragraph">
      <loext:graphic-properties draw:fill="solid" draw:fill-color="#d29a8a" draw:opacity="100%"/>
      <style:text-properties fo:font-size="7pt"/>
    </style:style>
    <style:style style:name="P5" style:family="paragraph">
      <loext:graphic-properties draw:fill="gradient" draw:fill-color="#db8e00" draw:fill-gradient-name="Gradient_20_19" draw:opacity="100%"/>
      <style:paragraph-properties fo:text-align="center"/>
      <style:text-properties fo:font-size="7pt"/>
    </style:style>
    <style:style style:name="P6" style:family="paragraph">
      <loext:graphic-properties draw:fill="solid" draw:fill-color="#89afbc" draw:opacity="100%"/>
      <style:paragraph-properties fo:text-align="center"/>
    </style:style>
    <style:style style:name="P7" style:family="paragraph">
      <loext:graphic-properties draw:fill="gradient" draw:fill-color="#db8e00" draw:fill-gradient-name="Gradient_20_19" draw:gradient-step-count="0" draw:opacity="100%"/>
      <style:paragraph-properties fo:text-align="center"/>
      <style:text-properties fo:font-size="7pt"/>
    </style:style>
    <style:style style:name="P8" style:family="paragraph">
      <loext:graphic-properties draw:fill="solid" draw:fill-color="#a63716"/>
      <style:text-properties fo:font-size="7pt"/>
    </style:style>
    <style:style style:name="P9" style:family="paragraph">
      <loext:graphic-properties draw:fill="gradient" draw:fill-color="#00c1a7" draw:fill-gradient-name="Gradient_20_19" draw:opacity="100%"/>
    </style:style>
    <style:style style:name="P10" style:family="paragraph">
      <loext:graphic-properties draw:fill="none"/>
      <style:paragraph-properties fo:text-align="center"/>
      <style:text-properties style:font-name="Liberation Sans1" fo:font-size="7pt"/>
    </style:style>
    <style:style style:name="P11" style:family="paragraph">
      <style:paragraph-properties fo:text-align="center"/>
    </style:style>
    <style:style style:name="P12" style:family="paragraph">
      <loext:graphic-properties draw:fill="none" draw:fill-color="#ffffff"/>
      <style:paragraph-properties fo:text-align="center"/>
      <style:text-properties fo:color="#333333" loext:opacity="100%" style:font-name="Liberation Sans1" fo:font-size="7pt" style:font-size-asian="6pt" style:font-size-complex="6pt"/>
    </style:style>
    <style:style style:name="P13" style:family="paragraph">
      <loext:graphic-properties draw:fill="solid" draw:fill-color="#e2e5e7" draw:opacity="100%"/>
      <style:paragraph-properties fo:text-align="center"/>
    </style:style>
    <style:style style:name="P14" style:family="paragraph">
      <loext:graphic-properties draw:fill="solid" draw:fill-color="#c7cdd1"/>
    </style:style>
    <style:style style:name="P15" style:family="paragraph">
      <loext:graphic-properties draw:fill="solid" draw:fill-color="#15607a" draw:opacity="100%"/>
    </style:style>
    <style:style style:name="P16" style:family="paragraph">
      <style:paragraph-properties fo:text-align="center"/>
      <style:text-properties fo:color="#333333" loext:opacity="100%" style:font-name="Liberation Sans1" fo:font-size="7pt" style:font-size-asian="6pt" style:font-size-complex="6pt"/>
    </style:style>
    <style:style style:name="P17" style:family="paragraph">
      <style:paragraph-properties fo:text-align="center"/>
      <style:text-properties fo:color="#666666" loext:opacity="100%"/>
    </style:style>
    <style:style style:name="P18" style:family="paragraph">
      <loext:graphic-properties draw:fill="none" draw:fill-color="#ffffff"/>
      <style:paragraph-properties fo:text-align="center"/>
      <style:text-properties fo:color="#666666" loext:opacity="100%" style:font-name="Liberation Sans1" fo:font-size="7pt" style:font-size-asian="6pt" style:font-size-complex="6pt"/>
    </style:style>
    <style:style style:name="P19" style:family="paragraph">
      <loext:graphic-properties draw:fill="none" draw:opacity="70%"/>
      <style:paragraph-properties fo:text-align="center"/>
      <style:text-properties style:font-name="Liberation Sans1" fo:font-size="7pt"/>
    </style:style>
    <style:style style:name="T1" style:family="text">
      <style:text-properties fo:color="#333333" loext:opacity="100%" style:font-name="Liberation Sans1" fo:font-size="7pt" style:font-size-asian="6pt" style:font-size-complex="6pt"/>
    </style:style>
    <style:style style:name="T2" style:family="text">
      <style:text-properties fo:color="#666666" loext:opacity="100%" style:font-name="Liberation Sans1" fo:font-size="7pt" style:font-size-asian="6pt" style:font-size-complex="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17.637cm" svg:height="5.323cm" svg:x="0cm" svg:y="0cm" svg:viewBox="0 0 17638 5324" draw:points="0,0 17638,0 17638,5324 0,5324">
          <text:p/>
        </draw:polygon>
        <draw:frame draw:style-name="gr2" draw:text-style-name="P2" draw:layer="layout" svg:width="17.637cm" svg:height="5.323cm" svg:x="0cm" svg:y="0cm">
          <draw:image xlink:href="Pictures/1000000000000D900000041884BA0486.png" xlink:type="simple" xlink:show="embed" xlink:actuate="onLoad" draw:mime-type="image/png">
            <text:p/>
          </draw:image>
        </draw:frame>
        <draw:polygon draw:style-name="gr3" draw:text-style-name="P3" draw:layer="layout" svg:width="1.872cm" svg:height="0.109cm" svg:x="13.255cm" svg:y="6.737cm" svg:viewBox="0 0 1873 110" draw:points="0,0 6,0 13,0 19,0 25,0 31,0 38,0 43,0 50,0 56,0 63,0 69,0 75,0 81,0 88,0 94,0 100,0 107,0 113,0 119,0 125,0 131,0 137,0 144,0 151,0 157,0 163,0 170,0 175,0 181,0 188,0 194,0 200,0 207,0 213,0 219,0 225,0 232,0 238,0 245,0 251,0 257,0 264,0 270,0 275,0 282,0 288,0 294,0 301,0 307,0 313,0 320,0 326,1 332,1 338,1 345,1 351,1 357,1 364,1 370,1 375,1 382,1 388,1 394,1 402,1 407,1 414,1 420,1 426,1 432,1 439,1 445,2 451,2 458,2 464,2 469,2 476,2 482,2 488,2 495,2 502,2 507,3 514,3 520,3 526,3 532,3 539,3 545,3 551,3 558,4 564,4 569,4 576,4 583,4 588,5 595,5 601,5 608,6 615,6 620,6 626,6 633,7 639,7 645,8 652,8 658,8 665,9 670,9 676,9 682,10 689,10 696,11 702,12 708,12 715,13 720,13 726,14 733,14 739,15 745,16 753,17 758,17 764,18 770,19 777,20 783,21 790,21 796,22 802,23 809,23 815,24 820,25 827,26 833,27 839,28 846,30 852,31 858,32 865,33 871,34 877,35 883,37 890,38 896,39 902,40 909,42 914,43 920,44 927,46 933,47 939,48 947,49 953,51 959,52 965,53 971,54 977,56 984,57 990,58 996,59 1003,61 1009,62 1014,63 1021,64 1027,65 1034,67 1040,68 1047,68 1052,69 1059,70 1065,71 1071,72 1077,73 1084,73 1090,74 1096,75 1103,76 1109,77 1114,78 1121,78 1128,79 1134,80 1140,81 1147,81 1153,82 1160,82 1165,83 1171,83 1178,84 1184,84 1190,85 1197,85 1203,86 1210,86 1215,87 1221,87 1228,88 1234,88 1241,88 1247,88 1253,89 1260,89 1265,89 1271,90 1278,90 1284,90 1290,90 1298,91 1303,91 1309,91 1315,91 1322,91 1328,92 1335,92 1341,92 1347,92 1354,92 1359,93 1365,93 1372,93 1378,93 1384,93 1391,93 1397,93 1403,93 1409,93 1416,93 1422,93 1428,93 1435,93 1441,94 1447,94 1454,94 1459,94 1466,94 1472,94 1478,94 1484,94 1492,94 1498,94 1504,94 1510,94 1516,94 1522,94 1529,94 1535,94 1541,94 1548,94 1554,94 1559,94 1566,94 1573,94 1579,94 1585,94 1592,94 1598,95 1604,95 1610,95 1616,95 1623,95 1630,95 1635,95 1641,95 1649,95 1655,95 1660,95 1667,95 1673,95 1679,95 1686,95 1692,95 1698,95 1704,95 1710,95 1716,95 1723,95 1730,95 1736,95 1742,95 1749,95 1754,95 1760,95 1767,95 1773,95 1779,95 1786,95 1792,95 1799,95 1804,95 1810,95 1817,95 1824,95 1830,95 1836,95 1843,95 1849,95 1854,95 1861,95 1867,95 1873,95 1873,110 1867,110 1861,110 1854,110 1849,110 1843,110 1836,110 1830,110 1824,110 1817,110 1810,110 1804,110 1799,110 1792,110 1786,110 1779,110 1773,110 1767,110 1760,110 1754,110 1749,110 1742,110 1736,110 1730,110 1723,110 1716,110 1710,110 1704,110 1698,110 1692,110 1686,110 1679,110 1673,110 1667,110 1660,110 1655,110 1649,110 1641,109 1635,109 1630,109 1623,109 1616,109 1610,109 1604,109 1598,109 1592,109 1585,109 1579,109 1573,109 1566,109 1559,109 1554,109 1548,109 1541,109 1535,109 1529,109 1522,109 1516,109 1510,109 1504,109 1498,109 1492,109 1484,109 1478,109 1472,109 1466,109 1459,109 1454,109 1447,109 1441,109 1435,109 1428,109 1422,108 1416,108 1409,108 1403,108 1397,108 1391,108 1384,108 1378,107 1372,107 1365,107 1359,107 1354,107 1347,107 1341,107 1335,106 1328,106 1322,106 1315,106 1309,106 1303,105 1298,105 1290,105 1284,105 1278,104 1271,104 1265,104 1260,104 1253,104 1247,103 1241,103 1234,102 1228,102 1221,102 1215,101 1210,101 1203,100 1197,100 1190,99 1184,99 1178,98 1171,98 1165,98 1160,97 1153,96 1147,96 1140,95 1134,94 1128,94 1121,93 1114,92 1109,91 1103,91 1096,90 1090,89 1084,88 1077,87 1071,86 1065,85 1059,84 1052,83 1047,82 1040,81 1034,80 1027,79 1021,78 1014,77 1009,76 1003,74 996,73 990,72 984,71 977,69 971,68 965,68 959,67 953,65 947,64 939,63 933,61 927,60 920,59 914,58 909,56 902,55 896,54 890,53 883,51 877,50 871,49 865,48 858,46 852,45 846,44 839,43 833,42 827,41 820,40 815,39 809,38 802,37 796,36 790,35 783,34 777,33 770,32 764,32 758,31 753,30 745,29 739,29 733,28 726,27 720,27 715,26 708,26 702,25 696,25 689,24 682,23 676,23 670,23 665,23 658,23 652,22 645,22 639,22 633,21 626,21 620,21 615,20 608,20 601,20 595,19 588,19 583,19 576,19 569,18 564,18 558,18 551,18 545,18 539,18 532,18 526,17 520,17 514,17 507,17 502,17 495,17 488,17 482,17 476,16 469,16 464,16 458,16 451,16 445,16 439,16 432,16 426,16 420,16 414,16 407,16 402,16 394,15 388,15 382,15 375,15 370,15 364,15 357,15 351,15 345,15 338,15 332,15 326,15 320,15 313,15 307,15 301,15 294,15 288,15 282,15 275,15 270,15 264,15 257,15 251,15 245,15 238,15 232,15 225,15 219,15 213,15 207,15 200,15 194,15 188,15 181,15 175,15 170,15 163,15 157,15 151,15 144,15 137,15 131,15 125,15 119,15 113,15 107,15 100,15 94,15 88,15 81,15 75,15 69,15 63,15 56,15 50,15 43,15 38,15 31,15 25,15 19,15 13,15 6,15 0,15">
          <text:p/>
        </draw:polygon>
        <draw:polygon draw:style-name="gr4" draw:text-style-name="P4" draw:layer="layout" svg:width="1.88cm" svg:height="0.015cm" svg:x="13.246cm" svg:y="6.845cm" svg:viewBox="0 0 1881 16" draw:points="0,0 6,0 13,0 19,0 25,0 31,0 38,0 44,0 50,0 56,0 63,0 70,0 75,0 82,0 88,0 94,0 101,0 107,0 113,0 120,0 125,0 131,0 138,0 145,0 151,0 158,0 164,0 170,0 176,0 182,0 188,0 195,0 201,0 208,0 214,0 220,0 226,0 233,0 239,0 246,0 252,0 258,0 265,0 271,0 276,0 283,0 289,0 295,0 302,0 308,0 315,0 321,0 327,0 333,0 340,0 346,0 353,0 359,0 365,0 371,0 377,0 383,0 390,0 396,0 403,0 409,0 416,0 421,0 428,0 434,0 440,0 447,0 453,0 459,0 466,0 471,0 478,0 484,0 490,0 497,0 504,0 509,0 517,0 522,0 528,0 535,0 541,0 547,0 554,0 560,0 566,0 572,0 578,0 585,0 591,0 597,0 604,0 611,0 617,0 623,0 629,0 635,0 642,0 648,0 654,0 661,0 667,0 673,0 679,0 685,0 692,0 699,0 705,0 711,0 717,0 723,0 729,0 736,0 742,0 749,0 756,0 761,0 767,0 773,0 780,0 787,0 793,0 799,0 806,0 812,0 817,0 824,0 830,0 836,0 843,0 849,0 856,0 862,0 868,0 874,0 881,0 887,0 894,0 900,0 906,0 913,0 918,0 924,0 931,0 937,0 943,0 951,0 957,0 963,0 969,0 975,0 981,0 988,0 994,0 1000,0 1007,0 1013,0 1019,0 1025,0 1031,0 1038,0 1045,0 1051,0 1057,0 1063,0 1069,0 1076,0 1082,0 1088,0 1095,0 1101,0 1107,0 1113,0 1119,0 1126,0 1133,0 1139,0 1145,0 1152,0 1158,0 1164,0 1170,0 1176,0 1183,0 1189,0 1195,0 1202,0 1208,0 1214,0 1221,0 1226,0 1233,0 1240,0 1246,0 1252,0 1259,0 1264,0 1270,0 1277,0 1283,0 1290,0 1296,0 1303,0 1309,0 1314,0 1320,0 1328,0 1334,0 1340,0 1347,0 1353,0 1359,0 1365,0 1371,0 1377,0 1384,0 1390,0 1397,0 1403,0 1408,0 1415,0 1422,0 1428,0 1435,0 1441,0 1447,0 1454,0 1459,0 1465,0 1472,0 1478,0 1484,0 1491,0 1498,0 1504,0 1510,0 1516,0 1522,0 1529,0 1535,0 1541,0 1548,0 1554,0 1560,0 1566,0 1573,0 1579,0 1586,0 1592,0 1599,0 1605,0 1610,0 1617,0 1623,0 1630,0 1637,0 1642,0 1648,0 1655,0 1661,0 1667,0 1674,0 1680,0 1686,0 1693,0 1699,0 1705,0 1712,0 1717,0 1724,0 1730,0 1737,0 1743,0 1750,0 1755,0 1762,0 1768,0 1774,0 1781,0 1787,0 1793,0 1800,0 1806,0 1811,0 1818,0 1825,0 1831,0 1838,0 1844,0 1850,0 1856,0 1862,0 1869,0 1875,0 1881,0 1881,16 1875,16 1869,16 1862,16 1856,16 1850,16 1844,16 1838,16 1831,16 1825,16 1818,16 1811,16 1806,16 1800,16 1793,16 1787,16 1781,16 1774,16 1768,16 1762,16 1755,16 1750,16 1743,16 1737,16 1730,16 1724,16 1717,16 1712,16 1705,16 1699,16 1693,16 1686,16 1680,16 1674,16 1667,16 1661,16 1655,16 1648,16 1642,16 1637,16 1630,16 1623,16 1617,16 1610,16 1605,16 1599,16 1592,16 1586,16 1579,16 1573,16 1566,16 1560,16 1554,16 1548,16 1541,16 1535,16 1529,16 1522,16 1516,16 1510,16 1504,16 1498,16 1491,16 1484,16 1478,16 1472,16 1465,16 1459,16 1454,16 1447,16 1441,16 1435,16 1428,16 1422,16 1415,16 1408,16 1403,16 1397,16 1390,16 1384,16 1377,16 1371,16 1365,16 1359,16 1353,16 1347,16 1340,16 1334,16 1328,16 1320,16 1314,16 1309,16 1303,16 1296,16 1290,16 1283,16 1277,16 1270,16 1264,16 1259,16 1252,16 1246,16 1240,16 1233,16 1226,16 1221,16 1214,16 1208,16 1202,16 1195,16 1189,16 1183,16 1176,16 1170,16 1164,16 1158,16 1152,16 1145,16 1139,16 1133,16 1126,16 1119,16 1113,16 1107,16 1101,16 1095,16 1088,16 1082,16 1076,16 1069,16 1063,16 1057,16 1051,16 1045,16 1038,16 1031,16 1025,16 1019,16 1013,16 1007,16 1000,16 994,16 988,16 981,16 975,16 969,16 963,16 957,16 951,16 943,16 937,16 931,16 924,16 918,16 913,16 906,16 900,16 894,16 887,16 881,16 874,16 868,16 862,16 856,16 849,16 843,16 836,16 830,16 824,16 817,16 812,16 806,16 799,16 793,16 787,16 780,16 773,16 767,16 761,16 756,16 749,16 742,16 736,16 729,16 723,16 717,16 711,16 705,16 699,16 692,16 685,16 679,16 673,16 667,16 661,16 654,16 648,16 642,16 635,16 629,16 623,16 617,16 611,16 604,16 597,16 591,16 585,16 578,16 572,16 566,16 560,16 554,16 547,16 541,16 535,16 528,16 522,16 517,16 509,16 504,16 497,16 490,16 484,16 478,16 471,16 466,16 459,16 453,16 447,16 440,16 434,16 428,16 421,16 416,16 409,16 403,16 396,16 390,16 383,16 377,16 371,16 365,16 359,16 353,16 346,16 340,16 333,16 327,16 321,16 315,16 308,16 302,16 295,16 289,16 283,16 276,16 271,16 265,16 258,16 252,16 246,16 239,16 233,16 226,16 220,16 214,16 208,16 201,16 195,16 188,16 182,16 176,16 170,16 164,16 158,16 151,16 145,16 138,16 131,16 125,16 120,16 113,16 107,16 101,16 94,16 88,16 82,16 75,16 70,16 63,16 56,16 50,16 44,16 38,16 31,16 25,16 19,16 13,16 6,16 0,16">
          <text:p/>
        </draw:polygon>
        <draw:polygon draw:style-name="gr5" draw:text-style-name="P5" draw:layer="layout" svg:width="1.931cm" svg:height="0.115cm" svg:x="11.324cm" svg:y="6.744cm" svg:viewBox="0 0 1932 116" draw:points="0,0 6,0 13,0 19,0 25,0 31,0 37,0 43,0 50,0 56,0 62,0 69,0 75,0 81,0 88,0 94,0 100,0 107,0 113,0 119,0 125,0 131,0 137,0 144,0 150,0 157,0 163,0 170,0 174,0 181,0 188,0 194,0 200,0 207,0 213,0 219,0 225,0 231,0 238,0 245,0 251,0 256,0 264,0 270,0 275,0 282,1 288,1 294,1 301,1 307,1 313,1 320,1 325,1 332,1 338,1 344,1 351,1 357,1 364,1 370,1 375,1 382,1 388,1 394,1 401,1 407,1 413,1 420,1 425,1 431,1 439,2 445,2 451,2 458,2 464,2 469,2 476,2 482,2 488,2 495,3 502,3 507,3 514,3 520,3 526,3 532,3 539,3 545,3 551,4 558,4 564,4 569,4 576,5 582,5 588,5 595,5 601,6 607,6 615,6 620,7 626,7 633,7 639,8 645,8 652,8 658,9 664,9 670,10 676,10 682,11 689,11 695,12 702,12 708,13 715,13 720,14 726,15 733,15 739,16 745,17 752,18 758,18 764,19 770,20 776,21 783,22 790,23 796,23 802,24 809,25 815,26 820,27 827,28 833,29 839,30 846,31 852,32 858,34 865,35 871,36 877,38 883,39 889,40 896,41 902,43 909,44 914,45 920,47 927,48 933,49 939,51 946,52 952,53 958,55 965,56 970,58 977,59 984,60 990,62 996,63 1003,64 1009,65 1014,67 1021,68 1027,68 1033,69 1040,70 1047,71 1052,73 1059,73 1065,75 1071,76 1077,77 1084,78 1090,78 1096,79 1103,80 1109,81 1114,82 1121,83 1127,84 1134,84 1140,85 1146,86 1153,87 1160,87 1165,88 1171,88 1178,89 1184,89 1190,90 1197,90 1203,91 1209,91 1215,92 1221,92 1227,93 1234,93 1241,93 1247,94 1253,94 1260,94 1265,95 1271,95 1278,95 1284,95 1290,96 1297,96 1303,96 1309,96 1315,97 1321,97 1328,97 1335,97 1341,97 1347,98 1354,98 1359,98 1365,98 1372,98 1378,98 1384,98 1391,98 1397,98 1403,98 1409,99 1416,99 1422,99 1428,99 1434,99 1441,99 1447,99 1454,99 1459,99 1465,99 1472,99 1478,99 1484,99 1491,99 1498,99 1504,100 1510,100 1515,100 1522,100 1529,100 1535,100 1541,100 1548,100 1554,100 1559,100 1566,100 1572,100 1578,100 1585,100 1592,100 1598,100 1604,100 1610,100 1616,100 1622,100 1629,100 1635,100 1641,100 1648,100 1655,100 1660,100 1667,100 1673,100 1679,100 1686,100 1692,100 1698,100 1704,100 1710,100 1716,100 1723,100 1729,100 1735,100 1742,100 1749,100 1754,100 1760,100 1767,100 1773,100 1779,100 1786,100 1792,100 1798,100 1804,100 1810,100 1816,100 1824,100 1830,100 1836,100 1843,100 1849,100 1854,100 1861,100 1867,100 1873,100 1873,100 1932,100 1932,116 1873,116 1873,116 1867,116 1861,116 1854,116 1849,116 1843,116 1836,116 1830,116 1824,116 1816,116 1810,116 1804,116 1798,116 1792,116 1786,116 1779,116 1773,116 1767,116 1760,116 1754,116 1749,116 1742,116 1735,116 1729,116 1723,116 1716,116 1710,116 1704,116 1698,116 1692,116 1686,116 1679,116 1673,116 1667,116 1660,116 1655,116 1648,116 1641,116 1635,116 1629,116 1622,116 1616,116 1610,116 1604,116 1598,116 1592,116 1585,116 1578,116 1572,116 1566,116 1559,116 1554,116 1548,116 1541,116 1535,116 1529,116 1522,115 1515,115 1510,115 1504,115 1498,115 1491,115 1484,115 1478,115 1472,115 1465,115 1459,115 1454,115 1447,115 1441,115 1434,115 1428,115 1422,114 1416,114 1409,114 1403,114 1397,114 1391,114 1384,114 1378,114 1372,114 1365,113 1359,113 1354,113 1347,113 1341,113 1335,113 1328,113 1321,113 1315,113 1309,113 1303,113 1297,113 1290,113 1284,112 1278,112 1271,112 1265,111 1260,111 1253,111 1247,110 1241,110 1234,110 1227,109 1221,109 1215,109 1209,108 1203,108 1197,107 1190,107 1184,106 1178,106 1171,105 1165,104 1160,104 1153,103 1146,103 1140,102 1134,101 1127,100 1121,100 1114,99 1109,98 1103,97 1096,96 1090,95 1084,94 1077,93 1071,93 1065,92 1059,91 1052,89 1047,88 1040,87 1033,86 1027,85 1021,84 1014,83 1009,81 1003,80 996,78 990,77 984,76 977,75 970,73 965,72 958,71 952,69 946,68 939,68 933,66 927,65 920,63 914,62 909,61 902,59 896,58 889,57 883,55 877,54 871,53 865,52 858,50 852,49 846,48 839,47 833,46 827,45 820,43 815,42 809,41 802,40 796,39 790,38 783,38 776,37 770,36 764,35 758,34 752,33 745,32 739,32 733,31 726,30 720,30 715,29 708,28 702,28 695,27 689,27 682,26 676,26 670,25 664,25 658,24 652,24 645,24 639,23 633,23 626,23 620,23 615,23 607,23 601,22 595,22 588,22 582,22 576,21 569,21 564,21 558,21 551,20 545,20 539,20 532,20 526,20 520,20 514,19 507,19 502,19 495,19 488,19 482,19 476,19 469,18 464,18 458,18 451,18 445,18 439,18 431,18 425,18 420,18 413,18 407,18 401,18 394,18 388,18 382,18 375,18 370,18 364,18 357,18 351,18 344,18 338,18 332,18 325,18 320,17 313,17 307,17 301,17 294,17 288,17 282,17 275,17 270,17 264,17 256,17 251,17 245,17 238,17 231,17 225,17 219,17 213,17 207,17 200,17 194,17 188,17 181,17 174,17 170,17 163,17 157,17 150,17 144,17 137,17 131,17 125,17 119,17 113,17 107,17 100,17 94,17 88,17 81,17 75,17 69,17 62,17 56,17 50,17 43,17 37,17 31,17 25,17 19,17 13,17 6,17 0,17">
          <text:p/>
        </draw:polygon>
        <draw:polygon draw:style-name="gr6" draw:text-style-name="P6" draw:layer="layout" svg:width="3.539cm" svg:height="0.469cm" svg:x="11.589cm" svg:y="5.541cm" svg:viewBox="0 0 3540 470" draw:points="2450,108 2456,106 2462,105 2469,104 2475,102 2481,101 2488,100 2494,98 2499,96 2506,95 2513,93 2519,91 2525,90 2532,88 2538,86 2544,85 2550,83 2556,81 2563,79 2569,78 2575,76 2582,74 2588,72 2594,70 2600,68 2606,67 2613,66 2619,64 2626,62 2632,60 2638,58 2644,57 2650,55 2656,53 2663,51 2669,49 2676,48 2683,46 2688,44 2694,43 2701,41 2707,40 2713,38 2720,37 2726,35 2732,33 2739,33 2744,31 2750,30 2757,28 2763,27 2769,26 2776,25 2782,24 2788,23 2794,23 2801,22 2807,21 2813,20 2820,19 2826,18 2833,17 2839,16 2844,15 2851,15 2857,14 2863,14 2870,13 2877,12 2883,12 2889,11 2895,10 2901,10 2907,10 2914,9 2920,9 2926,8 2933,8 2939,7 2944,7 2951,7 2957,6 2964,6 2970,6 2977,5 2982,5 2989,5 2995,5 3001,5 3008,4 3014,4 3020,4 3027,4 3033,4 3038,3 3045,3 3052,3 3058,3 3064,3 3070,3 3077,2 3083,2 3089,2 3095,2 3101,2 3108,2 3114,2 3120,1 3127,1 3134,1 3139,1 3146,1 3151,1 3158,1 3165,1 3171,1 3177,1 3184,1 3189,1 3195,1 3202,1 3208,1 3214,1 3221,0 3228,0 3234,0 3239,0 3246,0 3252,0 3258,0 3265,0 3271,0 3277,0 3284,0 3290,0 3296,0 3303,0 3309,0 3315,0 3322,0 3328,0 3334,0 3340,0 3346,0 3352,0 3359,0 3365,0 3372,0 3378,0 3384,0 3390,0 3396,0 3403,0 3409,0 3415,0 3422,0 3428,0 3433,0 3440,0 3446,0 3452,0 3459,0 3466,0 3472,0 3479,0 3484,0 3490,0 3497,0 3503,0 3509,0 3516,0 3522,0 3528,0 3534,0 3540,0 3540,109 3540,158 3540,470 3534,470 3528,470 3522,470 3516,470 3509,470 3503,470 3497,470 3490,470 3484,470 3479,470 3472,470 3466,470 3459,470 3452,470 3446,470 3440,470 3433,470 3428,470 3422,470 3415,470 3409,470 3403,470 3396,470 3390,470 3384,470 3378,470 3372,470 3365,470 3359,470 3352,470 3346,470 3340,470 3334,470 3328,470 3322,470 3315,470 3309,470 3303,470 3296,470 3290,470 3284,470 3277,470 3271,470 3265,470 3258,470 3252,470 3246,470 3239,470 3234,470 3228,470 3221,470 3214,470 3208,470 3202,470 3195,470 3189,470 3184,470 3177,470 3171,470 3165,470 3158,470 3151,470 3146,470 3139,470 3134,470 3127,470 3120,470 3114,470 3108,470 3101,470 3095,470 3089,470 3083,470 3077,470 3070,470 3064,470 3058,470 3052,470 3045,470 3038,470 3033,470 3027,470 3020,470 3014,470 3008,470 3001,470 2995,470 2989,470 2982,470 2977,470 2970,470 2964,470 2957,470 2951,470 2944,470 2939,470 2933,470 2926,470 2920,470 2914,470 2907,470 2901,470 2895,470 2889,470 2883,470 2877,470 2870,470 2863,470 2857,470 2851,470 2844,470 2839,470 2833,470 2826,470 2820,470 2813,470 2807,470 2801,470 2794,470 2788,470 2782,470 2776,470 2769,470 2763,470 2757,470 2750,470 2744,470 2739,470 2732,470 2726,470 2720,470 2713,470 2707,470 2701,470 2694,470 2688,470 2683,470 2676,470 2669,470 2663,470 2656,470 2650,470 2644,470 2638,470 2632,470 2626,470 2619,470 2613,470 2606,470 2600,470 2594,470 2588,470 2582,470 2575,470 2569,470 2563,470 2556,470 2550,470 2544,470 2538,470 2532,470 2525,470 2519,470 2513,470 2506,470 2499,470 2494,470 2488,470 2481,470 2475,470 2469,470 2462,470 2456,470 2450,470 2444,470 2437,470 2432,470 2425,470 2419,470 2412,470 2406,470 2399,470 2394,470 2388,470 2381,470 2375,470 2369,470 2362,470 2356,470 2350,470 2344,470 2338,470 2332,470 2324,470 2318,470 2312,470 2305,470 2299,470 2294,470 2287,470 2281,470 2275,470 2268,470 2262,470 2256,470 2249,470 2243,470 2237,470 2231,470 2224,470 2218,470 2212,470 2205,470 2199,470 2194,470 2187,470 2181,470 2175,470 2168,470 2162,470 2155,470 2149,470 2143,470 2138,470 2130,470 2124,470 2118,470 2111,470 2105,470 2100,470 2093,470 2087,470 2081,470 2074,470 2068,470 2061,470 2055,470 2049,470 2043,470 2037,470 2030,470 2024,470 2018,470 2011,470 2005,470 2000,470 1993,470 1987,470 1980,470 1973,470 1968,470 1961,470 1954,470 1949,470 1943,470 1936,470 1930,470 1924,470 1917,470 1911,470 1905,470 1899,470 1892,470 1887,470 1880,470 1873,470 1867,470 1861,470 1854,470 1849,470 1843,470 1836,470 1830,470 1824,470 1817,470 1811,470 1805,470 1799,470 1793,470 1786,470 1779,470 1773,470 1767,470 1760,470 1754,470 1749,470 1742,470 1736,470 1730,470 1723,470 1717,470 1711,470 1704,470 1698,470 1692,470 1686,470 1679,470 1673,470 1667,470 1667,470 1609,470 1609,470 1604,470 1597,470 1591,470 1585,470 1578,470 1571,470 1566,470 1559,470 1553,470 1547,470 1540,470 1534,470 1528,470 1521,470 1515,470 1509,470 1503,470 1497,470 1490,470 1484,470 1478,470 1471,470 1465,470 1458,470 1453,470 1447,470 1440,470 1434,470 1428,470 1421,470 1415,470 1408,470 1402,470 1397,470 1391,470 1383,470 1377,470 1371,470 1364,470 1359,470 1353,470 1346,470 1339,470 1333,470 1327,470 1320,470 1314,470 1309,470 1302,470 1296,470 1290,470 1283,470 1277,470 1271,470 1264,470 1259,470 1252,470 1245,470 1239,470 1234,470 1226,470 1220,470 1214,470 1208,470 1202,470 1196,470 1189,470 1183,470 1177,470 1170,470 1163,470 1158,470 1152,470 1145,470 1139,470 1133,470 1126,470 1120,470 1114,470 1108,470 1102,470 1096,470 1089,470 1083,470 1076,470 1069,470 1064,470 1058,470 1051,470 1045,470 1039,470 1032,470 1026,470 1020,470 1013,470 1008,470 1002,470 995,470 988,470 983,470 976,470 969,470 963,470 958,470 951,470 945,470 939,470 932,470 926,470 920,470 914,470 907,470 902,470 895,470 889,470 882,470 875,470 869,470 864,470 857,470 851,470 845,470 838,470 832,470 826,470 819,470 814,470 808,470 801,470 794,470 788,470 782,470 775,470 769,470 764,470 757,470 751,470 745,470 738,470 732,470 726,470 719,470 714,470 707,470 700,470 694,470 688,470 681,470 675,470 669,470 663,470 657,470 651,470 644,470 638,470 632,470 625,470 618,470 613,470 607,470 600,470 594,470 588,470 581,470 575,470 569,470 563,470 557,470 551,470 544,470 537,470 531,470 524,470 519,470 513,470 506,470 500,470 494,470 487,470 481,470 475,470 469,470 463,470 457,470 450,470 443,470 438,470 431,470 424,470 419,470 413,470 413,470 411,469 405,469 398,469 391,467 386,466 379,466 373,466 368,464 361,464 355,463 348,463 342,461 335,460 330,459 323,458 317,456 311,455 304,454 298,453 292,452 286,450 279,448 273,447 267,445 260,444 255,442 248,440 242,438 236,436 229,434 222,432 217,430 211,428 205,425 199,422 192,420 185,417 179,414 173,411 168,408 161,405 155,401 148,398 142,394 136,391 129,387 124,384 118,379 111,376 105,371 98,366 92,362 86,357 80,353 73,348 68,344 61,339 54,335 49,330 42,324 36,319 29,314 25,310 17,304 11,299 6,294 0,291 6,288 11,283 17,278 25,272 29,267 36,262 42,258 49,252 54,248 61,243 68,238 73,234 80,229 86,225 92,220 98,215 105,210 111,206 118,203 124,199 129,195 136,191 142,188 148,184 155,181 161,177 168,174 173,171 179,168 185,165 192,162 199,160 205,158 211,155 217,153 222,150 229,148 236,146 242,144 248,142 255,140 260,138 267,137 273,135 279,134 286,132 292,130 298,129 304,128 311,127 317,125 323,124 330,122 335,122 342,121 348,119 355,119 361,117 368,117 373,116 379,116 386,116 391,114 398,113 405,113 411,113 417,112 422,112 429,112 435,111 442,111 448,110 454,110 461,110 467,109 472,109 479,109 486,109 491,109 498,109 504,109 505,109 506,109 513,109 519,109 524,109 531,109 537,109 544,109 551,109 557,109 563,109 569,109 575,109 581,109 588,109 594,109 600,109 607,109 613,109 618,109 625,109 632,109 638,109 644,109 651,109 657,109 663,109 669,109 675,109 681,109 688,109 694,109 700,109 707,109 714,109 719,109 726,109 732,109 738,109 745,109 751,109 757,109 764,109 769,109 775,109 782,109 788,109 794,109 801,109 808,109 814,109 819,109 826,109 832,109 838,109 845,109 851,109 857,109 864,109 869,109 875,109 882,109 889,109 895,109 902,109 907,109 914,109 920,109 926,109 932,109 939,109 945,109 951,109 958,109 963,109 969,109 976,109 983,109 988,109 995,109 1002,109 1008,109 1013,109 1020,109 1026,109 1032,109 1039,109 1045,109 1051,109 1058,109 1064,109 1069,109 1076,109 1083,109 1089,109 1096,109 1102,109 1108,109 1114,109 1120,109 1126,109 1133,109 1139,109 1145,109 1152,109 1158,109 1163,109 1170,109 1177,109 1183,109 1189,109 1196,109 1202,109 1208,109 1214,109 1220,109 1226,109 1234,109 1239,109 1245,109 1252,109 1259,109 1264,109 1271,109 1277,109 1283,109 1290,109 1296,109 1302,109 1309,109 1314,109 1320,109 1327,109 1333,109 1339,109 1346,109 1353,109 1359,109 1364,109 1371,109 1377,109 1383,109 1391,109 1397,109 1402,109 1408,109 1415,109 1421,109 1428,109 1434,109 1440,109 1447,109 1453,109 1458,109 1465,109 1471,109 1478,109 1484,109 1490,109 1497,109 1503,109 1509,109 1515,109 1521,109 1528,109 1534,109 1540,109 1547,109 1553,109 1559,109 1566,109 1571,109 1578,109 1585,109 1591,109 1597,109 1604,109 1609,109 1609,109 1667,109 1667,109 1673,109 1679,109 1686,109 1692,109 1698,109 1704,109 1711,109 1717,109 1723,109 1730,109 1736,109 1742,109 1749,109 1754,109 1760,109 1767,109 1773,109 1779,109 1786,109 1793,109 1799,109 1805,109 1811,109 1817,109 1824,109 1830,109 1836,109 1843,109 1849,109 1854,109 1861,109 1867,109 1873,109 1880,109 1887,109 1892,109 1899,109 1905,109 1911,109 1917,109 1924,109 1930,109 1936,109 1943,109 1949,109 1954,109 1961,109 1968,109 1973,109 1980,109 1987,109 1993,109 2000,109 2005,109 2011,109 2018,109 2024,109 2030,109 2037,109 2043,109 2049,109 2055,109 2061,109 2068,109 2074,109 2081,109 2087,109 2093,109 2100,109 2105,109 2111,109 2118,109 2124,109 2130,109 2138,109 2143,109 2149,109 2155,109 2162,109 2168,109 2175,109 2181,109 2187,109 2194,109 2199,109 2205,109 2212,109 2218,109 2224,109 2231,109 2237,109 2243,109 2249,109 2256,109 2262,109 2268,109 2275,109 2281,109 2287,109 2294,109 2299,109 2305,109 2312,109 2318,109 2324,109 2332,109 2338,109 2344,109 2350,109 2356,109 2362,109 2369,109 2375,109 2381,109 2388,109 2394,109 2399,109 2406,109 2412,109 2419,109 2425,109 2432,109 2437,109 2444,109 2445,109">
          <text:p/>
        </draw:polygon>
        <draw:polygon draw:style-name="gr3" draw:text-style-name="P3" draw:layer="layout" svg:width="1.865cm" svg:height="0.198cm" svg:x="2.928cm" svg:y="6.548cm" svg:viewBox="0 0 1866 199" draw:points="0,0 6,0 13,0 19,0 24,0 31,0 38,0 43,0 50,0 56,0 62,0 68,0 75,0 81,0 88,0 94,0 100,0 106,0 112,0 118,0 125,0 131,0 137,0 144,0 150,0 156,0 162,0 169,0 175,0 181,0 187,0 193,0 199,0 206,0 212,0 218,0 225,0 231,0 237,0 244,0 250,0 256,0 263,0 268,0 274,0 281,0 287,0 293,0 300,0 306,0 311,1 318,1 325,1 331,1 337,1 344,1 350,1 355,1 362,1 368,1 374,1 381,1 387,1 392,1 400,1 405,1 412,1 419,1 425,1 431,2 437,2 443,2 449,2 456,2 462,2 468,2 474,2 480,2 486,3 493,3 500,3 505,3 512,3 518,3 524,4 530,4 537,4 543,4 549,4 556,4 561,5 567,5 574,5 581,6 586,6 593,6 598,6 605,7 612,7 618,8 624,8 631,8 637,9 642,9 649,10 655,10 662,11 668,11 674,12 680,12 686,13 693,14 699,14 705,15 712,16 718,17 723,18 730,18 736,18 742,19 750,20 755,21 761,22 767,23 774,24 780,25 787,26 793,27 799,28 805,30 811,31 817,32 824,33 830,35 836,36 843,38 848,39 854,40 861,42 868,44 874,45 880,46 887,48 892,50 898,51 905,53 911,54 917,55 924,57 929,59 935,60 943,62 949,63 955,65 962,67 968,68 973,70 980,72 986,73 992,74 999,76 1005,78 1011,79 1017,81 1023,82 1030,83 1036,85 1043,86 1048,88 1054,89 1061,90 1067,91 1073,92 1080,93 1086,94 1092,95 1098,96 1104,97 1110,98 1117,99 1124,100 1130,101 1135,102 1142,102 1148,103 1155,104 1161,105 1167,105 1174,106 1179,107 1185,107 1192,108 1198,109 1205,109 1211,110 1217,110 1223,110 1229,111 1236,111 1242,112 1248,112 1255,113 1260,113 1266,113 1273,114 1279,114 1285,114 1293,115 1298,115 1303,115 1310,115 1317,116 1323,116 1330,116 1336,116 1341,117 1348,117 1354,117 1360,117 1367,117 1373,117 1379,117 1385,117 1391,118 1397,118 1404,118 1411,118 1417,118 1423,118 1429,118 1435,118 1441,118 1448,119 1454,119 1461,119 1466,119 1472,119 1478,119 1486,119 1492,119 1498,119 1505,119 1510,119 1516,119 1523,119 1529,119 1535,119 1542,119 1547,119 1553,119 1560,119 1567,119 1573,119 1579,119 1586,120 1591,120 1597,120 1604,120 1610,120 1617,120 1624,120 1629,120 1634,120 1642,120 1648,120 1654,120 1661,120 1667,120 1672,120 1679,120 1685,120 1691,120 1698,120 1704,120 1710,120 1716,120 1723,120 1729,120 1735,120 1742,120 1748,120 1753,120 1760,120 1766,120 1772,120 1779,120 1785,120 1792,120 1797,120 1803,120 1810,120 1817,120 1823,120 1829,120 1836,120 1841,120 1847,120 1854,120 1860,120 1866,120 1866,199 1860,199 1854,198 1847,198 1841,198 1836,198 1829,198 1823,198 1817,198 1810,198 1803,198 1797,198 1792,198 1785,198 1779,198 1772,198 1766,198 1760,198 1753,198 1748,198 1742,198 1735,198 1729,198 1723,198 1716,198 1710,198 1704,198 1698,198 1691,198 1685,198 1679,198 1672,198 1667,198 1661,198 1654,198 1648,198 1642,198 1634,198 1629,198 1624,198 1617,198 1610,198 1604,198 1597,198 1591,198 1586,198 1579,198 1573,198 1567,198 1560,198 1553,198 1547,198 1542,198 1535,198 1529,198 1523,198 1516,198 1510,198 1505,198 1498,198 1492,198 1486,197 1478,197 1472,197 1466,197 1461,197 1454,197 1448,197 1441,197 1435,197 1429,197 1423,197 1417,197 1411,196 1404,196 1397,196 1391,196 1385,196 1379,196 1373,196 1367,196 1360,195 1354,195 1348,195 1341,195 1336,195 1330,195 1323,195 1317,194 1310,194 1303,194 1298,193 1293,193 1285,193 1279,193 1273,192 1266,192 1260,192 1255,191 1248,191 1242,190 1236,190 1229,189 1223,189 1217,189 1211,188 1205,188 1198,187 1192,187 1185,186 1179,185 1174,185 1167,184 1161,183 1155,183 1148,182 1142,181 1135,180 1130,179 1124,179 1117,178 1110,177 1104,176 1098,175 1092,173 1086,173 1080,171 1073,170 1067,169 1061,168 1054,166 1048,166 1043,165 1036,164 1030,162 1023,161 1017,159 1011,158 1005,157 999,155 992,153 986,152 980,150 973,149 968,147 962,145 955,144 949,142 943,141 935,139 929,137 924,136 917,134 911,132 905,131 898,129 892,129 887,127 880,125 874,124 868,122 861,121 854,119 848,118 843,117 836,115 830,114 824,112 817,111 811,110 805,109 799,107 793,106 787,105 780,104 774,103 767,102 761,101 755,100 750,99 742,98 736,97 730,96 723,95 718,95 712,94 705,93 699,92 693,92 686,92 680,91 674,90 668,90 662,89 655,89 649,89 642,88 637,87 631,87 624,87 618,86 612,86 605,85 598,85 593,85 586,84 581,84 574,84 567,83 561,83 556,83 549,83 543,83 537,82 530,82 524,82 518,82 512,81 505,81 500,81 493,81 486,81 480,81 474,81 468,81 462,81 456,80 449,80 443,80 437,80 431,80 425,80 419,80 412,80 405,80 400,80 392,80 387,80 381,80 374,80 368,79 362,79 355,79 350,79 344,79 337,79 331,79 325,79 318,79 311,79 306,79 300,79 293,79 287,79 281,79 274,79 268,79 263,79 256,79 250,79 244,79 237,79 231,79 225,79 218,79 212,79 206,79 199,79 193,79 187,79 181,79 175,79 169,79 162,79 156,79 150,79 144,79 137,79 131,79 125,79 118,79 112,79 106,78 100,78 94,78 88,78 81,78 75,78 68,78 62,78 56,78 50,78 43,78 38,78 31,78 24,78 19,78 13,78 6,78 0,78">
          <text:p/>
        </draw:polygon>
        <draw:polygon draw:style-name="gr4" draw:text-style-name="P4" draw:layer="layout" svg:width="1.873cm" svg:height="0.114cm" svg:x="2.919cm" svg:y="6.746cm" svg:viewBox="0 0 1874 115" draw:points="0,0 6,0 13,0 19,0 24,0 31,0 38,0 44,0 50,0 56,0 62,0 69,0 75,0 82,0 88,0 94,0 101,0 106,0 112,0 119,0 125,0 131,0 138,0 144,0 150,0 157,0 163,0 169,0 176,0 182,0 187,0 194,0 200,0 207,0 213,0 219,0 226,0 232,0 238,0 245,0 251,0 257,0 264,0 269,0 275,0 282,0 288,0 294,0 301,0 307,0 313,0 320,0 326,0 332,0 339,0 345,0 351,0 357,0 363,0 370,0 376,0 382,0 389,0 394,0 401,0 407,0 414,0 420,0 427,0 433,0 438,0 445,0 451,0 457,0 464,0 470,0 476,0 482,0 488,0 495,0 502,0 507,0 515,0 520,0 526,0 533,0 539,0 545,0 552,0 557,0 563,0 570,0 576,0 583,0 589,0 595,0 601,0 608,0 614,0 621,0 627,0 633,0 639,0 645,0 651,0 658,0 665,0 671,0 677,0 682,0 689,0 696,0 702,0 708,0 715,0 721,0 726,0 733,0 739,0 746,0 753,0 758,0 764,0 770,0 777,0 784,0 790,0 796,0 803,0 808,0 814,0 821,0 827,0 833,0 840,0 846,0 852,0 858,0 865,0 871,0 878,0 884,0 890,0 896,0 902,0 909,0 915,0 921,0 928,0 933,0 939,0 947,0 953,0 959,0 966,0 971,0 977,0 984,0 990,0 996,0 1003,0 1009,0 1015,0 1021,0 1027,0 1034,0 1041,0 1047,0 1052,0 1059,0 1065,0 1072,0 1078,0 1084,0 1091,0 1096,0 1102,0 1109,0 1115,0 1122,0 1129,0 1134,0 1140,0 1147,0 1153,0 1160,0 1166,0 1172,0 1178,0 1184,0 1190,0 1197,0 1203,0 1210,0 1217,0 1221,0 1228,0 1235,0 1241,0 1247,0 1254,0 1259,0 1265,0 1272,0 1278,0 1285,0 1291,0 1298,0 1303,0 1309,0 1315,0 1323,0 1329,0 1335,0 1341,0 1347,0 1353,0 1360,0 1366,0 1372,0 1379,0 1384,0 1391,0 1397,0 1403,0 1410,0 1417,0 1423,0 1429,0 1435,0 1441,0 1448,0 1454,0 1460,0 1466,0 1472,0 1478,0 1485,0 1492,0 1498,0 1505,0 1510,0 1516,0 1523,0 1529,0 1535,0 1542,0 1547,0 1554,0 1560,0 1567,0 1573,0 1580,0 1586,0 1592,0 1598,0 1604,0 1611,0 1617,0 1624,0 1630,0 1635,0 1641,0 1649,0 1655,0 1661,0 1668,0 1673,0 1679,0 1686,0 1692,0 1699,0 1706,0 1711,0 1717,0 1723,0 1730,0 1736,0 1743,0 1749,0 1755,0 1761,0 1767,0 1774,0 1780,0 1786,0 1793,0 1799,0 1804,0 1811,0 1818,0 1824,0 1831,0 1836,0 1842,0 1849,0 1855,0 1862,0 1868,0 1874,0 1874,115 1868,115 1862,115 1855,115 1849,115 1842,115 1836,115 1831,115 1824,115 1818,115 1811,115 1804,115 1799,115 1793,115 1786,115 1780,115 1774,115 1767,115 1761,115 1755,115 1749,115 1743,115 1736,115 1730,115 1723,115 1717,115 1711,115 1706,115 1699,115 1692,115 1686,115 1679,115 1673,115 1668,115 1661,115 1655,115 1649,115 1641,115 1635,115 1630,115 1624,115 1617,115 1611,115 1604,115 1598,115 1592,115 1586,115 1580,115 1573,115 1567,115 1560,115 1554,115 1547,115 1542,115 1535,115 1529,115 1523,115 1516,115 1510,115 1505,115 1498,115 1492,115 1485,115 1478,115 1472,115 1466,115 1460,115 1454,115 1448,115 1441,115 1435,115 1429,115 1423,115 1417,115 1410,115 1403,115 1397,115 1391,115 1384,115 1379,115 1372,115 1366,115 1360,115 1353,115 1347,115 1341,115 1335,115 1329,115 1323,115 1315,115 1309,115 1303,115 1298,115 1291,115 1285,115 1278,115 1272,115 1265,115 1259,115 1254,115 1247,115 1241,115 1235,115 1228,115 1221,115 1217,115 1210,115 1203,115 1197,115 1190,115 1184,115 1178,115 1172,115 1166,115 1160,115 1153,115 1147,115 1140,115 1134,115 1129,115 1122,115 1115,115 1109,115 1102,115 1096,115 1091,115 1084,115 1078,115 1072,115 1065,115 1059,115 1052,115 1047,115 1041,115 1034,115 1027,115 1021,115 1015,115 1009,115 1003,115 996,115 990,115 984,115 977,115 971,115 966,115 959,115 953,115 947,115 939,115 933,115 928,115 921,115 915,115 909,115 902,115 896,115 890,115 884,115 878,115 871,115 865,115 858,115 852,115 846,115 840,115 833,115 827,115 821,115 814,115 808,115 803,115 796,115 790,115 784,115 777,115 770,115 764,115 758,115 753,115 746,115 739,115 733,115 726,115 721,115 715,115 708,115 702,115 696,115 689,115 682,115 677,115 671,115 665,115 658,115 651,115 645,115 639,115 633,115 627,115 621,115 614,115 608,115 601,115 595,115 589,115 583,115 576,115 570,115 563,115 557,115 552,115 545,115 539,115 533,115 526,115 520,115 515,115 507,115 502,115 495,115 488,115 482,115 476,115 470,115 464,115 457,115 451,115 445,115 438,115 433,115 427,115 420,115 414,115 407,115 401,115 394,115 389,115 382,115 376,115 370,115 363,115 357,115 351,115 345,115 339,115 332,115 326,115 320,115 313,115 307,115 301,115 294,115 288,115 282,115 275,115 269,115 264,115 257,115 251,115 245,115 238,115 232,115 226,115 219,115 213,115 207,115 200,115 194,115 187,115 182,115 176,115 169,115 163,115 157,115 150,115 144,115 138,115 131,115 125,115 119,115 112,115 106,115 101,115 94,115 88,115 82,115 75,115 69,115 62,115 56,115 50,115 44,115 38,115 31,115 24,115 19,115 13,115 6,115 0,115">
          <text:p/>
        </draw:polygon>
        <draw:polygon draw:style-name="gr7" draw:text-style-name="P7" draw:layer="layout" svg:width="1.923cm" svg:height="0.253cm" svg:x="1.005cm" svg:y="6.606cm" svg:viewBox="0 0 1924 254" draw:points="0,0 6,0 13,0 19,0 24,0 31,0 37,0 43,0 50,0 56,0 62,0 68,0 75,0 81,0 88,0 94,0 100,0 106,0 112,0 118,0 125,0 131,0 137,0 144,0 149,0 156,0 162,0 169,0 174,0 181,0 187,0 193,0 199,0 206,0 212,0 218,0 225,0 230,0 237,0 244,0 250,0 255,0 263,0 268,0 274,0 281,0 287,1 293,1 300,1 306,1 311,1 318,1 324,1 331,1 337,1 343,1 350,1 355,1 362,1 368,1 374,1 381,1 387,1 392,1 399,2 405,2 411,2 419,2 424,2 430,2 437,2 443,2 449,2 456,2 462,3 468,3 474,3 480,3 486,3 493,3 500,4 505,4 512,4 518,4 524,4 530,4 537,4 543,5 549,5 556,5 561,6 567,6 574,6 580,6 586,7 593,7 598,8 604,8 612,8 618,9 624,9 631,10 637,10 642,11 649,11 655,12 661,12 668,13 674,14 680,15 686,15 692,16 699,17 705,18 712,18 718,18 723,19 730,20 736,21 742,22 749,23 755,24 761,25 767,27 773,28 780,29 787,31 793,32 799,33 805,34 811,36 817,38 824,39 830,41 836,42 843,44 848,46 854,47 861,49 868,51 874,53 880,54 886,55 892,57 898,59 905,60 911,62 917,64 924,66 929,68 935,70 942,72 948,74 954,76 962,78 967,79 973,81 980,83 986,85 992,87 999,89 1005,90 1011,92 1017,93 1023,94 1029,96 1036,97 1043,99 1048,101 1054,102 1061,103 1067,105 1073,106 1080,108 1086,109 1092,110 1098,111 1104,113 1110,114 1117,115 1123,116 1130,117 1135,118 1141,119 1148,120 1155,121 1161,122 1167,122 1174,123 1179,124 1185,124 1192,125 1198,126 1204,126 1211,127 1217,128 1222,128 1229,129 1236,129 1242,129 1248,129 1255,130 1260,130 1266,130 1273,131 1279,131 1285,131 1292,132 1298,132 1303,132 1310,133 1316,133 1323,133 1330,133 1336,134 1341,134 1348,134 1354,134 1360,135 1367,135 1373,135 1379,135 1385,135 1391,135 1397,136 1404,136 1411,136 1417,136 1423,136 1428,136 1435,136 1441,136 1448,137 1454,137 1460,137 1466,137 1472,137 1478,137 1485,137 1492,137 1498,137 1505,137 1509,137 1516,137 1523,137 1529,137 1535,137 1542,137 1547,137 1553,138 1560,138 1566,138 1572,138 1579,138 1586,138 1591,138 1597,138 1604,138 1610,138 1616,138 1623,138 1629,138 1634,138 1641,138 1648,138 1654,138 1661,138 1667,138 1672,138 1679,138 1685,138 1691,138 1698,138 1704,138 1710,138 1716,138 1722,138 1728,138 1735,138 1742,138 1748,138 1753,138 1760,138 1766,138 1772,138 1779,138 1785,138 1791,138 1797,138 1803,138 1809,138 1817,138 1823,138 1829,138 1836,138 1841,138 1847,138 1854,138 1860,138 1866,138 1866,138 1924,138 1924,254 1866,254 1866,254 1860,254 1854,254 1847,254 1841,254 1836,254 1829,254 1823,254 1817,254 1809,254 1803,254 1797,254 1791,254 1785,254 1779,254 1772,254 1766,254 1760,254 1753,254 1748,254 1742,254 1735,254 1728,254 1722,254 1716,254 1710,254 1704,254 1698,254 1691,254 1685,254 1679,254 1672,254 1667,254 1661,254 1654,254 1648,254 1641,254 1634,254 1629,254 1623,254 1616,254 1610,254 1604,254 1597,254 1591,254 1586,254 1579,254 1572,254 1566,254 1560,254 1553,253 1547,253 1542,253 1535,253 1529,253 1523,253 1516,253 1509,253 1505,253 1498,253 1492,253 1485,253 1478,253 1472,253 1466,253 1460,253 1454,252 1448,252 1441,252 1435,252 1428,252 1423,252 1417,252 1411,252 1404,252 1397,251 1391,251 1385,251 1379,251 1373,251 1367,251 1360,251 1354,251 1348,250 1341,250 1336,250 1330,250 1323,249 1316,249 1310,249 1303,249 1298,248 1292,248 1285,248 1279,247 1273,247 1266,246 1260,246 1255,246 1248,245 1242,245 1236,244 1229,244 1222,243 1217,243 1211,242 1204,242 1198,241 1192,240 1185,240 1179,240 1174,239 1167,238 1161,237 1155,237 1148,236 1141,235 1135,234 1130,233 1123,232 1117,231 1110,230 1104,229 1098,228 1092,226 1086,225 1080,224 1073,223 1067,221 1061,220 1054,218 1048,217 1043,215 1036,214 1029,212 1023,210 1017,209 1011,207 1005,205 999,204 992,203 986,201 980,199 973,197 967,195 962,194 954,192 948,190 942,188 935,186 929,184 924,182 917,180 911,179 905,177 898,175 892,173 886,171 880,169 874,167 868,166 861,165 854,163 848,162 843,160 836,158 830,157 824,155 817,154 811,152 805,151 799,149 793,148 787,146 780,145 773,144 767,143 761,141 755,140 749,139 742,138 736,137 730,136 723,135 718,134 712,133 705,132 699,131 692,131 686,130 680,129 674,129 668,129 661,128 655,128 649,127 642,127 637,126 631,126 624,125 618,125 612,124 604,124 598,124 593,123 586,123 580,122 574,122 567,122 561,122 556,121 549,121 543,121 537,120 530,120 524,120 518,120 512,120 505,119 500,119 493,119 486,119 480,119 474,118 468,118 462,118 456,118 449,118 443,118 437,118 430,118 424,117 419,117 411,117 405,117 399,117 392,117 387,117 381,117 374,117 368,117 362,117 355,117 350,117 343,117 337,117 331,117 324,117 318,117 311,117 306,117 300,117 293,117 287,116 281,116 274,116 268,116 263,116 255,116 250,116 244,116 237,116 230,116 225,116 218,116 212,116 206,116 199,116 193,116 187,116 181,116 174,116 169,116 162,116 156,116 149,116 144,116 137,116 131,116 125,116 118,116 112,116 106,116 100,116 94,116 88,116 81,116 75,116 68,116 62,116 56,116 50,116 43,116 37,116 31,116 24,116 19,116 13,116 6,116 0,116">
          <text:p/>
        </draw:polygon>
        <draw:polygon draw:style-name="gr8" draw:text-style-name="P8" draw:layer="layout" svg:width="0.057cm" svg:height="0.193cm" svg:x="4.795cm" svg:y="6.667cm" svg:viewBox="0 0 58 194" draw:points="0,194 58,194 58,0 0,0">
          <text:p/>
        </draw:polygon>
        <draw:polygon draw:style-name="gr6" draw:text-style-name="P6" draw:layer="layout" svg:width="3.523cm" svg:height="0.207cm" svg:x="1.271cm" svg:y="5.546cm" svg:viewBox="0 0 3524 208" draw:points="2781,19 2787,18 2793,18 2799,18 2806,17 2812,16 2818,16 2825,15 2830,14 2837,13 2843,13 2849,12 2855,12 2862,11 2868,11 2874,10 2880,10 2887,9 2893,9 2900,9 2906,8 2911,8 2918,7 2924,7 2930,7 2937,6 2943,6 2949,6 2955,5 2962,5 2968,5 2974,5 2981,4 2987,4 2992,4 2999,4 3005,4 3011,4 3018,4 3024,3 3030,3 3036,3 3043,3 3049,3 3056,2 3062,2 3068,2 3074,2 3080,2 3086,2 3093,2 3099,2 3105,2 3112,2 3118,1 3124,1 3130,1 3137,1 3143,1 3149,1 3156,1 3161,1 3167,1 3174,1 3180,1 3186,1 3193,1 3198,1 3204,1 3212,1 3218,1 3224,1 3231,1 3237,1 3242,1 3249,1 3256,1 3261,1 3268,1 3275,1 3280,0 3286,0 3293,0 3299,0 3305,0 3312,0 3318,0 3323,0 3330,0 3336,0 3342,0 3349,0 3356,0 3361,0 3368,0 3374,0 3380,0 3387,0 3393,0 3399,0 3405,0 3411,0 3417,0 3424,0 3430,0 3436,0 3443,0 3449,0 3455,0 3461,0 3468,0 3474,0 3480,0 3486,0 3492,0 3498,0 3505,0 3511,0 3517,0 3524,0 3524,20 3524,20 3524,208 3517,208 3511,208 3505,208 3498,208 3492,208 3486,208 3480,208 3474,208 3468,208 3461,208 3455,208 3449,208 3443,208 3436,208 3430,208 3424,208 3417,208 3411,208 3405,208 3399,208 3393,208 3387,208 3380,208 3374,208 3368,208 3361,208 3356,208 3349,208 3342,208 3336,208 3330,208 3323,208 3318,208 3312,208 3305,208 3299,208 3293,208 3286,208 3280,208 3275,208 3268,208 3261,208 3256,208 3249,208 3242,208 3237,208 3231,208 3224,208 3218,208 3212,208 3204,208 3198,208 3193,208 3186,208 3180,208 3174,208 3167,208 3161,208 3156,208 3149,208 3143,208 3137,208 3130,208 3124,208 3118,208 3112,208 3105,208 3099,208 3093,208 3086,208 3080,208 3074,208 3068,208 3062,208 3056,208 3049,208 3043,208 3036,208 3030,208 3024,208 3018,208 3011,208 3005,208 2999,208 2992,208 2987,208 2981,208 2974,208 2968,208 2962,208 2955,208 2949,208 2943,208 2937,208 2930,208 2924,208 2918,208 2911,208 2906,208 2900,208 2893,208 2887,208 2880,208 2874,208 2868,208 2862,208 2855,208 2849,208 2843,208 2837,208 2830,208 2825,208 2818,208 2812,208 2806,208 2799,208 2793,208 2787,208 2781,208 2774,208 2768,208 2762,208 2756,208 2749,208 2743,208 2737,208 2731,208 2724,208 2718,208 2712,208 2705,208 2700,208 2694,208 2687,208 2680,208 2675,208 2668,208 2661,208 2656,208 2650,208 2643,208 2637,208 2631,208 2624,208 2619,208 2613,208 2606,208 2600,208 2594,208 2587,208 2580,208 2575,208 2568,208 2562,208 2556,208 2549,208 2543,208 2537,208 2531,208 2525,208 2519,208 2512,208 2506,208 2500,208 2494,208 2487,208 2481,208 2475,208 2468,208 2462,208 2456,208 2450,208 2444,208 2438,208 2431,208 2425,208 2419,208 2413,208 2407,208 2400,208 2393,208 2387,208 2381,208 2374,208 2369,208 2363,208 2356,208 2350,208 2344,208 2337,208 2331,208 2326,208 2319,208 2312,208 2306,208 2300,208 2293,208 2288,208 2282,208 2275,208 2269,208 2263,208 2256,208 2250,208 2245,208 2238,208 2231,208 2225,208 2218,208 2213,208 2207,208 2200,208 2194,208 2188,208 2181,208 2175,208 2169,208 2163,208 2157,208 2151,208 2144,208 2137,208 2132,208 2125,208 2119,208 2113,208 2107,208 2100,208 2094,208 2088,208 2082,208 2076,208 2070,208 2062,208 2057,208 2051,208 2044,208 2038,208 2032,208 2025,208 2019,208 2013,208 2006,208 2001,208 1995,208 1988,208 1982,208 1976,208 1969,208 1963,208 1958,208 1951,208 1944,208 1938,208 1932,208 1925,208 1919,208 1914,208 1907,208 1901,208 1895,208 1888,208 1882,208 1877,208 1870,208 1863,208 1857,208 1850,208 1844,208 1838,208 1832,208 1826,208 1820,208 1813,208 1807,208 1801,208 1794,208 1789,208 1783,208 1776,208 1769,208 1763,208 1757,208 1751,208 1745,208 1739,208 1732,208 1726,208 1720,208 1713,208 1708,208 1702,208 1695,208 1688,208 1682,208 1675,208 1670,208 1664,208 1658,208 1657,208 1600,208 1600,208 1593,208 1588,208 1582,208 1575,208 1568,208 1563,208 1556,208 1550,208 1544,208 1538,208 1531,208 1525,208 1519,208 1512,208 1506,208 1501,208 1494,208 1488,208 1482,208 1475,208 1469,208 1463,208 1456,208 1450,208 1444,208 1437,208 1431,208 1425,208 1419,208 1413,208 1407,208 1400,208 1394,208 1388,208 1382,208 1375,208 1369,208 1363,208 1356,208 1350,208 1344,208 1338,208 1331,208 1325,208 1318,208 1313,208 1306,208 1299,208 1294,208 1288,208 1281,208 1275,208 1269,208 1262,208 1257,208 1251,208 1244,208 1237,208 1232,208 1225,208 1218,208 1213,208 1207,208 1200,208 1194,208 1188,208 1181,208 1176,208 1170,208 1162,208 1156,208 1151,208 1144,208 1137,208 1132,208 1125,208 1119,208 1113,208 1106,208 1100,208 1094,208 1088,208 1082,208 1076,208 1069,208 1063,208 1057,208 1051,208 1044,208 1038,208 1032,208 1025,208 1019,208 1013,208 1007,208 1001,208 995,208 988,208 982,208 976,208 969,208 963,208 957,208 950,208 944,208 938,208 931,208 926,208 920,208 913,208 907,208 901,208 894,208 888,208 883,208 876,208 869,208 863,208 857,208 850,208 845,208 839,208 832,208 826,208 820,208 813,208 807,208 802,208 795,208 788,208 782,208 775,208 769,208 763,208 757,208 751,208 745,208 738,208 732,208 726,208 720,208 714,208 708,208 701,208 694,208 688,208 682,208 676,208 670,208 664,208 657,208 651,208 645,208 639,208 633,208 627,208 619,208 613,208 607,208 601,208 595,208 589,208 582,208 576,208 570,208 563,208 557,208 552,208 545,208 539,208 532,208 526,208 520,208 515,208 508,208 501,208 495,208 489,208 482,208 476,208 471,208 464,208 458,208 452,208 445,208 439,208 433,208 426,208 420,208 414,208 407,208 401,208 395,208 389,208 383,208 377,208 370,208 364,208 358,208 351,208 346,208 339,208 333,208 326,208 320,208 314,208 308,208 302,208 296,208 289,208 283,208 277,208 270,208 265,208 259,208 252,208 245,208 239,208 232,208 227,208 221,208 214,208 208,208 202,208 195,208 189,208 184,208 177,208 177,208 173,207 170,207 167,206 163,205 160,204 157,204 153,203 150,203 146,202 144,202 141,201 137,200 135,199 131,198 128,196 125,195 121,194 117,193 114,191 110,190 107,189 104,187 102,186 98,185 95,183 91,181 88,180 84,178 81,176 78,174 75,172 72,170 68,168 65,166 62,165 59,163 55,160 52,158 49,155 45,153 42,150 39,148 35,145 31,143 28,140 25,137 21,134 20,132 16,129 13,127 10,124 6,122 2,119 0,117 2,115 6,112 10,110 13,107 16,104 20,101 21,99 25,96 28,93 31,91 35,89 39,86 42,84 45,81 49,79 52,76 55,74 59,71 62,69 65,67 68,65 72,63 75,61 78,59 81,57 84,55 88,54 91,53 95,51 98,49 102,48 104,47 107,45 110,44 114,43 117,41 121,40 125,39 128,38 131,37 135,35 137,34 141,34 144,33 146,32 150,31 153,30 157,29 160,29 163,28 167,28 170,27 173,26 177,26 181,25 184,24 186,24 189,23 193,23 196,23 199,22 203,22 206,22 210,21 213,21 216,21 219,20 223,20 226,20 228,20 232,20 239,20 245,20 252,20 259,20 265,20 270,20 277,20 283,20 289,20 296,20 302,20 308,20 314,20 320,20 326,20 333,20 339,20 346,20 351,20 358,20 364,20 370,20 377,20 383,20 389,20 395,20 401,20 407,20 414,20 420,20 426,20 433,20 439,20 445,20 452,20 458,20 464,20 471,20 476,20 482,20 489,20 495,20 501,20 508,20 515,20 520,20 526,20 532,20 539,20 545,20 552,20 557,20 563,20 570,20 576,20 582,20 589,20 595,20 601,20 607,20 613,20 619,20 627,20 633,20 639,20 645,20 651,20 657,20 664,20 670,20 676,20 682,20 688,20 694,20 701,20 708,20 714,20 720,20 726,20 732,20 738,20 745,20 751,20 757,20 763,20 769,20 775,20 782,20 788,20 795,20 802,20 807,20 813,20 820,20 826,20 832,20 839,20 845,20 850,20 857,20 863,20 869,20 876,20 883,20 888,20 894,20 901,20 907,20 913,20 920,20 926,20 931,20 938,20 944,20 950,20 957,20 963,20 969,20 976,20 982,20 988,20 995,20 1001,20 1007,20 1013,20 1019,20 1025,20 1032,20 1038,20 1044,20 1051,20 1057,20 1063,20 1069,20 1076,20 1082,20 1088,20 1094,20 1100,20 1106,20 1113,20 1119,20 1125,20 1132,20 1137,20 1144,20 1151,20 1156,20 1162,20 1170,20 1176,20 1181,20 1188,20 1194,20 1200,20 1207,20 1213,20 1218,20 1225,20 1232,20 1237,20 1244,20 1251,20 1257,20 1262,20 1269,20 1275,20 1281,20 1288,20 1294,20 1299,20 1306,20 1313,20 1318,20 1325,20 1331,20 1338,20 1344,20 1350,20 1356,20 1363,20 1369,20 1375,20 1382,20 1388,20 1394,20 1400,20 1407,20 1413,20 1419,20 1425,20 1431,20 1437,20 1444,20 1450,20 1456,20 1463,20 1469,20 1475,20 1482,20 1488,20 1494,20 1501,20 1506,20 1512,20 1519,20 1525,20 1531,20 1538,20 1544,20 1550,20 1556,20 1563,20 1568,20 1575,20 1582,20 1588,20 1593,20 1600,20 1600,20 1657,20 1658,20 1664,20 1670,20 1675,20 1682,20 1688,20 1695,20 1702,20 1708,20 1713,20 1720,20 1726,20 1732,20 1739,20 1745,20 1751,20 1757,20 1763,20 1769,20 1776,20 1783,20 1789,20 1794,20 1801,20 1807,20 1813,20 1820,20 1826,20 1832,20 1838,20 1844,20 1850,20 1857,20 1863,20 1870,20 1877,20 1882,20 1888,20 1895,20 1901,20 1907,20 1914,20 1919,20 1925,20 1932,20 1938,20 1944,20 1951,20 1958,20 1963,20 1969,20 1976,20 1982,20 1988,20 1995,20 2001,20 2006,20 2013,20 2019,20 2025,20 2032,20 2038,20 2044,20 2051,20 2057,20 2062,20 2070,20 2076,20 2082,20 2088,20 2094,20 2100,20 2107,20 2113,20 2119,20 2125,20 2132,20 2137,20 2144,20 2151,20 2157,20 2163,20 2169,20 2175,20 2181,20 2188,20 2194,20 2200,20 2207,20 2213,20 2218,20 2225,20 2231,20 2238,20 2245,20 2250,20 2256,20 2263,20 2269,20 2275,20 2282,20 2288,20 2293,20 2300,20 2306,20 2312,20 2319,20 2326,20 2331,20 2337,20 2344,20 2350,20 2356,20 2363,20 2369,20 2374,20 2381,20 2387,20 2393,20 2400,20 2407,20 2413,20 2419,20 2425,20 2431,20 2438,20 2444,20 2450,20 2456,20 2462,20 2468,20 2475,20 2481,20 2487,20 2494,20 2500,20 2506,20 2512,20 2519,20 2525,20 2531,20 2537,20 2543,20 2549,20 2556,20 2562,20 2568,20 2575,20 2580,20 2587,20 2594,20 2600,20 2606,20 2613,20 2619,20 2624,20 2631,20 2637,20 2643,20 2650,20 2656,20 2661,20 2668,20 2675,20 2680,20 2687,20 2694,20 2700,20 2705,20 2712,20 2718,20 2724,20 2731,20 2737,20 2743,20 2749,20 2756,20 2762,20 2768,20 2774,20 2779,20">
          <text:p/>
        </draw:polygon>
        <draw:polygon draw:style-name="gr3" draw:text-style-name="P9" draw:layer="layout" svg:width="1.861cm" svg:height="0.182cm" svg:x="8.131cm" svg:y="6.533cm" svg:viewBox="0 0 1862 183" draw:points="0,0 6,0 13,0 19,0 24,0 31,0 38,0 43,0 50,0 56,0 62,0 68,0 75,0 81,0 88,0 94,0 99,0 106,0 112,0 118,0 125,0 131,0 136,0 143,0 150,0 156,0 162,0 169,0 174,0 180,0 187,0 193,0 199,0 206,0 211,0 217,0 224,0 231,0 237,0 244,0 249,0 255,0 262,0 268,0 274,0 281,1 286,1 292,1 299,1 305,1 311,1 318,1 324,1 330,1 336,1 343,1 349,1 355,1 361,1 367,1 373,1 380,1 386,1 392,1 399,1 404,1 411,1 418,2 424,2 430,2 437,2 442,2 448,2 455,2 461,2 467,2 474,2 479,2 485,3 492,3 499,3 504,3 511,3 517,3 523,3 529,3 536,3 542,4 548,4 554,4 560,4 566,5 573,5 580,5 585,5 591,6 597,6 604,6 611,7 617,7 623,7 629,8 635,8 641,8 648,9 654,9 661,10 666,10 672,11 678,11 685,12 692,12 698,13 703,14 710,14 716,15 722,15 729,16 735,17 741,18 748,18 753,18 759,19 766,20 773,21 779,22 785,23 791,24 797,25 804,26 810,27 816,28 822,30 828,31 834,32 841,33 847,35 853,36 859,37 866,38 872,40 878,41 885,43 891,44 896,45 903,47 909,48 915,49 922,51 928,52 933,54 941,55 947,55 953,57 960,59 966,60 971,61 978,63 984,64 990,65 997,67 1003,68 1008,69 1015,71 1021,72 1028,73 1034,74 1041,75 1045,77 1052,78 1059,79 1065,80 1071,81 1078,82 1083,83 1089,84 1096,85 1102,86 1108,86 1115,87 1121,88 1127,89 1133,89 1140,90 1146,91 1153,92 1159,92 1164,92 1171,93 1177,93 1183,93 1190,94 1196,94 1202,95 1208,95 1214,96 1221,96 1227,97 1234,97 1239,98 1245,98 1252,98 1258,99 1264,99 1271,99 1276,99 1282,99 1290,100 1295,100 1301,100 1308,100 1314,101 1320,101 1327,101 1333,101 1339,101 1346,102 1351,102 1357,102 1364,102 1370,102 1376,102 1383,102 1388,102 1394,103 1401,103 1408,103 1414,103 1420,103 1426,103 1432,103 1438,103 1445,103 1451,103 1458,103 1463,104 1469,104 1475,104 1483,104 1489,104 1495,104 1501,104 1507,104 1513,104 1520,104 1526,104 1532,104 1539,104 1544,104 1550,104 1557,104 1564,104 1570,104 1576,104 1582,104 1588,104 1594,104 1601,104 1607,104 1614,104 1620,104 1625,104 1631,104 1639,104 1645,104 1651,104 1657,104 1663,104 1669,104 1676,104 1682,104 1688,104 1694,104 1700,104 1706,104 1713,104 1720,104 1726,104 1731,104 1738,104 1744,105 1750,105 1757,105 1763,105 1768,105 1775,105 1781,105 1788,105 1794,105 1800,105 1806,105 1813,105 1819,105 1825,105 1832,105 1838,105 1843,105 1850,105 1856,105 1862,105 1862,183 1856,183 1850,183 1843,183 1838,183 1832,183 1825,183 1819,183 1813,183 1806,183 1800,183 1794,183 1788,183 1781,183 1775,183 1768,183 1763,183 1757,183 1750,183 1744,183 1738,183 1731,183 1726,183 1720,183 1713,183 1706,183 1700,183 1694,183 1688,183 1682,183 1676,183 1669,183 1663,183 1657,183 1651,183 1645,183 1639,183 1631,183 1625,183 1620,183 1614,183 1607,183 1601,183 1594,183 1588,183 1582,183 1576,183 1570,183 1564,183 1557,183 1550,183 1544,183 1539,183 1532,183 1526,183 1520,183 1513,183 1507,183 1501,182 1495,182 1489,182 1483,182 1475,182 1469,182 1463,182 1458,182 1451,182 1445,182 1438,182 1432,182 1426,182 1420,182 1414,182 1408,182 1401,181 1394,181 1388,181 1383,181 1376,181 1370,181 1364,181 1357,180 1351,180 1346,180 1339,180 1333,180 1327,180 1320,180 1314,179 1308,179 1301,179 1295,179 1290,179 1282,178 1276,178 1271,178 1264,178 1258,177 1252,177 1245,177 1239,176 1234,176 1227,175 1221,175 1214,175 1208,174 1202,174 1196,173 1190,173 1183,172 1177,172 1171,171 1164,171 1159,170 1153,169 1146,169 1140,168 1133,167 1127,167 1121,166 1115,166 1108,165 1102,164 1096,163 1089,163 1083,162 1078,161 1071,160 1065,158 1059,157 1052,157 1045,155 1041,154 1034,153 1028,152 1021,151 1015,149 1008,148 1003,147 997,145 990,144 984,143 978,141 971,140 966,139 960,137 953,136 947,134 941,133 933,132 928,130 922,129 915,128 909,127 903,125 896,124 891,123 885,121 878,120 872,118 866,117 859,116 853,115 847,113 841,112 834,111 828,110 822,108 816,107 810,106 804,105 797,104 791,103 785,102 779,101 773,100 766,99 759,98 753,97 748,96 741,96 735,95 729,94 722,93 716,93 710,92 703,92 698,92 692,91 685,91 678,90 672,90 666,89 661,89 654,88 648,88 641,88 635,87 629,87 623,86 617,86 611,86 604,85 597,85 591,85 585,84 580,84 573,84 566,84 560,83 554,83 548,83 542,83 536,83 529,83 523,82 517,82 511,82 504,82 499,82 492,82 485,82 479,81 474,81 467,81 461,81 455,81 448,81 442,81 437,81 430,81 424,81 418,80 411,80 404,80 399,80 392,80 386,80 380,80 373,80 367,80 361,80 355,80 349,80 343,80 336,80 330,80 324,80 318,80 311,80 305,80 299,80 292,80 286,80 281,80 274,80 268,80 262,80 255,80 249,80 244,80 237,79 231,79 224,79 217,79 211,79 206,79 199,79 193,79 187,79 180,79 174,79 169,79 162,79 156,79 150,79 143,79 136,79 131,79 125,79 118,79 112,79 106,79 99,79 94,79 88,79 81,79 75,79 68,79 62,79 56,79 50,79 43,79 38,79 31,79 24,79 19,79 13,79 6,79 0,79">
          <text:p/>
        </draw:polygon>
        <draw:polygon draw:style-name="gr4" draw:text-style-name="P4" draw:layer="layout" svg:width="1.869cm" svg:height="0.143cm" svg:x="8.122cm" svg:y="6.716cm" svg:viewBox="0 0 1870 144" draw:points="0,0 6,0 13,0 19,0 24,0 31,0 38,0 44,0 50,0 56,0 62,0 69,0 75,0 82,0 88,0 94,0 100,0 106,0 112,0 119,0 125,0 131,0 137,0 144,0 150,0 157,0 163,0 169,0 175,0 181,0 187,0 194,0 200,0 207,0 212,0 218,0 225,0 232,0 238,0 245,0 250,0 256,0 263,0 269,0 275,0 282,0 287,0 293,0 300,0 306,0 313,0 320,0 325,0 331,0 338,0 344,0 351,0 357,0 362,0 369,0 375,0 381,0 388,0 394,0 400,0 406,0 413,0 419,0 426,0 432,0 437,0 444,0 450,0 456,0 463,0 469,0 475,0 481,0 487,0 494,0 501,0 506,0 513,0 519,0 525,0 532,0 538,0 544,0 551,0 556,0 562,0 569,0 575,0 582,0 588,0 593,0 600,0 607,0 613,0 620,0 626,0 631,0 638,0 644,0 650,0 657,0 664,0 669,0 675,0 681,0 688,0 695,0 701,0 706,0 713,0 719,0 725,0 732,0 738,0 744,0 751,0 756,0 763,0 769,0 776,0 782,0 788,0 794,0 801,0 807,0 813,0 819,0 825,0 831,0 838,0 844,0 851,0 856,0 863,0 869,0 876,0 882,0 889,0 894,0 900,0 907,0 913,0 919,0 926,0 931,0 937,0 945,0 951,0 957,0 964,0 969,0 975,0 982,0 988,0 994,0 1001,0 1007,0 1013,0 1019,0 1025,0 1032,0 1039,0 1045,0 1050,0 1057,0 1063,0 1070,0 1076,0 1082,0 1088,0 1094,0 1100,0 1107,0 1113,0 1120,0 1126,0 1132,0 1138,0 1145,0 1151,0 1158,0 1163,0 1169,0 1176,0 1182,0 1188,0 1195,0 1200,0 1207,0 1214,0 1219,0 1226,0 1233,0 1238,0 1244,0 1251,0 1257,0 1263,0 1270,0 1275,0 1282,0 1288,0 1295,0 1301,0 1307,0 1312,0 1320,0 1326,0 1332,0 1339,0 1345,0 1350,0 1357,0 1363,0 1369,0 1376,0 1382,0 1388,0 1394,0 1400,0 1407,0 1414,0 1420,0 1426,0 1432,0 1438,0 1445,0 1451,0 1457,0 1463,0 1469,0 1475,0 1482,0 1489,0 1495,0 1501,0 1507,0 1513,0 1520,0 1526,0 1532,0 1539,0 1544,0 1551,0 1557,0 1564,0 1570,0 1577,0 1582,0 1589,0 1595,0 1601,0 1608,0 1614,0 1620,0 1627,0 1632,0 1638,0 1646,0 1652,0 1657,0 1664,0 1670,0 1676,0 1683,0 1689,0 1695,0 1702,0 1707,0 1714,0 1720,0 1727,0 1732,0 1739,0 1745,0 1752,0 1758,0 1764,0 1770,0 1776,0 1782,0 1789,0 1796,0 1801,0 1807,0 1814,0 1820,0 1827,0 1833,0 1839,0 1845,0 1851,0 1858,0 1864,0 1870,0 1870,144 1864,144 1858,144 1851,144 1845,144 1839,144 1833,144 1827,144 1820,144 1814,144 1807,144 1801,144 1796,144 1789,144 1782,144 1776,144 1770,144 1764,144 1758,144 1752,144 1745,144 1739,144 1732,144 1727,144 1720,144 1714,144 1707,144 1702,144 1695,144 1689,144 1683,144 1676,144 1670,144 1664,144 1657,144 1652,144 1646,144 1638,144 1632,144 1627,144 1620,144 1614,144 1608,144 1601,144 1595,144 1589,144 1582,144 1577,144 1570,144 1564,144 1557,144 1551,144 1544,144 1539,144 1532,144 1526,144 1520,144 1513,144 1507,144 1501,144 1495,144 1489,144 1482,144 1475,144 1469,144 1463,144 1457,144 1451,144 1445,144 1438,144 1432,144 1426,144 1420,144 1414,144 1407,144 1400,144 1394,144 1388,144 1382,144 1376,144 1369,144 1363,144 1357,144 1350,144 1345,144 1339,144 1332,144 1326,144 1320,144 1312,144 1307,144 1301,144 1295,144 1288,144 1282,144 1275,144 1270,144 1263,144 1257,144 1251,144 1244,144 1238,144 1233,144 1226,144 1219,144 1214,144 1207,144 1200,144 1195,144 1188,144 1182,144 1176,144 1169,144 1163,144 1158,144 1151,144 1145,144 1138,144 1132,144 1126,144 1120,144 1113,144 1107,144 1100,144 1094,144 1088,144 1082,144 1076,144 1070,144 1063,144 1057,144 1050,144 1045,144 1039,144 1032,144 1025,144 1019,144 1013,144 1007,144 1001,144 994,144 988,144 982,144 975,144 969,144 964,144 957,144 951,144 945,144 937,144 931,144 926,144 919,144 913,144 907,144 900,144 894,144 889,144 882,144 876,144 869,144 863,144 856,144 851,144 844,144 838,144 831,144 825,144 819,144 813,144 807,144 801,144 794,144 788,144 782,144 776,144 769,144 763,144 756,144 751,144 744,144 738,144 732,144 725,144 719,144 713,144 706,144 701,144 695,144 688,144 681,144 675,144 669,144 664,144 657,144 650,144 644,144 638,144 631,144 626,144 620,144 613,144 607,144 600,144 593,144 588,144 582,144 575,144 569,144 562,144 556,144 551,144 544,144 538,144 532,144 525,144 519,144 513,144 506,144 501,144 494,144 487,144 481,144 475,144 469,144 463,144 456,144 450,144 444,144 437,144 432,144 426,144 419,144 413,144 406,144 400,144 394,144 388,144 381,144 375,144 369,144 362,144 357,144 351,144 344,144 338,144 331,144 325,144 320,144 313,144 306,144 300,144 293,144 287,144 282,144 275,144 269,144 263,144 256,144 250,144 245,144 238,144 232,144 225,144 218,144 212,144 207,144 200,144 194,144 187,144 181,144 175,144 169,144 163,144 157,144 150,144 144,144 137,144 131,144 125,144 119,144 112,144 106,144 100,144 94,144 88,144 82,144 75,144 69,144 62,144 56,144 50,144 44,144 38,144 31,144 24,144 19,144 13,144 6,144 0,144">
          <text:p/>
        </draw:polygon>
        <draw:polygon draw:style-name="gr5" draw:text-style-name="P5" draw:layer="layout" svg:width="1.919cm" svg:height="0.251cm" svg:x="6.211cm" svg:y="6.608cm" svg:viewBox="0 0 1920 252" draw:points="0,0 6,0 13,0 19,0 24,0 31,0 37,0 43,0 50,0 56,0 61,0 68,0 75,0 81,0 88,0 94,0 99,0 106,0 112,0 118,0 125,0 131,0 136,0 143,0 149,0 156,0 162,0 169,0 173,0 180,0 187,0 193,0 199,0 206,0 211,0 217,0 224,0 230,0 237,0 244,0 249,0 254,0 262,0 268,0 274,0 281,0 286,0 292,0 299,0 305,0 311,1 318,1 323,1 330,1 336,1 342,1 349,1 355,1 361,1 367,1 373,1 380,1 386,1 392,1 399,1 404,1 410,1 418,1 423,1 429,2 437,2 442,2 448,2 455,2 461,2 467,2 474,2 479,2 485,2 492,3 499,3 504,3 511,3 517,3 523,3 529,3 536,3 542,4 548,4 554,4 560,4 566,4 573,5 579,5 585,5 591,6 597,6 603,6 611,7 617,7 623,7 629,8 635,8 641,9 648,9 654,9 660,10 666,10 672,11 678,11 685,12 691,12 698,13 703,14 710,14 716,15 722,16 729,16 735,17 741,18 747,18 753,19 759,19 766,20 772,21 779,22 785,23 791,24 797,25 804,26 810,28 816,29 822,30 828,31 834,32 841,34 847,35 853,36 859,37 866,39 872,40 878,42 884,43 891,44 896,46 903,47 909,49 915,50 922,52 928,53 933,55 940,55 946,56 952,58 960,59 965,61 971,62 978,64 984,65 990,66 997,68 1003,69 1008,71 1015,72 1021,73 1027,74 1034,76 1041,77 1045,78 1052,79 1059,80 1065,82 1071,83 1078,83 1083,84 1089,85 1096,86 1102,87 1108,88 1115,89 1121,90 1127,90 1133,91 1139,92 1146,92 1153,93 1159,93 1164,94 1171,94 1177,95 1183,95 1190,96 1196,97 1201,97 1208,97 1214,98 1220,98 1227,99 1234,99 1239,99 1245,100 1252,100 1258,100 1264,101 1271,101 1276,101 1282,102 1289,102 1295,102 1301,102 1308,103 1313,103 1320,103 1327,103 1333,103 1339,104 1346,104 1351,104 1357,104 1364,104 1370,104 1376,105 1383,105 1388,105 1394,105 1401,105 1408,105 1414,105 1420,105 1425,105 1432,105 1438,105 1445,105 1451,105 1457,105 1463,106 1469,106 1475,106 1482,106 1489,106 1495,106 1501,106 1506,106 1513,106 1520,106 1526,106 1532,106 1539,106 1544,106 1550,106 1557,106 1563,106 1569,106 1576,106 1582,106 1588,106 1594,106 1601,106 1607,106 1613,106 1619,106 1625,106 1631,106 1638,106 1645,106 1651,106 1657,106 1663,106 1669,106 1676,106 1682,106 1688,106 1694,106 1700,106 1706,106 1713,107 1719,107 1725,107 1731,107 1738,107 1744,107 1750,107 1757,107 1763,107 1768,107 1775,107 1781,107 1787,107 1794,107 1800,107 1805,107 1813,107 1819,107 1825,107 1832,107 1838,107 1843,107 1850,107 1856,107 1862,107 1862,107 1920,107 1920,252 1862,252 1862,252 1856,252 1850,252 1843,252 1838,252 1832,252 1825,252 1819,252 1813,252 1805,252 1800,252 1794,252 1787,252 1781,252 1775,252 1768,252 1763,252 1757,252 1750,252 1744,252 1738,252 1731,252 1725,252 1719,252 1713,252 1706,252 1700,252 1694,252 1688,252 1682,252 1676,252 1669,252 1663,252 1657,252 1651,252 1645,252 1638,252 1631,252 1625,252 1619,252 1613,252 1607,251 1601,251 1594,251 1588,251 1582,251 1576,251 1569,251 1563,251 1557,251 1550,251 1544,251 1539,251 1532,251 1526,251 1520,251 1513,251 1506,251 1501,251 1495,251 1489,251 1482,251 1475,251 1469,251 1463,251 1457,251 1451,251 1445,251 1438,250 1432,250 1425,250 1420,250 1414,250 1408,250 1401,250 1394,250 1388,250 1383,249 1376,249 1370,249 1364,249 1357,249 1351,249 1346,249 1339,249 1333,248 1327,248 1320,248 1313,248 1308,247 1301,247 1295,247 1289,247 1282,247 1276,246 1271,246 1264,246 1258,246 1252,245 1245,245 1239,245 1234,244 1227,244 1220,243 1214,243 1208,242 1201,242 1196,241 1190,241 1183,241 1177,240 1171,240 1164,240 1159,239 1153,238 1146,238 1139,237 1133,237 1127,236 1121,235 1115,234 1108,233 1102,232 1096,231 1089,231 1083,230 1078,229 1071,227 1065,226 1059,225 1052,224 1045,223 1041,222 1034,221 1027,219 1021,218 1015,217 1008,216 1003,214 997,213 990,212 984,210 978,209 971,207 965,206 960,204 952,203 946,202 940,201 933,200 928,198 922,197 915,195 909,194 903,192 896,191 891,190 884,188 878,187 872,185 866,184 859,183 853,181 847,180 841,179 834,177 828,176 822,175 816,174 810,173 804,172 797,170 791,169 785,168 779,167 772,166 766,166 759,166 753,165 747,164 741,163 735,162 729,161 722,161 716,160 710,159 703,159 698,158 691,157 685,157 678,156 672,156 666,155 660,155 654,154 648,154 641,153 635,153 629,153 623,152 617,152 611,151 603,151 597,151 591,151 585,151 579,150 573,150 566,150 560,149 554,149 548,149 542,149 536,149 529,148 523,148 517,148 511,148 504,148 499,148 492,147 485,147 479,147 474,147 467,147 461,147 455,147 448,147 442,147 437,146 429,146 423,146 418,146 410,146 404,146 399,146 392,146 386,146 380,145 373,145 367,145 361,145 355,145 349,145 342,145 336,145 330,145 323,145 318,145 311,145 305,145 299,145 292,145 286,145 281,145 274,145 268,145 262,145 254,145 249,145 244,145 237,145 230,145 224,145 217,145 211,145 206,145 199,145 193,145 187,145 180,145 173,145 169,145 162,145 156,145 149,145 143,145 136,145 131,145 125,145 118,145 112,145 106,145 99,145 94,145 88,145 81,145 75,145 68,145 61,145 56,145 50,145 43,145 37,145 31,145 24,145 19,145 13,145 6,145 0,145">
          <text:p/>
        </draw:polygon>
        <draw:polygon draw:style-name="gr6" draw:text-style-name="P6" draw:layer="layout" svg:width="3.523cm" svg:height="0.37cm" svg:x="6.469cm" svg:y="5.547cm" svg:viewBox="0 0 3524 371" draw:points="2679,34 2683,33 2690,31 2697,31 2703,29 2709,28 2716,27 2721,26 2727,25 2734,24 2740,23 2746,22 2753,21 2759,20 2764,19 2771,18 2777,18 2784,18 2790,17 2796,16 2802,15 2808,15 2815,14 2821,14 2827,13 2833,12 2840,12 2846,11 2852,11 2858,10 2865,10 2871,9 2877,9 2883,9 2890,8 2896,8 2902,7 2908,7 2914,7 2920,6 2927,6 2933,6 2939,5 2945,5 2952,5 2958,5 2964,4 2971,4 2977,4 2983,4 2989,4 2995,3 3001,3 3008,3 3014,3 3020,3 3026,3 3032,3 3039,3 3046,3 3052,2 3058,2 3064,2 3070,2 3076,2 3083,2 3089,1 3095,1 3101,1 3107,1 3113,1 3120,1 3127,1 3133,1 3138,1 3145,1 3151,1 3157,1 3164,1 3170,1 3175,1 3182,1 3188,1 3194,1 3201,1 3207,1 3213,0 3220,0 3226,0 3232,0 3239,0 3245,0 3250,0 3257,0 3263,0 3269,0 3276,0 3283,0 3288,0 3294,0 3301,0 3307,0 3313,0 3320,0 3325,0 3331,0 3338,0 3344,0 3350,0 3358,0 3363,0 3369,0 3376,0 3382,0 3388,0 3395,0 3401,0 3406,0 3413,0 3419,0 3425,0 3432,0 3438,0 3443,0 3450,0 3457,0 3463,0 3469,0 3476,0 3481,0 3487,0 3494,0 3500,0 3506,0 3513,0 3518,0 3524,0 3524,35 3524,36 3524,371 3518,371 3513,371 3506,371 3500,371 3494,371 3487,371 3481,371 3476,371 3469,371 3463,371 3457,371 3450,371 3443,371 3438,371 3432,371 3425,371 3419,371 3413,371 3406,371 3401,371 3395,371 3388,371 3382,371 3376,371 3369,371 3363,371 3358,371 3350,371 3344,371 3338,371 3331,371 3325,371 3320,371 3313,371 3307,371 3301,371 3294,371 3288,371 3283,371 3276,371 3269,371 3263,371 3257,371 3250,371 3245,371 3239,371 3232,371 3226,371 3220,371 3213,371 3207,371 3201,371 3194,371 3188,371 3182,371 3175,371 3170,371 3164,371 3157,371 3151,371 3145,371 3138,371 3133,371 3127,371 3120,371 3113,371 3107,371 3101,371 3095,371 3089,371 3083,371 3076,371 3070,371 3064,371 3058,371 3052,371 3046,371 3039,371 3032,371 3026,371 3020,371 3014,371 3008,371 3001,371 2995,371 2989,371 2983,371 2977,371 2971,371 2964,371 2958,371 2952,371 2945,371 2939,371 2933,371 2927,371 2920,371 2914,371 2908,371 2902,371 2896,371 2890,371 2883,371 2877,371 2871,371 2865,371 2858,371 2852,371 2846,371 2840,371 2833,371 2827,371 2821,371 2815,371 2808,371 2802,371 2796,371 2790,371 2784,371 2777,371 2771,371 2764,371 2759,371 2753,371 2746,371 2740,371 2734,371 2727,371 2721,371 2716,371 2709,371 2703,371 2697,371 2690,371 2683,371 2679,371 2672,371 2665,371 2659,371 2652,371 2646,371 2641,371 2634,371 2628,371 2622,371 2615,371 2609,371 2603,371 2597,371 2591,371 2584,371 2578,371 2571,371 2565,371 2560,371 2553,371 2547,371 2541,371 2534,371 2528,371 2523,371 2516,371 2510,371 2504,371 2496,371 2490,371 2485,371 2478,371 2472,371 2466,371 2459,371 2453,371 2448,371 2441,371 2435,371 2429,371 2422,371 2416,371 2411,371 2404,371 2397,371 2391,371 2385,371 2378,371 2373,371 2367,371 2360,371 2354,371 2348,371 2341,371 2336,371 2329,371 2323,371 2316,371 2310,371 2303,371 2298,371 2292,371 2285,371 2279,371 2273,371 2266,371 2261,371 2255,371 2248,371 2242,371 2235,371 2229,371 2223,371 2218,371 2211,371 2204,371 2198,371 2192,371 2185,371 2180,371 2173,371 2167,371 2161,371 2154,371 2147,371 2142,371 2136,371 2130,371 2123,371 2117,371 2110,371 2105,371 2099,371 2092,371 2086,371 2080,371 2073,371 2067,371 2062,371 2055,371 2049,371 2042,371 2036,371 2030,371 2024,371 2017,371 2011,371 2005,371 1998,371 1993,371 1987,371 1980,371 1973,371 1968,371 1961,371 1955,371 1949,371 1943,371 1936,371 1930,371 1924,371 1918,371 1912,371 1906,371 1899,371 1893,371 1887,371 1881,371 1875,371 1868,371 1861,371 1855,371 1849,371 1843,371 1837,371 1831,371 1824,371 1818,371 1812,371 1805,371 1800,371 1794,371 1787,371 1780,371 1774,371 1768,371 1762,371 1756,371 1750,371 1743,371 1737,371 1731,371 1725,371 1719,371 1713,371 1706,371 1700,371 1693,371 1687,371 1681,371 1675,371 1668,371 1663,371 1662,371 1606,371 1606,371 1599,371 1593,371 1587,371 1580,371 1574,371 1569,371 1562,371 1556,371 1549,371 1542,371 1537,371 1531,371 1524,371 1518,371 1512,371 1505,371 1500,371 1494,371 1487,371 1481,371 1475,371 1468,371 1462,371 1456,371 1450,371 1443,371 1437,371 1431,371 1425,371 1419,371 1413,371 1406,371 1400,371 1393,371 1387,371 1381,371 1375,371 1368,371 1362,371 1356,371 1349,371 1344,371 1337,371 1331,371 1324,371 1319,371 1312,371 1306,371 1300,371 1294,371 1287,371 1281,371 1275,371 1269,371 1263,371 1257,371 1249,371 1243,371 1237,371 1232,371 1225,371 1219,371 1212,371 1206,371 1200,371 1194,371 1188,371 1182,371 1175,371 1168,371 1162,371 1157,371 1151,371 1144,371 1138,371 1131,371 1125,371 1120,371 1113,371 1107,371 1101,371 1094,371 1088,371 1082,371 1075,371 1070,371 1063,371 1056,371 1050,371 1045,371 1038,371 1032,371 1026,371 1019,371 1013,371 1007,371 1001,371 995,371 989,371 982,371 976,371 969,371 964,371 957,371 951,371 945,371 938,371 932,371 926,371 920,371 914,371 907,371 901,371 895,371 889,371 882,371 876,371 870,371 863,371 857,371 852,371 845,371 839,371 833,371 826,371 820,371 815,371 808,371 802,371 795,371 789,371 782,371 777,371 770,371 764,371 758,371 751,371 745,371 740,371 733,371 727,371 721,371 714,371 707,371 702,371 696,371 689,371 683,371 677,371 670,371 665,371 659,371 652,371 646,371 640,371 633,371 627,371 621,371 614,371 609,371 602,371 595,371 589,371 584,371 577,371 571,371 565,371 558,371 552,371 547,371 540,371 533,371 528,371 521,371 514,371 509,371 503,371 496,371 490,371 484,371 477,371 472,371 466,371 459,371 453,371 447,371 440,371 434,371 428,371 421,371 415,371 409,371 402,371 397,371 391,371 384,371 381,371 376,370 370,370 364,370 359,368 354,367 347,367 342,367 336,366 329,366 324,364 319,364 314,363 307,362 302,361 296,360 290,358 285,357 279,356 273,355 267,354 262,352 255,351 250,351 245,349 239,348 233,346 227,344 221,342 216,340 209,338 205,336 199,333 193,332 187,329 182,327 176,324 170,322 165,319 159,316 154,314 146,311 141,308 135,305 131,301 125,298 118,295 113,291 107,287 102,283 95,279 90,276 85,272 79,267 73,263 67,259 61,255 56,250 50,246 45,241 39,237 33,232 27,228 22,223 17,218 10,213 5,209 0,205 5,203 10,198 17,194 22,189 27,184 33,179 39,175 45,170 50,166 56,161 61,157 67,153 73,148 79,144 85,140 90,136 95,131 102,128 107,125 113,121 118,117 125,113 131,110 135,106 141,104 146,100 154,97 159,94 165,92 170,90 176,87 182,85 187,82 193,80 199,78 205,75 209,74 216,71 221,70 227,68 233,66 239,64 245,63 250,61 255,60 262,58 267,56 273,55 279,55 285,55 290,53 296,52 302,51 307,50 314,49 319,48 324,48 329,46 336,46 342,45 347,44 354,44 359,43 364,42 370,42 376,41 381,40 387,40 393,40 399,39 404,39 410,39 416,39 422,39 428,37 433,37 438,37 444,37 450,37 456,37 462,37 467,36 474,36 479,36 484,35 490,35 496,35 503,35 509,35 514,35 521,35 528,35 533,35 540,35 547,35 552,35 558,35 565,35 571,35 577,35 584,35 589,35 595,35 602,35 609,35 614,35 621,35 627,35 633,35 640,35 646,35 652,35 659,35 665,35 670,35 677,35 683,35 689,35 696,35 702,35 707,35 714,35 721,35 727,35 733,35 740,35 745,35 751,35 758,35 764,35 770,35 777,35 782,35 789,35 795,35 802,35 808,35 815,35 820,35 826,35 833,35 839,35 845,35 852,35 857,35 863,35 870,35 876,35 882,35 889,35 895,35 901,35 907,35 914,35 920,35 926,35 932,35 938,35 945,35 951,35 957,35 964,35 969,35 976,35 982,35 989,35 995,35 1001,35 1007,35 1013,35 1019,35 1026,35 1032,35 1038,35 1045,35 1050,35 1056,35 1063,35 1070,35 1075,35 1082,35 1088,35 1094,35 1101,35 1107,35 1113,35 1120,35 1125,35 1131,35 1138,35 1144,35 1151,35 1157,35 1162,35 1168,35 1175,35 1182,35 1188,35 1194,35 1200,35 1206,35 1212,35 1219,35 1225,35 1232,35 1237,35 1243,35 1249,35 1257,35 1263,35 1269,35 1275,35 1281,35 1287,35 1294,35 1300,35 1306,35 1312,35 1319,35 1324,35 1331,35 1337,35 1344,35 1349,35 1356,35 1362,35 1368,35 1375,35 1381,35 1387,35 1393,35 1400,35 1406,35 1413,35 1419,35 1425,35 1431,35 1437,35 1443,35 1450,35 1456,35 1462,35 1468,35 1475,35 1481,35 1487,35 1494,35 1500,35 1505,35 1512,35 1518,35 1524,35 1531,35 1537,35 1542,35 1549,35 1556,35 1562,35 1569,35 1574,35 1580,35 1587,35 1593,35 1599,35 1606,35 1606,35 1662,35 1663,35 1668,35 1675,35 1681,35 1687,35 1693,35 1700,35 1706,35 1713,35 1719,35 1725,35 1731,35 1737,35 1743,35 1750,35 1756,35 1762,35 1768,35 1774,35 1780,35 1787,35 1794,35 1800,35 1805,35 1812,35 1818,35 1824,35 1831,35 1837,35 1843,35 1849,35 1855,35 1861,35 1868,35 1875,35 1881,35 1887,35 1893,35 1899,35 1906,35 1912,35 1918,35 1924,35 1930,35 1936,35 1943,35 1949,35 1955,35 1961,35 1968,35 1973,35 1980,35 1987,35 1993,35 1998,35 2005,35 2011,35 2017,35 2024,35 2030,35 2036,35 2042,35 2049,35 2055,35 2062,35 2067,35 2073,35 2080,35 2086,35 2092,35 2099,35 2105,35 2110,35 2117,35 2123,35 2130,35 2136,35 2142,35 2147,35 2154,35 2161,35 2167,35 2173,35 2180,35 2185,35 2192,35 2198,35 2204,35 2211,35 2218,35 2223,35 2229,35 2235,35 2242,35 2248,35 2255,35 2261,35 2266,35 2273,35 2279,35 2285,35 2292,35 2298,35 2303,35 2310,35 2316,35 2323,35 2329,35 2336,35 2341,35 2348,35 2354,35 2360,35 2367,35 2373,35 2378,35 2385,35 2391,35 2397,35 2404,35 2411,35 2416,35 2422,35 2429,35 2435,35 2441,35 2448,35 2453,35 2459,35 2466,35 2472,35 2478,35 2485,35 2490,35 2496,35 2504,35 2510,35 2516,35 2523,35 2528,35 2534,35 2541,35 2547,35 2553,35 2560,35 2565,35 2571,35 2578,35 2584,35 2591,35 2597,35 2603,35 2609,35 2615,35 2622,35 2628,35 2634,35 2641,35 2646,35 2652,35 2659,35 2665,35 2672,35 2675,35">
          <text:p/>
        </draw:polygon>
        <draw:g draw:style-name="gr9">
          <draw:line draw:style-name="gr10" draw:text-style-name="P10" draw:layer="layout" svg:x1="0.068cm" svg:y1="7.153cm" svg:x2="4.95cm" svg:y2="7.153cm">
            <text:p/>
          </draw:line>
          <draw:line draw:style-name="gr11" draw:text-style-name="P10" draw:layer="layout" svg:x1="2.9cm" svg:y1="7.153cm" svg:x2="2.9cm" svg:y2="7.25cm">
            <text:p/>
          </draw:line>
          <draw:frame draw:style-name="gr12" draw:text-style-name="P12" draw:layer="layout" svg:width="2.099cm" svg:height="0.512cm" svg:x="2.851cm" svg:y="7.104cm">
            <draw:text-box>
              <text:p text:style-name="P11"><text:span text:style-name="T1">2080-2100</text:span></text:p>
            </draw:text-box>
          </draw:frame>
          <draw:line draw:style-name="gr11" draw:text-style-name="P10" draw:layer="layout" svg:x1="0.947cm" svg:y1="7.153cm" svg:x2="0.947cm" svg:y2="7.25cm">
            <text:p/>
          </draw:line>
          <draw:frame draw:style-name="gr12" draw:text-style-name="P12" draw:layer="layout" svg:width="2.099cm" svg:height="0.512cm" svg:x="0.898cm" svg:y="7.104cm">
            <draw:text-box>
              <text:p text:style-name="P11"><text:span text:style-name="T1">2040-2060</text:span></text:p>
            </draw:text-box>
          </draw:frame>
        </draw:g>
        <draw:polygon draw:style-name="gr13" draw:text-style-name="P13" draw:layer="layout" svg:width="4.794cm" svg:height="0.85cm" svg:x="0cm" svg:y="5.872cm" svg:viewBox="0 0 4795 851" draw:points="947,0 1005,0 1011,0 1017,0 1023,0 1030,0 1036,0 1042,0 1049,0 1054,0 1060,0 1067,0 1074,0 1080,0 1087,0 1093,0 1098,0 1105,0 1111,0 1117,0 1124,0 1130,0 1135,0 1142,0 1148,0 1154,0 1161,0 1168,0 1174,0 1179,0 1186,0 1192,0 1198,0 1205,0 1211,0 1217,0 1223,0 1229,0 1235,0 1243,0 1249,0 1255,0 1260,0 1267,0 1273,0 1280,0 1286,0 1292,0 1299,0 1304,0 1310,0 1317,0 1323,0 1329,0 1336,0 1342,0 1347,0 1354,0 1361,0 1367,0 1373,0 1380,0 1385,0 1391,0 1398,0 1404,0 1410,0 1417,0 1423,0 1428,0 1435,0 1442,0 1448,0 1455,0 1461,0 1466,0 1473,0 1479,0 1485,0 1492,0 1498,0 1505,0 1510,0 1516,0 1523,0 1529,0 1536,0 1542,0 1547,0 1554,0 1560,0 1566,0 1573,0 1579,0 1585,0 1591,0 1597,0 1603,0 1610,0 1617,0 1623,0 1629,0 1635,0 1641,0 1648,0 1654,0 1660,0 1667,0 1672,0 1678,0 1685,0 1691,0 1697,0 1704,0 1711,0 1716,0 1722,0 1729,0 1735,0 1741,0 1748,0 1753,0 1759,0 1766,0 1772,0 1778,0 1786,0 1792,0 1797,0 1804,0 1810,0 1816,0 1823,0 1829,0 1835,0 1841,0 1847,0 1853,0 1860,0 1866,0 1873,0 1878,0 1885,0 1890,0 1897,0 1904,0 1910,0 1916,0 1922,0 1928,0 1934,0 1941,0 1947,0 1953,0 1959,0 1966,0 1972,0 1979,0 1985,0 1991,0 1998,0 2003,0 2009,0 2016,0 2022,0 2028,0 2035,0 2041,0 2047,0 2053,0 2059,0 2066,0 2072,0 2079,0 2084,0 2090,0 2097,0 2103,0 2109,0 2116,0 2122,0 2128,0 2135,0 2140,0 2147,0 2154,0 2160,0 2166,0 2172,0 2178,0 2184,0 2191,0 2197,0 2203,0 2209,0 2215,0 2221,0 2228,0 2234,0 2241,0 2247,0 2253,0 2259,0 2265,0 2272,0 2278,0 2285,0 2290,0 2296,0 2303,0 2309,0 2315,0 2322,0 2329,0 2334,0 2340,0 2347,0 2353,0 2359,0 2366,0 2372,0 2377,0 2384,0 2390,0 2396,0 2403,0 2409,0 2415,0 2421,0 2428,0 2433,0 2441,0 2447,0 2453,0 2459,0 2465,0 2471,0 2478,0 2484,0 2490,0 2496,0 2503,0 2509,0 2515,0 2522,0 2528,0 2534,0 2540,0 2546,0 2552,0 2559,0 2565,0 2571,0 2578,0 2584,0 2590,0 2597,0 2602,0 2609,0 2616,0 2621,0 2627,0 2634,0 2640,0 2646,0 2653,0 2660,0 2665,0 2671,0 2678,0 2684,0 2690,0 2697,0 2702,0 2708,0 2715,0 2721,0 2727,0 2734,0 2741,0 2746,0 2753,0 2759,0 2765,0 2772,0 2778,0 2784,0 2790,0 2796,0 2802,0 2809,0 2815,0 2822,0 2827,0 2834,0 2840,0 2846,0 2853,0 2859,0 2865,0 2871,0 2928,0 2929,0 2935,0 2941,0 2948,0 2953,0 2959,0 2966,0 2972,0 2979,0 2985,0 2991,0 2997,0 3003,0 3009,0 3016,0 3022,0 3028,0 3034,0 3040,0 3046,0 3054,0 3060,0 3066,0 3073,0 3078,0 3084,0 3091,0 3097,0 3103,0 3110,0 3116,0 3121,0 3128,0 3134,0 3141,0 3147,0 3154,0 3159,0 3165,0 3172,0 3178,0 3184,0 3191,0 3197,0 3202,0 3209,0 3215,0 3222,0 3229,0 3235,0 3240,0 3247,0 3253,0 3259,0 3266,0 3272,0 3278,0 3284,0 3290,0 3296,0 3303,0 3309,0 3316,0 3321,0 3328,0 3333,0 3340,0 3347,0 3353,0 3359,0 3365,0 3371,0 3378,0 3384,0 3390,0 3397,0 3403,0 3409,0 3415,0 3422,0 3428,0 3434,0 3441,0 3446,0 3452,0 3459,0 3465,0 3471,0 3478,0 3485,0 3490,0 3496,0 3502,0 3509,0 3515,0 3522,0 3527,0 3534,0 3540,0 3546,0 3553,0 3559,0 3565,0 3571,0 3578,0 3583,0 3590,0 3597,0 3603,0 3609,0 3615,0 3621,0 3627,0 3634,0 3640,0 3646,0 3652,0 3659,0 3664,0 3671,0 3678,0 3684,0 3691,0 3696,0 3702,0 3709,0 3715,0 3721,0 3728,0 3733,0 3739,0 3746,0 3752,0 3758,0 3765,0 3772,0 3777,0 3783,0 3790,0 3796,0 3802,0 3809,0 3815,0 3820,0 3827,0 3833,0 3839,0 3846,0 3852,0 3858,0 3865,0 3871,0 3877,0 3884,0 3890,0 3896,0 3902,0 3908,0 3914,0 3921,0 3927,0 3933,0 3939,0 3946,0 3952,0 3958,0 3965,0 3971,0 3977,0 3983,0 3989,0 3995,0 4002,0 4008,0 4014,0 4021,0 4027,0 4033,0 4040,0 4045,0 4052,0 4059,0 4064,0 4070,0 4077,0 4083,0 4089,0 4096,0 4102,0 4108,0 4114,0 4121,0 4126,0 4133,0 4140,0 4146,0 4151,0 4158,0 4164,0 4170,0 4177,0 4183,0 4188,0 4195,0 4202,0 4207,0 4214,0 4221,0 4227,0 4233,0 4239,0 4245,0 4252,0 4258,0 4264,0 4270,0 4276,0 4282,0 4289,0 4295,0 4301,0 4308,0 4314,0 4320,0 4326,0 4333,0 4339,0 4345,0 4352,0 4357,0 4363,0 4371,0 4376,0 4382,0 4390,0 4395,0 4401,0 4408,0 4414,0 4420,0 4427,0 4433,0 4438,0 4445,0 4451,0 4457,0 4464,0 4470,0 4476,0 4482,0 4489,0 4495,0 4501,0 4508,0 4514,0 4519,0 4527,0 4533,0 4538,0 4546,0 4552,0 4558,0 4564,0 4570,0 4576,0 4583,0 4589,0 4595,0 4601,0 4607,0 4614,0 4620,0 4627,0 4632,0 4639,0 4645,0 4651,0 4657,0 4664,0 4670,0 4676,0 4682,0 4688,0 4695,0 4702,0 4707,0 4713,0 4721,0 4726,0 4732,0 4739,0 4745,0 4751,0 4758,0 4764,0 4769,0 4776,0 4783,0 4788,0 4795,0 4795,676 4788,676 4783,676 4776,676 4769,676 4764,676 4758,676 4751,676 4745,676 4739,676 4732,676 4726,676 4721,676 4713,676 4707,676 4702,676 4695,676 4688,676 4682,676 4676,676 4670,676 4664,676 4657,676 4651,676 4645,676 4639,676 4632,676 4627,676 4620,676 4614,676 4607,676 4601,676 4595,676 4589,676 4583,676 4576,676 4570,676 4564,676 4558,676 4552,676 4546,676 4538,676 4533,676 4527,676 4519,676 4514,676 4508,676 4501,676 4495,676 4489,676 4482,676 4476,676 4470,676 4464,676 4457,676 4451,676 4445,676 4438,676 4433,676 4427,676 4420,676 4414,676 4408,676 4401,676 4395,676 4390,676 4382,676 4376,676 4371,676 4363,676 4357,676 4352,676 4345,676 4339,676 4333,676 4326,676 4320,676 4314,676 4308,676 4301,676 4295,676 4289,676 4282,676 4276,676 4270,676 4264,676 4258,676 4252,676 4245,676 4239,676 4233,676 4227,676 4221,676 4214,676 4207,676 4202,676 4195,676 4188,676 4183,676 4177,676 4170,676 4164,676 4158,676 4151,676 4146,676 4140,676 4133,676 4126,676 4121,676 4114,676 4108,676 4102,676 4096,676 4089,676 4083,676 4077,676 4070,676 4064,676 4059,676 4052,676 4045,676 4040,676 4033,676 4027,676 4021,676 4014,676 4008,676 4002,676 3995,676 3989,676 3983,676 3977,676 3971,676 3965,676 3958,676 3952,676 3946,676 3939,676 3933,676 3927,676 3921,676 3914,676 3908,676 3902,676 3896,676 3890,676 3884,676 3877,676 3871,676 3865,676 3858,676 3852,676 3846,676 3839,676 3833,676 3827,676 3820,676 3815,676 3809,676 3802,676 3796,676 3790,676 3783,676 3777,676 3772,676 3765,676 3758,676 3752,676 3746,676 3739,676 3733,676 3728,676 3721,676 3715,676 3709,676 3702,676 3696,676 3691,676 3684,676 3678,676 3671,676 3664,676 3659,676 3652,676 3646,676 3640,676 3634,676 3627,676 3621,676 3615,676 3609,676 3603,676 3597,676 3590,676 3583,676 3578,676 3571,676 3565,676 3559,676 3553,676 3546,676 3540,676 3534,676 3527,676 3522,676 3515,676 3509,676 3502,676 3496,676 3490,676 3485,676 3478,676 3471,676 3465,676 3459,676 3452,676 3446,676 3441,676 3434,676 3428,676 3422,676 3415,676 3409,676 3403,676 3397,676 3390,676 3384,676 3378,676 3371,676 3365,676 3359,676 3353,676 3347,676 3340,676 3333,676 3328,676 3321,676 3316,676 3309,676 3303,676 3296,676 3290,676 3284,676 3278,676 3272,676 3266,676 3259,676 3253,676 3247,676 3240,676 3235,676 3229,676 3222,676 3215,676 3209,676 3202,676 3197,676 3191,676 3184,676 3178,676 3172,676 3165,676 3159,676 3154,676 3147,676 3141,676 3134,676 3128,676 3121,676 3116,676 3110,676 3103,676 3097,676 3091,676 3084,676 3078,676 3073,676 3066,676 3060,676 3054,676 3046,676 3040,676 3034,676 3028,676 3022,676 3016,676 3009,676 3003,676 2997,676 2991,676 2985,676 2979,676 2972,676 2966,676 2959,676 2953,676 2948,676 2941,676 2935,676 2929,676 2929,754 2871,754 2871,734 2865,734 2859,734 2853,734 2846,734 2840,734 2834,734 2827,734 2822,734 2815,734 2809,734 2802,734 2796,734 2790,734 2784,734 2778,734 2772,734 2765,734 2759,734 2753,734 2746,734 2741,734 2734,734 2727,734 2721,734 2715,734 2708,734 2702,734 2697,734 2690,734 2684,734 2678,734 2671,734 2665,734 2660,734 2653,734 2646,734 2640,734 2634,734 2627,734 2621,734 2616,734 2609,734 2602,734 2597,734 2590,734 2584,734 2578,734 2571,734 2565,734 2559,734 2552,734 2546,734 2540,734 2534,734 2528,734 2522,734 2515,734 2509,734 2503,734 2496,734 2490,734 2484,734 2478,734 2471,734 2465,734 2459,734 2453,734 2447,734 2441,734 2433,734 2428,734 2421,734 2415,734 2409,734 2403,734 2396,734 2390,734 2384,734 2377,734 2372,734 2366,734 2359,734 2353,734 2347,734 2340,734 2334,734 2329,734 2322,734 2315,734 2309,734 2303,734 2296,734 2290,734 2285,734 2278,734 2272,734 2265,734 2259,734 2253,734 2247,734 2241,734 2234,734 2228,734 2221,734 2215,734 2209,734 2203,734 2197,734 2191,734 2184,734 2178,734 2172,734 2166,734 2160,734 2154,734 2147,734 2140,734 2135,734 2128,734 2122,734 2116,734 2109,734 2103,734 2097,734 2090,734 2084,734 2079,734 2072,734 2066,734 2059,734 2053,734 2047,734 2041,734 2035,734 2028,734 2022,734 2016,734 2009,734 2003,734 1998,734 1991,734 1985,734 1979,734 1972,734 1966,734 1959,734 1953,734 1947,734 1941,734 1934,734 1928,734 1922,734 1916,734 1910,734 1904,734 1897,734 1890,734 1885,734 1878,734 1873,734 1866,734 1860,734 1853,734 1847,734 1841,734 1835,734 1829,734 1823,734 1816,734 1810,734 1804,734 1797,734 1792,734 1786,734 1778,734 1772,734 1766,734 1759,734 1753,734 1748,734 1741,734 1735,734 1729,734 1722,734 1716,734 1711,734 1704,734 1697,734 1691,734 1685,734 1678,734 1672,734 1667,734 1660,734 1654,734 1648,734 1641,734 1635,734 1629,734 1623,734 1617,734 1610,734 1603,734 1597,734 1591,734 1585,734 1579,734 1573,734 1566,734 1560,734 1554,734 1547,734 1542,734 1536,734 1529,734 1523,734 1516,734 1510,734 1505,734 1498,734 1492,734 1485,734 1479,734 1473,734 1466,734 1461,734 1455,734 1448,734 1442,734 1435,734 1428,734 1423,734 1417,734 1410,734 1404,734 1398,734 1391,734 1385,734 1380,734 1373,734 1367,734 1361,734 1354,734 1347,734 1342,734 1336,734 1329,734 1323,734 1317,734 1310,734 1304,734 1299,734 1292,734 1286,734 1280,734 1273,734 1267,734 1260,734 1255,734 1249,734 1243,734 1235,734 1229,734 1223,734 1217,734 1211,734 1205,734 1198,734 1192,734 1186,734 1179,734 1174,734 1168,734 1161,734 1154,734 1148,734 1142,734 1135,734 1130,734 1124,734 1117,734 1111,734 1105,734 1098,734 1093,734 1087,734 1080,734 1074,734 1067,734 1060,734 1054,734 1049,734 1042,734 1036,734 1030,734 1023,734 1017,734 1011,734 1005,734 1005,850 951,850 951,851 898,851 886,849 868,845 850,844 831,840 815,836 796,830 779,828 762,824 742,820 726,815 707,809 689,804 673,800 653,794 636,790 618,781 600,777 583,770 566,762 547,756 529,751 512,743 494,735 476,726 458,719 440,710 423,702 405,691 388,684 368,674 353,663 334,652 316,643 299,632 279,619 264,609 245,596 227,585 208,573 192,562 173,549 155,536 139,524 119,510 103,499 84,486 68,473 49,459 32,447 15,434 0,425 15,415 32,402 49,390 68,376 84,363 103,351 119,339 139,325 155,313 173,300 192,287 208,277 227,264 245,253 264,241 279,230 299,217 316,206 334,197 353,186 368,175 388,166 405,158 423,147 440,140 458,130 476,123 494,115 512,106 529,98 547,93 566,87 583,79 600,72 618,68 636,59 653,55 673,49 689,45 707,40 726,34 742,29 762,26 779,21 796,19 815,14 831,9 850,5 868,4 883,1 947,1">
          <text:p/>
        </draw:polygon>
        <draw:polygon draw:style-name="gr13" draw:text-style-name="P13" draw:layer="layout" svg:width="4.833cm" svg:height="0.731cm" svg:x="5.16cm" svg:y="6.021cm" svg:viewBox="0 0 4834 732" draw:points="1053,0 1058,0 1064,0 1070,0 1077,0 1083,0 1088,0 1095,0 1101,0 1107,0 1114,0 1121,0 1126,0 1133,0 1139,0 1145,0 1152,0 1158,0 1163,0 1170,0 1176,0 1182,0 1189,0 1195,0 1200,0 1207,0 1214,0 1220,0 1226,0 1233,0 1238,0 1244,0 1251,0 1257,0 1263,0 1270,0 1275,0 1281,0 1289,0 1295,0 1301,0 1307,0 1313,0 1319,0 1326,0 1332,0 1338,0 1345,0 1350,0 1356,0 1363,0 1369,0 1375,0 1382,0 1388,0 1393,0 1400,0 1407,0 1413,0 1419,0 1425,0 1431,0 1437,0 1444,0 1450,0 1456,0 1463,0 1469,0 1474,0 1481,0 1488,0 1494,0 1501,0 1506,0 1512,0 1519,0 1525,0 1531,0 1538,0 1543,0 1550,0 1556,0 1562,0 1569,0 1575,0 1581,0 1587,0 1593,0 1600,0 1606,0 1612,0 1618,0 1624,0 1630,0 1637,0 1643,0 1649,0 1655,0 1662,0 1668,0 1675,0 1681,0 1687,0 1693,0 1699,0 1705,0 1712,0 1718,0 1724,0 1730,0 1736,0 1742,0 1749,0 1756,0 1762,0 1767,0 1774,0 1780,0 1786,0 1793,0 1799,0 1805,0 1811,0 1817,0 1823,0 1831,0 1837,0 1843,0 1849,0 1855,0 1861,0 1868,0 1874,0 1880,0 1886,0 1892,0 1898,0 1905,0 1911,0 1918,0 1923,0 1930,0 1935,0 1942,0 1949,0 1955,0 1960,0 1967,0 1973,0 1979,0 1986,0 1992,0 1997,0 2004,0 2011,0 2017,0 2024,0 2030,0 2035,0 2042,0 2048,0 2054,0 2061,0 2067,0 2072,0 2079,0 2085,0 2092,0 2098,0 2104,0 2110,0 2116,0 2123,0 2129,0 2135,0 2142,0 2147,0 2153,0 2160,0 2166,0 2173,0 2180,0 2185,0 2191,0 2198,0 2204,0 2210,0 2217,0 2223,0 2228,0 2235,0 2241,0 2247,0 2254,0 2260,0 2265,0 2272,0 2278,0 2285,0 2291,0 2298,0 2303,0 2309,0 2316,0 2322,0 2329,0 2335,0 2340,0 2347,0 2353,0 2359,0 2366,0 2373,0 2378,0 2384,0 2391,0 2397,0 2403,0 2410,0 2415,0 2421,0 2428,0 2434,0 2440,0 2447,0 2452,0 2459,0 2465,0 2472,0 2477,0 2485,0 2490,0 2496,0 2503,0 2509,0 2515,0 2522,0 2527,0 2533,0 2540,0 2547,0 2553,0 2559,0 2565,0 2571,0 2577,0 2584,0 2590,0 2596,0 2603,0 2608,0 2614,0 2621,0 2628,0 2634,0 2641,0 2645,0 2652,0 2659,0 2665,0 2671,0 2678,0 2683,0 2689,0 2696,0 2703,0 2709,0 2715,0 2721,0 2727,0 2733,0 2740,0 2746,0 2752,0 2758,0 2764,0 2770,0 2777,0 2784,0 2790,0 2796,0 2802,0 2808,0 2815,0 2821,0 2827,0 2833,0 2839,0 2845,0 2852,0 2858,0 2865,0 2870,0 2877,0 2883,0 2889,0 2896,0 2902,0 2907,0 2914,0 2971,0 2972,0 2978,0 2983,0 2990,0 2996,0 3002,0 3009,0 3015,0 3021,0 3027,0 3033,0 3040,0 3046,0 3052,0 3059,0 3064,0 3070,0 3077,0 3083,0 3089,0 3097,0 3102,0 3108,0 3115,0 3121,0 3127,0 3134,0 3139,0 3145,0 3152,0 3159,0 3164,0 3171,0 3176,0 3183,0 3189,0 3196,0 3202,0 3208,0 3214,0 3220,0 3226,0 3233,0 3239,0 3245,0 3251,0 3257,0 3264,0 3271,0 3277,0 3283,0 3289,0 3295,0 3301,0 3308,0 3314,0 3320,0 3326,0 3332,0 3338,0 3345,0 3351,0 3358,0 3363,0 3370,0 3375,0 3382,0 3389,0 3395,0 3401,0 3407,0 3413,0 3420,0 3426,0 3432,0 3439,0 3445,0 3451,0 3457,0 3464,0 3470,0 3476,0 3482,0 3488,0 3494,0 3501,0 3507,0 3513,0 3519,0 3526,0 3532,0 3538,0 3544,0 3551,0 3556,0 3563,0 3569,0 3576,0 3582,0 3588,0 3594,0 3600,0 3606,0 3613,0 3620,0 3625,0 3631,0 3638,0 3644,0 3650,0 3657,0 3663,0 3668,0 3675,0 3681,0 3687,0 3694,0 3701,0 3705,0 3712,0 3719,0 3725,0 3732,0 3738,0 3743,0 3750,0 3756,0 3762,0 3769,0 3775,0 3781,0 3787,0 3793,0 3799,0 3806,0 3813,0 3819,0 3824,0 3831,0 3837,0 3843,0 3850,0 3856,0 3861,0 3868,0 3874,0 3880,0 3887,0 3893,0 3899,0 3906,0 3912,0 3918,0 3925,0 3931,0 3936,0 3943,0 3949,0 3955,0 3962,0 3968,0 3973,0 3980,0 3987,0 3993,0 3999,0 4006,0 4011,0 4017,0 4024,0 4030,0 4036,0 4043,0 4048,0 4054,0 4061,0 4068,0 4074,0 4081,0 4085,0 4092,0 4099,0 4105,0 4111,0 4118,0 4123,0 4129,0 4136,0 4142,0 4149,0 4155,0 4161,0 4166,0 4173,0 4180,0 4186,0 4192,0 4199,0 4204,0 4210,0 4217,0 4223,0 4229,0 4236,0 4242,0 4247,0 4254,0 4261,0 4267,0 4274,0 4279,0 4285,0 4292,0 4298,0 4304,0 4311,0 4316,0 4322,0 4329,0 4335,0 4341,0 4348,0 4354,0 4360,0 4366,0 4373,0 4379,0 4385,0 4391,0 4397,0 4403,0 4411,0 4416,0 4422,0 4429,0 4435,0 4441,0 4448,0 4454,0 4460,0 4466,0 4472,0 4478,0 4485,0 4491,0 4497,0 4503,0 4509,0 4515,0 4522,0 4529,0 4535,0 4541,0 4547,0 4553,0 4559,0 4567,0 4573,0 4578,0 4585,0 4591,0 4597,0 4604,0 4610,0 4616,0 4622,0 4628,0 4634,0 4641,0 4647,0 4654,0 4659,0 4666,0 4671,0 4678,0 4685,0 4691,0 4696,0 4703,0 4709,0 4715,0 4722,0 4728,0 4734,0 4741,0 4746,0 4752,0 4760,0 4766,0 4771,0 4778,0 4784,0 4790,0 4797,0 4803,0 4808,0 4815,0 4822,0 4827,0 4834,0 4834,512 4827,512 4822,512 4815,512 4808,512 4803,512 4797,512 4790,512 4784,512 4778,512 4771,512 4766,512 4760,512 4752,512 4746,512 4741,512 4734,512 4728,512 4722,512 4715,512 4709,512 4703,512 4696,512 4691,512 4685,512 4678,512 4671,512 4666,512 4659,512 4654,512 4647,512 4641,512 4634,512 4628,512 4622,512 4616,512 4610,512 4604,512 4597,512 4591,512 4585,512 4578,512 4573,512 4567,512 4559,512 4553,512 4547,512 4541,512 4535,512 4529,512 4522,512 4515,512 4509,512 4503,512 4497,512 4491,512 4485,512 4478,512 4472,512 4466,512 4460,512 4454,512 4448,512 4441,512 4435,512 4429,512 4422,512 4416,512 4411,512 4403,512 4397,512 4391,512 4385,512 4379,512 4373,512 4366,512 4360,512 4354,512 4348,512 4341,512 4335,512 4329,512 4322,512 4316,512 4311,512 4304,512 4298,512 4292,512 4285,512 4279,512 4274,512 4267,512 4261,512 4254,512 4247,512 4242,512 4236,512 4229,512 4223,512 4217,512 4210,512 4204,512 4199,512 4192,512 4186,512 4180,512 4173,512 4166,512 4161,512 4155,512 4149,512 4142,512 4136,512 4129,512 4123,512 4118,512 4111,512 4105,512 4099,512 4092,512 4085,512 4081,512 4074,512 4068,512 4061,512 4054,512 4048,512 4043,512 4036,512 4030,512 4024,512 4017,512 4011,512 4006,512 3999,512 3993,512 3987,512 3980,512 3973,512 3968,512 3962,512 3955,512 3949,512 3943,512 3936,512 3931,512 3925,512 3918,512 3912,512 3906,512 3899,512 3893,512 3887,512 3880,512 3874,512 3868,512 3861,512 3856,512 3850,512 3843,512 3837,512 3831,512 3824,512 3819,512 3813,512 3806,512 3799,512 3793,512 3787,512 3781,512 3775,512 3769,512 3762,512 3756,512 3750,512 3743,512 3738,512 3732,512 3725,512 3719,512 3712,512 3705,512 3701,512 3694,512 3687,512 3681,512 3675,512 3668,512 3663,512 3657,512 3650,512 3644,512 3638,512 3631,512 3625,512 3620,512 3613,512 3606,512 3600,512 3594,512 3588,512 3582,512 3576,512 3569,512 3563,512 3556,512 3551,512 3544,512 3538,512 3532,512 3526,512 3519,512 3513,512 3507,512 3501,512 3494,512 3488,512 3482,512 3476,512 3470,512 3464,512 3457,512 3451,512 3445,512 3439,512 3432,512 3426,512 3420,512 3413,512 3407,512 3401,512 3395,512 3389,512 3382,512 3375,512 3370,512 3363,512 3358,512 3351,512 3345,512 3338,512 3332,512 3326,512 3320,512 3314,512 3308,512 3301,512 3295,512 3289,512 3283,512 3277,512 3271,512 3264,512 3257,512 3251,512 3245,512 3239,512 3233,512 3226,512 3220,512 3214,512 3208,512 3202,512 3196,512 3189,512 3183,512 3176,512 3171,512 3164,512 3159,512 3152,512 3145,512 3139,512 3134,512 3127,512 3121,512 3115,512 3108,512 3102,512 3097,512 3089,512 3083,512 3077,512 3070,512 3064,512 3059,512 3052,512 3046,512 3040,512 3033,512 3027,512 3021,512 3015,512 3009,512 3002,512 2996,512 2990,512 2983,512 2978,512 2972,512 2972,591 2914,591 2914,588 2907,588 2902,588 2896,588 2889,588 2883,588 2877,588 2870,588 2865,588 2858,588 2852,588 2845,588 2839,588 2833,588 2827,588 2821,588 2815,588 2808,588 2802,588 2796,588 2790,588 2784,588 2777,588 2770,588 2764,588 2758,588 2752,588 2746,588 2740,588 2733,588 2727,588 2721,588 2715,588 2709,588 2703,588 2696,588 2689,588 2683,588 2678,588 2671,588 2665,588 2659,588 2652,588 2645,588 2641,588 2634,588 2628,588 2621,588 2614,588 2608,588 2603,588 2596,588 2590,588 2584,588 2577,588 2571,588 2565,588 2559,588 2553,588 2547,588 2540,588 2533,588 2527,588 2522,588 2515,588 2509,588 2503,588 2496,588 2490,588 2485,588 2477,588 2472,588 2465,588 2459,588 2452,588 2447,588 2440,588 2434,588 2428,588 2421,588 2415,588 2410,588 2403,588 2397,588 2391,588 2384,588 2378,588 2373,588 2366,588 2359,588 2353,588 2347,588 2340,588 2335,588 2329,588 2322,588 2316,588 2309,588 2303,588 2298,588 2291,588 2285,588 2278,588 2272,588 2265,588 2260,588 2254,588 2247,588 2241,588 2235,588 2228,588 2223,588 2217,588 2210,588 2204,588 2198,588 2191,588 2185,588 2180,588 2173,588 2166,588 2160,588 2153,588 2147,588 2142,588 2135,588 2129,588 2123,588 2116,588 2110,588 2104,588 2098,588 2092,588 2085,588 2079,588 2072,588 2067,588 2061,588 2054,588 2048,588 2042,588 2035,588 2030,588 2024,588 2017,588 2011,588 2004,588 1997,588 1992,588 1986,588 1979,588 1973,588 1967,588 1960,588 1955,588 1949,588 1942,588 1935,588 1930,588 1923,588 1918,588 1911,588 1905,588 1898,588 1892,588 1886,588 1880,588 1874,588 1868,588 1861,588 1855,588 1849,588 1843,588 1837,588 1831,588 1823,588 1817,588 1811,588 1805,588 1799,588 1793,588 1786,588 1780,588 1774,588 1767,588 1762,588 1756,588 1749,588 1742,588 1736,588 1730,588 1724,588 1718,588 1712,588 1705,588 1699,588 1693,588 1687,588 1681,588 1675,588 1668,588 1662,588 1655,588 1649,588 1643,588 1637,588 1630,588 1624,588 1618,588 1612,588 1606,588 1600,588 1593,588 1587,588 1581,588 1575,588 1569,588 1562,588 1556,588 1550,588 1543,588 1538,588 1531,588 1525,588 1519,588 1512,588 1506,588 1501,588 1494,588 1488,588 1481,588 1474,588 1469,588 1463,588 1456,588 1450,588 1444,588 1437,588 1431,588 1425,588 1419,588 1413,588 1407,588 1400,588 1393,588 1388,588 1382,588 1375,588 1369,588 1363,588 1356,588 1350,588 1345,588 1338,588 1332,588 1326,588 1319,588 1313,588 1307,588 1301,588 1295,588 1289,588 1281,588 1275,588 1270,588 1263,588 1257,588 1251,588 1244,588 1238,588 1233,588 1226,588 1220,588 1214,588 1207,588 1200,588 1195,588 1189,588 1182,588 1176,588 1170,588 1163,588 1158,588 1152,588 1145,588 1139,588 1133,588 1126,588 1121,588 1114,588 1107,588 1101,588 1095,588 1088,588 1083,588 1077,588 1070,588 1064,588 1058,588 1053,588 1053,732 799,732 755,732 750,732 750,731 744,730 729,727 714,726 698,723 685,720 668,714 655,713 640,709 624,706 610,702 594,696 579,692 565,688 549,684 534,680 519,673 505,668 490,663 475,656 459,650 444,646 430,639 415,632 400,625 385,618 370,610 356,605 340,595 325,588 309,580 297,571 281,562 266,553 251,544 235,533 221,524 206,513 191,503 174,493 162,483 145,473 131,462 117,452 100,439 87,429 70,418 57,407 41,395 27,385 13,374 0,366 13,357 27,347 41,337 57,324 70,314 87,303 100,292 117,280 131,270 145,258 162,248 174,239 191,228 206,218 221,208 235,199 251,188 266,178 281,170 297,162 309,152 325,143 340,136 356,128 370,121 385,113 400,106 415,99 430,92 444,86 459,81 475,76 490,69 505,63 519,59 534,53 549,49 565,43 579,40 594,35 610,30 624,26 640,23 655,19 668,18 685,13 698,9 714,6 729,4 741,2 750,2 750,0 1051,0">
          <text:p/>
        </draw:polygon>
        <draw:polygon draw:style-name="gr13" draw:text-style-name="P13" draw:layer="layout" svg:width="4.783cm" svg:height="0.658cm" svg:x="10.345cm" svg:y="6.104cm" svg:viewBox="0 0 4784 659" draw:points="921,0 979,0 986,0 992,0 998,0 1005,0 1011,0 1016,0 1023,0 1029,0 1035,0 1042,0 1049,0 1055,0 1062,0 1067,0 1073,0 1080,0 1086,0 1092,0 1099,0 1105,0 1111,0 1117,0 1123,0 1129,0 1136,0 1143,0 1149,0 1155,0 1161,0 1167,0 1173,0 1180,0 1186,0 1192,0 1199,0 1205,0 1210,0 1218,0 1224,0 1230,0 1236,0 1243,0 1249,0 1256,0 1261,0 1267,0 1274,0 1280,0 1286,0 1293,0 1299,0 1305,0 1311,0 1318,0 1323,0 1330,0 1337,0 1343,0 1349,0 1356,0 1361,0 1367,0 1374,0 1380,0 1386,0 1393,0 1400,0 1405,0 1411,0 1418,0 1424,0 1431,0 1437,0 1443,0 1450,0 1456,0 1461,0 1468,0 1474,0 1481,0 1487,0 1493,0 1500,0 1506,0 1512,0 1518,0 1524,0 1531,0 1537,0 1543,0 1550,0 1556,0 1561,0 1568,0 1574,0 1580,0 1587,0 1594,0 1600,0 1606,0 1612,0 1618,0 1625,0 1631,0 1637,0 1644,0 1650,0 1655,0 1662,0 1668,0 1674,0 1681,0 1688,0 1694,0 1700,0 1706,0 1712,0 1718,0 1725,0 1731,0 1737,0 1744,0 1750,0 1755,0 1763,0 1769,0 1775,0 1782,0 1788,0 1794,0 1801,0 1806,0 1812,0 1819,0 1825,0 1831,0 1838,0 1844,0 1851,0 1856,0 1863,0 1868,0 1875,0 1882,0 1888,0 1894,0 1901,0 1906,0 1912,0 1919,0 1925,0 1931,0 1938,0 1945,0 1951,0 1957,0 1963,0 1969,0 1976,0 1982,0 1988,0 1995,0 2001,0 2006,0 2013,0 2019,0 2026,0 2032,0 2038,0 2045,0 2050,0 2057,0 2063,0 2069,0 2076,0 2082,0 2088,0 2095,0 2100,0 2107,0 2114,0 2119,0 2126,0 2133,0 2139,0 2145,0 2151,0 2157,0 2163,0 2170,0 2176,0 2182,0 2189,0 2195,0 2200,0 2207,0 2213,0 2220,0 2226,0 2233,0 2239,0 2245,0 2251,0 2257,0 2264,0 2270,0 2276,0 2283,0 2289,0 2295,0 2301,0 2308,0 2314,0 2320,0 2327,0 2333,0 2339,0 2346,0 2351,0 2357,0 2364,0 2370,0 2376,0 2383,0 2389,0 2396,0 2401,0 2408,0 2413,0 2421,0 2427,0 2433,0 2440,0 2445,0 2451,0 2458,0 2464,0 2470,0 2477,0 2484,0 2490,0 2495,0 2502,0 2508,0 2514,0 2521,0 2527,0 2533,0 2540,0 2545,0 2551,0 2558,0 2565,0 2571,0 2578,0 2583,0 2590,0 2596,0 2602,0 2608,0 2615,0 2621,0 2627,0 2634,0 2641,0 2646,0 2652,0 2659,0 2665,0 2671,0 2678,0 2684,0 2690,0 2696,0 2702,0 2708,0 2715,0 2722,0 2728,0 2735,0 2741,0 2746,0 2753,0 2759,0 2765,0 2772,0 2778,0 2784,0 2791,0 2796,0 2803,0 2809,0 2816,0 2822,0 2828,0 2835,0 2841,0 2846,0 2853,0 2910,0 2911,0 2917,0 2923,0 2930,0 2936,0 2941,0 2948,0 2954,0 2961,0 2967,0 2973,0 2980,0 2986,0 2991,0 2998,0 3004,0 3010,0 3017,0 3023,0 3029,0 3037,0 3042,0 3048,0 3055,0 3061,0 3067,0 3074,0 3080,0 3086,0 3092,0 3099,0 3104,0 3111,0 3117,0 3124,0 3130,0 3137,0 3142,0 3148,0 3155,0 3161,0 3167,0 3174,0 3180,0 3186,0 3192,0 3198,0 3205,0 3212,0 3218,0 3224,0 3231,0 3236,0 3242,0 3249,0 3255,0 3261,0 3268,0 3274,0 3280,0 3286,0 3292,0 3299,0 3305,0 3312,0 3317,0 3324,0 3331,0 3336,0 3342,0 3349,0 3355,0 3362,0 3368,0 3374,0 3381,0 3387,0 3393,0 3399,0 3406,0 3412,0 3418,0 3425,0 3431,0 3436,0 3443,0 3449,0 3455,0 3462,0 3469,0 3475,0 3481,0 3486,0 3493,0 3499,0 3506,0 3512,0 3519,0 3525,0 3531,0 3537,0 3543,0 3549,0 3556,0 3563,0 3568,0 3575,0 3582,0 3587,0 3593,0 3600,0 3606,0 3612,0 3619,0 3625,0 3631,0 3637,0 3644,0 3649,0 3656,0 3663,0 3669,0 3676,0 3681,0 3687,0 3694,0 3700,0 3706,0 3713,0 3719,0 3725,0 3731,0 3737,0 3743,0 3750,0 3757,0 3763,0 3769,0 3776,0 3781,0 3787,0 3794,0 3800,0 3806,0 3813,0 3819,0 3825,0 3831,0 3837,0 3844,0 3851,0 3857,0 3863,0 3870,0 3876,0 3881,0 3888,0 3894,0 3900,0 3907,0 3913,0 3919,0 3926,0 3932,0 3938,0 3944,0 3951,0 3957,0 3963,0 3970,0 3976,0 3981,0 3988,0 3994,0 4000,0 4007,0 4014,0 4020,0 4026,0 4031,0 4038,0 4045,0 4051,0 4057,0 4064,0 4070,0 4076,0 4082,0 4088,0 4095,0 4101,0 4108,0 4113,0 4120,0 4126,0 4132,0 4138,0 4145,0 4151,0 4157,0 4164,0 4170,0 4175,0 4182,0 4189,0 4194,0 4201,0 4208,0 4214,0 4221,0 4226,0 4232,0 4239,0 4245,0 4251,0 4258,0 4264,0 4270,0 4276,0 4282,0 4288,0 4295,0 4302,0 4308,0 4314,0 4321,0 4326,0 4332,0 4339,0 4345,0 4351,0 4359,0 4364,0 4370,0 4377,0 4383,0 4389,0 4396,0 4402,0 4408,0 4415,0 4421,0 4426,0 4433,0 4439,0 4445,0 4452,0 4458,0 4464,0 4471,0 4477,0 4483,0 4489,0 4496,0 4502,0 4508,0 4516,0 4521,0 4526,0 4534,0 4540,0 4546,0 4553,0 4559,0 4565,0 4571,0 4577,0 4583,0 4590,0 4596,0 4603,0 4609,0 4616,0 4620,0 4627,0 4634,0 4640,0 4646,0 4653,0 4659,0 4665,0 4671,0 4677,0 4684,0 4691,0 4696,0 4702,0 4710,0 4716,0 4721,0 4728,0 4734,0 4740,0 4747,0 4753,0 4759,0 4766,0 4772,0 4777,0 4784,0 4784,633 4777,633 4772,633 4766,633 4759,633 4753,633 4747,633 4740,633 4734,633 4728,633 4721,633 4716,633 4710,633 4702,633 4696,633 4691,633 4684,633 4677,633 4671,633 4665,633 4659,633 4653,633 4646,633 4640,633 4634,633 4627,633 4620,633 4616,633 4609,633 4603,633 4596,633 4590,633 4583,633 4577,633 4571,633 4565,633 4559,633 4553,633 4546,633 4540,633 4534,633 4526,633 4521,633 4516,633 4508,633 4502,633 4496,633 4489,633 4483,633 4477,633 4471,633 4464,633 4458,633 4452,633 4445,633 4439,633 4433,633 4426,633 4421,633 4415,633 4408,633 4402,633 4396,633 4389,633 4383,633 4377,633 4370,633 4364,633 4359,633 4351,633 4345,633 4339,633 4332,633 4326,633 4321,633 4314,633 4308,633 4302,633 4295,633 4288,633 4282,633 4276,633 4270,633 4264,633 4258,633 4251,633 4245,633 4239,633 4232,633 4226,633 4221,633 4214,633 4208,633 4201,633 4194,633 4189,633 4182,633 4175,633 4170,633 4164,633 4157,633 4151,633 4145,633 4138,633 4132,633 4126,633 4120,633 4113,633 4108,633 4101,633 4095,633 4088,633 4082,633 4076,633 4070,633 4064,633 4057,633 4051,633 4045,633 4038,633 4031,633 4026,633 4020,633 4014,633 4007,633 4000,633 3994,633 3988,633 3981,633 3976,633 3970,633 3963,633 3957,633 3951,633 3944,633 3938,633 3932,633 3926,633 3919,633 3913,633 3907,633 3900,633 3894,633 3888,633 3881,633 3876,633 3870,633 3863,633 3857,633 3851,633 3844,633 3837,633 3831,633 3825,633 3819,633 3813,633 3806,633 3800,633 3794,633 3787,633 3781,633 3776,633 3769,633 3763,633 3757,633 3750,633 3743,633 3737,633 3731,633 3725,633 3719,633 3713,633 3706,633 3700,633 3694,633 3687,633 3681,633 3676,633 3669,633 3663,633 3656,633 3649,633 3644,633 3637,633 3631,633 3625,633 3619,633 3612,633 3606,633 3600,633 3593,633 3587,633 3582,633 3575,633 3568,633 3563,633 3556,633 3549,633 3543,633 3537,633 3531,633 3525,633 3519,633 3512,633 3506,633 3499,633 3493,633 3486,633 3481,633 3475,633 3469,633 3462,633 3455,633 3449,633 3443,633 3436,633 3431,633 3425,633 3418,633 3412,633 3406,633 3399,633 3393,633 3387,633 3381,633 3374,633 3368,633 3362,633 3355,633 3349,633 3342,633 3336,633 3331,633 3324,633 3317,633 3312,633 3305,633 3299,633 3292,633 3286,633 3280,633 3274,633 3268,633 3261,633 3255,633 3249,633 3242,633 3236,633 3231,633 3224,633 3218,633 3212,633 3205,633 3198,633 3192,633 3186,633 3180,633 3174,633 3167,633 3161,633 3155,633 3148,633 3142,633 3137,633 3130,633 3124,633 3117,633 3111,633 3104,633 3099,633 3092,633 3086,633 3080,633 3074,633 3067,633 3061,633 3055,633 3048,633 3042,633 3037,633 3029,633 3023,633 3017,633 3010,633 3004,633 2998,633 2991,633 2986,633 2980,633 2973,633 2967,633 2961,633 2954,633 2948,633 2941,633 2936,633 2930,633 2923,633 2917,633 2911,633 2911,647 2853,647 2853,641 2846,641 2841,641 2835,641 2828,641 2822,641 2816,641 2809,641 2803,641 2796,641 2791,641 2784,641 2778,641 2772,641 2765,641 2759,641 2753,641 2746,641 2741,641 2735,641 2728,641 2722,641 2715,641 2708,641 2702,641 2696,641 2690,641 2684,641 2678,641 2671,641 2665,641 2659,641 2652,641 2646,641 2641,641 2634,641 2627,641 2621,641 2615,641 2608,641 2602,641 2596,641 2590,641 2583,641 2578,641 2571,641 2565,641 2558,641 2551,641 2545,641 2540,641 2533,641 2527,641 2521,641 2514,641 2508,641 2502,641 2495,641 2490,641 2484,641 2477,641 2470,641 2464,641 2458,641 2451,641 2445,641 2440,641 2433,641 2427,641 2421,641 2413,641 2408,641 2401,641 2396,641 2389,641 2383,641 2376,641 2370,641 2364,641 2357,641 2351,641 2346,641 2339,641 2333,641 2327,641 2320,641 2314,641 2308,641 2301,641 2295,641 2289,641 2283,641 2276,641 2270,641 2264,641 2257,641 2251,641 2245,641 2239,641 2233,641 2226,641 2220,641 2213,641 2207,641 2200,641 2195,641 2189,641 2182,641 2176,641 2170,641 2163,641 2157,641 2151,641 2145,641 2139,641 2133,641 2126,641 2119,641 2114,641 2107,641 2100,641 2095,641 2088,641 2082,641 2076,641 2069,641 2063,641 2057,641 2050,641 2045,641 2038,641 2032,641 2026,641 2019,641 2013,641 2006,641 2001,641 1995,641 1988,641 1982,641 1976,641 1969,641 1963,641 1957,641 1951,641 1945,641 1938,641 1931,641 1925,641 1919,641 1912,641 1906,641 1901,641 1894,641 1888,641 1882,641 1875,641 1868,641 1863,641 1856,641 1851,641 1844,641 1838,641 1831,641 1825,641 1819,641 1812,641 1806,641 1801,641 1794,641 1788,641 1782,641 1775,641 1769,641 1763,641 1755,641 1750,641 1744,641 1737,641 1731,641 1725,641 1718,641 1712,641 1706,641 1700,641 1694,641 1688,641 1681,641 1674,641 1668,641 1662,641 1655,641 1650,641 1644,641 1637,641 1631,641 1625,641 1618,641 1612,641 1606,641 1600,641 1594,641 1587,641 1580,641 1574,641 1568,641 1561,641 1556,641 1550,641 1543,641 1537,641 1531,641 1524,641 1518,641 1512,641 1506,641 1500,641 1493,641 1487,641 1481,641 1474,641 1468,641 1461,641 1456,641 1450,641 1443,641 1437,641 1431,641 1424,641 1418,641 1411,641 1405,641 1400,641 1393,641 1386,641 1380,641 1374,641 1367,641 1361,641 1356,641 1349,641 1343,641 1337,641 1330,641 1323,641 1318,641 1311,641 1305,641 1299,641 1293,641 1286,641 1280,641 1274,641 1267,641 1261,641 1256,641 1249,641 1243,641 1236,641 1230,641 1224,641 1218,641 1210,641 1205,641 1199,641 1192,641 1186,641 1180,641 1173,641 1167,641 1161,641 1155,641 1149,641 1143,641 1136,641 1129,641 1123,641 1117,641 1111,641 1105,641 1099,641 1092,641 1086,641 1080,641 1073,641 1067,641 1062,641 1055,641 1049,641 1042,641 1035,641 1029,641 1023,641 1016,641 1011,641 1005,641 998,641 992,641 986,641 979,641 979,657 921,657 921,659 699,659 661,659 657,659 657,658 651,657 638,656 625,654 611,652 599,648 585,643 572,642 560,638 545,636 534,632 519,627 507,623 494,620 480,615 468,611 454,606 441,602 428,598 417,591 402,586 389,582 376,576 363,570 350,564 336,558 323,551 311,545 298,536 285,530 271,523 260,515 245,507 232,499 220,491 205,481 194,473 180,464 168,455 153,445 141,436 127,428 114,418 102,408 87,397 76,388 62,379 50,369 36,357 24,348 11,339 0,332 11,324 24,314 36,305 50,294 62,285 76,275 87,266 102,254 114,245 127,235 141,226 153,217 168,207 180,200 194,190 205,182 220,172 232,163 245,157 260,149 271,140 285,132 298,126 311,117 323,113 336,105 350,99 363,93 376,87 389,81 402,76 417,71 428,66 441,61 454,57 468,51 480,47 494,42 507,39 519,35 534,31 545,27 560,24 572,22 585,20 599,15 611,12 625,9 638,8 649,6 657,6 657,4 921,4">
          <text:p/>
        </draw:polygon>
        <draw:polygon draw:style-name="gr14" draw:text-style-name="P14" draw:layer="layout" svg:width="0.057cm" svg:height="0.675cm" svg:x="4.795cm" svg:y="5.872cm" svg:viewBox="0 0 58 676" draw:points="0,676 58,676 58,0 0,0">
          <text:p/>
        </draw:polygon>
        <draw:polygon draw:style-name="gr15" draw:text-style-name="P15" draw:layer="layout" svg:width="0.057cm" svg:height="0.207cm" svg:x="4.795cm" svg:y="5.546cm" svg:viewBox="0 0 58 208" draw:points="0,208 58,208 58,0 0,0">
          <text:p/>
        </draw:polygon>
        <draw:polygon draw:style-name="gr15" draw:text-style-name="P15" draw:layer="layout" svg:width="0.056cm" svg:height="0.371cm" svg:x="9.994cm" svg:y="5.546cm" svg:viewBox="0 0 57 372" draw:points="0,372 57,372 57,0 0,0">
          <text:p/>
        </draw:polygon>
        <draw:polygon draw:style-name="gr8" draw:text-style-name="P8" draw:layer="layout" svg:width="0.056cm" svg:height="0.222cm" svg:x="9.994cm" svg:y="6.637cm" svg:viewBox="0 0 57 223" draw:points="0,223 57,223 57,0 0,0">
          <text:p/>
        </draw:polygon>
        <draw:polygon draw:style-name="gr14" draw:text-style-name="P14" draw:layer="layout" svg:width="0.056cm" svg:height="0.512cm" svg:x="9.994cm" svg:y="6.021cm" svg:viewBox="0 0 57 513" draw:points="0,513 57,513 57,0 0,0">
          <text:p/>
        </draw:polygon>
        <draw:polygon draw:style-name="gr8" draw:text-style-name="P8" draw:layer="layout" svg:width="0.057cm" svg:height="0.029cm" svg:x="15.129cm" svg:y="6.83cm" svg:viewBox="0 0 58 30" draw:points="0,30 58,30 58,0 0,0">
          <text:p/>
        </draw:polygon>
        <draw:polygon draw:style-name="gr14" draw:text-style-name="P14" draw:layer="layout" svg:width="0.057cm" svg:height="0.632cm" svg:x="15.129cm" svg:y="6.104cm" svg:viewBox="0 0 58 633" draw:points="0,633 58,633 58,0 0,0">
          <text:p/>
        </draw:polygon>
        <draw:polygon draw:style-name="gr15" draw:text-style-name="P15" draw:layer="layout" svg:width="0.057cm" svg:height="0.47cm" svg:x="15.129cm" svg:y="5.54cm" svg:viewBox="0 0 58 471" draw:points="0,471 58,471 58,0 0,0">
          <text:p/>
        </draw:polygon>
        <draw:g draw:style-name="gr9">
          <draw:line draw:style-name="gr10" draw:text-style-name="P10" draw:layer="layout" svg:x1="10.384cm" svg:y1="7.154cm" svg:x2="15.285cm" svg:y2="7.154cm">
            <text:p/>
          </draw:line>
          <draw:line draw:style-name="gr11" draw:text-style-name="P10" draw:layer="layout" svg:x1="13.227cm" svg:y1="7.154cm" svg:x2="13.227cm" svg:y2="7.252cm">
            <text:p/>
          </draw:line>
          <draw:frame draw:style-name="gr16" draw:text-style-name="P12" draw:layer="layout" svg:width="2.107cm" svg:height="0.515cm" svg:x="13.178cm" svg:y="7.105cm">
            <draw:text-box>
              <text:p text:style-name="P16">2080-2100</text:p>
            </draw:text-box>
          </draw:frame>
          <draw:line draw:style-name="gr11" draw:text-style-name="P10" draw:layer="layout" svg:x1="11.266cm" svg:y1="7.154cm" svg:x2="11.266cm" svg:y2="7.252cm">
            <text:p/>
          </draw:line>
          <draw:frame draw:style-name="gr16" draw:text-style-name="P12" draw:layer="layout" svg:width="2.108cm" svg:height="0.515cm" svg:x="11.217cm" svg:y="7.105cm">
            <draw:text-box>
              <text:p text:style-name="P16">2040-2060</text:p>
            </draw:text-box>
          </draw:frame>
        </draw:g>
        <draw:g draw:style-name="gr9">
          <draw:line draw:style-name="gr10" draw:text-style-name="P10" draw:layer="layout" svg:x1="5.228cm" svg:y1="7.153cm" svg:x2="10.1cm" svg:y2="7.153cm">
            <text:p/>
          </draw:line>
          <draw:line draw:style-name="gr11" draw:text-style-name="P10" draw:layer="layout" svg:x1="8.054cm" svg:y1="7.153cm" svg:x2="8.054cm" svg:y2="7.25cm">
            <text:p/>
          </draw:line>
          <draw:frame draw:style-name="gr12" draw:text-style-name="P12" draw:layer="layout" svg:width="2.095cm" svg:height="0.512cm" svg:x="8.005cm" svg:y="7.104cm">
            <draw:text-box>
              <text:p text:style-name="P11"><text:span text:style-name="T1">2080-2100</text:span></text:p>
            </draw:text-box>
          </draw:frame>
          <draw:line draw:style-name="gr11" draw:text-style-name="P10" draw:layer="layout" svg:x1="6.105cm" svg:y1="7.153cm" svg:x2="6.105cm" svg:y2="7.25cm">
            <text:p/>
          </draw:line>
          <draw:frame draw:style-name="gr12" draw:text-style-name="P12" draw:layer="layout" svg:width="2.095cm" svg:height="0.512cm" svg:x="6.056cm" svg:y="7.104cm">
            <draw:text-box>
              <text:p text:style-name="P11"><text:span text:style-name="T1">2040-2060</text:span></text:p>
            </draw:text-box>
          </draw:frame>
        </draw:g>
      </draw:page>
      <draw:page draw:name="page2" draw:style-name="dp1" draw:master-page-name="master-page3">
        <draw:polygon draw:style-name="gr1" draw:text-style-name="P1" draw:layer="layout" svg:width="17.637cm" svg:height="5.323cm" svg:x="0cm" svg:y="0cm" svg:viewBox="0 0 17638 5324" draw:points="0,0 17638,0 17638,5324 0,5324">
          <text:p/>
        </draw:polygon>
        <draw:frame draw:style-name="gr2" draw:text-style-name="P2" draw:layer="layout" svg:width="17.637cm" svg:height="5.323cm" svg:x="0cm" svg:y="0cm">
          <draw:image xlink:href="Pictures/1000000000000D900000041884BA0486.png" xlink:type="simple" xlink:show="embed" xlink:actuate="onLoad" draw:mime-type="image/png">
            <text:p/>
          </draw:image>
        </draw:frame>
        <draw:polygon draw:style-name="gr3" draw:text-style-name="P3" draw:layer="layout" svg:width="1.872cm" svg:height="0.109cm" svg:x="13.255cm" svg:y="6.737cm" svg:viewBox="0 0 1873 110" draw:points="0,0 6,0 13,0 19,0 25,0 31,0 38,0 43,0 50,0 56,0 63,0 69,0 75,0 81,0 88,0 94,0 100,0 107,0 113,0 119,0 125,0 131,0 137,0 144,0 151,0 157,0 163,0 170,0 175,0 181,0 188,0 194,0 200,0 207,0 213,0 219,0 225,0 232,0 238,0 245,0 251,0 257,0 264,0 270,0 275,0 282,0 288,0 294,0 301,0 307,0 313,0 320,0 326,1 332,1 338,1 345,1 351,1 357,1 364,1 370,1 375,1 382,1 388,1 394,1 402,1 407,1 414,1 420,1 426,1 432,1 439,1 445,2 451,2 458,2 464,2 469,2 476,2 482,2 488,2 495,2 502,2 507,3 514,3 520,3 526,3 532,3 539,3 545,3 551,3 558,4 564,4 569,4 576,4 583,4 588,5 595,5 601,5 608,6 615,6 620,6 626,6 633,7 639,7 645,8 652,8 658,8 665,9 670,9 676,9 682,10 689,10 696,11 702,12 708,12 715,13 720,13 726,14 733,14 739,15 745,16 753,17 758,17 764,18 770,19 777,20 783,21 790,21 796,22 802,23 809,23 815,24 820,25 827,26 833,27 839,28 846,30 852,31 858,32 865,33 871,34 877,35 883,37 890,38 896,39 902,40 909,42 914,43 920,44 927,46 933,47 939,48 947,49 953,51 959,52 965,53 971,54 977,56 984,57 990,58 996,59 1003,61 1009,62 1014,63 1021,64 1027,65 1034,67 1040,68 1047,68 1052,69 1059,70 1065,71 1071,72 1077,73 1084,73 1090,74 1096,75 1103,76 1109,77 1114,78 1121,78 1128,79 1134,80 1140,81 1147,81 1153,82 1160,82 1165,83 1171,83 1178,84 1184,84 1190,85 1197,85 1203,86 1210,86 1215,87 1221,87 1228,88 1234,88 1241,88 1247,88 1253,89 1260,89 1265,89 1271,90 1278,90 1284,90 1290,90 1298,91 1303,91 1309,91 1315,91 1322,91 1328,92 1335,92 1341,92 1347,92 1354,92 1359,93 1365,93 1372,93 1378,93 1384,93 1391,93 1397,93 1403,93 1409,93 1416,93 1422,93 1428,93 1435,93 1441,94 1447,94 1454,94 1459,94 1466,94 1472,94 1478,94 1484,94 1492,94 1498,94 1504,94 1510,94 1516,94 1522,94 1529,94 1535,94 1541,94 1548,94 1554,94 1559,94 1566,94 1573,94 1579,94 1585,94 1592,94 1598,95 1604,95 1610,95 1616,95 1623,95 1630,95 1635,95 1641,95 1649,95 1655,95 1660,95 1667,95 1673,95 1679,95 1686,95 1692,95 1698,95 1704,95 1710,95 1716,95 1723,95 1730,95 1736,95 1742,95 1749,95 1754,95 1760,95 1767,95 1773,95 1779,95 1786,95 1792,95 1799,95 1804,95 1810,95 1817,95 1824,95 1830,95 1836,95 1843,95 1849,95 1854,95 1861,95 1867,95 1873,95 1873,110 1867,110 1861,110 1854,110 1849,110 1843,110 1836,110 1830,110 1824,110 1817,110 1810,110 1804,110 1799,110 1792,110 1786,110 1779,110 1773,110 1767,110 1760,110 1754,110 1749,110 1742,110 1736,110 1730,110 1723,110 1716,110 1710,110 1704,110 1698,110 1692,110 1686,110 1679,110 1673,110 1667,110 1660,110 1655,110 1649,110 1641,109 1635,109 1630,109 1623,109 1616,109 1610,109 1604,109 1598,109 1592,109 1585,109 1579,109 1573,109 1566,109 1559,109 1554,109 1548,109 1541,109 1535,109 1529,109 1522,109 1516,109 1510,109 1504,109 1498,109 1492,109 1484,109 1478,109 1472,109 1466,109 1459,109 1454,109 1447,109 1441,109 1435,109 1428,109 1422,108 1416,108 1409,108 1403,108 1397,108 1391,108 1384,108 1378,107 1372,107 1365,107 1359,107 1354,107 1347,107 1341,107 1335,106 1328,106 1322,106 1315,106 1309,106 1303,105 1298,105 1290,105 1284,105 1278,104 1271,104 1265,104 1260,104 1253,104 1247,103 1241,103 1234,102 1228,102 1221,102 1215,101 1210,101 1203,100 1197,100 1190,99 1184,99 1178,98 1171,98 1165,98 1160,97 1153,96 1147,96 1140,95 1134,94 1128,94 1121,93 1114,92 1109,91 1103,91 1096,90 1090,89 1084,88 1077,87 1071,86 1065,85 1059,84 1052,83 1047,82 1040,81 1034,80 1027,79 1021,78 1014,77 1009,76 1003,74 996,73 990,72 984,71 977,69 971,68 965,68 959,67 953,65 947,64 939,63 933,61 927,60 920,59 914,58 909,56 902,55 896,54 890,53 883,51 877,50 871,49 865,48 858,46 852,45 846,44 839,43 833,42 827,41 820,40 815,39 809,38 802,37 796,36 790,35 783,34 777,33 770,32 764,32 758,31 753,30 745,29 739,29 733,28 726,27 720,27 715,26 708,26 702,25 696,25 689,24 682,23 676,23 670,23 665,23 658,23 652,22 645,22 639,22 633,21 626,21 620,21 615,20 608,20 601,20 595,19 588,19 583,19 576,19 569,18 564,18 558,18 551,18 545,18 539,18 532,18 526,17 520,17 514,17 507,17 502,17 495,17 488,17 482,17 476,16 469,16 464,16 458,16 451,16 445,16 439,16 432,16 426,16 420,16 414,16 407,16 402,16 394,15 388,15 382,15 375,15 370,15 364,15 357,15 351,15 345,15 338,15 332,15 326,15 320,15 313,15 307,15 301,15 294,15 288,15 282,15 275,15 270,15 264,15 257,15 251,15 245,15 238,15 232,15 225,15 219,15 213,15 207,15 200,15 194,15 188,15 181,15 175,15 170,15 163,15 157,15 151,15 144,15 137,15 131,15 125,15 119,15 113,15 107,15 100,15 94,15 88,15 81,15 75,15 69,15 63,15 56,15 50,15 43,15 38,15 31,15 25,15 19,15 13,15 6,15 0,15">
          <text:p/>
        </draw:polygon>
        <draw:polygon draw:style-name="gr4" draw:text-style-name="P4" draw:layer="layout" svg:width="1.88cm" svg:height="0.015cm" svg:x="13.246cm" svg:y="6.845cm" svg:viewBox="0 0 1881 16" draw:points="0,0 6,0 13,0 19,0 25,0 31,0 38,0 44,0 50,0 56,0 63,0 70,0 75,0 82,0 88,0 94,0 101,0 107,0 113,0 120,0 125,0 131,0 138,0 145,0 151,0 158,0 164,0 170,0 176,0 182,0 188,0 195,0 201,0 208,0 214,0 220,0 226,0 233,0 239,0 246,0 252,0 258,0 265,0 271,0 276,0 283,0 289,0 295,0 302,0 308,0 315,0 321,0 327,0 333,0 340,0 346,0 353,0 359,0 365,0 371,0 377,0 383,0 390,0 396,0 403,0 409,0 416,0 421,0 428,0 434,0 440,0 447,0 453,0 459,0 466,0 471,0 478,0 484,0 490,0 497,0 504,0 509,0 517,0 522,0 528,0 535,0 541,0 547,0 554,0 560,0 566,0 572,0 578,0 585,0 591,0 597,0 604,0 611,0 617,0 623,0 629,0 635,0 642,0 648,0 654,0 661,0 667,0 673,0 679,0 685,0 692,0 699,0 705,0 711,0 717,0 723,0 729,0 736,0 742,0 749,0 756,0 761,0 767,0 773,0 780,0 787,0 793,0 799,0 806,0 812,0 817,0 824,0 830,0 836,0 843,0 849,0 856,0 862,0 868,0 874,0 881,0 887,0 894,0 900,0 906,0 913,0 918,0 924,0 931,0 937,0 943,0 951,0 957,0 963,0 969,0 975,0 981,0 988,0 994,0 1000,0 1007,0 1013,0 1019,0 1025,0 1031,0 1038,0 1045,0 1051,0 1057,0 1063,0 1069,0 1076,0 1082,0 1088,0 1095,0 1101,0 1107,0 1113,0 1119,0 1126,0 1133,0 1139,0 1145,0 1152,0 1158,0 1164,0 1170,0 1176,0 1183,0 1189,0 1195,0 1202,0 1208,0 1214,0 1221,0 1226,0 1233,0 1240,0 1246,0 1252,0 1259,0 1264,0 1270,0 1277,0 1283,0 1290,0 1296,0 1303,0 1309,0 1314,0 1320,0 1328,0 1334,0 1340,0 1347,0 1353,0 1359,0 1365,0 1371,0 1377,0 1384,0 1390,0 1397,0 1403,0 1408,0 1415,0 1422,0 1428,0 1435,0 1441,0 1447,0 1454,0 1459,0 1465,0 1472,0 1478,0 1484,0 1491,0 1498,0 1504,0 1510,0 1516,0 1522,0 1529,0 1535,0 1541,0 1548,0 1554,0 1560,0 1566,0 1573,0 1579,0 1586,0 1592,0 1599,0 1605,0 1610,0 1617,0 1623,0 1630,0 1637,0 1642,0 1648,0 1655,0 1661,0 1667,0 1674,0 1680,0 1686,0 1693,0 1699,0 1705,0 1712,0 1717,0 1724,0 1730,0 1737,0 1743,0 1750,0 1755,0 1762,0 1768,0 1774,0 1781,0 1787,0 1793,0 1800,0 1806,0 1811,0 1818,0 1825,0 1831,0 1838,0 1844,0 1850,0 1856,0 1862,0 1869,0 1875,0 1881,0 1881,16 1875,16 1869,16 1862,16 1856,16 1850,16 1844,16 1838,16 1831,16 1825,16 1818,16 1811,16 1806,16 1800,16 1793,16 1787,16 1781,16 1774,16 1768,16 1762,16 1755,16 1750,16 1743,16 1737,16 1730,16 1724,16 1717,16 1712,16 1705,16 1699,16 1693,16 1686,16 1680,16 1674,16 1667,16 1661,16 1655,16 1648,16 1642,16 1637,16 1630,16 1623,16 1617,16 1610,16 1605,16 1599,16 1592,16 1586,16 1579,16 1573,16 1566,16 1560,16 1554,16 1548,16 1541,16 1535,16 1529,16 1522,16 1516,16 1510,16 1504,16 1498,16 1491,16 1484,16 1478,16 1472,16 1465,16 1459,16 1454,16 1447,16 1441,16 1435,16 1428,16 1422,16 1415,16 1408,16 1403,16 1397,16 1390,16 1384,16 1377,16 1371,16 1365,16 1359,16 1353,16 1347,16 1340,16 1334,16 1328,16 1320,16 1314,16 1309,16 1303,16 1296,16 1290,16 1283,16 1277,16 1270,16 1264,16 1259,16 1252,16 1246,16 1240,16 1233,16 1226,16 1221,16 1214,16 1208,16 1202,16 1195,16 1189,16 1183,16 1176,16 1170,16 1164,16 1158,16 1152,16 1145,16 1139,16 1133,16 1126,16 1119,16 1113,16 1107,16 1101,16 1095,16 1088,16 1082,16 1076,16 1069,16 1063,16 1057,16 1051,16 1045,16 1038,16 1031,16 1025,16 1019,16 1013,16 1007,16 1000,16 994,16 988,16 981,16 975,16 969,16 963,16 957,16 951,16 943,16 937,16 931,16 924,16 918,16 913,16 906,16 900,16 894,16 887,16 881,16 874,16 868,16 862,16 856,16 849,16 843,16 836,16 830,16 824,16 817,16 812,16 806,16 799,16 793,16 787,16 780,16 773,16 767,16 761,16 756,16 749,16 742,16 736,16 729,16 723,16 717,16 711,16 705,16 699,16 692,16 685,16 679,16 673,16 667,16 661,16 654,16 648,16 642,16 635,16 629,16 623,16 617,16 611,16 604,16 597,16 591,16 585,16 578,16 572,16 566,16 560,16 554,16 547,16 541,16 535,16 528,16 522,16 517,16 509,16 504,16 497,16 490,16 484,16 478,16 471,16 466,16 459,16 453,16 447,16 440,16 434,16 428,16 421,16 416,16 409,16 403,16 396,16 390,16 383,16 377,16 371,16 365,16 359,16 353,16 346,16 340,16 333,16 327,16 321,16 315,16 308,16 302,16 295,16 289,16 283,16 276,16 271,16 265,16 258,16 252,16 246,16 239,16 233,16 226,16 220,16 214,16 208,16 201,16 195,16 188,16 182,16 176,16 170,16 164,16 158,16 151,16 145,16 138,16 131,16 125,16 120,16 113,16 107,16 101,16 94,16 88,16 82,16 75,16 70,16 63,16 56,16 50,16 44,16 38,16 31,16 25,16 19,16 13,16 6,16 0,16">
          <text:p/>
        </draw:polygon>
        <draw:polygon draw:style-name="gr5" draw:text-style-name="P5" draw:layer="layout" svg:width="1.931cm" svg:height="0.115cm" svg:x="11.324cm" svg:y="6.744cm" svg:viewBox="0 0 1932 116" draw:points="0,0 6,0 13,0 19,0 25,0 31,0 37,0 43,0 50,0 56,0 62,0 69,0 75,0 81,0 88,0 94,0 100,0 107,0 113,0 119,0 125,0 131,0 137,0 144,0 150,0 157,0 163,0 170,0 174,0 181,0 188,0 194,0 200,0 207,0 213,0 219,0 225,0 231,0 238,0 245,0 251,0 256,0 264,0 270,0 275,0 282,1 288,1 294,1 301,1 307,1 313,1 320,1 325,1 332,1 338,1 344,1 351,1 357,1 364,1 370,1 375,1 382,1 388,1 394,1 401,1 407,1 413,1 420,1 425,1 431,1 439,2 445,2 451,2 458,2 464,2 469,2 476,2 482,2 488,2 495,3 502,3 507,3 514,3 520,3 526,3 532,3 539,3 545,3 551,4 558,4 564,4 569,4 576,5 582,5 588,5 595,5 601,6 607,6 615,6 620,7 626,7 633,7 639,8 645,8 652,8 658,9 664,9 670,10 676,10 682,11 689,11 695,12 702,12 708,13 715,13 720,14 726,15 733,15 739,16 745,17 752,18 758,18 764,19 770,20 776,21 783,22 790,23 796,23 802,24 809,25 815,26 820,27 827,28 833,29 839,30 846,31 852,32 858,34 865,35 871,36 877,38 883,39 889,40 896,41 902,43 909,44 914,45 920,47 927,48 933,49 939,51 946,52 952,53 958,55 965,56 970,58 977,59 984,60 990,62 996,63 1003,64 1009,65 1014,67 1021,68 1027,68 1033,69 1040,70 1047,71 1052,73 1059,73 1065,75 1071,76 1077,77 1084,78 1090,78 1096,79 1103,80 1109,81 1114,82 1121,83 1127,84 1134,84 1140,85 1146,86 1153,87 1160,87 1165,88 1171,88 1178,89 1184,89 1190,90 1197,90 1203,91 1209,91 1215,92 1221,92 1227,93 1234,93 1241,93 1247,94 1253,94 1260,94 1265,95 1271,95 1278,95 1284,95 1290,96 1297,96 1303,96 1309,96 1315,97 1321,97 1328,97 1335,97 1341,97 1347,98 1354,98 1359,98 1365,98 1372,98 1378,98 1384,98 1391,98 1397,98 1403,98 1409,99 1416,99 1422,99 1428,99 1434,99 1441,99 1447,99 1454,99 1459,99 1465,99 1472,99 1478,99 1484,99 1491,99 1498,99 1504,100 1510,100 1515,100 1522,100 1529,100 1535,100 1541,100 1548,100 1554,100 1559,100 1566,100 1572,100 1578,100 1585,100 1592,100 1598,100 1604,100 1610,100 1616,100 1622,100 1629,100 1635,100 1641,100 1648,100 1655,100 1660,100 1667,100 1673,100 1679,100 1686,100 1692,100 1698,100 1704,100 1710,100 1716,100 1723,100 1729,100 1735,100 1742,100 1749,100 1754,100 1760,100 1767,100 1773,100 1779,100 1786,100 1792,100 1798,100 1804,100 1810,100 1816,100 1824,100 1830,100 1836,100 1843,100 1849,100 1854,100 1861,100 1867,100 1873,100 1873,100 1932,100 1932,116 1873,116 1873,116 1867,116 1861,116 1854,116 1849,116 1843,116 1836,116 1830,116 1824,116 1816,116 1810,116 1804,116 1798,116 1792,116 1786,116 1779,116 1773,116 1767,116 1760,116 1754,116 1749,116 1742,116 1735,116 1729,116 1723,116 1716,116 1710,116 1704,116 1698,116 1692,116 1686,116 1679,116 1673,116 1667,116 1660,116 1655,116 1648,116 1641,116 1635,116 1629,116 1622,116 1616,116 1610,116 1604,116 1598,116 1592,116 1585,116 1578,116 1572,116 1566,116 1559,116 1554,116 1548,116 1541,116 1535,116 1529,116 1522,115 1515,115 1510,115 1504,115 1498,115 1491,115 1484,115 1478,115 1472,115 1465,115 1459,115 1454,115 1447,115 1441,115 1434,115 1428,115 1422,114 1416,114 1409,114 1403,114 1397,114 1391,114 1384,114 1378,114 1372,114 1365,113 1359,113 1354,113 1347,113 1341,113 1335,113 1328,113 1321,113 1315,113 1309,113 1303,113 1297,113 1290,113 1284,112 1278,112 1271,112 1265,111 1260,111 1253,111 1247,110 1241,110 1234,110 1227,109 1221,109 1215,109 1209,108 1203,108 1197,107 1190,107 1184,106 1178,106 1171,105 1165,104 1160,104 1153,103 1146,103 1140,102 1134,101 1127,100 1121,100 1114,99 1109,98 1103,97 1096,96 1090,95 1084,94 1077,93 1071,93 1065,92 1059,91 1052,89 1047,88 1040,87 1033,86 1027,85 1021,84 1014,83 1009,81 1003,80 996,78 990,77 984,76 977,75 970,73 965,72 958,71 952,69 946,68 939,68 933,66 927,65 920,63 914,62 909,61 902,59 896,58 889,57 883,55 877,54 871,53 865,52 858,50 852,49 846,48 839,47 833,46 827,45 820,43 815,42 809,41 802,40 796,39 790,38 783,38 776,37 770,36 764,35 758,34 752,33 745,32 739,32 733,31 726,30 720,30 715,29 708,28 702,28 695,27 689,27 682,26 676,26 670,25 664,25 658,24 652,24 645,24 639,23 633,23 626,23 620,23 615,23 607,23 601,22 595,22 588,22 582,22 576,21 569,21 564,21 558,21 551,20 545,20 539,20 532,20 526,20 520,20 514,19 507,19 502,19 495,19 488,19 482,19 476,19 469,18 464,18 458,18 451,18 445,18 439,18 431,18 425,18 420,18 413,18 407,18 401,18 394,18 388,18 382,18 375,18 370,18 364,18 357,18 351,18 344,18 338,18 332,18 325,18 320,17 313,17 307,17 301,17 294,17 288,17 282,17 275,17 270,17 264,17 256,17 251,17 245,17 238,17 231,17 225,17 219,17 213,17 207,17 200,17 194,17 188,17 181,17 174,17 170,17 163,17 157,17 150,17 144,17 137,17 131,17 125,17 119,17 113,17 107,17 100,17 94,17 88,17 81,17 75,17 69,17 62,17 56,17 50,17 43,17 37,17 31,17 25,17 19,17 13,17 6,17 0,17">
          <text:p/>
        </draw:polygon>
        <draw:polygon draw:style-name="gr6" draw:text-style-name="P6" draw:layer="layout" svg:width="3.539cm" svg:height="0.469cm" svg:x="11.589cm" svg:y="5.541cm" svg:viewBox="0 0 3540 470" draw:points="2450,108 2456,106 2462,105 2469,104 2475,102 2481,101 2488,100 2494,98 2499,96 2506,95 2513,93 2519,91 2525,90 2532,88 2538,86 2544,85 2550,83 2556,81 2563,79 2569,78 2575,76 2582,74 2588,72 2594,70 2600,68 2606,67 2613,66 2619,64 2626,62 2632,60 2638,58 2644,57 2650,55 2656,53 2663,51 2669,49 2676,48 2683,46 2688,44 2694,43 2701,41 2707,40 2713,38 2720,37 2726,35 2732,33 2739,33 2744,31 2750,30 2757,28 2763,27 2769,26 2776,25 2782,24 2788,23 2794,23 2801,22 2807,21 2813,20 2820,19 2826,18 2833,17 2839,16 2844,15 2851,15 2857,14 2863,14 2870,13 2877,12 2883,12 2889,11 2895,10 2901,10 2907,10 2914,9 2920,9 2926,8 2933,8 2939,7 2944,7 2951,7 2957,6 2964,6 2970,6 2977,5 2982,5 2989,5 2995,5 3001,5 3008,4 3014,4 3020,4 3027,4 3033,4 3038,3 3045,3 3052,3 3058,3 3064,3 3070,3 3077,2 3083,2 3089,2 3095,2 3101,2 3108,2 3114,2 3120,1 3127,1 3134,1 3139,1 3146,1 3151,1 3158,1 3165,1 3171,1 3177,1 3184,1 3189,1 3195,1 3202,1 3208,1 3214,1 3221,0 3228,0 3234,0 3239,0 3246,0 3252,0 3258,0 3265,0 3271,0 3277,0 3284,0 3290,0 3296,0 3303,0 3309,0 3315,0 3322,0 3328,0 3334,0 3340,0 3346,0 3352,0 3359,0 3365,0 3372,0 3378,0 3384,0 3390,0 3396,0 3403,0 3409,0 3415,0 3422,0 3428,0 3433,0 3440,0 3446,0 3452,0 3459,0 3466,0 3472,0 3479,0 3484,0 3490,0 3497,0 3503,0 3509,0 3516,0 3522,0 3528,0 3534,0 3540,0 3540,109 3540,158 3540,470 3534,470 3528,470 3522,470 3516,470 3509,470 3503,470 3497,470 3490,470 3484,470 3479,470 3472,470 3466,470 3459,470 3452,470 3446,470 3440,470 3433,470 3428,470 3422,470 3415,470 3409,470 3403,470 3396,470 3390,470 3384,470 3378,470 3372,470 3365,470 3359,470 3352,470 3346,470 3340,470 3334,470 3328,470 3322,470 3315,470 3309,470 3303,470 3296,470 3290,470 3284,470 3277,470 3271,470 3265,470 3258,470 3252,470 3246,470 3239,470 3234,470 3228,470 3221,470 3214,470 3208,470 3202,470 3195,470 3189,470 3184,470 3177,470 3171,470 3165,470 3158,470 3151,470 3146,470 3139,470 3134,470 3127,470 3120,470 3114,470 3108,470 3101,470 3095,470 3089,470 3083,470 3077,470 3070,470 3064,470 3058,470 3052,470 3045,470 3038,470 3033,470 3027,470 3020,470 3014,470 3008,470 3001,470 2995,470 2989,470 2982,470 2977,470 2970,470 2964,470 2957,470 2951,470 2944,470 2939,470 2933,470 2926,470 2920,470 2914,470 2907,470 2901,470 2895,470 2889,470 2883,470 2877,470 2870,470 2863,470 2857,470 2851,470 2844,470 2839,470 2833,470 2826,470 2820,470 2813,470 2807,470 2801,470 2794,470 2788,470 2782,470 2776,470 2769,470 2763,470 2757,470 2750,470 2744,470 2739,470 2732,470 2726,470 2720,470 2713,470 2707,470 2701,470 2694,470 2688,470 2683,470 2676,470 2669,470 2663,470 2656,470 2650,470 2644,470 2638,470 2632,470 2626,470 2619,470 2613,470 2606,470 2600,470 2594,470 2588,470 2582,470 2575,470 2569,470 2563,470 2556,470 2550,470 2544,470 2538,470 2532,470 2525,470 2519,470 2513,470 2506,470 2499,470 2494,470 2488,470 2481,470 2475,470 2469,470 2462,470 2456,470 2450,470 2444,470 2437,470 2432,470 2425,470 2419,470 2412,470 2406,470 2399,470 2394,470 2388,470 2381,470 2375,470 2369,470 2362,470 2356,470 2350,470 2344,470 2338,470 2332,470 2324,470 2318,470 2312,470 2305,470 2299,470 2294,470 2287,470 2281,470 2275,470 2268,470 2262,470 2256,470 2249,470 2243,470 2237,470 2231,470 2224,470 2218,470 2212,470 2205,470 2199,470 2194,470 2187,470 2181,470 2175,470 2168,470 2162,470 2155,470 2149,470 2143,470 2138,470 2130,470 2124,470 2118,470 2111,470 2105,470 2100,470 2093,470 2087,470 2081,470 2074,470 2068,470 2061,470 2055,470 2049,470 2043,470 2037,470 2030,470 2024,470 2018,470 2011,470 2005,470 2000,470 1993,470 1987,470 1980,470 1973,470 1968,470 1961,470 1954,470 1949,470 1943,470 1936,470 1930,470 1924,470 1917,470 1911,470 1905,470 1899,470 1892,470 1887,470 1880,470 1873,470 1867,470 1861,470 1854,470 1849,470 1843,470 1836,470 1830,470 1824,470 1817,470 1811,470 1805,470 1799,470 1793,470 1786,470 1779,470 1773,470 1767,470 1760,470 1754,470 1749,470 1742,470 1736,470 1730,470 1723,470 1717,470 1711,470 1704,470 1698,470 1692,470 1686,470 1679,470 1673,470 1667,470 1667,470 1609,470 1609,470 1604,470 1597,470 1591,470 1585,470 1578,470 1571,470 1566,470 1559,470 1553,470 1547,470 1540,470 1534,470 1528,470 1521,470 1515,470 1509,470 1503,470 1497,470 1490,470 1484,470 1478,470 1471,470 1465,470 1458,470 1453,470 1447,470 1440,470 1434,470 1428,470 1421,470 1415,470 1408,470 1402,470 1397,470 1391,470 1383,470 1377,470 1371,470 1364,470 1359,470 1353,470 1346,470 1339,470 1333,470 1327,470 1320,470 1314,470 1309,470 1302,470 1296,470 1290,470 1283,470 1277,470 1271,470 1264,470 1259,470 1252,470 1245,470 1239,470 1234,470 1226,470 1220,470 1214,470 1208,470 1202,470 1196,470 1189,470 1183,470 1177,470 1170,470 1163,470 1158,470 1152,470 1145,470 1139,470 1133,470 1126,470 1120,470 1114,470 1108,470 1102,470 1096,470 1089,470 1083,470 1076,470 1069,470 1064,470 1058,470 1051,470 1045,470 1039,470 1032,470 1026,470 1020,470 1013,470 1008,470 1002,470 995,470 988,470 983,470 976,470 969,470 963,470 958,470 951,470 945,470 939,470 932,470 926,470 920,470 914,470 907,470 902,470 895,470 889,470 882,470 875,470 869,470 864,470 857,470 851,470 845,470 838,470 832,470 826,470 819,470 814,470 808,470 801,470 794,470 788,470 782,470 775,470 769,470 764,470 757,470 751,470 745,470 738,470 732,470 726,470 719,470 714,470 707,470 700,470 694,470 688,470 681,470 675,470 669,470 663,470 657,470 651,470 644,470 638,470 632,470 625,470 618,470 613,470 607,470 600,470 594,470 588,470 581,470 575,470 569,470 563,470 557,470 551,470 544,470 537,470 531,470 524,470 519,470 513,470 506,470 500,470 494,470 487,470 481,470 475,470 469,470 463,470 457,470 450,470 443,470 438,470 431,470 424,470 419,470 413,470 413,470 411,469 405,469 398,469 391,467 386,466 379,466 373,466 368,464 361,464 355,463 348,463 342,461 335,460 330,459 323,458 317,456 311,455 304,454 298,453 292,452 286,450 279,448 273,447 267,445 260,444 255,442 248,440 242,438 236,436 229,434 222,432 217,430 211,428 205,425 199,422 192,420 185,417 179,414 173,411 168,408 161,405 155,401 148,398 142,394 136,391 129,387 124,384 118,379 111,376 105,371 98,366 92,362 86,357 80,353 73,348 68,344 61,339 54,335 49,330 42,324 36,319 29,314 25,310 17,304 11,299 6,294 0,291 6,288 11,283 17,278 25,272 29,267 36,262 42,258 49,252 54,248 61,243 68,238 73,234 80,229 86,225 92,220 98,215 105,210 111,206 118,203 124,199 129,195 136,191 142,188 148,184 155,181 161,177 168,174 173,171 179,168 185,165 192,162 199,160 205,158 211,155 217,153 222,150 229,148 236,146 242,144 248,142 255,140 260,138 267,137 273,135 279,134 286,132 292,130 298,129 304,128 311,127 317,125 323,124 330,122 335,122 342,121 348,119 355,119 361,117 368,117 373,116 379,116 386,116 391,114 398,113 405,113 411,113 417,112 422,112 429,112 435,111 442,111 448,110 454,110 461,110 467,109 472,109 479,109 486,109 491,109 498,109 504,109 505,109 506,109 513,109 519,109 524,109 531,109 537,109 544,109 551,109 557,109 563,109 569,109 575,109 581,109 588,109 594,109 600,109 607,109 613,109 618,109 625,109 632,109 638,109 644,109 651,109 657,109 663,109 669,109 675,109 681,109 688,109 694,109 700,109 707,109 714,109 719,109 726,109 732,109 738,109 745,109 751,109 757,109 764,109 769,109 775,109 782,109 788,109 794,109 801,109 808,109 814,109 819,109 826,109 832,109 838,109 845,109 851,109 857,109 864,109 869,109 875,109 882,109 889,109 895,109 902,109 907,109 914,109 920,109 926,109 932,109 939,109 945,109 951,109 958,109 963,109 969,109 976,109 983,109 988,109 995,109 1002,109 1008,109 1013,109 1020,109 1026,109 1032,109 1039,109 1045,109 1051,109 1058,109 1064,109 1069,109 1076,109 1083,109 1089,109 1096,109 1102,109 1108,109 1114,109 1120,109 1126,109 1133,109 1139,109 1145,109 1152,109 1158,109 1163,109 1170,109 1177,109 1183,109 1189,109 1196,109 1202,109 1208,109 1214,109 1220,109 1226,109 1234,109 1239,109 1245,109 1252,109 1259,109 1264,109 1271,109 1277,109 1283,109 1290,109 1296,109 1302,109 1309,109 1314,109 1320,109 1327,109 1333,109 1339,109 1346,109 1353,109 1359,109 1364,109 1371,109 1377,109 1383,109 1391,109 1397,109 1402,109 1408,109 1415,109 1421,109 1428,109 1434,109 1440,109 1447,109 1453,109 1458,109 1465,109 1471,109 1478,109 1484,109 1490,109 1497,109 1503,109 1509,109 1515,109 1521,109 1528,109 1534,109 1540,109 1547,109 1553,109 1559,109 1566,109 1571,109 1578,109 1585,109 1591,109 1597,109 1604,109 1609,109 1609,109 1667,109 1667,109 1673,109 1679,109 1686,109 1692,109 1698,109 1704,109 1711,109 1717,109 1723,109 1730,109 1736,109 1742,109 1749,109 1754,109 1760,109 1767,109 1773,109 1779,109 1786,109 1793,109 1799,109 1805,109 1811,109 1817,109 1824,109 1830,109 1836,109 1843,109 1849,109 1854,109 1861,109 1867,109 1873,109 1880,109 1887,109 1892,109 1899,109 1905,109 1911,109 1917,109 1924,109 1930,109 1936,109 1943,109 1949,109 1954,109 1961,109 1968,109 1973,109 1980,109 1987,109 1993,109 2000,109 2005,109 2011,109 2018,109 2024,109 2030,109 2037,109 2043,109 2049,109 2055,109 2061,109 2068,109 2074,109 2081,109 2087,109 2093,109 2100,109 2105,109 2111,109 2118,109 2124,109 2130,109 2138,109 2143,109 2149,109 2155,109 2162,109 2168,109 2175,109 2181,109 2187,109 2194,109 2199,109 2205,109 2212,109 2218,109 2224,109 2231,109 2237,109 2243,109 2249,109 2256,109 2262,109 2268,109 2275,109 2281,109 2287,109 2294,109 2299,109 2305,109 2312,109 2318,109 2324,109 2332,109 2338,109 2344,109 2350,109 2356,109 2362,109 2369,109 2375,109 2381,109 2388,109 2394,109 2399,109 2406,109 2412,109 2419,109 2425,109 2432,109 2437,109 2444,109 2445,109">
          <text:p/>
        </draw:polygon>
        <draw:polygon draw:style-name="gr3" draw:text-style-name="P3" draw:layer="layout" svg:width="1.865cm" svg:height="0.198cm" svg:x="2.928cm" svg:y="6.548cm" svg:viewBox="0 0 1866 199" draw:points="0,0 6,0 13,0 19,0 24,0 31,0 38,0 43,0 50,0 56,0 62,0 68,0 75,0 81,0 88,0 94,0 100,0 106,0 112,0 118,0 125,0 131,0 137,0 144,0 150,0 156,0 162,0 169,0 175,0 181,0 187,0 193,0 199,0 206,0 212,0 218,0 225,0 231,0 237,0 244,0 250,0 256,0 263,0 268,0 274,0 281,0 287,0 293,0 300,0 306,0 311,1 318,1 325,1 331,1 337,1 344,1 350,1 355,1 362,1 368,1 374,1 381,1 387,1 392,1 400,1 405,1 412,1 419,1 425,1 431,2 437,2 443,2 449,2 456,2 462,2 468,2 474,2 480,2 486,3 493,3 500,3 505,3 512,3 518,3 524,4 530,4 537,4 543,4 549,4 556,4 561,5 567,5 574,5 581,6 586,6 593,6 598,6 605,7 612,7 618,8 624,8 631,8 637,9 642,9 649,10 655,10 662,11 668,11 674,12 680,12 686,13 693,14 699,14 705,15 712,16 718,17 723,18 730,18 736,18 742,19 750,20 755,21 761,22 767,23 774,24 780,25 787,26 793,27 799,28 805,30 811,31 817,32 824,33 830,35 836,36 843,38 848,39 854,40 861,42 868,44 874,45 880,46 887,48 892,50 898,51 905,53 911,54 917,55 924,57 929,59 935,60 943,62 949,63 955,65 962,67 968,68 973,70 980,72 986,73 992,74 999,76 1005,78 1011,79 1017,81 1023,82 1030,83 1036,85 1043,86 1048,88 1054,89 1061,90 1067,91 1073,92 1080,93 1086,94 1092,95 1098,96 1104,97 1110,98 1117,99 1124,100 1130,101 1135,102 1142,102 1148,103 1155,104 1161,105 1167,105 1174,106 1179,107 1185,107 1192,108 1198,109 1205,109 1211,110 1217,110 1223,110 1229,111 1236,111 1242,112 1248,112 1255,113 1260,113 1266,113 1273,114 1279,114 1285,114 1293,115 1298,115 1303,115 1310,115 1317,116 1323,116 1330,116 1336,116 1341,117 1348,117 1354,117 1360,117 1367,117 1373,117 1379,117 1385,117 1391,118 1397,118 1404,118 1411,118 1417,118 1423,118 1429,118 1435,118 1441,118 1448,119 1454,119 1461,119 1466,119 1472,119 1478,119 1486,119 1492,119 1498,119 1505,119 1510,119 1516,119 1523,119 1529,119 1535,119 1542,119 1547,119 1553,119 1560,119 1567,119 1573,119 1579,119 1586,120 1591,120 1597,120 1604,120 1610,120 1617,120 1624,120 1629,120 1634,120 1642,120 1648,120 1654,120 1661,120 1667,120 1672,120 1679,120 1685,120 1691,120 1698,120 1704,120 1710,120 1716,120 1723,120 1729,120 1735,120 1742,120 1748,120 1753,120 1760,120 1766,120 1772,120 1779,120 1785,120 1792,120 1797,120 1803,120 1810,120 1817,120 1823,120 1829,120 1836,120 1841,120 1847,120 1854,120 1860,120 1866,120 1866,199 1860,199 1854,198 1847,198 1841,198 1836,198 1829,198 1823,198 1817,198 1810,198 1803,198 1797,198 1792,198 1785,198 1779,198 1772,198 1766,198 1760,198 1753,198 1748,198 1742,198 1735,198 1729,198 1723,198 1716,198 1710,198 1704,198 1698,198 1691,198 1685,198 1679,198 1672,198 1667,198 1661,198 1654,198 1648,198 1642,198 1634,198 1629,198 1624,198 1617,198 1610,198 1604,198 1597,198 1591,198 1586,198 1579,198 1573,198 1567,198 1560,198 1553,198 1547,198 1542,198 1535,198 1529,198 1523,198 1516,198 1510,198 1505,198 1498,198 1492,198 1486,197 1478,197 1472,197 1466,197 1461,197 1454,197 1448,197 1441,197 1435,197 1429,197 1423,197 1417,197 1411,196 1404,196 1397,196 1391,196 1385,196 1379,196 1373,196 1367,196 1360,195 1354,195 1348,195 1341,195 1336,195 1330,195 1323,195 1317,194 1310,194 1303,194 1298,193 1293,193 1285,193 1279,193 1273,192 1266,192 1260,192 1255,191 1248,191 1242,190 1236,190 1229,189 1223,189 1217,189 1211,188 1205,188 1198,187 1192,187 1185,186 1179,185 1174,185 1167,184 1161,183 1155,183 1148,182 1142,181 1135,180 1130,179 1124,179 1117,178 1110,177 1104,176 1098,175 1092,173 1086,173 1080,171 1073,170 1067,169 1061,168 1054,166 1048,166 1043,165 1036,164 1030,162 1023,161 1017,159 1011,158 1005,157 999,155 992,153 986,152 980,150 973,149 968,147 962,145 955,144 949,142 943,141 935,139 929,137 924,136 917,134 911,132 905,131 898,129 892,129 887,127 880,125 874,124 868,122 861,121 854,119 848,118 843,117 836,115 830,114 824,112 817,111 811,110 805,109 799,107 793,106 787,105 780,104 774,103 767,102 761,101 755,100 750,99 742,98 736,97 730,96 723,95 718,95 712,94 705,93 699,92 693,92 686,92 680,91 674,90 668,90 662,89 655,89 649,89 642,88 637,87 631,87 624,87 618,86 612,86 605,85 598,85 593,85 586,84 581,84 574,84 567,83 561,83 556,83 549,83 543,83 537,82 530,82 524,82 518,82 512,81 505,81 500,81 493,81 486,81 480,81 474,81 468,81 462,81 456,80 449,80 443,80 437,80 431,80 425,80 419,80 412,80 405,80 400,80 392,80 387,80 381,80 374,80 368,79 362,79 355,79 350,79 344,79 337,79 331,79 325,79 318,79 311,79 306,79 300,79 293,79 287,79 281,79 274,79 268,79 263,79 256,79 250,79 244,79 237,79 231,79 225,79 218,79 212,79 206,79 199,79 193,79 187,79 181,79 175,79 169,79 162,79 156,79 150,79 144,79 137,79 131,79 125,79 118,79 112,79 106,78 100,78 94,78 88,78 81,78 75,78 68,78 62,78 56,78 50,78 43,78 38,78 31,78 24,78 19,78 13,78 6,78 0,78">
          <text:p/>
        </draw:polygon>
        <draw:polygon draw:style-name="gr4" draw:text-style-name="P4" draw:layer="layout" svg:width="1.873cm" svg:height="0.114cm" svg:x="2.919cm" svg:y="6.746cm" svg:viewBox="0 0 1874 115" draw:points="0,0 6,0 13,0 19,0 24,0 31,0 38,0 44,0 50,0 56,0 62,0 69,0 75,0 82,0 88,0 94,0 101,0 106,0 112,0 119,0 125,0 131,0 138,0 144,0 150,0 157,0 163,0 169,0 176,0 182,0 187,0 194,0 200,0 207,0 213,0 219,0 226,0 232,0 238,0 245,0 251,0 257,0 264,0 269,0 275,0 282,0 288,0 294,0 301,0 307,0 313,0 320,0 326,0 332,0 339,0 345,0 351,0 357,0 363,0 370,0 376,0 382,0 389,0 394,0 401,0 407,0 414,0 420,0 427,0 433,0 438,0 445,0 451,0 457,0 464,0 470,0 476,0 482,0 488,0 495,0 502,0 507,0 515,0 520,0 526,0 533,0 539,0 545,0 552,0 557,0 563,0 570,0 576,0 583,0 589,0 595,0 601,0 608,0 614,0 621,0 627,0 633,0 639,0 645,0 651,0 658,0 665,0 671,0 677,0 682,0 689,0 696,0 702,0 708,0 715,0 721,0 726,0 733,0 739,0 746,0 753,0 758,0 764,0 770,0 777,0 784,0 790,0 796,0 803,0 808,0 814,0 821,0 827,0 833,0 840,0 846,0 852,0 858,0 865,0 871,0 878,0 884,0 890,0 896,0 902,0 909,0 915,0 921,0 928,0 933,0 939,0 947,0 953,0 959,0 966,0 971,0 977,0 984,0 990,0 996,0 1003,0 1009,0 1015,0 1021,0 1027,0 1034,0 1041,0 1047,0 1052,0 1059,0 1065,0 1072,0 1078,0 1084,0 1091,0 1096,0 1102,0 1109,0 1115,0 1122,0 1129,0 1134,0 1140,0 1147,0 1153,0 1160,0 1166,0 1172,0 1178,0 1184,0 1190,0 1197,0 1203,0 1210,0 1217,0 1221,0 1228,0 1235,0 1241,0 1247,0 1254,0 1259,0 1265,0 1272,0 1278,0 1285,0 1291,0 1298,0 1303,0 1309,0 1315,0 1323,0 1329,0 1335,0 1341,0 1347,0 1353,0 1360,0 1366,0 1372,0 1379,0 1384,0 1391,0 1397,0 1403,0 1410,0 1417,0 1423,0 1429,0 1435,0 1441,0 1448,0 1454,0 1460,0 1466,0 1472,0 1478,0 1485,0 1492,0 1498,0 1505,0 1510,0 1516,0 1523,0 1529,0 1535,0 1542,0 1547,0 1554,0 1560,0 1567,0 1573,0 1580,0 1586,0 1592,0 1598,0 1604,0 1611,0 1617,0 1624,0 1630,0 1635,0 1641,0 1649,0 1655,0 1661,0 1668,0 1673,0 1679,0 1686,0 1692,0 1699,0 1706,0 1711,0 1717,0 1723,0 1730,0 1736,0 1743,0 1749,0 1755,0 1761,0 1767,0 1774,0 1780,0 1786,0 1793,0 1799,0 1804,0 1811,0 1818,0 1824,0 1831,0 1836,0 1842,0 1849,0 1855,0 1862,0 1868,0 1874,0 1874,115 1868,115 1862,115 1855,115 1849,115 1842,115 1836,115 1831,115 1824,115 1818,115 1811,115 1804,115 1799,115 1793,115 1786,115 1780,115 1774,115 1767,115 1761,115 1755,115 1749,115 1743,115 1736,115 1730,115 1723,115 1717,115 1711,115 1706,115 1699,115 1692,115 1686,115 1679,115 1673,115 1668,115 1661,115 1655,115 1649,115 1641,115 1635,115 1630,115 1624,115 1617,115 1611,115 1604,115 1598,115 1592,115 1586,115 1580,115 1573,115 1567,115 1560,115 1554,115 1547,115 1542,115 1535,115 1529,115 1523,115 1516,115 1510,115 1505,115 1498,115 1492,115 1485,115 1478,115 1472,115 1466,115 1460,115 1454,115 1448,115 1441,115 1435,115 1429,115 1423,115 1417,115 1410,115 1403,115 1397,115 1391,115 1384,115 1379,115 1372,115 1366,115 1360,115 1353,115 1347,115 1341,115 1335,115 1329,115 1323,115 1315,115 1309,115 1303,115 1298,115 1291,115 1285,115 1278,115 1272,115 1265,115 1259,115 1254,115 1247,115 1241,115 1235,115 1228,115 1221,115 1217,115 1210,115 1203,115 1197,115 1190,115 1184,115 1178,115 1172,115 1166,115 1160,115 1153,115 1147,115 1140,115 1134,115 1129,115 1122,115 1115,115 1109,115 1102,115 1096,115 1091,115 1084,115 1078,115 1072,115 1065,115 1059,115 1052,115 1047,115 1041,115 1034,115 1027,115 1021,115 1015,115 1009,115 1003,115 996,115 990,115 984,115 977,115 971,115 966,115 959,115 953,115 947,115 939,115 933,115 928,115 921,115 915,115 909,115 902,115 896,115 890,115 884,115 878,115 871,115 865,115 858,115 852,115 846,115 840,115 833,115 827,115 821,115 814,115 808,115 803,115 796,115 790,115 784,115 777,115 770,115 764,115 758,115 753,115 746,115 739,115 733,115 726,115 721,115 715,115 708,115 702,115 696,115 689,115 682,115 677,115 671,115 665,115 658,115 651,115 645,115 639,115 633,115 627,115 621,115 614,115 608,115 601,115 595,115 589,115 583,115 576,115 570,115 563,115 557,115 552,115 545,115 539,115 533,115 526,115 520,115 515,115 507,115 502,115 495,115 488,115 482,115 476,115 470,115 464,115 457,115 451,115 445,115 438,115 433,115 427,115 420,115 414,115 407,115 401,115 394,115 389,115 382,115 376,115 370,115 363,115 357,115 351,115 345,115 339,115 332,115 326,115 320,115 313,115 307,115 301,115 294,115 288,115 282,115 275,115 269,115 264,115 257,115 251,115 245,115 238,115 232,115 226,115 219,115 213,115 207,115 200,115 194,115 187,115 182,115 176,115 169,115 163,115 157,115 150,115 144,115 138,115 131,115 125,115 119,115 112,115 106,115 101,115 94,115 88,115 82,115 75,115 69,115 62,115 56,115 50,115 44,115 38,115 31,115 24,115 19,115 13,115 6,115 0,115">
          <text:p/>
        </draw:polygon>
        <draw:polygon draw:style-name="gr7" draw:text-style-name="P7" draw:layer="layout" svg:width="1.923cm" svg:height="0.253cm" svg:x="1.005cm" svg:y="6.606cm" svg:viewBox="0 0 1924 254" draw:points="0,0 6,0 13,0 19,0 24,0 31,0 37,0 43,0 50,0 56,0 62,0 68,0 75,0 81,0 88,0 94,0 100,0 106,0 112,0 118,0 125,0 131,0 137,0 144,0 149,0 156,0 162,0 169,0 174,0 181,0 187,0 193,0 199,0 206,0 212,0 218,0 225,0 230,0 237,0 244,0 250,0 255,0 263,0 268,0 274,0 281,0 287,1 293,1 300,1 306,1 311,1 318,1 324,1 331,1 337,1 343,1 350,1 355,1 362,1 368,1 374,1 381,1 387,1 392,1 399,2 405,2 411,2 419,2 424,2 430,2 437,2 443,2 449,2 456,2 462,3 468,3 474,3 480,3 486,3 493,3 500,4 505,4 512,4 518,4 524,4 530,4 537,4 543,5 549,5 556,5 561,6 567,6 574,6 580,6 586,7 593,7 598,8 604,8 612,8 618,9 624,9 631,10 637,10 642,11 649,11 655,12 661,12 668,13 674,14 680,15 686,15 692,16 699,17 705,18 712,18 718,18 723,19 730,20 736,21 742,22 749,23 755,24 761,25 767,27 773,28 780,29 787,31 793,32 799,33 805,34 811,36 817,38 824,39 830,41 836,42 843,44 848,46 854,47 861,49 868,51 874,53 880,54 886,55 892,57 898,59 905,60 911,62 917,64 924,66 929,68 935,70 942,72 948,74 954,76 962,78 967,79 973,81 980,83 986,85 992,87 999,89 1005,90 1011,92 1017,93 1023,94 1029,96 1036,97 1043,99 1048,101 1054,102 1061,103 1067,105 1073,106 1080,108 1086,109 1092,110 1098,111 1104,113 1110,114 1117,115 1123,116 1130,117 1135,118 1141,119 1148,120 1155,121 1161,122 1167,122 1174,123 1179,124 1185,124 1192,125 1198,126 1204,126 1211,127 1217,128 1222,128 1229,129 1236,129 1242,129 1248,129 1255,130 1260,130 1266,130 1273,131 1279,131 1285,131 1292,132 1298,132 1303,132 1310,133 1316,133 1323,133 1330,133 1336,134 1341,134 1348,134 1354,134 1360,135 1367,135 1373,135 1379,135 1385,135 1391,135 1397,136 1404,136 1411,136 1417,136 1423,136 1428,136 1435,136 1441,136 1448,137 1454,137 1460,137 1466,137 1472,137 1478,137 1485,137 1492,137 1498,137 1505,137 1509,137 1516,137 1523,137 1529,137 1535,137 1542,137 1547,137 1553,138 1560,138 1566,138 1572,138 1579,138 1586,138 1591,138 1597,138 1604,138 1610,138 1616,138 1623,138 1629,138 1634,138 1641,138 1648,138 1654,138 1661,138 1667,138 1672,138 1679,138 1685,138 1691,138 1698,138 1704,138 1710,138 1716,138 1722,138 1728,138 1735,138 1742,138 1748,138 1753,138 1760,138 1766,138 1772,138 1779,138 1785,138 1791,138 1797,138 1803,138 1809,138 1817,138 1823,138 1829,138 1836,138 1841,138 1847,138 1854,138 1860,138 1866,138 1866,138 1924,138 1924,254 1866,254 1866,254 1860,254 1854,254 1847,254 1841,254 1836,254 1829,254 1823,254 1817,254 1809,254 1803,254 1797,254 1791,254 1785,254 1779,254 1772,254 1766,254 1760,254 1753,254 1748,254 1742,254 1735,254 1728,254 1722,254 1716,254 1710,254 1704,254 1698,254 1691,254 1685,254 1679,254 1672,254 1667,254 1661,254 1654,254 1648,254 1641,254 1634,254 1629,254 1623,254 1616,254 1610,254 1604,254 1597,254 1591,254 1586,254 1579,254 1572,254 1566,254 1560,254 1553,253 1547,253 1542,253 1535,253 1529,253 1523,253 1516,253 1509,253 1505,253 1498,253 1492,253 1485,253 1478,253 1472,253 1466,253 1460,253 1454,252 1448,252 1441,252 1435,252 1428,252 1423,252 1417,252 1411,252 1404,252 1397,251 1391,251 1385,251 1379,251 1373,251 1367,251 1360,251 1354,251 1348,250 1341,250 1336,250 1330,250 1323,249 1316,249 1310,249 1303,249 1298,248 1292,248 1285,248 1279,247 1273,247 1266,246 1260,246 1255,246 1248,245 1242,245 1236,244 1229,244 1222,243 1217,243 1211,242 1204,242 1198,241 1192,240 1185,240 1179,240 1174,239 1167,238 1161,237 1155,237 1148,236 1141,235 1135,234 1130,233 1123,232 1117,231 1110,230 1104,229 1098,228 1092,226 1086,225 1080,224 1073,223 1067,221 1061,220 1054,218 1048,217 1043,215 1036,214 1029,212 1023,210 1017,209 1011,207 1005,205 999,204 992,203 986,201 980,199 973,197 967,195 962,194 954,192 948,190 942,188 935,186 929,184 924,182 917,180 911,179 905,177 898,175 892,173 886,171 880,169 874,167 868,166 861,165 854,163 848,162 843,160 836,158 830,157 824,155 817,154 811,152 805,151 799,149 793,148 787,146 780,145 773,144 767,143 761,141 755,140 749,139 742,138 736,137 730,136 723,135 718,134 712,133 705,132 699,131 692,131 686,130 680,129 674,129 668,129 661,128 655,128 649,127 642,127 637,126 631,126 624,125 618,125 612,124 604,124 598,124 593,123 586,123 580,122 574,122 567,122 561,122 556,121 549,121 543,121 537,120 530,120 524,120 518,120 512,120 505,119 500,119 493,119 486,119 480,119 474,118 468,118 462,118 456,118 449,118 443,118 437,118 430,118 424,117 419,117 411,117 405,117 399,117 392,117 387,117 381,117 374,117 368,117 362,117 355,117 350,117 343,117 337,117 331,117 324,117 318,117 311,117 306,117 300,117 293,117 287,116 281,116 274,116 268,116 263,116 255,116 250,116 244,116 237,116 230,116 225,116 218,116 212,116 206,116 199,116 193,116 187,116 181,116 174,116 169,116 162,116 156,116 149,116 144,116 137,116 131,116 125,116 118,116 112,116 106,116 100,116 94,116 88,116 81,116 75,116 68,116 62,116 56,116 50,116 43,116 37,116 31,116 24,116 19,116 13,116 6,116 0,116">
          <text:p/>
        </draw:polygon>
        <draw:polygon draw:style-name="gr8" draw:text-style-name="P8" draw:layer="layout" svg:width="0.057cm" svg:height="0.193cm" svg:x="4.795cm" svg:y="6.667cm" svg:viewBox="0 0 58 194" draw:points="0,194 58,194 58,0 0,0">
          <text:p/>
        </draw:polygon>
        <draw:polygon draw:style-name="gr6" draw:text-style-name="P6" draw:layer="layout" svg:width="3.523cm" svg:height="0.207cm" svg:x="1.271cm" svg:y="5.546cm" svg:viewBox="0 0 3524 208" draw:points="2781,19 2787,18 2793,18 2799,18 2806,17 2812,16 2818,16 2825,15 2830,14 2837,13 2843,13 2849,12 2855,12 2862,11 2868,11 2874,10 2880,10 2887,9 2893,9 2900,9 2906,8 2911,8 2918,7 2924,7 2930,7 2937,6 2943,6 2949,6 2955,5 2962,5 2968,5 2974,5 2981,4 2987,4 2992,4 2999,4 3005,4 3011,4 3018,4 3024,3 3030,3 3036,3 3043,3 3049,3 3056,2 3062,2 3068,2 3074,2 3080,2 3086,2 3093,2 3099,2 3105,2 3112,2 3118,1 3124,1 3130,1 3137,1 3143,1 3149,1 3156,1 3161,1 3167,1 3174,1 3180,1 3186,1 3193,1 3198,1 3204,1 3212,1 3218,1 3224,1 3231,1 3237,1 3242,1 3249,1 3256,1 3261,1 3268,1 3275,1 3280,0 3286,0 3293,0 3299,0 3305,0 3312,0 3318,0 3323,0 3330,0 3336,0 3342,0 3349,0 3356,0 3361,0 3368,0 3374,0 3380,0 3387,0 3393,0 3399,0 3405,0 3411,0 3417,0 3424,0 3430,0 3436,0 3443,0 3449,0 3455,0 3461,0 3468,0 3474,0 3480,0 3486,0 3492,0 3498,0 3505,0 3511,0 3517,0 3524,0 3524,20 3524,20 3524,208 3517,208 3511,208 3505,208 3498,208 3492,208 3486,208 3480,208 3474,208 3468,208 3461,208 3455,208 3449,208 3443,208 3436,208 3430,208 3424,208 3417,208 3411,208 3405,208 3399,208 3393,208 3387,208 3380,208 3374,208 3368,208 3361,208 3356,208 3349,208 3342,208 3336,208 3330,208 3323,208 3318,208 3312,208 3305,208 3299,208 3293,208 3286,208 3280,208 3275,208 3268,208 3261,208 3256,208 3249,208 3242,208 3237,208 3231,208 3224,208 3218,208 3212,208 3204,208 3198,208 3193,208 3186,208 3180,208 3174,208 3167,208 3161,208 3156,208 3149,208 3143,208 3137,208 3130,208 3124,208 3118,208 3112,208 3105,208 3099,208 3093,208 3086,208 3080,208 3074,208 3068,208 3062,208 3056,208 3049,208 3043,208 3036,208 3030,208 3024,208 3018,208 3011,208 3005,208 2999,208 2992,208 2987,208 2981,208 2974,208 2968,208 2962,208 2955,208 2949,208 2943,208 2937,208 2930,208 2924,208 2918,208 2911,208 2906,208 2900,208 2893,208 2887,208 2880,208 2874,208 2868,208 2862,208 2855,208 2849,208 2843,208 2837,208 2830,208 2825,208 2818,208 2812,208 2806,208 2799,208 2793,208 2787,208 2781,208 2774,208 2768,208 2762,208 2756,208 2749,208 2743,208 2737,208 2731,208 2724,208 2718,208 2712,208 2705,208 2700,208 2694,208 2687,208 2680,208 2675,208 2668,208 2661,208 2656,208 2650,208 2643,208 2637,208 2631,208 2624,208 2619,208 2613,208 2606,208 2600,208 2594,208 2587,208 2580,208 2575,208 2568,208 2562,208 2556,208 2549,208 2543,208 2537,208 2531,208 2525,208 2519,208 2512,208 2506,208 2500,208 2494,208 2487,208 2481,208 2475,208 2468,208 2462,208 2456,208 2450,208 2444,208 2438,208 2431,208 2425,208 2419,208 2413,208 2407,208 2400,208 2393,208 2387,208 2381,208 2374,208 2369,208 2363,208 2356,208 2350,208 2344,208 2337,208 2331,208 2326,208 2319,208 2312,208 2306,208 2300,208 2293,208 2288,208 2282,208 2275,208 2269,208 2263,208 2256,208 2250,208 2245,208 2238,208 2231,208 2225,208 2218,208 2213,208 2207,208 2200,208 2194,208 2188,208 2181,208 2175,208 2169,208 2163,208 2157,208 2151,208 2144,208 2137,208 2132,208 2125,208 2119,208 2113,208 2107,208 2100,208 2094,208 2088,208 2082,208 2076,208 2070,208 2062,208 2057,208 2051,208 2044,208 2038,208 2032,208 2025,208 2019,208 2013,208 2006,208 2001,208 1995,208 1988,208 1982,208 1976,208 1969,208 1963,208 1958,208 1951,208 1944,208 1938,208 1932,208 1925,208 1919,208 1914,208 1907,208 1901,208 1895,208 1888,208 1882,208 1877,208 1870,208 1863,208 1857,208 1850,208 1844,208 1838,208 1832,208 1826,208 1820,208 1813,208 1807,208 1801,208 1794,208 1789,208 1783,208 1776,208 1769,208 1763,208 1757,208 1751,208 1745,208 1739,208 1732,208 1726,208 1720,208 1713,208 1708,208 1702,208 1695,208 1688,208 1682,208 1675,208 1670,208 1664,208 1658,208 1657,208 1600,208 1600,208 1593,208 1588,208 1582,208 1575,208 1568,208 1563,208 1556,208 1550,208 1544,208 1538,208 1531,208 1525,208 1519,208 1512,208 1506,208 1501,208 1494,208 1488,208 1482,208 1475,208 1469,208 1463,208 1456,208 1450,208 1444,208 1437,208 1431,208 1425,208 1419,208 1413,208 1407,208 1400,208 1394,208 1388,208 1382,208 1375,208 1369,208 1363,208 1356,208 1350,208 1344,208 1338,208 1331,208 1325,208 1318,208 1313,208 1306,208 1299,208 1294,208 1288,208 1281,208 1275,208 1269,208 1262,208 1257,208 1251,208 1244,208 1237,208 1232,208 1225,208 1218,208 1213,208 1207,208 1200,208 1194,208 1188,208 1181,208 1176,208 1170,208 1162,208 1156,208 1151,208 1144,208 1137,208 1132,208 1125,208 1119,208 1113,208 1106,208 1100,208 1094,208 1088,208 1082,208 1076,208 1069,208 1063,208 1057,208 1051,208 1044,208 1038,208 1032,208 1025,208 1019,208 1013,208 1007,208 1001,208 995,208 988,208 982,208 976,208 969,208 963,208 957,208 950,208 944,208 938,208 931,208 926,208 920,208 913,208 907,208 901,208 894,208 888,208 883,208 876,208 869,208 863,208 857,208 850,208 845,208 839,208 832,208 826,208 820,208 813,208 807,208 802,208 795,208 788,208 782,208 775,208 769,208 763,208 757,208 751,208 745,208 738,208 732,208 726,208 720,208 714,208 708,208 701,208 694,208 688,208 682,208 676,208 670,208 664,208 657,208 651,208 645,208 639,208 633,208 627,208 619,208 613,208 607,208 601,208 595,208 589,208 582,208 576,208 570,208 563,208 557,208 552,208 545,208 539,208 532,208 526,208 520,208 515,208 508,208 501,208 495,208 489,208 482,208 476,208 471,208 464,208 458,208 452,208 445,208 439,208 433,208 426,208 420,208 414,208 407,208 401,208 395,208 389,208 383,208 377,208 370,208 364,208 358,208 351,208 346,208 339,208 333,208 326,208 320,208 314,208 308,208 302,208 296,208 289,208 283,208 277,208 270,208 265,208 259,208 252,208 245,208 239,208 232,208 227,208 221,208 214,208 208,208 202,208 195,208 189,208 184,208 177,208 177,208 173,207 170,207 167,206 163,205 160,204 157,204 153,203 150,203 146,202 144,202 141,201 137,200 135,199 131,198 128,196 125,195 121,194 117,193 114,191 110,190 107,189 104,187 102,186 98,185 95,183 91,181 88,180 84,178 81,176 78,174 75,172 72,170 68,168 65,166 62,165 59,163 55,160 52,158 49,155 45,153 42,150 39,148 35,145 31,143 28,140 25,137 21,134 20,132 16,129 13,127 10,124 6,122 2,119 0,117 2,115 6,112 10,110 13,107 16,104 20,101 21,99 25,96 28,93 31,91 35,89 39,86 42,84 45,81 49,79 52,76 55,74 59,71 62,69 65,67 68,65 72,63 75,61 78,59 81,57 84,55 88,54 91,53 95,51 98,49 102,48 104,47 107,45 110,44 114,43 117,41 121,40 125,39 128,38 131,37 135,35 137,34 141,34 144,33 146,32 150,31 153,30 157,29 160,29 163,28 167,28 170,27 173,26 177,26 181,25 184,24 186,24 189,23 193,23 196,23 199,22 203,22 206,22 210,21 213,21 216,21 219,20 223,20 226,20 228,20 232,20 239,20 245,20 252,20 259,20 265,20 270,20 277,20 283,20 289,20 296,20 302,20 308,20 314,20 320,20 326,20 333,20 339,20 346,20 351,20 358,20 364,20 370,20 377,20 383,20 389,20 395,20 401,20 407,20 414,20 420,20 426,20 433,20 439,20 445,20 452,20 458,20 464,20 471,20 476,20 482,20 489,20 495,20 501,20 508,20 515,20 520,20 526,20 532,20 539,20 545,20 552,20 557,20 563,20 570,20 576,20 582,20 589,20 595,20 601,20 607,20 613,20 619,20 627,20 633,20 639,20 645,20 651,20 657,20 664,20 670,20 676,20 682,20 688,20 694,20 701,20 708,20 714,20 720,20 726,20 732,20 738,20 745,20 751,20 757,20 763,20 769,20 775,20 782,20 788,20 795,20 802,20 807,20 813,20 820,20 826,20 832,20 839,20 845,20 850,20 857,20 863,20 869,20 876,20 883,20 888,20 894,20 901,20 907,20 913,20 920,20 926,20 931,20 938,20 944,20 950,20 957,20 963,20 969,20 976,20 982,20 988,20 995,20 1001,20 1007,20 1013,20 1019,20 1025,20 1032,20 1038,20 1044,20 1051,20 1057,20 1063,20 1069,20 1076,20 1082,20 1088,20 1094,20 1100,20 1106,20 1113,20 1119,20 1125,20 1132,20 1137,20 1144,20 1151,20 1156,20 1162,20 1170,20 1176,20 1181,20 1188,20 1194,20 1200,20 1207,20 1213,20 1218,20 1225,20 1232,20 1237,20 1244,20 1251,20 1257,20 1262,20 1269,20 1275,20 1281,20 1288,20 1294,20 1299,20 1306,20 1313,20 1318,20 1325,20 1331,20 1338,20 1344,20 1350,20 1356,20 1363,20 1369,20 1375,20 1382,20 1388,20 1394,20 1400,20 1407,20 1413,20 1419,20 1425,20 1431,20 1437,20 1444,20 1450,20 1456,20 1463,20 1469,20 1475,20 1482,20 1488,20 1494,20 1501,20 1506,20 1512,20 1519,20 1525,20 1531,20 1538,20 1544,20 1550,20 1556,20 1563,20 1568,20 1575,20 1582,20 1588,20 1593,20 1600,20 1600,20 1657,20 1658,20 1664,20 1670,20 1675,20 1682,20 1688,20 1695,20 1702,20 1708,20 1713,20 1720,20 1726,20 1732,20 1739,20 1745,20 1751,20 1757,20 1763,20 1769,20 1776,20 1783,20 1789,20 1794,20 1801,20 1807,20 1813,20 1820,20 1826,20 1832,20 1838,20 1844,20 1850,20 1857,20 1863,20 1870,20 1877,20 1882,20 1888,20 1895,20 1901,20 1907,20 1914,20 1919,20 1925,20 1932,20 1938,20 1944,20 1951,20 1958,20 1963,20 1969,20 1976,20 1982,20 1988,20 1995,20 2001,20 2006,20 2013,20 2019,20 2025,20 2032,20 2038,20 2044,20 2051,20 2057,20 2062,20 2070,20 2076,20 2082,20 2088,20 2094,20 2100,20 2107,20 2113,20 2119,20 2125,20 2132,20 2137,20 2144,20 2151,20 2157,20 2163,20 2169,20 2175,20 2181,20 2188,20 2194,20 2200,20 2207,20 2213,20 2218,20 2225,20 2231,20 2238,20 2245,20 2250,20 2256,20 2263,20 2269,20 2275,20 2282,20 2288,20 2293,20 2300,20 2306,20 2312,20 2319,20 2326,20 2331,20 2337,20 2344,20 2350,20 2356,20 2363,20 2369,20 2374,20 2381,20 2387,20 2393,20 2400,20 2407,20 2413,20 2419,20 2425,20 2431,20 2438,20 2444,20 2450,20 2456,20 2462,20 2468,20 2475,20 2481,20 2487,20 2494,20 2500,20 2506,20 2512,20 2519,20 2525,20 2531,20 2537,20 2543,20 2549,20 2556,20 2562,20 2568,20 2575,20 2580,20 2587,20 2594,20 2600,20 2606,20 2613,20 2619,20 2624,20 2631,20 2637,20 2643,20 2650,20 2656,20 2661,20 2668,20 2675,20 2680,20 2687,20 2694,20 2700,20 2705,20 2712,20 2718,20 2724,20 2731,20 2737,20 2743,20 2749,20 2756,20 2762,20 2768,20 2774,20 2779,20">
          <text:p/>
        </draw:polygon>
        <draw:polygon draw:style-name="gr3" draw:text-style-name="P9" draw:layer="layout" svg:width="1.861cm" svg:height="0.182cm" svg:x="8.131cm" svg:y="6.533cm" svg:viewBox="0 0 1862 183" draw:points="0,0 6,0 13,0 19,0 24,0 31,0 38,0 43,0 50,0 56,0 62,0 68,0 75,0 81,0 88,0 94,0 99,0 106,0 112,0 118,0 125,0 131,0 136,0 143,0 150,0 156,0 162,0 169,0 174,0 180,0 187,0 193,0 199,0 206,0 211,0 217,0 224,0 231,0 237,0 244,0 249,0 255,0 262,0 268,0 274,0 281,1 286,1 292,1 299,1 305,1 311,1 318,1 324,1 330,1 336,1 343,1 349,1 355,1 361,1 367,1 373,1 380,1 386,1 392,1 399,1 404,1 411,1 418,2 424,2 430,2 437,2 442,2 448,2 455,2 461,2 467,2 474,2 479,2 485,3 492,3 499,3 504,3 511,3 517,3 523,3 529,3 536,3 542,4 548,4 554,4 560,4 566,5 573,5 580,5 585,5 591,6 597,6 604,6 611,7 617,7 623,7 629,8 635,8 641,8 648,9 654,9 661,10 666,10 672,11 678,11 685,12 692,12 698,13 703,14 710,14 716,15 722,15 729,16 735,17 741,18 748,18 753,18 759,19 766,20 773,21 779,22 785,23 791,24 797,25 804,26 810,27 816,28 822,30 828,31 834,32 841,33 847,35 853,36 859,37 866,38 872,40 878,41 885,43 891,44 896,45 903,47 909,48 915,49 922,51 928,52 933,54 941,55 947,55 953,57 960,59 966,60 971,61 978,63 984,64 990,65 997,67 1003,68 1008,69 1015,71 1021,72 1028,73 1034,74 1041,75 1045,77 1052,78 1059,79 1065,80 1071,81 1078,82 1083,83 1089,84 1096,85 1102,86 1108,86 1115,87 1121,88 1127,89 1133,89 1140,90 1146,91 1153,92 1159,92 1164,92 1171,93 1177,93 1183,93 1190,94 1196,94 1202,95 1208,95 1214,96 1221,96 1227,97 1234,97 1239,98 1245,98 1252,98 1258,99 1264,99 1271,99 1276,99 1282,99 1290,100 1295,100 1301,100 1308,100 1314,101 1320,101 1327,101 1333,101 1339,101 1346,102 1351,102 1357,102 1364,102 1370,102 1376,102 1383,102 1388,102 1394,103 1401,103 1408,103 1414,103 1420,103 1426,103 1432,103 1438,103 1445,103 1451,103 1458,103 1463,104 1469,104 1475,104 1483,104 1489,104 1495,104 1501,104 1507,104 1513,104 1520,104 1526,104 1532,104 1539,104 1544,104 1550,104 1557,104 1564,104 1570,104 1576,104 1582,104 1588,104 1594,104 1601,104 1607,104 1614,104 1620,104 1625,104 1631,104 1639,104 1645,104 1651,104 1657,104 1663,104 1669,104 1676,104 1682,104 1688,104 1694,104 1700,104 1706,104 1713,104 1720,104 1726,104 1731,104 1738,104 1744,105 1750,105 1757,105 1763,105 1768,105 1775,105 1781,105 1788,105 1794,105 1800,105 1806,105 1813,105 1819,105 1825,105 1832,105 1838,105 1843,105 1850,105 1856,105 1862,105 1862,183 1856,183 1850,183 1843,183 1838,183 1832,183 1825,183 1819,183 1813,183 1806,183 1800,183 1794,183 1788,183 1781,183 1775,183 1768,183 1763,183 1757,183 1750,183 1744,183 1738,183 1731,183 1726,183 1720,183 1713,183 1706,183 1700,183 1694,183 1688,183 1682,183 1676,183 1669,183 1663,183 1657,183 1651,183 1645,183 1639,183 1631,183 1625,183 1620,183 1614,183 1607,183 1601,183 1594,183 1588,183 1582,183 1576,183 1570,183 1564,183 1557,183 1550,183 1544,183 1539,183 1532,183 1526,183 1520,183 1513,183 1507,183 1501,182 1495,182 1489,182 1483,182 1475,182 1469,182 1463,182 1458,182 1451,182 1445,182 1438,182 1432,182 1426,182 1420,182 1414,182 1408,182 1401,181 1394,181 1388,181 1383,181 1376,181 1370,181 1364,181 1357,180 1351,180 1346,180 1339,180 1333,180 1327,180 1320,180 1314,179 1308,179 1301,179 1295,179 1290,179 1282,178 1276,178 1271,178 1264,178 1258,177 1252,177 1245,177 1239,176 1234,176 1227,175 1221,175 1214,175 1208,174 1202,174 1196,173 1190,173 1183,172 1177,172 1171,171 1164,171 1159,170 1153,169 1146,169 1140,168 1133,167 1127,167 1121,166 1115,166 1108,165 1102,164 1096,163 1089,163 1083,162 1078,161 1071,160 1065,158 1059,157 1052,157 1045,155 1041,154 1034,153 1028,152 1021,151 1015,149 1008,148 1003,147 997,145 990,144 984,143 978,141 971,140 966,139 960,137 953,136 947,134 941,133 933,132 928,130 922,129 915,128 909,127 903,125 896,124 891,123 885,121 878,120 872,118 866,117 859,116 853,115 847,113 841,112 834,111 828,110 822,108 816,107 810,106 804,105 797,104 791,103 785,102 779,101 773,100 766,99 759,98 753,97 748,96 741,96 735,95 729,94 722,93 716,93 710,92 703,92 698,92 692,91 685,91 678,90 672,90 666,89 661,89 654,88 648,88 641,88 635,87 629,87 623,86 617,86 611,86 604,85 597,85 591,85 585,84 580,84 573,84 566,84 560,83 554,83 548,83 542,83 536,83 529,83 523,82 517,82 511,82 504,82 499,82 492,82 485,82 479,81 474,81 467,81 461,81 455,81 448,81 442,81 437,81 430,81 424,81 418,80 411,80 404,80 399,80 392,80 386,80 380,80 373,80 367,80 361,80 355,80 349,80 343,80 336,80 330,80 324,80 318,80 311,80 305,80 299,80 292,80 286,80 281,80 274,80 268,80 262,80 255,80 249,80 244,80 237,79 231,79 224,79 217,79 211,79 206,79 199,79 193,79 187,79 180,79 174,79 169,79 162,79 156,79 150,79 143,79 136,79 131,79 125,79 118,79 112,79 106,79 99,79 94,79 88,79 81,79 75,79 68,79 62,79 56,79 50,79 43,79 38,79 31,79 24,79 19,79 13,79 6,79 0,79">
          <text:p/>
        </draw:polygon>
        <draw:polygon draw:style-name="gr4" draw:text-style-name="P4" draw:layer="layout" svg:width="1.869cm" svg:height="0.143cm" svg:x="8.122cm" svg:y="6.716cm" svg:viewBox="0 0 1870 144" draw:points="0,0 6,0 13,0 19,0 24,0 31,0 38,0 44,0 50,0 56,0 62,0 69,0 75,0 82,0 88,0 94,0 100,0 106,0 112,0 119,0 125,0 131,0 137,0 144,0 150,0 157,0 163,0 169,0 175,0 181,0 187,0 194,0 200,0 207,0 212,0 218,0 225,0 232,0 238,0 245,0 250,0 256,0 263,0 269,0 275,0 282,0 287,0 293,0 300,0 306,0 313,0 320,0 325,0 331,0 338,0 344,0 351,0 357,0 362,0 369,0 375,0 381,0 388,0 394,0 400,0 406,0 413,0 419,0 426,0 432,0 437,0 444,0 450,0 456,0 463,0 469,0 475,0 481,0 487,0 494,0 501,0 506,0 513,0 519,0 525,0 532,0 538,0 544,0 551,0 556,0 562,0 569,0 575,0 582,0 588,0 593,0 600,0 607,0 613,0 620,0 626,0 631,0 638,0 644,0 650,0 657,0 664,0 669,0 675,0 681,0 688,0 695,0 701,0 706,0 713,0 719,0 725,0 732,0 738,0 744,0 751,0 756,0 763,0 769,0 776,0 782,0 788,0 794,0 801,0 807,0 813,0 819,0 825,0 831,0 838,0 844,0 851,0 856,0 863,0 869,0 876,0 882,0 889,0 894,0 900,0 907,0 913,0 919,0 926,0 931,0 937,0 945,0 951,0 957,0 964,0 969,0 975,0 982,0 988,0 994,0 1001,0 1007,0 1013,0 1019,0 1025,0 1032,0 1039,0 1045,0 1050,0 1057,0 1063,0 1070,0 1076,0 1082,0 1088,0 1094,0 1100,0 1107,0 1113,0 1120,0 1126,0 1132,0 1138,0 1145,0 1151,0 1158,0 1163,0 1169,0 1176,0 1182,0 1188,0 1195,0 1200,0 1207,0 1214,0 1219,0 1226,0 1233,0 1238,0 1244,0 1251,0 1257,0 1263,0 1270,0 1275,0 1282,0 1288,0 1295,0 1301,0 1307,0 1312,0 1320,0 1326,0 1332,0 1339,0 1345,0 1350,0 1357,0 1363,0 1369,0 1376,0 1382,0 1388,0 1394,0 1400,0 1407,0 1414,0 1420,0 1426,0 1432,0 1438,0 1445,0 1451,0 1457,0 1463,0 1469,0 1475,0 1482,0 1489,0 1495,0 1501,0 1507,0 1513,0 1520,0 1526,0 1532,0 1539,0 1544,0 1551,0 1557,0 1564,0 1570,0 1577,0 1582,0 1589,0 1595,0 1601,0 1608,0 1614,0 1620,0 1627,0 1632,0 1638,0 1646,0 1652,0 1657,0 1664,0 1670,0 1676,0 1683,0 1689,0 1695,0 1702,0 1707,0 1714,0 1720,0 1727,0 1732,0 1739,0 1745,0 1752,0 1758,0 1764,0 1770,0 1776,0 1782,0 1789,0 1796,0 1801,0 1807,0 1814,0 1820,0 1827,0 1833,0 1839,0 1845,0 1851,0 1858,0 1864,0 1870,0 1870,144 1864,144 1858,144 1851,144 1845,144 1839,144 1833,144 1827,144 1820,144 1814,144 1807,144 1801,144 1796,144 1789,144 1782,144 1776,144 1770,144 1764,144 1758,144 1752,144 1745,144 1739,144 1732,144 1727,144 1720,144 1714,144 1707,144 1702,144 1695,144 1689,144 1683,144 1676,144 1670,144 1664,144 1657,144 1652,144 1646,144 1638,144 1632,144 1627,144 1620,144 1614,144 1608,144 1601,144 1595,144 1589,144 1582,144 1577,144 1570,144 1564,144 1557,144 1551,144 1544,144 1539,144 1532,144 1526,144 1520,144 1513,144 1507,144 1501,144 1495,144 1489,144 1482,144 1475,144 1469,144 1463,144 1457,144 1451,144 1445,144 1438,144 1432,144 1426,144 1420,144 1414,144 1407,144 1400,144 1394,144 1388,144 1382,144 1376,144 1369,144 1363,144 1357,144 1350,144 1345,144 1339,144 1332,144 1326,144 1320,144 1312,144 1307,144 1301,144 1295,144 1288,144 1282,144 1275,144 1270,144 1263,144 1257,144 1251,144 1244,144 1238,144 1233,144 1226,144 1219,144 1214,144 1207,144 1200,144 1195,144 1188,144 1182,144 1176,144 1169,144 1163,144 1158,144 1151,144 1145,144 1138,144 1132,144 1126,144 1120,144 1113,144 1107,144 1100,144 1094,144 1088,144 1082,144 1076,144 1070,144 1063,144 1057,144 1050,144 1045,144 1039,144 1032,144 1025,144 1019,144 1013,144 1007,144 1001,144 994,144 988,144 982,144 975,144 969,144 964,144 957,144 951,144 945,144 937,144 931,144 926,144 919,144 913,144 907,144 900,144 894,144 889,144 882,144 876,144 869,144 863,144 856,144 851,144 844,144 838,144 831,144 825,144 819,144 813,144 807,144 801,144 794,144 788,144 782,144 776,144 769,144 763,144 756,144 751,144 744,144 738,144 732,144 725,144 719,144 713,144 706,144 701,144 695,144 688,144 681,144 675,144 669,144 664,144 657,144 650,144 644,144 638,144 631,144 626,144 620,144 613,144 607,144 600,144 593,144 588,144 582,144 575,144 569,144 562,144 556,144 551,144 544,144 538,144 532,144 525,144 519,144 513,144 506,144 501,144 494,144 487,144 481,144 475,144 469,144 463,144 456,144 450,144 444,144 437,144 432,144 426,144 419,144 413,144 406,144 400,144 394,144 388,144 381,144 375,144 369,144 362,144 357,144 351,144 344,144 338,144 331,144 325,144 320,144 313,144 306,144 300,144 293,144 287,144 282,144 275,144 269,144 263,144 256,144 250,144 245,144 238,144 232,144 225,144 218,144 212,144 207,144 200,144 194,144 187,144 181,144 175,144 169,144 163,144 157,144 150,144 144,144 137,144 131,144 125,144 119,144 112,144 106,144 100,144 94,144 88,144 82,144 75,144 69,144 62,144 56,144 50,144 44,144 38,144 31,144 24,144 19,144 13,144 6,144 0,144">
          <text:p/>
        </draw:polygon>
        <draw:polygon draw:style-name="gr5" draw:text-style-name="P5" draw:layer="layout" svg:width="1.919cm" svg:height="0.251cm" svg:x="6.211cm" svg:y="6.608cm" svg:viewBox="0 0 1920 252" draw:points="0,0 6,0 13,0 19,0 24,0 31,0 37,0 43,0 50,0 56,0 61,0 68,0 75,0 81,0 88,0 94,0 99,0 106,0 112,0 118,0 125,0 131,0 136,0 143,0 149,0 156,0 162,0 169,0 173,0 180,0 187,0 193,0 199,0 206,0 211,0 217,0 224,0 230,0 237,0 244,0 249,0 254,0 262,0 268,0 274,0 281,0 286,0 292,0 299,0 305,0 311,1 318,1 323,1 330,1 336,1 342,1 349,1 355,1 361,1 367,1 373,1 380,1 386,1 392,1 399,1 404,1 410,1 418,1 423,1 429,2 437,2 442,2 448,2 455,2 461,2 467,2 474,2 479,2 485,2 492,3 499,3 504,3 511,3 517,3 523,3 529,3 536,3 542,4 548,4 554,4 560,4 566,4 573,5 579,5 585,5 591,6 597,6 603,6 611,7 617,7 623,7 629,8 635,8 641,9 648,9 654,9 660,10 666,10 672,11 678,11 685,12 691,12 698,13 703,14 710,14 716,15 722,16 729,16 735,17 741,18 747,18 753,19 759,19 766,20 772,21 779,22 785,23 791,24 797,25 804,26 810,28 816,29 822,30 828,31 834,32 841,34 847,35 853,36 859,37 866,39 872,40 878,42 884,43 891,44 896,46 903,47 909,49 915,50 922,52 928,53 933,55 940,55 946,56 952,58 960,59 965,61 971,62 978,64 984,65 990,66 997,68 1003,69 1008,71 1015,72 1021,73 1027,74 1034,76 1041,77 1045,78 1052,79 1059,80 1065,82 1071,83 1078,83 1083,84 1089,85 1096,86 1102,87 1108,88 1115,89 1121,90 1127,90 1133,91 1139,92 1146,92 1153,93 1159,93 1164,94 1171,94 1177,95 1183,95 1190,96 1196,97 1201,97 1208,97 1214,98 1220,98 1227,99 1234,99 1239,99 1245,100 1252,100 1258,100 1264,101 1271,101 1276,101 1282,102 1289,102 1295,102 1301,102 1308,103 1313,103 1320,103 1327,103 1333,103 1339,104 1346,104 1351,104 1357,104 1364,104 1370,104 1376,105 1383,105 1388,105 1394,105 1401,105 1408,105 1414,105 1420,105 1425,105 1432,105 1438,105 1445,105 1451,105 1457,105 1463,106 1469,106 1475,106 1482,106 1489,106 1495,106 1501,106 1506,106 1513,106 1520,106 1526,106 1532,106 1539,106 1544,106 1550,106 1557,106 1563,106 1569,106 1576,106 1582,106 1588,106 1594,106 1601,106 1607,106 1613,106 1619,106 1625,106 1631,106 1638,106 1645,106 1651,106 1657,106 1663,106 1669,106 1676,106 1682,106 1688,106 1694,106 1700,106 1706,106 1713,107 1719,107 1725,107 1731,107 1738,107 1744,107 1750,107 1757,107 1763,107 1768,107 1775,107 1781,107 1787,107 1794,107 1800,107 1805,107 1813,107 1819,107 1825,107 1832,107 1838,107 1843,107 1850,107 1856,107 1862,107 1862,107 1920,107 1920,252 1862,252 1862,252 1856,252 1850,252 1843,252 1838,252 1832,252 1825,252 1819,252 1813,252 1805,252 1800,252 1794,252 1787,252 1781,252 1775,252 1768,252 1763,252 1757,252 1750,252 1744,252 1738,252 1731,252 1725,252 1719,252 1713,252 1706,252 1700,252 1694,252 1688,252 1682,252 1676,252 1669,252 1663,252 1657,252 1651,252 1645,252 1638,252 1631,252 1625,252 1619,252 1613,252 1607,251 1601,251 1594,251 1588,251 1582,251 1576,251 1569,251 1563,251 1557,251 1550,251 1544,251 1539,251 1532,251 1526,251 1520,251 1513,251 1506,251 1501,251 1495,251 1489,251 1482,251 1475,251 1469,251 1463,251 1457,251 1451,251 1445,251 1438,250 1432,250 1425,250 1420,250 1414,250 1408,250 1401,250 1394,250 1388,250 1383,249 1376,249 1370,249 1364,249 1357,249 1351,249 1346,249 1339,249 1333,248 1327,248 1320,248 1313,248 1308,247 1301,247 1295,247 1289,247 1282,247 1276,246 1271,246 1264,246 1258,246 1252,245 1245,245 1239,245 1234,244 1227,244 1220,243 1214,243 1208,242 1201,242 1196,241 1190,241 1183,241 1177,240 1171,240 1164,240 1159,239 1153,238 1146,238 1139,237 1133,237 1127,236 1121,235 1115,234 1108,233 1102,232 1096,231 1089,231 1083,230 1078,229 1071,227 1065,226 1059,225 1052,224 1045,223 1041,222 1034,221 1027,219 1021,218 1015,217 1008,216 1003,214 997,213 990,212 984,210 978,209 971,207 965,206 960,204 952,203 946,202 940,201 933,200 928,198 922,197 915,195 909,194 903,192 896,191 891,190 884,188 878,187 872,185 866,184 859,183 853,181 847,180 841,179 834,177 828,176 822,175 816,174 810,173 804,172 797,170 791,169 785,168 779,167 772,166 766,166 759,166 753,165 747,164 741,163 735,162 729,161 722,161 716,160 710,159 703,159 698,158 691,157 685,157 678,156 672,156 666,155 660,155 654,154 648,154 641,153 635,153 629,153 623,152 617,152 611,151 603,151 597,151 591,151 585,151 579,150 573,150 566,150 560,149 554,149 548,149 542,149 536,149 529,148 523,148 517,148 511,148 504,148 499,148 492,147 485,147 479,147 474,147 467,147 461,147 455,147 448,147 442,147 437,146 429,146 423,146 418,146 410,146 404,146 399,146 392,146 386,146 380,145 373,145 367,145 361,145 355,145 349,145 342,145 336,145 330,145 323,145 318,145 311,145 305,145 299,145 292,145 286,145 281,145 274,145 268,145 262,145 254,145 249,145 244,145 237,145 230,145 224,145 217,145 211,145 206,145 199,145 193,145 187,145 180,145 173,145 169,145 162,145 156,145 149,145 143,145 136,145 131,145 125,145 118,145 112,145 106,145 99,145 94,145 88,145 81,145 75,145 68,145 61,145 56,145 50,145 43,145 37,145 31,145 24,145 19,145 13,145 6,145 0,145">
          <text:p/>
        </draw:polygon>
        <draw:polygon draw:style-name="gr6" draw:text-style-name="P6" draw:layer="layout" svg:width="3.523cm" svg:height="0.37cm" svg:x="6.469cm" svg:y="5.547cm" svg:viewBox="0 0 3524 371" draw:points="2679,34 2683,33 2690,31 2697,31 2703,29 2709,28 2716,27 2721,26 2727,25 2734,24 2740,23 2746,22 2753,21 2759,20 2764,19 2771,18 2777,18 2784,18 2790,17 2796,16 2802,15 2808,15 2815,14 2821,14 2827,13 2833,12 2840,12 2846,11 2852,11 2858,10 2865,10 2871,9 2877,9 2883,9 2890,8 2896,8 2902,7 2908,7 2914,7 2920,6 2927,6 2933,6 2939,5 2945,5 2952,5 2958,5 2964,4 2971,4 2977,4 2983,4 2989,4 2995,3 3001,3 3008,3 3014,3 3020,3 3026,3 3032,3 3039,3 3046,3 3052,2 3058,2 3064,2 3070,2 3076,2 3083,2 3089,1 3095,1 3101,1 3107,1 3113,1 3120,1 3127,1 3133,1 3138,1 3145,1 3151,1 3157,1 3164,1 3170,1 3175,1 3182,1 3188,1 3194,1 3201,1 3207,1 3213,0 3220,0 3226,0 3232,0 3239,0 3245,0 3250,0 3257,0 3263,0 3269,0 3276,0 3283,0 3288,0 3294,0 3301,0 3307,0 3313,0 3320,0 3325,0 3331,0 3338,0 3344,0 3350,0 3358,0 3363,0 3369,0 3376,0 3382,0 3388,0 3395,0 3401,0 3406,0 3413,0 3419,0 3425,0 3432,0 3438,0 3443,0 3450,0 3457,0 3463,0 3469,0 3476,0 3481,0 3487,0 3494,0 3500,0 3506,0 3513,0 3518,0 3524,0 3524,35 3524,36 3524,371 3518,371 3513,371 3506,371 3500,371 3494,371 3487,371 3481,371 3476,371 3469,371 3463,371 3457,371 3450,371 3443,371 3438,371 3432,371 3425,371 3419,371 3413,371 3406,371 3401,371 3395,371 3388,371 3382,371 3376,371 3369,371 3363,371 3358,371 3350,371 3344,371 3338,371 3331,371 3325,371 3320,371 3313,371 3307,371 3301,371 3294,371 3288,371 3283,371 3276,371 3269,371 3263,371 3257,371 3250,371 3245,371 3239,371 3232,371 3226,371 3220,371 3213,371 3207,371 3201,371 3194,371 3188,371 3182,371 3175,371 3170,371 3164,371 3157,371 3151,371 3145,371 3138,371 3133,371 3127,371 3120,371 3113,371 3107,371 3101,371 3095,371 3089,371 3083,371 3076,371 3070,371 3064,371 3058,371 3052,371 3046,371 3039,371 3032,371 3026,371 3020,371 3014,371 3008,371 3001,371 2995,371 2989,371 2983,371 2977,371 2971,371 2964,371 2958,371 2952,371 2945,371 2939,371 2933,371 2927,371 2920,371 2914,371 2908,371 2902,371 2896,371 2890,371 2883,371 2877,371 2871,371 2865,371 2858,371 2852,371 2846,371 2840,371 2833,371 2827,371 2821,371 2815,371 2808,371 2802,371 2796,371 2790,371 2784,371 2777,371 2771,371 2764,371 2759,371 2753,371 2746,371 2740,371 2734,371 2727,371 2721,371 2716,371 2709,371 2703,371 2697,371 2690,371 2683,371 2679,371 2672,371 2665,371 2659,371 2652,371 2646,371 2641,371 2634,371 2628,371 2622,371 2615,371 2609,371 2603,371 2597,371 2591,371 2584,371 2578,371 2571,371 2565,371 2560,371 2553,371 2547,371 2541,371 2534,371 2528,371 2523,371 2516,371 2510,371 2504,371 2496,371 2490,371 2485,371 2478,371 2472,371 2466,371 2459,371 2453,371 2448,371 2441,371 2435,371 2429,371 2422,371 2416,371 2411,371 2404,371 2397,371 2391,371 2385,371 2378,371 2373,371 2367,371 2360,371 2354,371 2348,371 2341,371 2336,371 2329,371 2323,371 2316,371 2310,371 2303,371 2298,371 2292,371 2285,371 2279,371 2273,371 2266,371 2261,371 2255,371 2248,371 2242,371 2235,371 2229,371 2223,371 2218,371 2211,371 2204,371 2198,371 2192,371 2185,371 2180,371 2173,371 2167,371 2161,371 2154,371 2147,371 2142,371 2136,371 2130,371 2123,371 2117,371 2110,371 2105,371 2099,371 2092,371 2086,371 2080,371 2073,371 2067,371 2062,371 2055,371 2049,371 2042,371 2036,371 2030,371 2024,371 2017,371 2011,371 2005,371 1998,371 1993,371 1987,371 1980,371 1973,371 1968,371 1961,371 1955,371 1949,371 1943,371 1936,371 1930,371 1924,371 1918,371 1912,371 1906,371 1899,371 1893,371 1887,371 1881,371 1875,371 1868,371 1861,371 1855,371 1849,371 1843,371 1837,371 1831,371 1824,371 1818,371 1812,371 1805,371 1800,371 1794,371 1787,371 1780,371 1774,371 1768,371 1762,371 1756,371 1750,371 1743,371 1737,371 1731,371 1725,371 1719,371 1713,371 1706,371 1700,371 1693,371 1687,371 1681,371 1675,371 1668,371 1663,371 1662,371 1606,371 1606,371 1599,371 1593,371 1587,371 1580,371 1574,371 1569,371 1562,371 1556,371 1549,371 1542,371 1537,371 1531,371 1524,371 1518,371 1512,371 1505,371 1500,371 1494,371 1487,371 1481,371 1475,371 1468,371 1462,371 1456,371 1450,371 1443,371 1437,371 1431,371 1425,371 1419,371 1413,371 1406,371 1400,371 1393,371 1387,371 1381,371 1375,371 1368,371 1362,371 1356,371 1349,371 1344,371 1337,371 1331,371 1324,371 1319,371 1312,371 1306,371 1300,371 1294,371 1287,371 1281,371 1275,371 1269,371 1263,371 1257,371 1249,371 1243,371 1237,371 1232,371 1225,371 1219,371 1212,371 1206,371 1200,371 1194,371 1188,371 1182,371 1175,371 1168,371 1162,371 1157,371 1151,371 1144,371 1138,371 1131,371 1125,371 1120,371 1113,371 1107,371 1101,371 1094,371 1088,371 1082,371 1075,371 1070,371 1063,371 1056,371 1050,371 1045,371 1038,371 1032,371 1026,371 1019,371 1013,371 1007,371 1001,371 995,371 989,371 982,371 976,371 969,371 964,371 957,371 951,371 945,371 938,371 932,371 926,371 920,371 914,371 907,371 901,371 895,371 889,371 882,371 876,371 870,371 863,371 857,371 852,371 845,371 839,371 833,371 826,371 820,371 815,371 808,371 802,371 795,371 789,371 782,371 777,371 770,371 764,371 758,371 751,371 745,371 740,371 733,371 727,371 721,371 714,371 707,371 702,371 696,371 689,371 683,371 677,371 670,371 665,371 659,371 652,371 646,371 640,371 633,371 627,371 621,371 614,371 609,371 602,371 595,371 589,371 584,371 577,371 571,371 565,371 558,371 552,371 547,371 540,371 533,371 528,371 521,371 514,371 509,371 503,371 496,371 490,371 484,371 477,371 472,371 466,371 459,371 453,371 447,371 440,371 434,371 428,371 421,371 415,371 409,371 402,371 397,371 391,371 384,371 381,371 376,370 370,370 364,370 359,368 354,367 347,367 342,367 336,366 329,366 324,364 319,364 314,363 307,362 302,361 296,360 290,358 285,357 279,356 273,355 267,354 262,352 255,351 250,351 245,349 239,348 233,346 227,344 221,342 216,340 209,338 205,336 199,333 193,332 187,329 182,327 176,324 170,322 165,319 159,316 154,314 146,311 141,308 135,305 131,301 125,298 118,295 113,291 107,287 102,283 95,279 90,276 85,272 79,267 73,263 67,259 61,255 56,250 50,246 45,241 39,237 33,232 27,228 22,223 17,218 10,213 5,209 0,205 5,203 10,198 17,194 22,189 27,184 33,179 39,175 45,170 50,166 56,161 61,157 67,153 73,148 79,144 85,140 90,136 95,131 102,128 107,125 113,121 118,117 125,113 131,110 135,106 141,104 146,100 154,97 159,94 165,92 170,90 176,87 182,85 187,82 193,80 199,78 205,75 209,74 216,71 221,70 227,68 233,66 239,64 245,63 250,61 255,60 262,58 267,56 273,55 279,55 285,55 290,53 296,52 302,51 307,50 314,49 319,48 324,48 329,46 336,46 342,45 347,44 354,44 359,43 364,42 370,42 376,41 381,40 387,40 393,40 399,39 404,39 410,39 416,39 422,39 428,37 433,37 438,37 444,37 450,37 456,37 462,37 467,36 474,36 479,36 484,35 490,35 496,35 503,35 509,35 514,35 521,35 528,35 533,35 540,35 547,35 552,35 558,35 565,35 571,35 577,35 584,35 589,35 595,35 602,35 609,35 614,35 621,35 627,35 633,35 640,35 646,35 652,35 659,35 665,35 670,35 677,35 683,35 689,35 696,35 702,35 707,35 714,35 721,35 727,35 733,35 740,35 745,35 751,35 758,35 764,35 770,35 777,35 782,35 789,35 795,35 802,35 808,35 815,35 820,35 826,35 833,35 839,35 845,35 852,35 857,35 863,35 870,35 876,35 882,35 889,35 895,35 901,35 907,35 914,35 920,35 926,35 932,35 938,35 945,35 951,35 957,35 964,35 969,35 976,35 982,35 989,35 995,35 1001,35 1007,35 1013,35 1019,35 1026,35 1032,35 1038,35 1045,35 1050,35 1056,35 1063,35 1070,35 1075,35 1082,35 1088,35 1094,35 1101,35 1107,35 1113,35 1120,35 1125,35 1131,35 1138,35 1144,35 1151,35 1157,35 1162,35 1168,35 1175,35 1182,35 1188,35 1194,35 1200,35 1206,35 1212,35 1219,35 1225,35 1232,35 1237,35 1243,35 1249,35 1257,35 1263,35 1269,35 1275,35 1281,35 1287,35 1294,35 1300,35 1306,35 1312,35 1319,35 1324,35 1331,35 1337,35 1344,35 1349,35 1356,35 1362,35 1368,35 1375,35 1381,35 1387,35 1393,35 1400,35 1406,35 1413,35 1419,35 1425,35 1431,35 1437,35 1443,35 1450,35 1456,35 1462,35 1468,35 1475,35 1481,35 1487,35 1494,35 1500,35 1505,35 1512,35 1518,35 1524,35 1531,35 1537,35 1542,35 1549,35 1556,35 1562,35 1569,35 1574,35 1580,35 1587,35 1593,35 1599,35 1606,35 1606,35 1662,35 1663,35 1668,35 1675,35 1681,35 1687,35 1693,35 1700,35 1706,35 1713,35 1719,35 1725,35 1731,35 1737,35 1743,35 1750,35 1756,35 1762,35 1768,35 1774,35 1780,35 1787,35 1794,35 1800,35 1805,35 1812,35 1818,35 1824,35 1831,35 1837,35 1843,35 1849,35 1855,35 1861,35 1868,35 1875,35 1881,35 1887,35 1893,35 1899,35 1906,35 1912,35 1918,35 1924,35 1930,35 1936,35 1943,35 1949,35 1955,35 1961,35 1968,35 1973,35 1980,35 1987,35 1993,35 1998,35 2005,35 2011,35 2017,35 2024,35 2030,35 2036,35 2042,35 2049,35 2055,35 2062,35 2067,35 2073,35 2080,35 2086,35 2092,35 2099,35 2105,35 2110,35 2117,35 2123,35 2130,35 2136,35 2142,35 2147,35 2154,35 2161,35 2167,35 2173,35 2180,35 2185,35 2192,35 2198,35 2204,35 2211,35 2218,35 2223,35 2229,35 2235,35 2242,35 2248,35 2255,35 2261,35 2266,35 2273,35 2279,35 2285,35 2292,35 2298,35 2303,35 2310,35 2316,35 2323,35 2329,35 2336,35 2341,35 2348,35 2354,35 2360,35 2367,35 2373,35 2378,35 2385,35 2391,35 2397,35 2404,35 2411,35 2416,35 2422,35 2429,35 2435,35 2441,35 2448,35 2453,35 2459,35 2466,35 2472,35 2478,35 2485,35 2490,35 2496,35 2504,35 2510,35 2516,35 2523,35 2528,35 2534,35 2541,35 2547,35 2553,35 2560,35 2565,35 2571,35 2578,35 2584,35 2591,35 2597,35 2603,35 2609,35 2615,35 2622,35 2628,35 2634,35 2641,35 2646,35 2652,35 2659,35 2665,35 2672,35 2675,35">
          <text:p/>
        </draw:polygon>
        <draw:polygon draw:style-name="gr13" draw:text-style-name="P13" draw:layer="layout" svg:width="4.794cm" svg:height="0.85cm" svg:x="0cm" svg:y="5.872cm" svg:viewBox="0 0 4795 851" draw:points="947,0 1005,0 1011,0 1017,0 1023,0 1030,0 1036,0 1042,0 1049,0 1054,0 1060,0 1067,0 1074,0 1080,0 1087,0 1093,0 1098,0 1105,0 1111,0 1117,0 1124,0 1130,0 1135,0 1142,0 1148,0 1154,0 1161,0 1168,0 1174,0 1179,0 1186,0 1192,0 1198,0 1205,0 1211,0 1217,0 1223,0 1229,0 1235,0 1243,0 1249,0 1255,0 1260,0 1267,0 1273,0 1280,0 1286,0 1292,0 1299,0 1304,0 1310,0 1317,0 1323,0 1329,0 1336,0 1342,0 1347,0 1354,0 1361,0 1367,0 1373,0 1380,0 1385,0 1391,0 1398,0 1404,0 1410,0 1417,0 1423,0 1428,0 1435,0 1442,0 1448,0 1455,0 1461,0 1466,0 1473,0 1479,0 1485,0 1492,0 1498,0 1505,0 1510,0 1516,0 1523,0 1529,0 1536,0 1542,0 1547,0 1554,0 1560,0 1566,0 1573,0 1579,0 1585,0 1591,0 1597,0 1603,0 1610,0 1617,0 1623,0 1629,0 1635,0 1641,0 1648,0 1654,0 1660,0 1667,0 1672,0 1678,0 1685,0 1691,0 1697,0 1704,0 1711,0 1716,0 1722,0 1729,0 1735,0 1741,0 1748,0 1753,0 1759,0 1766,0 1772,0 1778,0 1786,0 1792,0 1797,0 1804,0 1810,0 1816,0 1823,0 1829,0 1835,0 1841,0 1847,0 1853,0 1860,0 1866,0 1873,0 1878,0 1885,0 1890,0 1897,0 1904,0 1910,0 1916,0 1922,0 1928,0 1934,0 1941,0 1947,0 1953,0 1959,0 1966,0 1972,0 1979,0 1985,0 1991,0 1998,0 2003,0 2009,0 2016,0 2022,0 2028,0 2035,0 2041,0 2047,0 2053,0 2059,0 2066,0 2072,0 2079,0 2084,0 2090,0 2097,0 2103,0 2109,0 2116,0 2122,0 2128,0 2135,0 2140,0 2147,0 2154,0 2160,0 2166,0 2172,0 2178,0 2184,0 2191,0 2197,0 2203,0 2209,0 2215,0 2221,0 2228,0 2234,0 2241,0 2247,0 2253,0 2259,0 2265,0 2272,0 2278,0 2285,0 2290,0 2296,0 2303,0 2309,0 2315,0 2322,0 2329,0 2334,0 2340,0 2347,0 2353,0 2359,0 2366,0 2372,0 2377,0 2384,0 2390,0 2396,0 2403,0 2409,0 2415,0 2421,0 2428,0 2433,0 2441,0 2447,0 2453,0 2459,0 2465,0 2471,0 2478,0 2484,0 2490,0 2496,0 2503,0 2509,0 2515,0 2522,0 2528,0 2534,0 2540,0 2546,0 2552,0 2559,0 2565,0 2571,0 2578,0 2584,0 2590,0 2597,0 2602,0 2609,0 2616,0 2621,0 2627,0 2634,0 2640,0 2646,0 2653,0 2660,0 2665,0 2671,0 2678,0 2684,0 2690,0 2697,0 2702,0 2708,0 2715,0 2721,0 2727,0 2734,0 2741,0 2746,0 2753,0 2759,0 2765,0 2772,0 2778,0 2784,0 2790,0 2796,0 2802,0 2809,0 2815,0 2822,0 2827,0 2834,0 2840,0 2846,0 2853,0 2859,0 2865,0 2871,0 2928,0 2929,0 2935,0 2941,0 2948,0 2953,0 2959,0 2966,0 2972,0 2979,0 2985,0 2991,0 2997,0 3003,0 3009,0 3016,0 3022,0 3028,0 3034,0 3040,0 3046,0 3054,0 3060,0 3066,0 3073,0 3078,0 3084,0 3091,0 3097,0 3103,0 3110,0 3116,0 3121,0 3128,0 3134,0 3141,0 3147,0 3154,0 3159,0 3165,0 3172,0 3178,0 3184,0 3191,0 3197,0 3202,0 3209,0 3215,0 3222,0 3229,0 3235,0 3240,0 3247,0 3253,0 3259,0 3266,0 3272,0 3278,0 3284,0 3290,0 3296,0 3303,0 3309,0 3316,0 3321,0 3328,0 3333,0 3340,0 3347,0 3353,0 3359,0 3365,0 3371,0 3378,0 3384,0 3390,0 3397,0 3403,0 3409,0 3415,0 3422,0 3428,0 3434,0 3441,0 3446,0 3452,0 3459,0 3465,0 3471,0 3478,0 3485,0 3490,0 3496,0 3502,0 3509,0 3515,0 3522,0 3527,0 3534,0 3540,0 3546,0 3553,0 3559,0 3565,0 3571,0 3578,0 3583,0 3590,0 3597,0 3603,0 3609,0 3615,0 3621,0 3627,0 3634,0 3640,0 3646,0 3652,0 3659,0 3664,0 3671,0 3678,0 3684,0 3691,0 3696,0 3702,0 3709,0 3715,0 3721,0 3728,0 3733,0 3739,0 3746,0 3752,0 3758,0 3765,0 3772,0 3777,0 3783,0 3790,0 3796,0 3802,0 3809,0 3815,0 3820,0 3827,0 3833,0 3839,0 3846,0 3852,0 3858,0 3865,0 3871,0 3877,0 3884,0 3890,0 3896,0 3902,0 3908,0 3914,0 3921,0 3927,0 3933,0 3939,0 3946,0 3952,0 3958,0 3965,0 3971,0 3977,0 3983,0 3989,0 3995,0 4002,0 4008,0 4014,0 4021,0 4027,0 4033,0 4040,0 4045,0 4052,0 4059,0 4064,0 4070,0 4077,0 4083,0 4089,0 4096,0 4102,0 4108,0 4114,0 4121,0 4126,0 4133,0 4140,0 4146,0 4151,0 4158,0 4164,0 4170,0 4177,0 4183,0 4188,0 4195,0 4202,0 4207,0 4214,0 4221,0 4227,0 4233,0 4239,0 4245,0 4252,0 4258,0 4264,0 4270,0 4276,0 4282,0 4289,0 4295,0 4301,0 4308,0 4314,0 4320,0 4326,0 4333,0 4339,0 4345,0 4352,0 4357,0 4363,0 4371,0 4376,0 4382,0 4390,0 4395,0 4401,0 4408,0 4414,0 4420,0 4427,0 4433,0 4438,0 4445,0 4451,0 4457,0 4464,0 4470,0 4476,0 4482,0 4489,0 4495,0 4501,0 4508,0 4514,0 4519,0 4527,0 4533,0 4538,0 4546,0 4552,0 4558,0 4564,0 4570,0 4576,0 4583,0 4589,0 4595,0 4601,0 4607,0 4614,0 4620,0 4627,0 4632,0 4639,0 4645,0 4651,0 4657,0 4664,0 4670,0 4676,0 4682,0 4688,0 4695,0 4702,0 4707,0 4713,0 4721,0 4726,0 4732,0 4739,0 4745,0 4751,0 4758,0 4764,0 4769,0 4776,0 4783,0 4788,0 4795,0 4795,676 4788,676 4783,676 4776,676 4769,676 4764,676 4758,676 4751,676 4745,676 4739,676 4732,676 4726,676 4721,676 4713,676 4707,676 4702,676 4695,676 4688,676 4682,676 4676,676 4670,676 4664,676 4657,676 4651,676 4645,676 4639,676 4632,676 4627,676 4620,676 4614,676 4607,676 4601,676 4595,676 4589,676 4583,676 4576,676 4570,676 4564,676 4558,676 4552,676 4546,676 4538,676 4533,676 4527,676 4519,676 4514,676 4508,676 4501,676 4495,676 4489,676 4482,676 4476,676 4470,676 4464,676 4457,676 4451,676 4445,676 4438,676 4433,676 4427,676 4420,676 4414,676 4408,676 4401,676 4395,676 4390,676 4382,676 4376,676 4371,676 4363,676 4357,676 4352,676 4345,676 4339,676 4333,676 4326,676 4320,676 4314,676 4308,676 4301,676 4295,676 4289,676 4282,676 4276,676 4270,676 4264,676 4258,676 4252,676 4245,676 4239,676 4233,676 4227,676 4221,676 4214,676 4207,676 4202,676 4195,676 4188,676 4183,676 4177,676 4170,676 4164,676 4158,676 4151,676 4146,676 4140,676 4133,676 4126,676 4121,676 4114,676 4108,676 4102,676 4096,676 4089,676 4083,676 4077,676 4070,676 4064,676 4059,676 4052,676 4045,676 4040,676 4033,676 4027,676 4021,676 4014,676 4008,676 4002,676 3995,676 3989,676 3983,676 3977,676 3971,676 3965,676 3958,676 3952,676 3946,676 3939,676 3933,676 3927,676 3921,676 3914,676 3908,676 3902,676 3896,676 3890,676 3884,676 3877,676 3871,676 3865,676 3858,676 3852,676 3846,676 3839,676 3833,676 3827,676 3820,676 3815,676 3809,676 3802,676 3796,676 3790,676 3783,676 3777,676 3772,676 3765,676 3758,676 3752,676 3746,676 3739,676 3733,676 3728,676 3721,676 3715,676 3709,676 3702,676 3696,676 3691,676 3684,676 3678,676 3671,676 3664,676 3659,676 3652,676 3646,676 3640,676 3634,676 3627,676 3621,676 3615,676 3609,676 3603,676 3597,676 3590,676 3583,676 3578,676 3571,676 3565,676 3559,676 3553,676 3546,676 3540,676 3534,676 3527,676 3522,676 3515,676 3509,676 3502,676 3496,676 3490,676 3485,676 3478,676 3471,676 3465,676 3459,676 3452,676 3446,676 3441,676 3434,676 3428,676 3422,676 3415,676 3409,676 3403,676 3397,676 3390,676 3384,676 3378,676 3371,676 3365,676 3359,676 3353,676 3347,676 3340,676 3333,676 3328,676 3321,676 3316,676 3309,676 3303,676 3296,676 3290,676 3284,676 3278,676 3272,676 3266,676 3259,676 3253,676 3247,676 3240,676 3235,676 3229,676 3222,676 3215,676 3209,676 3202,676 3197,676 3191,676 3184,676 3178,676 3172,676 3165,676 3159,676 3154,676 3147,676 3141,676 3134,676 3128,676 3121,676 3116,676 3110,676 3103,676 3097,676 3091,676 3084,676 3078,676 3073,676 3066,676 3060,676 3054,676 3046,676 3040,676 3034,676 3028,676 3022,676 3016,676 3009,676 3003,676 2997,676 2991,676 2985,676 2979,676 2972,676 2966,676 2959,676 2953,676 2948,676 2941,676 2935,676 2929,676 2929,754 2871,754 2871,734 2865,734 2859,734 2853,734 2846,734 2840,734 2834,734 2827,734 2822,734 2815,734 2809,734 2802,734 2796,734 2790,734 2784,734 2778,734 2772,734 2765,734 2759,734 2753,734 2746,734 2741,734 2734,734 2727,734 2721,734 2715,734 2708,734 2702,734 2697,734 2690,734 2684,734 2678,734 2671,734 2665,734 2660,734 2653,734 2646,734 2640,734 2634,734 2627,734 2621,734 2616,734 2609,734 2602,734 2597,734 2590,734 2584,734 2578,734 2571,734 2565,734 2559,734 2552,734 2546,734 2540,734 2534,734 2528,734 2522,734 2515,734 2509,734 2503,734 2496,734 2490,734 2484,734 2478,734 2471,734 2465,734 2459,734 2453,734 2447,734 2441,734 2433,734 2428,734 2421,734 2415,734 2409,734 2403,734 2396,734 2390,734 2384,734 2377,734 2372,734 2366,734 2359,734 2353,734 2347,734 2340,734 2334,734 2329,734 2322,734 2315,734 2309,734 2303,734 2296,734 2290,734 2285,734 2278,734 2272,734 2265,734 2259,734 2253,734 2247,734 2241,734 2234,734 2228,734 2221,734 2215,734 2209,734 2203,734 2197,734 2191,734 2184,734 2178,734 2172,734 2166,734 2160,734 2154,734 2147,734 2140,734 2135,734 2128,734 2122,734 2116,734 2109,734 2103,734 2097,734 2090,734 2084,734 2079,734 2072,734 2066,734 2059,734 2053,734 2047,734 2041,734 2035,734 2028,734 2022,734 2016,734 2009,734 2003,734 1998,734 1991,734 1985,734 1979,734 1972,734 1966,734 1959,734 1953,734 1947,734 1941,734 1934,734 1928,734 1922,734 1916,734 1910,734 1904,734 1897,734 1890,734 1885,734 1878,734 1873,734 1866,734 1860,734 1853,734 1847,734 1841,734 1835,734 1829,734 1823,734 1816,734 1810,734 1804,734 1797,734 1792,734 1786,734 1778,734 1772,734 1766,734 1759,734 1753,734 1748,734 1741,734 1735,734 1729,734 1722,734 1716,734 1711,734 1704,734 1697,734 1691,734 1685,734 1678,734 1672,734 1667,734 1660,734 1654,734 1648,734 1641,734 1635,734 1629,734 1623,734 1617,734 1610,734 1603,734 1597,734 1591,734 1585,734 1579,734 1573,734 1566,734 1560,734 1554,734 1547,734 1542,734 1536,734 1529,734 1523,734 1516,734 1510,734 1505,734 1498,734 1492,734 1485,734 1479,734 1473,734 1466,734 1461,734 1455,734 1448,734 1442,734 1435,734 1428,734 1423,734 1417,734 1410,734 1404,734 1398,734 1391,734 1385,734 1380,734 1373,734 1367,734 1361,734 1354,734 1347,734 1342,734 1336,734 1329,734 1323,734 1317,734 1310,734 1304,734 1299,734 1292,734 1286,734 1280,734 1273,734 1267,734 1260,734 1255,734 1249,734 1243,734 1235,734 1229,734 1223,734 1217,734 1211,734 1205,734 1198,734 1192,734 1186,734 1179,734 1174,734 1168,734 1161,734 1154,734 1148,734 1142,734 1135,734 1130,734 1124,734 1117,734 1111,734 1105,734 1098,734 1093,734 1087,734 1080,734 1074,734 1067,734 1060,734 1054,734 1049,734 1042,734 1036,734 1030,734 1023,734 1017,734 1011,734 1005,734 1005,850 951,850 951,851 898,851 886,849 868,845 850,844 831,840 815,836 796,830 779,828 762,824 742,820 726,815 707,809 689,804 673,800 653,794 636,790 618,781 600,777 583,770 566,762 547,756 529,751 512,743 494,735 476,726 458,719 440,710 423,702 405,691 388,684 368,674 353,663 334,652 316,643 299,632 279,619 264,609 245,596 227,585 208,573 192,562 173,549 155,536 139,524 119,510 103,499 84,486 68,473 49,459 32,447 15,434 0,425 15,415 32,402 49,390 68,376 84,363 103,351 119,339 139,325 155,313 173,300 192,287 208,277 227,264 245,253 264,241 279,230 299,217 316,206 334,197 353,186 368,175 388,166 405,158 423,147 440,140 458,130 476,123 494,115 512,106 529,98 547,93 566,87 583,79 600,72 618,68 636,59 653,55 673,49 689,45 707,40 726,34 742,29 762,26 779,21 796,19 815,14 831,9 850,5 868,4 883,1 947,1">
          <text:p/>
        </draw:polygon>
        <draw:polygon draw:style-name="gr13" draw:text-style-name="P13" draw:layer="layout" svg:width="4.833cm" svg:height="0.731cm" svg:x="5.16cm" svg:y="6.021cm" svg:viewBox="0 0 4834 732" draw:points="1053,0 1058,0 1064,0 1070,0 1077,0 1083,0 1088,0 1095,0 1101,0 1107,0 1114,0 1121,0 1126,0 1133,0 1139,0 1145,0 1152,0 1158,0 1163,0 1170,0 1176,0 1182,0 1189,0 1195,0 1200,0 1207,0 1214,0 1220,0 1226,0 1233,0 1238,0 1244,0 1251,0 1257,0 1263,0 1270,0 1275,0 1281,0 1289,0 1295,0 1301,0 1307,0 1313,0 1319,0 1326,0 1332,0 1338,0 1345,0 1350,0 1356,0 1363,0 1369,0 1375,0 1382,0 1388,0 1393,0 1400,0 1407,0 1413,0 1419,0 1425,0 1431,0 1437,0 1444,0 1450,0 1456,0 1463,0 1469,0 1474,0 1481,0 1488,0 1494,0 1501,0 1506,0 1512,0 1519,0 1525,0 1531,0 1538,0 1543,0 1550,0 1556,0 1562,0 1569,0 1575,0 1581,0 1587,0 1593,0 1600,0 1606,0 1612,0 1618,0 1624,0 1630,0 1637,0 1643,0 1649,0 1655,0 1662,0 1668,0 1675,0 1681,0 1687,0 1693,0 1699,0 1705,0 1712,0 1718,0 1724,0 1730,0 1736,0 1742,0 1749,0 1756,0 1762,0 1767,0 1774,0 1780,0 1786,0 1793,0 1799,0 1805,0 1811,0 1817,0 1823,0 1831,0 1837,0 1843,0 1849,0 1855,0 1861,0 1868,0 1874,0 1880,0 1886,0 1892,0 1898,0 1905,0 1911,0 1918,0 1923,0 1930,0 1935,0 1942,0 1949,0 1955,0 1960,0 1967,0 1973,0 1979,0 1986,0 1992,0 1997,0 2004,0 2011,0 2017,0 2024,0 2030,0 2035,0 2042,0 2048,0 2054,0 2061,0 2067,0 2072,0 2079,0 2085,0 2092,0 2098,0 2104,0 2110,0 2116,0 2123,0 2129,0 2135,0 2142,0 2147,0 2153,0 2160,0 2166,0 2173,0 2180,0 2185,0 2191,0 2198,0 2204,0 2210,0 2217,0 2223,0 2228,0 2235,0 2241,0 2247,0 2254,0 2260,0 2265,0 2272,0 2278,0 2285,0 2291,0 2298,0 2303,0 2309,0 2316,0 2322,0 2329,0 2335,0 2340,0 2347,0 2353,0 2359,0 2366,0 2373,0 2378,0 2384,0 2391,0 2397,0 2403,0 2410,0 2415,0 2421,0 2428,0 2434,0 2440,0 2447,0 2452,0 2459,0 2465,0 2472,0 2477,0 2485,0 2490,0 2496,0 2503,0 2509,0 2515,0 2522,0 2527,0 2533,0 2540,0 2547,0 2553,0 2559,0 2565,0 2571,0 2577,0 2584,0 2590,0 2596,0 2603,0 2608,0 2614,0 2621,0 2628,0 2634,0 2641,0 2645,0 2652,0 2659,0 2665,0 2671,0 2678,0 2683,0 2689,0 2696,0 2703,0 2709,0 2715,0 2721,0 2727,0 2733,0 2740,0 2746,0 2752,0 2758,0 2764,0 2770,0 2777,0 2784,0 2790,0 2796,0 2802,0 2808,0 2815,0 2821,0 2827,0 2833,0 2839,0 2845,0 2852,0 2858,0 2865,0 2870,0 2877,0 2883,0 2889,0 2896,0 2902,0 2907,0 2914,0 2971,0 2972,0 2978,0 2983,0 2990,0 2996,0 3002,0 3009,0 3015,0 3021,0 3027,0 3033,0 3040,0 3046,0 3052,0 3059,0 3064,0 3070,0 3077,0 3083,0 3089,0 3097,0 3102,0 3108,0 3115,0 3121,0 3127,0 3134,0 3139,0 3145,0 3152,0 3159,0 3164,0 3171,0 3176,0 3183,0 3189,0 3196,0 3202,0 3208,0 3214,0 3220,0 3226,0 3233,0 3239,0 3245,0 3251,0 3257,0 3264,0 3271,0 3277,0 3283,0 3289,0 3295,0 3301,0 3308,0 3314,0 3320,0 3326,0 3332,0 3338,0 3345,0 3351,0 3358,0 3363,0 3370,0 3375,0 3382,0 3389,0 3395,0 3401,0 3407,0 3413,0 3420,0 3426,0 3432,0 3439,0 3445,0 3451,0 3457,0 3464,0 3470,0 3476,0 3482,0 3488,0 3494,0 3501,0 3507,0 3513,0 3519,0 3526,0 3532,0 3538,0 3544,0 3551,0 3556,0 3563,0 3569,0 3576,0 3582,0 3588,0 3594,0 3600,0 3606,0 3613,0 3620,0 3625,0 3631,0 3638,0 3644,0 3650,0 3657,0 3663,0 3668,0 3675,0 3681,0 3687,0 3694,0 3701,0 3705,0 3712,0 3719,0 3725,0 3732,0 3738,0 3743,0 3750,0 3756,0 3762,0 3769,0 3775,0 3781,0 3787,0 3793,0 3799,0 3806,0 3813,0 3819,0 3824,0 3831,0 3837,0 3843,0 3850,0 3856,0 3861,0 3868,0 3874,0 3880,0 3887,0 3893,0 3899,0 3906,0 3912,0 3918,0 3925,0 3931,0 3936,0 3943,0 3949,0 3955,0 3962,0 3968,0 3973,0 3980,0 3987,0 3993,0 3999,0 4006,0 4011,0 4017,0 4024,0 4030,0 4036,0 4043,0 4048,0 4054,0 4061,0 4068,0 4074,0 4081,0 4085,0 4092,0 4099,0 4105,0 4111,0 4118,0 4123,0 4129,0 4136,0 4142,0 4149,0 4155,0 4161,0 4166,0 4173,0 4180,0 4186,0 4192,0 4199,0 4204,0 4210,0 4217,0 4223,0 4229,0 4236,0 4242,0 4247,0 4254,0 4261,0 4267,0 4274,0 4279,0 4285,0 4292,0 4298,0 4304,0 4311,0 4316,0 4322,0 4329,0 4335,0 4341,0 4348,0 4354,0 4360,0 4366,0 4373,0 4379,0 4385,0 4391,0 4397,0 4403,0 4411,0 4416,0 4422,0 4429,0 4435,0 4441,0 4448,0 4454,0 4460,0 4466,0 4472,0 4478,0 4485,0 4491,0 4497,0 4503,0 4509,0 4515,0 4522,0 4529,0 4535,0 4541,0 4547,0 4553,0 4559,0 4567,0 4573,0 4578,0 4585,0 4591,0 4597,0 4604,0 4610,0 4616,0 4622,0 4628,0 4634,0 4641,0 4647,0 4654,0 4659,0 4666,0 4671,0 4678,0 4685,0 4691,0 4696,0 4703,0 4709,0 4715,0 4722,0 4728,0 4734,0 4741,0 4746,0 4752,0 4760,0 4766,0 4771,0 4778,0 4784,0 4790,0 4797,0 4803,0 4808,0 4815,0 4822,0 4827,0 4834,0 4834,512 4827,512 4822,512 4815,512 4808,512 4803,512 4797,512 4790,512 4784,512 4778,512 4771,512 4766,512 4760,512 4752,512 4746,512 4741,512 4734,512 4728,512 4722,512 4715,512 4709,512 4703,512 4696,512 4691,512 4685,512 4678,512 4671,512 4666,512 4659,512 4654,512 4647,512 4641,512 4634,512 4628,512 4622,512 4616,512 4610,512 4604,512 4597,512 4591,512 4585,512 4578,512 4573,512 4567,512 4559,512 4553,512 4547,512 4541,512 4535,512 4529,512 4522,512 4515,512 4509,512 4503,512 4497,512 4491,512 4485,512 4478,512 4472,512 4466,512 4460,512 4454,512 4448,512 4441,512 4435,512 4429,512 4422,512 4416,512 4411,512 4403,512 4397,512 4391,512 4385,512 4379,512 4373,512 4366,512 4360,512 4354,512 4348,512 4341,512 4335,512 4329,512 4322,512 4316,512 4311,512 4304,512 4298,512 4292,512 4285,512 4279,512 4274,512 4267,512 4261,512 4254,512 4247,512 4242,512 4236,512 4229,512 4223,512 4217,512 4210,512 4204,512 4199,512 4192,512 4186,512 4180,512 4173,512 4166,512 4161,512 4155,512 4149,512 4142,512 4136,512 4129,512 4123,512 4118,512 4111,512 4105,512 4099,512 4092,512 4085,512 4081,512 4074,512 4068,512 4061,512 4054,512 4048,512 4043,512 4036,512 4030,512 4024,512 4017,512 4011,512 4006,512 3999,512 3993,512 3987,512 3980,512 3973,512 3968,512 3962,512 3955,512 3949,512 3943,512 3936,512 3931,512 3925,512 3918,512 3912,512 3906,512 3899,512 3893,512 3887,512 3880,512 3874,512 3868,512 3861,512 3856,512 3850,512 3843,512 3837,512 3831,512 3824,512 3819,512 3813,512 3806,512 3799,512 3793,512 3787,512 3781,512 3775,512 3769,512 3762,512 3756,512 3750,512 3743,512 3738,512 3732,512 3725,512 3719,512 3712,512 3705,512 3701,512 3694,512 3687,512 3681,512 3675,512 3668,512 3663,512 3657,512 3650,512 3644,512 3638,512 3631,512 3625,512 3620,512 3613,512 3606,512 3600,512 3594,512 3588,512 3582,512 3576,512 3569,512 3563,512 3556,512 3551,512 3544,512 3538,512 3532,512 3526,512 3519,512 3513,512 3507,512 3501,512 3494,512 3488,512 3482,512 3476,512 3470,512 3464,512 3457,512 3451,512 3445,512 3439,512 3432,512 3426,512 3420,512 3413,512 3407,512 3401,512 3395,512 3389,512 3382,512 3375,512 3370,512 3363,512 3358,512 3351,512 3345,512 3338,512 3332,512 3326,512 3320,512 3314,512 3308,512 3301,512 3295,512 3289,512 3283,512 3277,512 3271,512 3264,512 3257,512 3251,512 3245,512 3239,512 3233,512 3226,512 3220,512 3214,512 3208,512 3202,512 3196,512 3189,512 3183,512 3176,512 3171,512 3164,512 3159,512 3152,512 3145,512 3139,512 3134,512 3127,512 3121,512 3115,512 3108,512 3102,512 3097,512 3089,512 3083,512 3077,512 3070,512 3064,512 3059,512 3052,512 3046,512 3040,512 3033,512 3027,512 3021,512 3015,512 3009,512 3002,512 2996,512 2990,512 2983,512 2978,512 2972,512 2972,591 2914,591 2914,588 2907,588 2902,588 2896,588 2889,588 2883,588 2877,588 2870,588 2865,588 2858,588 2852,588 2845,588 2839,588 2833,588 2827,588 2821,588 2815,588 2808,588 2802,588 2796,588 2790,588 2784,588 2777,588 2770,588 2764,588 2758,588 2752,588 2746,588 2740,588 2733,588 2727,588 2721,588 2715,588 2709,588 2703,588 2696,588 2689,588 2683,588 2678,588 2671,588 2665,588 2659,588 2652,588 2645,588 2641,588 2634,588 2628,588 2621,588 2614,588 2608,588 2603,588 2596,588 2590,588 2584,588 2577,588 2571,588 2565,588 2559,588 2553,588 2547,588 2540,588 2533,588 2527,588 2522,588 2515,588 2509,588 2503,588 2496,588 2490,588 2485,588 2477,588 2472,588 2465,588 2459,588 2452,588 2447,588 2440,588 2434,588 2428,588 2421,588 2415,588 2410,588 2403,588 2397,588 2391,588 2384,588 2378,588 2373,588 2366,588 2359,588 2353,588 2347,588 2340,588 2335,588 2329,588 2322,588 2316,588 2309,588 2303,588 2298,588 2291,588 2285,588 2278,588 2272,588 2265,588 2260,588 2254,588 2247,588 2241,588 2235,588 2228,588 2223,588 2217,588 2210,588 2204,588 2198,588 2191,588 2185,588 2180,588 2173,588 2166,588 2160,588 2153,588 2147,588 2142,588 2135,588 2129,588 2123,588 2116,588 2110,588 2104,588 2098,588 2092,588 2085,588 2079,588 2072,588 2067,588 2061,588 2054,588 2048,588 2042,588 2035,588 2030,588 2024,588 2017,588 2011,588 2004,588 1997,588 1992,588 1986,588 1979,588 1973,588 1967,588 1960,588 1955,588 1949,588 1942,588 1935,588 1930,588 1923,588 1918,588 1911,588 1905,588 1898,588 1892,588 1886,588 1880,588 1874,588 1868,588 1861,588 1855,588 1849,588 1843,588 1837,588 1831,588 1823,588 1817,588 1811,588 1805,588 1799,588 1793,588 1786,588 1780,588 1774,588 1767,588 1762,588 1756,588 1749,588 1742,588 1736,588 1730,588 1724,588 1718,588 1712,588 1705,588 1699,588 1693,588 1687,588 1681,588 1675,588 1668,588 1662,588 1655,588 1649,588 1643,588 1637,588 1630,588 1624,588 1618,588 1612,588 1606,588 1600,588 1593,588 1587,588 1581,588 1575,588 1569,588 1562,588 1556,588 1550,588 1543,588 1538,588 1531,588 1525,588 1519,588 1512,588 1506,588 1501,588 1494,588 1488,588 1481,588 1474,588 1469,588 1463,588 1456,588 1450,588 1444,588 1437,588 1431,588 1425,588 1419,588 1413,588 1407,588 1400,588 1393,588 1388,588 1382,588 1375,588 1369,588 1363,588 1356,588 1350,588 1345,588 1338,588 1332,588 1326,588 1319,588 1313,588 1307,588 1301,588 1295,588 1289,588 1281,588 1275,588 1270,588 1263,588 1257,588 1251,588 1244,588 1238,588 1233,588 1226,588 1220,588 1214,588 1207,588 1200,588 1195,588 1189,588 1182,588 1176,588 1170,588 1163,588 1158,588 1152,588 1145,588 1139,588 1133,588 1126,588 1121,588 1114,588 1107,588 1101,588 1095,588 1088,588 1083,588 1077,588 1070,588 1064,588 1058,588 1053,588 1053,732 799,732 755,732 750,732 750,731 744,730 729,727 714,726 698,723 685,720 668,714 655,713 640,709 624,706 610,702 594,696 579,692 565,688 549,684 534,680 519,673 505,668 490,663 475,656 459,650 444,646 430,639 415,632 400,625 385,618 370,610 356,605 340,595 325,588 309,580 297,571 281,562 266,553 251,544 235,533 221,524 206,513 191,503 174,493 162,483 145,473 131,462 117,452 100,439 87,429 70,418 57,407 41,395 27,385 13,374 0,366 13,357 27,347 41,337 57,324 70,314 87,303 100,292 117,280 131,270 145,258 162,248 174,239 191,228 206,218 221,208 235,199 251,188 266,178 281,170 297,162 309,152 325,143 340,136 356,128 370,121 385,113 400,106 415,99 430,92 444,86 459,81 475,76 490,69 505,63 519,59 534,53 549,49 565,43 579,40 594,35 610,30 624,26 640,23 655,19 668,18 685,13 698,9 714,6 729,4 741,2 750,2 750,0 1051,0">
          <text:p/>
        </draw:polygon>
        <draw:polygon draw:style-name="gr13" draw:text-style-name="P13" draw:layer="layout" svg:width="4.783cm" svg:height="0.658cm" svg:x="10.345cm" svg:y="6.104cm" svg:viewBox="0 0 4784 659" draw:points="921,0 979,0 986,0 992,0 998,0 1005,0 1011,0 1016,0 1023,0 1029,0 1035,0 1042,0 1049,0 1055,0 1062,0 1067,0 1073,0 1080,0 1086,0 1092,0 1099,0 1105,0 1111,0 1117,0 1123,0 1129,0 1136,0 1143,0 1149,0 1155,0 1161,0 1167,0 1173,0 1180,0 1186,0 1192,0 1199,0 1205,0 1210,0 1218,0 1224,0 1230,0 1236,0 1243,0 1249,0 1256,0 1261,0 1267,0 1274,0 1280,0 1286,0 1293,0 1299,0 1305,0 1311,0 1318,0 1323,0 1330,0 1337,0 1343,0 1349,0 1356,0 1361,0 1367,0 1374,0 1380,0 1386,0 1393,0 1400,0 1405,0 1411,0 1418,0 1424,0 1431,0 1437,0 1443,0 1450,0 1456,0 1461,0 1468,0 1474,0 1481,0 1487,0 1493,0 1500,0 1506,0 1512,0 1518,0 1524,0 1531,0 1537,0 1543,0 1550,0 1556,0 1561,0 1568,0 1574,0 1580,0 1587,0 1594,0 1600,0 1606,0 1612,0 1618,0 1625,0 1631,0 1637,0 1644,0 1650,0 1655,0 1662,0 1668,0 1674,0 1681,0 1688,0 1694,0 1700,0 1706,0 1712,0 1718,0 1725,0 1731,0 1737,0 1744,0 1750,0 1755,0 1763,0 1769,0 1775,0 1782,0 1788,0 1794,0 1801,0 1806,0 1812,0 1819,0 1825,0 1831,0 1838,0 1844,0 1851,0 1856,0 1863,0 1868,0 1875,0 1882,0 1888,0 1894,0 1901,0 1906,0 1912,0 1919,0 1925,0 1931,0 1938,0 1945,0 1951,0 1957,0 1963,0 1969,0 1976,0 1982,0 1988,0 1995,0 2001,0 2006,0 2013,0 2019,0 2026,0 2032,0 2038,0 2045,0 2050,0 2057,0 2063,0 2069,0 2076,0 2082,0 2088,0 2095,0 2100,0 2107,0 2114,0 2119,0 2126,0 2133,0 2139,0 2145,0 2151,0 2157,0 2163,0 2170,0 2176,0 2182,0 2189,0 2195,0 2200,0 2207,0 2213,0 2220,0 2226,0 2233,0 2239,0 2245,0 2251,0 2257,0 2264,0 2270,0 2276,0 2283,0 2289,0 2295,0 2301,0 2308,0 2314,0 2320,0 2327,0 2333,0 2339,0 2346,0 2351,0 2357,0 2364,0 2370,0 2376,0 2383,0 2389,0 2396,0 2401,0 2408,0 2413,0 2421,0 2427,0 2433,0 2440,0 2445,0 2451,0 2458,0 2464,0 2470,0 2477,0 2484,0 2490,0 2495,0 2502,0 2508,0 2514,0 2521,0 2527,0 2533,0 2540,0 2545,0 2551,0 2558,0 2565,0 2571,0 2578,0 2583,0 2590,0 2596,0 2602,0 2608,0 2615,0 2621,0 2627,0 2634,0 2641,0 2646,0 2652,0 2659,0 2665,0 2671,0 2678,0 2684,0 2690,0 2696,0 2702,0 2708,0 2715,0 2722,0 2728,0 2735,0 2741,0 2746,0 2753,0 2759,0 2765,0 2772,0 2778,0 2784,0 2791,0 2796,0 2803,0 2809,0 2816,0 2822,0 2828,0 2835,0 2841,0 2846,0 2853,0 2910,0 2911,0 2917,0 2923,0 2930,0 2936,0 2941,0 2948,0 2954,0 2961,0 2967,0 2973,0 2980,0 2986,0 2991,0 2998,0 3004,0 3010,0 3017,0 3023,0 3029,0 3037,0 3042,0 3048,0 3055,0 3061,0 3067,0 3074,0 3080,0 3086,0 3092,0 3099,0 3104,0 3111,0 3117,0 3124,0 3130,0 3137,0 3142,0 3148,0 3155,0 3161,0 3167,0 3174,0 3180,0 3186,0 3192,0 3198,0 3205,0 3212,0 3218,0 3224,0 3231,0 3236,0 3242,0 3249,0 3255,0 3261,0 3268,0 3274,0 3280,0 3286,0 3292,0 3299,0 3305,0 3312,0 3317,0 3324,0 3331,0 3336,0 3342,0 3349,0 3355,0 3362,0 3368,0 3374,0 3381,0 3387,0 3393,0 3399,0 3406,0 3412,0 3418,0 3425,0 3431,0 3436,0 3443,0 3449,0 3455,0 3462,0 3469,0 3475,0 3481,0 3486,0 3493,0 3499,0 3506,0 3512,0 3519,0 3525,0 3531,0 3537,0 3543,0 3549,0 3556,0 3563,0 3568,0 3575,0 3582,0 3587,0 3593,0 3600,0 3606,0 3612,0 3619,0 3625,0 3631,0 3637,0 3644,0 3649,0 3656,0 3663,0 3669,0 3676,0 3681,0 3687,0 3694,0 3700,0 3706,0 3713,0 3719,0 3725,0 3731,0 3737,0 3743,0 3750,0 3757,0 3763,0 3769,0 3776,0 3781,0 3787,0 3794,0 3800,0 3806,0 3813,0 3819,0 3825,0 3831,0 3837,0 3844,0 3851,0 3857,0 3863,0 3870,0 3876,0 3881,0 3888,0 3894,0 3900,0 3907,0 3913,0 3919,0 3926,0 3932,0 3938,0 3944,0 3951,0 3957,0 3963,0 3970,0 3976,0 3981,0 3988,0 3994,0 4000,0 4007,0 4014,0 4020,0 4026,0 4031,0 4038,0 4045,0 4051,0 4057,0 4064,0 4070,0 4076,0 4082,0 4088,0 4095,0 4101,0 4108,0 4113,0 4120,0 4126,0 4132,0 4138,0 4145,0 4151,0 4157,0 4164,0 4170,0 4175,0 4182,0 4189,0 4194,0 4201,0 4208,0 4214,0 4221,0 4226,0 4232,0 4239,0 4245,0 4251,0 4258,0 4264,0 4270,0 4276,0 4282,0 4288,0 4295,0 4302,0 4308,0 4314,0 4321,0 4326,0 4332,0 4339,0 4345,0 4351,0 4359,0 4364,0 4370,0 4377,0 4383,0 4389,0 4396,0 4402,0 4408,0 4415,0 4421,0 4426,0 4433,0 4439,0 4445,0 4452,0 4458,0 4464,0 4471,0 4477,0 4483,0 4489,0 4496,0 4502,0 4508,0 4516,0 4521,0 4526,0 4534,0 4540,0 4546,0 4553,0 4559,0 4565,0 4571,0 4577,0 4583,0 4590,0 4596,0 4603,0 4609,0 4616,0 4620,0 4627,0 4634,0 4640,0 4646,0 4653,0 4659,0 4665,0 4671,0 4677,0 4684,0 4691,0 4696,0 4702,0 4710,0 4716,0 4721,0 4728,0 4734,0 4740,0 4747,0 4753,0 4759,0 4766,0 4772,0 4777,0 4784,0 4784,633 4777,633 4772,633 4766,633 4759,633 4753,633 4747,633 4740,633 4734,633 4728,633 4721,633 4716,633 4710,633 4702,633 4696,633 4691,633 4684,633 4677,633 4671,633 4665,633 4659,633 4653,633 4646,633 4640,633 4634,633 4627,633 4620,633 4616,633 4609,633 4603,633 4596,633 4590,633 4583,633 4577,633 4571,633 4565,633 4559,633 4553,633 4546,633 4540,633 4534,633 4526,633 4521,633 4516,633 4508,633 4502,633 4496,633 4489,633 4483,633 4477,633 4471,633 4464,633 4458,633 4452,633 4445,633 4439,633 4433,633 4426,633 4421,633 4415,633 4408,633 4402,633 4396,633 4389,633 4383,633 4377,633 4370,633 4364,633 4359,633 4351,633 4345,633 4339,633 4332,633 4326,633 4321,633 4314,633 4308,633 4302,633 4295,633 4288,633 4282,633 4276,633 4270,633 4264,633 4258,633 4251,633 4245,633 4239,633 4232,633 4226,633 4221,633 4214,633 4208,633 4201,633 4194,633 4189,633 4182,633 4175,633 4170,633 4164,633 4157,633 4151,633 4145,633 4138,633 4132,633 4126,633 4120,633 4113,633 4108,633 4101,633 4095,633 4088,633 4082,633 4076,633 4070,633 4064,633 4057,633 4051,633 4045,633 4038,633 4031,633 4026,633 4020,633 4014,633 4007,633 4000,633 3994,633 3988,633 3981,633 3976,633 3970,633 3963,633 3957,633 3951,633 3944,633 3938,633 3932,633 3926,633 3919,633 3913,633 3907,633 3900,633 3894,633 3888,633 3881,633 3876,633 3870,633 3863,633 3857,633 3851,633 3844,633 3837,633 3831,633 3825,633 3819,633 3813,633 3806,633 3800,633 3794,633 3787,633 3781,633 3776,633 3769,633 3763,633 3757,633 3750,633 3743,633 3737,633 3731,633 3725,633 3719,633 3713,633 3706,633 3700,633 3694,633 3687,633 3681,633 3676,633 3669,633 3663,633 3656,633 3649,633 3644,633 3637,633 3631,633 3625,633 3619,633 3612,633 3606,633 3600,633 3593,633 3587,633 3582,633 3575,633 3568,633 3563,633 3556,633 3549,633 3543,633 3537,633 3531,633 3525,633 3519,633 3512,633 3506,633 3499,633 3493,633 3486,633 3481,633 3475,633 3469,633 3462,633 3455,633 3449,633 3443,633 3436,633 3431,633 3425,633 3418,633 3412,633 3406,633 3399,633 3393,633 3387,633 3381,633 3374,633 3368,633 3362,633 3355,633 3349,633 3342,633 3336,633 3331,633 3324,633 3317,633 3312,633 3305,633 3299,633 3292,633 3286,633 3280,633 3274,633 3268,633 3261,633 3255,633 3249,633 3242,633 3236,633 3231,633 3224,633 3218,633 3212,633 3205,633 3198,633 3192,633 3186,633 3180,633 3174,633 3167,633 3161,633 3155,633 3148,633 3142,633 3137,633 3130,633 3124,633 3117,633 3111,633 3104,633 3099,633 3092,633 3086,633 3080,633 3074,633 3067,633 3061,633 3055,633 3048,633 3042,633 3037,633 3029,633 3023,633 3017,633 3010,633 3004,633 2998,633 2991,633 2986,633 2980,633 2973,633 2967,633 2961,633 2954,633 2948,633 2941,633 2936,633 2930,633 2923,633 2917,633 2911,633 2911,647 2853,647 2853,641 2846,641 2841,641 2835,641 2828,641 2822,641 2816,641 2809,641 2803,641 2796,641 2791,641 2784,641 2778,641 2772,641 2765,641 2759,641 2753,641 2746,641 2741,641 2735,641 2728,641 2722,641 2715,641 2708,641 2702,641 2696,641 2690,641 2684,641 2678,641 2671,641 2665,641 2659,641 2652,641 2646,641 2641,641 2634,641 2627,641 2621,641 2615,641 2608,641 2602,641 2596,641 2590,641 2583,641 2578,641 2571,641 2565,641 2558,641 2551,641 2545,641 2540,641 2533,641 2527,641 2521,641 2514,641 2508,641 2502,641 2495,641 2490,641 2484,641 2477,641 2470,641 2464,641 2458,641 2451,641 2445,641 2440,641 2433,641 2427,641 2421,641 2413,641 2408,641 2401,641 2396,641 2389,641 2383,641 2376,641 2370,641 2364,641 2357,641 2351,641 2346,641 2339,641 2333,641 2327,641 2320,641 2314,641 2308,641 2301,641 2295,641 2289,641 2283,641 2276,641 2270,641 2264,641 2257,641 2251,641 2245,641 2239,641 2233,641 2226,641 2220,641 2213,641 2207,641 2200,641 2195,641 2189,641 2182,641 2176,641 2170,641 2163,641 2157,641 2151,641 2145,641 2139,641 2133,641 2126,641 2119,641 2114,641 2107,641 2100,641 2095,641 2088,641 2082,641 2076,641 2069,641 2063,641 2057,641 2050,641 2045,641 2038,641 2032,641 2026,641 2019,641 2013,641 2006,641 2001,641 1995,641 1988,641 1982,641 1976,641 1969,641 1963,641 1957,641 1951,641 1945,641 1938,641 1931,641 1925,641 1919,641 1912,641 1906,641 1901,641 1894,641 1888,641 1882,641 1875,641 1868,641 1863,641 1856,641 1851,641 1844,641 1838,641 1831,641 1825,641 1819,641 1812,641 1806,641 1801,641 1794,641 1788,641 1782,641 1775,641 1769,641 1763,641 1755,641 1750,641 1744,641 1737,641 1731,641 1725,641 1718,641 1712,641 1706,641 1700,641 1694,641 1688,641 1681,641 1674,641 1668,641 1662,641 1655,641 1650,641 1644,641 1637,641 1631,641 1625,641 1618,641 1612,641 1606,641 1600,641 1594,641 1587,641 1580,641 1574,641 1568,641 1561,641 1556,641 1550,641 1543,641 1537,641 1531,641 1524,641 1518,641 1512,641 1506,641 1500,641 1493,641 1487,641 1481,641 1474,641 1468,641 1461,641 1456,641 1450,641 1443,641 1437,641 1431,641 1424,641 1418,641 1411,641 1405,641 1400,641 1393,641 1386,641 1380,641 1374,641 1367,641 1361,641 1356,641 1349,641 1343,641 1337,641 1330,641 1323,641 1318,641 1311,641 1305,641 1299,641 1293,641 1286,641 1280,641 1274,641 1267,641 1261,641 1256,641 1249,641 1243,641 1236,641 1230,641 1224,641 1218,641 1210,641 1205,641 1199,641 1192,641 1186,641 1180,641 1173,641 1167,641 1161,641 1155,641 1149,641 1143,641 1136,641 1129,641 1123,641 1117,641 1111,641 1105,641 1099,641 1092,641 1086,641 1080,641 1073,641 1067,641 1062,641 1055,641 1049,641 1042,641 1035,641 1029,641 1023,641 1016,641 1011,641 1005,641 998,641 992,641 986,641 979,641 979,657 921,657 921,659 699,659 661,659 657,659 657,658 651,657 638,656 625,654 611,652 599,648 585,643 572,642 560,638 545,636 534,632 519,627 507,623 494,620 480,615 468,611 454,606 441,602 428,598 417,591 402,586 389,582 376,576 363,570 350,564 336,558 323,551 311,545 298,536 285,530 271,523 260,515 245,507 232,499 220,491 205,481 194,473 180,464 168,455 153,445 141,436 127,428 114,418 102,408 87,397 76,388 62,379 50,369 36,357 24,348 11,339 0,332 11,324 24,314 36,305 50,294 62,285 76,275 87,266 102,254 114,245 127,235 141,226 153,217 168,207 180,200 194,190 205,182 220,172 232,163 245,157 260,149 271,140 285,132 298,126 311,117 323,113 336,105 350,99 363,93 376,87 389,81 402,76 417,71 428,66 441,61 454,57 468,51 480,47 494,42 507,39 519,35 534,31 545,27 560,24 572,22 585,20 599,15 611,12 625,9 638,8 649,6 657,6 657,4 921,4">
          <text:p/>
        </draw:polygon>
        <draw:polygon draw:style-name="gr14" draw:text-style-name="P14" draw:layer="layout" svg:width="0.057cm" svg:height="0.675cm" svg:x="4.795cm" svg:y="5.872cm" svg:viewBox="0 0 58 676" draw:points="0,676 58,676 58,0 0,0">
          <text:p/>
        </draw:polygon>
        <draw:polygon draw:style-name="gr15" draw:text-style-name="P15" draw:layer="layout" svg:width="0.057cm" svg:height="0.207cm" svg:x="4.795cm" svg:y="5.546cm" svg:viewBox="0 0 58 208" draw:points="0,208 58,208 58,0 0,0">
          <text:p/>
        </draw:polygon>
        <draw:polygon draw:style-name="gr15" draw:text-style-name="P15" draw:layer="layout" svg:width="0.056cm" svg:height="0.371cm" svg:x="9.994cm" svg:y="5.546cm" svg:viewBox="0 0 57 372" draw:points="0,372 57,372 57,0 0,0">
          <text:p/>
        </draw:polygon>
        <draw:polygon draw:style-name="gr8" draw:text-style-name="P8" draw:layer="layout" svg:width="0.056cm" svg:height="0.222cm" svg:x="9.994cm" svg:y="6.637cm" svg:viewBox="0 0 57 223" draw:points="0,223 57,223 57,0 0,0">
          <text:p/>
        </draw:polygon>
        <draw:polygon draw:style-name="gr14" draw:text-style-name="P14" draw:layer="layout" svg:width="0.056cm" svg:height="0.512cm" svg:x="9.994cm" svg:y="6.021cm" svg:viewBox="0 0 57 513" draw:points="0,513 57,513 57,0 0,0">
          <text:p/>
        </draw:polygon>
        <draw:polygon draw:style-name="gr8" draw:text-style-name="P8" draw:layer="layout" svg:width="0.057cm" svg:height="0.029cm" svg:x="15.129cm" svg:y="6.83cm" svg:viewBox="0 0 58 30" draw:points="0,30 58,30 58,0 0,0">
          <text:p/>
        </draw:polygon>
        <draw:polygon draw:style-name="gr14" draw:text-style-name="P14" draw:layer="layout" svg:width="0.057cm" svg:height="0.632cm" svg:x="15.129cm" svg:y="6.104cm" svg:viewBox="0 0 58 633" draw:points="0,633 58,633 58,0 0,0">
          <text:p/>
        </draw:polygon>
        <draw:polygon draw:style-name="gr15" draw:text-style-name="P15" draw:layer="layout" svg:width="0.057cm" svg:height="0.47cm" svg:x="15.129cm" svg:y="5.54cm" svg:viewBox="0 0 58 471" draw:points="0,471 58,471 58,0 0,0">
          <text:p/>
        </draw:polygon>
        <draw:g draw:style-name="gr9">
          <draw:line draw:style-name="gr17" draw:text-style-name="P10" draw:layer="layout" svg:x1="1.02cm" svg:y1="7.003cm" svg:x2="2.77cm" svg:y2="7.003cm">
            <text:p/>
          </draw:line>
          <draw:frame draw:style-name="gr18" draw:text-style-name="P18" draw:layer="layout" svg:width="2.099cm" svg:height="0.366cm" svg:x="2.796cm" svg:y="7cm">
            <draw:text-box>
              <text:p text:style-name="P17"><text:span text:style-name="T2">2080-2100</text:span></text:p>
            </draw:text-box>
          </draw:frame>
          <draw:frame draw:style-name="gr18" draw:text-style-name="P18" draw:layer="layout" svg:width="2.099cm" svg:height="0.366cm" svg:x="0.846cm" svg:y="7cm">
            <draw:text-box>
              <text:p text:style-name="P17"><text:span text:style-name="T2">2040-2060</text:span></text:p>
            </draw:text-box>
          </draw:frame>
          <draw:line draw:style-name="gr19" draw:text-style-name="P10" draw:layer="layout" svg:x1="2.87cm" svg:y1="5.54cm" svg:x2="2.87cm" svg:y2="7.14cm">
            <text:p/>
          </draw:line>
          <draw:line draw:style-name="gr19" draw:text-style-name="P10" draw:layer="layout" svg:x1="0.92cm" svg:y1="5.541cm" svg:x2="0.92cm" svg:y2="7.141cm">
            <text:p/>
          </draw:line>
          <draw:line draw:style-name="gr17" draw:text-style-name="P10" draw:layer="layout" svg:x1="2.97cm" svg:y1="7cm" svg:x2="4.72cm" svg:y2="7.003cm">
            <text:p/>
          </draw:line>
        </draw:g>
        <draw:g draw:style-name="gr9">
          <draw:line draw:style-name="gr17" draw:text-style-name="P10" draw:layer="layout" svg:x1="6.221cm" svg:y1="7.003cm" svg:x2="7.971cm" svg:y2="7.003cm">
            <text:p/>
          </draw:line>
          <draw:frame draw:style-name="gr18" draw:text-style-name="P18" draw:layer="layout" svg:width="2.099cm" svg:height="0.366cm" svg:x="7.997cm" svg:y="7cm">
            <draw:text-box>
              <text:p text:style-name="P17"><text:span text:style-name="T2">2080-2100</text:span></text:p>
            </draw:text-box>
          </draw:frame>
          <draw:frame draw:style-name="gr18" draw:text-style-name="P18" draw:layer="layout" svg:width="2.099cm" svg:height="0.366cm" svg:x="6.047cm" svg:y="7cm">
            <draw:text-box>
              <text:p text:style-name="P17"><text:span text:style-name="T2">2040-2060</text:span></text:p>
            </draw:text-box>
          </draw:frame>
          <draw:line draw:style-name="gr19" draw:text-style-name="P10" draw:layer="layout" svg:x1="8.071cm" svg:y1="5.54cm" svg:x2="8.071cm" svg:y2="7.14cm">
            <text:p/>
          </draw:line>
          <draw:line draw:style-name="gr19" draw:text-style-name="P10" draw:layer="layout" svg:x1="6.121cm" svg:y1="5.541cm" svg:x2="6.121cm" svg:y2="7.141cm">
            <text:p/>
          </draw:line>
          <draw:line draw:style-name="gr17" draw:text-style-name="P10" draw:layer="layout" svg:x1="8.171cm" svg:y1="7cm" svg:x2="9.921cm" svg:y2="7.003cm">
            <text:p/>
          </draw:line>
        </draw:g>
        <draw:g draw:style-name="gr9">
          <draw:line draw:style-name="gr17" draw:text-style-name="P10" draw:layer="layout" svg:x1="11.344cm" svg:y1="7.003cm" svg:x2="13.094cm" svg:y2="7.003cm">
            <text:p/>
          </draw:line>
          <draw:frame draw:style-name="gr18" draw:text-style-name="P18" draw:layer="layout" svg:width="2.099cm" svg:height="0.366cm" svg:x="13.12cm" svg:y="7cm">
            <draw:text-box>
              <text:p text:style-name="P17"><text:span text:style-name="T2">2080-2100</text:span></text:p>
            </draw:text-box>
          </draw:frame>
          <draw:frame draw:style-name="gr18" draw:text-style-name="P18" draw:layer="layout" svg:width="2.099cm" svg:height="0.366cm" svg:x="11.17cm" svg:y="7cm">
            <draw:text-box>
              <text:p text:style-name="P17"><text:span text:style-name="T2">2040-2060</text:span></text:p>
            </draw:text-box>
          </draw:frame>
          <draw:line draw:style-name="gr19" draw:text-style-name="P10" draw:layer="layout" svg:x1="13.194cm" svg:y1="5.54cm" svg:x2="13.194cm" svg:y2="7.14cm">
            <text:p/>
          </draw:line>
          <draw:line draw:style-name="gr19" draw:text-style-name="P10" draw:layer="layout" svg:x1="11.244cm" svg:y1="5.541cm" svg:x2="11.244cm" svg:y2="7.141cm">
            <text:p/>
          </draw:line>
          <draw:line draw:style-name="gr17" draw:text-style-name="P10" draw:layer="layout" svg:x1="13.294cm" svg:y1="7cm" svg:x2="15.044cm" svg:y2="7.003cm">
            <text:p/>
          </draw:line>
        </draw:g>
      </draw:page>
      <draw:page draw:name="page3" draw:style-name="dp1" draw:master-page-name="master-page3">
        <draw:polygon draw:style-name="gr1" draw:text-style-name="P1" draw:layer="layout" svg:width="17.637cm" svg:height="5.323cm" svg:x="0cm" svg:y="0cm" svg:viewBox="0 0 17638 5324" draw:points="0,0 17638,0 17638,5324 0,5324">
          <text:p/>
        </draw:polygon>
        <draw:frame draw:style-name="gr2" draw:text-style-name="P2" draw:layer="layout" svg:width="17.637cm" svg:height="5.323cm" svg:x="0cm" svg:y="0cm">
          <draw:image xlink:href="Pictures/1000000000000D900000041884BA0486.png" xlink:type="simple" xlink:show="embed" xlink:actuate="onLoad" draw:mime-type="image/png">
            <text:p/>
          </draw:image>
        </draw:frame>
        <draw:polygon draw:style-name="gr3" draw:text-style-name="P3" draw:layer="layout" svg:width="1.872cm" svg:height="0.109cm" svg:x="13.255cm" svg:y="6.737cm" svg:viewBox="0 0 1873 110" draw:points="0,0 6,0 13,0 19,0 25,0 31,0 38,0 43,0 50,0 56,0 63,0 69,0 75,0 81,0 88,0 94,0 100,0 107,0 113,0 119,0 125,0 131,0 137,0 144,0 151,0 157,0 163,0 170,0 175,0 181,0 188,0 194,0 200,0 207,0 213,0 219,0 225,0 232,0 238,0 245,0 251,0 257,0 264,0 270,0 275,0 282,0 288,0 294,0 301,0 307,0 313,0 320,0 326,1 332,1 338,1 345,1 351,1 357,1 364,1 370,1 375,1 382,1 388,1 394,1 402,1 407,1 414,1 420,1 426,1 432,1 439,1 445,2 451,2 458,2 464,2 469,2 476,2 482,2 488,2 495,2 502,2 507,3 514,3 520,3 526,3 532,3 539,3 545,3 551,3 558,4 564,4 569,4 576,4 583,4 588,5 595,5 601,5 608,6 615,6 620,6 626,6 633,7 639,7 645,8 652,8 658,8 665,9 670,9 676,9 682,10 689,10 696,11 702,12 708,12 715,13 720,13 726,14 733,14 739,15 745,16 753,17 758,17 764,18 770,19 777,20 783,21 790,21 796,22 802,23 809,23 815,24 820,25 827,26 833,27 839,28 846,30 852,31 858,32 865,33 871,34 877,35 883,37 890,38 896,39 902,40 909,42 914,43 920,44 927,46 933,47 939,48 947,49 953,51 959,52 965,53 971,54 977,56 984,57 990,58 996,59 1003,61 1009,62 1014,63 1021,64 1027,65 1034,67 1040,68 1047,68 1052,69 1059,70 1065,71 1071,72 1077,73 1084,73 1090,74 1096,75 1103,76 1109,77 1114,78 1121,78 1128,79 1134,80 1140,81 1147,81 1153,82 1160,82 1165,83 1171,83 1178,84 1184,84 1190,85 1197,85 1203,86 1210,86 1215,87 1221,87 1228,88 1234,88 1241,88 1247,88 1253,89 1260,89 1265,89 1271,90 1278,90 1284,90 1290,90 1298,91 1303,91 1309,91 1315,91 1322,91 1328,92 1335,92 1341,92 1347,92 1354,92 1359,93 1365,93 1372,93 1378,93 1384,93 1391,93 1397,93 1403,93 1409,93 1416,93 1422,93 1428,93 1435,93 1441,94 1447,94 1454,94 1459,94 1466,94 1472,94 1478,94 1484,94 1492,94 1498,94 1504,94 1510,94 1516,94 1522,94 1529,94 1535,94 1541,94 1548,94 1554,94 1559,94 1566,94 1573,94 1579,94 1585,94 1592,94 1598,95 1604,95 1610,95 1616,95 1623,95 1630,95 1635,95 1641,95 1649,95 1655,95 1660,95 1667,95 1673,95 1679,95 1686,95 1692,95 1698,95 1704,95 1710,95 1716,95 1723,95 1730,95 1736,95 1742,95 1749,95 1754,95 1760,95 1767,95 1773,95 1779,95 1786,95 1792,95 1799,95 1804,95 1810,95 1817,95 1824,95 1830,95 1836,95 1843,95 1849,95 1854,95 1861,95 1867,95 1873,95 1873,110 1867,110 1861,110 1854,110 1849,110 1843,110 1836,110 1830,110 1824,110 1817,110 1810,110 1804,110 1799,110 1792,110 1786,110 1779,110 1773,110 1767,110 1760,110 1754,110 1749,110 1742,110 1736,110 1730,110 1723,110 1716,110 1710,110 1704,110 1698,110 1692,110 1686,110 1679,110 1673,110 1667,110 1660,110 1655,110 1649,110 1641,109 1635,109 1630,109 1623,109 1616,109 1610,109 1604,109 1598,109 1592,109 1585,109 1579,109 1573,109 1566,109 1559,109 1554,109 1548,109 1541,109 1535,109 1529,109 1522,109 1516,109 1510,109 1504,109 1498,109 1492,109 1484,109 1478,109 1472,109 1466,109 1459,109 1454,109 1447,109 1441,109 1435,109 1428,109 1422,108 1416,108 1409,108 1403,108 1397,108 1391,108 1384,108 1378,107 1372,107 1365,107 1359,107 1354,107 1347,107 1341,107 1335,106 1328,106 1322,106 1315,106 1309,106 1303,105 1298,105 1290,105 1284,105 1278,104 1271,104 1265,104 1260,104 1253,104 1247,103 1241,103 1234,102 1228,102 1221,102 1215,101 1210,101 1203,100 1197,100 1190,99 1184,99 1178,98 1171,98 1165,98 1160,97 1153,96 1147,96 1140,95 1134,94 1128,94 1121,93 1114,92 1109,91 1103,91 1096,90 1090,89 1084,88 1077,87 1071,86 1065,85 1059,84 1052,83 1047,82 1040,81 1034,80 1027,79 1021,78 1014,77 1009,76 1003,74 996,73 990,72 984,71 977,69 971,68 965,68 959,67 953,65 947,64 939,63 933,61 927,60 920,59 914,58 909,56 902,55 896,54 890,53 883,51 877,50 871,49 865,48 858,46 852,45 846,44 839,43 833,42 827,41 820,40 815,39 809,38 802,37 796,36 790,35 783,34 777,33 770,32 764,32 758,31 753,30 745,29 739,29 733,28 726,27 720,27 715,26 708,26 702,25 696,25 689,24 682,23 676,23 670,23 665,23 658,23 652,22 645,22 639,22 633,21 626,21 620,21 615,20 608,20 601,20 595,19 588,19 583,19 576,19 569,18 564,18 558,18 551,18 545,18 539,18 532,18 526,17 520,17 514,17 507,17 502,17 495,17 488,17 482,17 476,16 469,16 464,16 458,16 451,16 445,16 439,16 432,16 426,16 420,16 414,16 407,16 402,16 394,15 388,15 382,15 375,15 370,15 364,15 357,15 351,15 345,15 338,15 332,15 326,15 320,15 313,15 307,15 301,15 294,15 288,15 282,15 275,15 270,15 264,15 257,15 251,15 245,15 238,15 232,15 225,15 219,15 213,15 207,15 200,15 194,15 188,15 181,15 175,15 170,15 163,15 157,15 151,15 144,15 137,15 131,15 125,15 119,15 113,15 107,15 100,15 94,15 88,15 81,15 75,15 69,15 63,15 56,15 50,15 43,15 38,15 31,15 25,15 19,15 13,15 6,15 0,15">
          <text:p/>
        </draw:polygon>
        <draw:polygon draw:style-name="gr4" draw:text-style-name="P4" draw:layer="layout" svg:width="1.88cm" svg:height="0.015cm" svg:x="13.246cm" svg:y="6.845cm" svg:viewBox="0 0 1881 16" draw:points="0,0 6,0 13,0 19,0 25,0 31,0 38,0 44,0 50,0 56,0 63,0 70,0 75,0 82,0 88,0 94,0 101,0 107,0 113,0 120,0 125,0 131,0 138,0 145,0 151,0 158,0 164,0 170,0 176,0 182,0 188,0 195,0 201,0 208,0 214,0 220,0 226,0 233,0 239,0 246,0 252,0 258,0 265,0 271,0 276,0 283,0 289,0 295,0 302,0 308,0 315,0 321,0 327,0 333,0 340,0 346,0 353,0 359,0 365,0 371,0 377,0 383,0 390,0 396,0 403,0 409,0 416,0 421,0 428,0 434,0 440,0 447,0 453,0 459,0 466,0 471,0 478,0 484,0 490,0 497,0 504,0 509,0 517,0 522,0 528,0 535,0 541,0 547,0 554,0 560,0 566,0 572,0 578,0 585,0 591,0 597,0 604,0 611,0 617,0 623,0 629,0 635,0 642,0 648,0 654,0 661,0 667,0 673,0 679,0 685,0 692,0 699,0 705,0 711,0 717,0 723,0 729,0 736,0 742,0 749,0 756,0 761,0 767,0 773,0 780,0 787,0 793,0 799,0 806,0 812,0 817,0 824,0 830,0 836,0 843,0 849,0 856,0 862,0 868,0 874,0 881,0 887,0 894,0 900,0 906,0 913,0 918,0 924,0 931,0 937,0 943,0 951,0 957,0 963,0 969,0 975,0 981,0 988,0 994,0 1000,0 1007,0 1013,0 1019,0 1025,0 1031,0 1038,0 1045,0 1051,0 1057,0 1063,0 1069,0 1076,0 1082,0 1088,0 1095,0 1101,0 1107,0 1113,0 1119,0 1126,0 1133,0 1139,0 1145,0 1152,0 1158,0 1164,0 1170,0 1176,0 1183,0 1189,0 1195,0 1202,0 1208,0 1214,0 1221,0 1226,0 1233,0 1240,0 1246,0 1252,0 1259,0 1264,0 1270,0 1277,0 1283,0 1290,0 1296,0 1303,0 1309,0 1314,0 1320,0 1328,0 1334,0 1340,0 1347,0 1353,0 1359,0 1365,0 1371,0 1377,0 1384,0 1390,0 1397,0 1403,0 1408,0 1415,0 1422,0 1428,0 1435,0 1441,0 1447,0 1454,0 1459,0 1465,0 1472,0 1478,0 1484,0 1491,0 1498,0 1504,0 1510,0 1516,0 1522,0 1529,0 1535,0 1541,0 1548,0 1554,0 1560,0 1566,0 1573,0 1579,0 1586,0 1592,0 1599,0 1605,0 1610,0 1617,0 1623,0 1630,0 1637,0 1642,0 1648,0 1655,0 1661,0 1667,0 1674,0 1680,0 1686,0 1693,0 1699,0 1705,0 1712,0 1717,0 1724,0 1730,0 1737,0 1743,0 1750,0 1755,0 1762,0 1768,0 1774,0 1781,0 1787,0 1793,0 1800,0 1806,0 1811,0 1818,0 1825,0 1831,0 1838,0 1844,0 1850,0 1856,0 1862,0 1869,0 1875,0 1881,0 1881,16 1875,16 1869,16 1862,16 1856,16 1850,16 1844,16 1838,16 1831,16 1825,16 1818,16 1811,16 1806,16 1800,16 1793,16 1787,16 1781,16 1774,16 1768,16 1762,16 1755,16 1750,16 1743,16 1737,16 1730,16 1724,16 1717,16 1712,16 1705,16 1699,16 1693,16 1686,16 1680,16 1674,16 1667,16 1661,16 1655,16 1648,16 1642,16 1637,16 1630,16 1623,16 1617,16 1610,16 1605,16 1599,16 1592,16 1586,16 1579,16 1573,16 1566,16 1560,16 1554,16 1548,16 1541,16 1535,16 1529,16 1522,16 1516,16 1510,16 1504,16 1498,16 1491,16 1484,16 1478,16 1472,16 1465,16 1459,16 1454,16 1447,16 1441,16 1435,16 1428,16 1422,16 1415,16 1408,16 1403,16 1397,16 1390,16 1384,16 1377,16 1371,16 1365,16 1359,16 1353,16 1347,16 1340,16 1334,16 1328,16 1320,16 1314,16 1309,16 1303,16 1296,16 1290,16 1283,16 1277,16 1270,16 1264,16 1259,16 1252,16 1246,16 1240,16 1233,16 1226,16 1221,16 1214,16 1208,16 1202,16 1195,16 1189,16 1183,16 1176,16 1170,16 1164,16 1158,16 1152,16 1145,16 1139,16 1133,16 1126,16 1119,16 1113,16 1107,16 1101,16 1095,16 1088,16 1082,16 1076,16 1069,16 1063,16 1057,16 1051,16 1045,16 1038,16 1031,16 1025,16 1019,16 1013,16 1007,16 1000,16 994,16 988,16 981,16 975,16 969,16 963,16 957,16 951,16 943,16 937,16 931,16 924,16 918,16 913,16 906,16 900,16 894,16 887,16 881,16 874,16 868,16 862,16 856,16 849,16 843,16 836,16 830,16 824,16 817,16 812,16 806,16 799,16 793,16 787,16 780,16 773,16 767,16 761,16 756,16 749,16 742,16 736,16 729,16 723,16 717,16 711,16 705,16 699,16 692,16 685,16 679,16 673,16 667,16 661,16 654,16 648,16 642,16 635,16 629,16 623,16 617,16 611,16 604,16 597,16 591,16 585,16 578,16 572,16 566,16 560,16 554,16 547,16 541,16 535,16 528,16 522,16 517,16 509,16 504,16 497,16 490,16 484,16 478,16 471,16 466,16 459,16 453,16 447,16 440,16 434,16 428,16 421,16 416,16 409,16 403,16 396,16 390,16 383,16 377,16 371,16 365,16 359,16 353,16 346,16 340,16 333,16 327,16 321,16 315,16 308,16 302,16 295,16 289,16 283,16 276,16 271,16 265,16 258,16 252,16 246,16 239,16 233,16 226,16 220,16 214,16 208,16 201,16 195,16 188,16 182,16 176,16 170,16 164,16 158,16 151,16 145,16 138,16 131,16 125,16 120,16 113,16 107,16 101,16 94,16 88,16 82,16 75,16 70,16 63,16 56,16 50,16 44,16 38,16 31,16 25,16 19,16 13,16 6,16 0,16">
          <text:p/>
        </draw:polygon>
        <draw:polygon draw:style-name="gr5" draw:text-style-name="P5" draw:layer="layout" svg:width="1.931cm" svg:height="0.115cm" svg:x="11.324cm" svg:y="6.744cm" svg:viewBox="0 0 1932 116" draw:points="0,0 6,0 13,0 19,0 25,0 31,0 37,0 43,0 50,0 56,0 62,0 69,0 75,0 81,0 88,0 94,0 100,0 107,0 113,0 119,0 125,0 131,0 137,0 144,0 150,0 157,0 163,0 170,0 174,0 181,0 188,0 194,0 200,0 207,0 213,0 219,0 225,0 231,0 238,0 245,0 251,0 256,0 264,0 270,0 275,0 282,1 288,1 294,1 301,1 307,1 313,1 320,1 325,1 332,1 338,1 344,1 351,1 357,1 364,1 370,1 375,1 382,1 388,1 394,1 401,1 407,1 413,1 420,1 425,1 431,1 439,2 445,2 451,2 458,2 464,2 469,2 476,2 482,2 488,2 495,3 502,3 507,3 514,3 520,3 526,3 532,3 539,3 545,3 551,4 558,4 564,4 569,4 576,5 582,5 588,5 595,5 601,6 607,6 615,6 620,7 626,7 633,7 639,8 645,8 652,8 658,9 664,9 670,10 676,10 682,11 689,11 695,12 702,12 708,13 715,13 720,14 726,15 733,15 739,16 745,17 752,18 758,18 764,19 770,20 776,21 783,22 790,23 796,23 802,24 809,25 815,26 820,27 827,28 833,29 839,30 846,31 852,32 858,34 865,35 871,36 877,38 883,39 889,40 896,41 902,43 909,44 914,45 920,47 927,48 933,49 939,51 946,52 952,53 958,55 965,56 970,58 977,59 984,60 990,62 996,63 1003,64 1009,65 1014,67 1021,68 1027,68 1033,69 1040,70 1047,71 1052,73 1059,73 1065,75 1071,76 1077,77 1084,78 1090,78 1096,79 1103,80 1109,81 1114,82 1121,83 1127,84 1134,84 1140,85 1146,86 1153,87 1160,87 1165,88 1171,88 1178,89 1184,89 1190,90 1197,90 1203,91 1209,91 1215,92 1221,92 1227,93 1234,93 1241,93 1247,94 1253,94 1260,94 1265,95 1271,95 1278,95 1284,95 1290,96 1297,96 1303,96 1309,96 1315,97 1321,97 1328,97 1335,97 1341,97 1347,98 1354,98 1359,98 1365,98 1372,98 1378,98 1384,98 1391,98 1397,98 1403,98 1409,99 1416,99 1422,99 1428,99 1434,99 1441,99 1447,99 1454,99 1459,99 1465,99 1472,99 1478,99 1484,99 1491,99 1498,99 1504,100 1510,100 1515,100 1522,100 1529,100 1535,100 1541,100 1548,100 1554,100 1559,100 1566,100 1572,100 1578,100 1585,100 1592,100 1598,100 1604,100 1610,100 1616,100 1622,100 1629,100 1635,100 1641,100 1648,100 1655,100 1660,100 1667,100 1673,100 1679,100 1686,100 1692,100 1698,100 1704,100 1710,100 1716,100 1723,100 1729,100 1735,100 1742,100 1749,100 1754,100 1760,100 1767,100 1773,100 1779,100 1786,100 1792,100 1798,100 1804,100 1810,100 1816,100 1824,100 1830,100 1836,100 1843,100 1849,100 1854,100 1861,100 1867,100 1873,100 1873,100 1932,100 1932,116 1873,116 1873,116 1867,116 1861,116 1854,116 1849,116 1843,116 1836,116 1830,116 1824,116 1816,116 1810,116 1804,116 1798,116 1792,116 1786,116 1779,116 1773,116 1767,116 1760,116 1754,116 1749,116 1742,116 1735,116 1729,116 1723,116 1716,116 1710,116 1704,116 1698,116 1692,116 1686,116 1679,116 1673,116 1667,116 1660,116 1655,116 1648,116 1641,116 1635,116 1629,116 1622,116 1616,116 1610,116 1604,116 1598,116 1592,116 1585,116 1578,116 1572,116 1566,116 1559,116 1554,116 1548,116 1541,116 1535,116 1529,116 1522,115 1515,115 1510,115 1504,115 1498,115 1491,115 1484,115 1478,115 1472,115 1465,115 1459,115 1454,115 1447,115 1441,115 1434,115 1428,115 1422,114 1416,114 1409,114 1403,114 1397,114 1391,114 1384,114 1378,114 1372,114 1365,113 1359,113 1354,113 1347,113 1341,113 1335,113 1328,113 1321,113 1315,113 1309,113 1303,113 1297,113 1290,113 1284,112 1278,112 1271,112 1265,111 1260,111 1253,111 1247,110 1241,110 1234,110 1227,109 1221,109 1215,109 1209,108 1203,108 1197,107 1190,107 1184,106 1178,106 1171,105 1165,104 1160,104 1153,103 1146,103 1140,102 1134,101 1127,100 1121,100 1114,99 1109,98 1103,97 1096,96 1090,95 1084,94 1077,93 1071,93 1065,92 1059,91 1052,89 1047,88 1040,87 1033,86 1027,85 1021,84 1014,83 1009,81 1003,80 996,78 990,77 984,76 977,75 970,73 965,72 958,71 952,69 946,68 939,68 933,66 927,65 920,63 914,62 909,61 902,59 896,58 889,57 883,55 877,54 871,53 865,52 858,50 852,49 846,48 839,47 833,46 827,45 820,43 815,42 809,41 802,40 796,39 790,38 783,38 776,37 770,36 764,35 758,34 752,33 745,32 739,32 733,31 726,30 720,30 715,29 708,28 702,28 695,27 689,27 682,26 676,26 670,25 664,25 658,24 652,24 645,24 639,23 633,23 626,23 620,23 615,23 607,23 601,22 595,22 588,22 582,22 576,21 569,21 564,21 558,21 551,20 545,20 539,20 532,20 526,20 520,20 514,19 507,19 502,19 495,19 488,19 482,19 476,19 469,18 464,18 458,18 451,18 445,18 439,18 431,18 425,18 420,18 413,18 407,18 401,18 394,18 388,18 382,18 375,18 370,18 364,18 357,18 351,18 344,18 338,18 332,18 325,18 320,17 313,17 307,17 301,17 294,17 288,17 282,17 275,17 270,17 264,17 256,17 251,17 245,17 238,17 231,17 225,17 219,17 213,17 207,17 200,17 194,17 188,17 181,17 174,17 170,17 163,17 157,17 150,17 144,17 137,17 131,17 125,17 119,17 113,17 107,17 100,17 94,17 88,17 81,17 75,17 69,17 62,17 56,17 50,17 43,17 37,17 31,17 25,17 19,17 13,17 6,17 0,17">
          <text:p/>
        </draw:polygon>
        <draw:polygon draw:style-name="gr6" draw:text-style-name="P6" draw:layer="layout" svg:width="3.539cm" svg:height="0.469cm" svg:x="11.589cm" svg:y="5.541cm" svg:viewBox="0 0 3540 470" draw:points="2450,108 2456,106 2462,105 2469,104 2475,102 2481,101 2488,100 2494,98 2499,96 2506,95 2513,93 2519,91 2525,90 2532,88 2538,86 2544,85 2550,83 2556,81 2563,79 2569,78 2575,76 2582,74 2588,72 2594,70 2600,68 2606,67 2613,66 2619,64 2626,62 2632,60 2638,58 2644,57 2650,55 2656,53 2663,51 2669,49 2676,48 2683,46 2688,44 2694,43 2701,41 2707,40 2713,38 2720,37 2726,35 2732,33 2739,33 2744,31 2750,30 2757,28 2763,27 2769,26 2776,25 2782,24 2788,23 2794,23 2801,22 2807,21 2813,20 2820,19 2826,18 2833,17 2839,16 2844,15 2851,15 2857,14 2863,14 2870,13 2877,12 2883,12 2889,11 2895,10 2901,10 2907,10 2914,9 2920,9 2926,8 2933,8 2939,7 2944,7 2951,7 2957,6 2964,6 2970,6 2977,5 2982,5 2989,5 2995,5 3001,5 3008,4 3014,4 3020,4 3027,4 3033,4 3038,3 3045,3 3052,3 3058,3 3064,3 3070,3 3077,2 3083,2 3089,2 3095,2 3101,2 3108,2 3114,2 3120,1 3127,1 3134,1 3139,1 3146,1 3151,1 3158,1 3165,1 3171,1 3177,1 3184,1 3189,1 3195,1 3202,1 3208,1 3214,1 3221,0 3228,0 3234,0 3239,0 3246,0 3252,0 3258,0 3265,0 3271,0 3277,0 3284,0 3290,0 3296,0 3303,0 3309,0 3315,0 3322,0 3328,0 3334,0 3340,0 3346,0 3352,0 3359,0 3365,0 3372,0 3378,0 3384,0 3390,0 3396,0 3403,0 3409,0 3415,0 3422,0 3428,0 3433,0 3440,0 3446,0 3452,0 3459,0 3466,0 3472,0 3479,0 3484,0 3490,0 3497,0 3503,0 3509,0 3516,0 3522,0 3528,0 3534,0 3540,0 3540,109 3540,158 3540,470 3534,470 3528,470 3522,470 3516,470 3509,470 3503,470 3497,470 3490,470 3484,470 3479,470 3472,470 3466,470 3459,470 3452,470 3446,470 3440,470 3433,470 3428,470 3422,470 3415,470 3409,470 3403,470 3396,470 3390,470 3384,470 3378,470 3372,470 3365,470 3359,470 3352,470 3346,470 3340,470 3334,470 3328,470 3322,470 3315,470 3309,470 3303,470 3296,470 3290,470 3284,470 3277,470 3271,470 3265,470 3258,470 3252,470 3246,470 3239,470 3234,470 3228,470 3221,470 3214,470 3208,470 3202,470 3195,470 3189,470 3184,470 3177,470 3171,470 3165,470 3158,470 3151,470 3146,470 3139,470 3134,470 3127,470 3120,470 3114,470 3108,470 3101,470 3095,470 3089,470 3083,470 3077,470 3070,470 3064,470 3058,470 3052,470 3045,470 3038,470 3033,470 3027,470 3020,470 3014,470 3008,470 3001,470 2995,470 2989,470 2982,470 2977,470 2970,470 2964,470 2957,470 2951,470 2944,470 2939,470 2933,470 2926,470 2920,470 2914,470 2907,470 2901,470 2895,470 2889,470 2883,470 2877,470 2870,470 2863,470 2857,470 2851,470 2844,470 2839,470 2833,470 2826,470 2820,470 2813,470 2807,470 2801,470 2794,470 2788,470 2782,470 2776,470 2769,470 2763,470 2757,470 2750,470 2744,470 2739,470 2732,470 2726,470 2720,470 2713,470 2707,470 2701,470 2694,470 2688,470 2683,470 2676,470 2669,470 2663,470 2656,470 2650,470 2644,470 2638,470 2632,470 2626,470 2619,470 2613,470 2606,470 2600,470 2594,470 2588,470 2582,470 2575,470 2569,470 2563,470 2556,470 2550,470 2544,470 2538,470 2532,470 2525,470 2519,470 2513,470 2506,470 2499,470 2494,470 2488,470 2481,470 2475,470 2469,470 2462,470 2456,470 2450,470 2444,470 2437,470 2432,470 2425,470 2419,470 2412,470 2406,470 2399,470 2394,470 2388,470 2381,470 2375,470 2369,470 2362,470 2356,470 2350,470 2344,470 2338,470 2332,470 2324,470 2318,470 2312,470 2305,470 2299,470 2294,470 2287,470 2281,470 2275,470 2268,470 2262,470 2256,470 2249,470 2243,470 2237,470 2231,470 2224,470 2218,470 2212,470 2205,470 2199,470 2194,470 2187,470 2181,470 2175,470 2168,470 2162,470 2155,470 2149,470 2143,470 2138,470 2130,470 2124,470 2118,470 2111,470 2105,470 2100,470 2093,470 2087,470 2081,470 2074,470 2068,470 2061,470 2055,470 2049,470 2043,470 2037,470 2030,470 2024,470 2018,470 2011,470 2005,470 2000,470 1993,470 1987,470 1980,470 1973,470 1968,470 1961,470 1954,470 1949,470 1943,470 1936,470 1930,470 1924,470 1917,470 1911,470 1905,470 1899,470 1892,470 1887,470 1880,470 1873,470 1867,470 1861,470 1854,470 1849,470 1843,470 1836,470 1830,470 1824,470 1817,470 1811,470 1805,470 1799,470 1793,470 1786,470 1779,470 1773,470 1767,470 1760,470 1754,470 1749,470 1742,470 1736,470 1730,470 1723,470 1717,470 1711,470 1704,470 1698,470 1692,470 1686,470 1679,470 1673,470 1667,470 1667,470 1609,470 1609,470 1604,470 1597,470 1591,470 1585,470 1578,470 1571,470 1566,470 1559,470 1553,470 1547,470 1540,470 1534,470 1528,470 1521,470 1515,470 1509,470 1503,470 1497,470 1490,470 1484,470 1478,470 1471,470 1465,470 1458,470 1453,470 1447,470 1440,470 1434,470 1428,470 1421,470 1415,470 1408,470 1402,470 1397,470 1391,470 1383,470 1377,470 1371,470 1364,470 1359,470 1353,470 1346,470 1339,470 1333,470 1327,470 1320,470 1314,470 1309,470 1302,470 1296,470 1290,470 1283,470 1277,470 1271,470 1264,470 1259,470 1252,470 1245,470 1239,470 1234,470 1226,470 1220,470 1214,470 1208,470 1202,470 1196,470 1189,470 1183,470 1177,470 1170,470 1163,470 1158,470 1152,470 1145,470 1139,470 1133,470 1126,470 1120,470 1114,470 1108,470 1102,470 1096,470 1089,470 1083,470 1076,470 1069,470 1064,470 1058,470 1051,470 1045,470 1039,470 1032,470 1026,470 1020,470 1013,470 1008,470 1002,470 995,470 988,470 983,470 976,470 969,470 963,470 958,470 951,470 945,470 939,470 932,470 926,470 920,470 914,470 907,470 902,470 895,470 889,470 882,470 875,470 869,470 864,470 857,470 851,470 845,470 838,470 832,470 826,470 819,470 814,470 808,470 801,470 794,470 788,470 782,470 775,470 769,470 764,470 757,470 751,470 745,470 738,470 732,470 726,470 719,470 714,470 707,470 700,470 694,470 688,470 681,470 675,470 669,470 663,470 657,470 651,470 644,470 638,470 632,470 625,470 618,470 613,470 607,470 600,470 594,470 588,470 581,470 575,470 569,470 563,470 557,470 551,470 544,470 537,470 531,470 524,470 519,470 513,470 506,470 500,470 494,470 487,470 481,470 475,470 469,470 463,470 457,470 450,470 443,470 438,470 431,470 424,470 419,470 413,470 413,470 411,469 405,469 398,469 391,467 386,466 379,466 373,466 368,464 361,464 355,463 348,463 342,461 335,460 330,459 323,458 317,456 311,455 304,454 298,453 292,452 286,450 279,448 273,447 267,445 260,444 255,442 248,440 242,438 236,436 229,434 222,432 217,430 211,428 205,425 199,422 192,420 185,417 179,414 173,411 168,408 161,405 155,401 148,398 142,394 136,391 129,387 124,384 118,379 111,376 105,371 98,366 92,362 86,357 80,353 73,348 68,344 61,339 54,335 49,330 42,324 36,319 29,314 25,310 17,304 11,299 6,294 0,291 6,288 11,283 17,278 25,272 29,267 36,262 42,258 49,252 54,248 61,243 68,238 73,234 80,229 86,225 92,220 98,215 105,210 111,206 118,203 124,199 129,195 136,191 142,188 148,184 155,181 161,177 168,174 173,171 179,168 185,165 192,162 199,160 205,158 211,155 217,153 222,150 229,148 236,146 242,144 248,142 255,140 260,138 267,137 273,135 279,134 286,132 292,130 298,129 304,128 311,127 317,125 323,124 330,122 335,122 342,121 348,119 355,119 361,117 368,117 373,116 379,116 386,116 391,114 398,113 405,113 411,113 417,112 422,112 429,112 435,111 442,111 448,110 454,110 461,110 467,109 472,109 479,109 486,109 491,109 498,109 504,109 505,109 506,109 513,109 519,109 524,109 531,109 537,109 544,109 551,109 557,109 563,109 569,109 575,109 581,109 588,109 594,109 600,109 607,109 613,109 618,109 625,109 632,109 638,109 644,109 651,109 657,109 663,109 669,109 675,109 681,109 688,109 694,109 700,109 707,109 714,109 719,109 726,109 732,109 738,109 745,109 751,109 757,109 764,109 769,109 775,109 782,109 788,109 794,109 801,109 808,109 814,109 819,109 826,109 832,109 838,109 845,109 851,109 857,109 864,109 869,109 875,109 882,109 889,109 895,109 902,109 907,109 914,109 920,109 926,109 932,109 939,109 945,109 951,109 958,109 963,109 969,109 976,109 983,109 988,109 995,109 1002,109 1008,109 1013,109 1020,109 1026,109 1032,109 1039,109 1045,109 1051,109 1058,109 1064,109 1069,109 1076,109 1083,109 1089,109 1096,109 1102,109 1108,109 1114,109 1120,109 1126,109 1133,109 1139,109 1145,109 1152,109 1158,109 1163,109 1170,109 1177,109 1183,109 1189,109 1196,109 1202,109 1208,109 1214,109 1220,109 1226,109 1234,109 1239,109 1245,109 1252,109 1259,109 1264,109 1271,109 1277,109 1283,109 1290,109 1296,109 1302,109 1309,109 1314,109 1320,109 1327,109 1333,109 1339,109 1346,109 1353,109 1359,109 1364,109 1371,109 1377,109 1383,109 1391,109 1397,109 1402,109 1408,109 1415,109 1421,109 1428,109 1434,109 1440,109 1447,109 1453,109 1458,109 1465,109 1471,109 1478,109 1484,109 1490,109 1497,109 1503,109 1509,109 1515,109 1521,109 1528,109 1534,109 1540,109 1547,109 1553,109 1559,109 1566,109 1571,109 1578,109 1585,109 1591,109 1597,109 1604,109 1609,109 1609,109 1667,109 1667,109 1673,109 1679,109 1686,109 1692,109 1698,109 1704,109 1711,109 1717,109 1723,109 1730,109 1736,109 1742,109 1749,109 1754,109 1760,109 1767,109 1773,109 1779,109 1786,109 1793,109 1799,109 1805,109 1811,109 1817,109 1824,109 1830,109 1836,109 1843,109 1849,109 1854,109 1861,109 1867,109 1873,109 1880,109 1887,109 1892,109 1899,109 1905,109 1911,109 1917,109 1924,109 1930,109 1936,109 1943,109 1949,109 1954,109 1961,109 1968,109 1973,109 1980,109 1987,109 1993,109 2000,109 2005,109 2011,109 2018,109 2024,109 2030,109 2037,109 2043,109 2049,109 2055,109 2061,109 2068,109 2074,109 2081,109 2087,109 2093,109 2100,109 2105,109 2111,109 2118,109 2124,109 2130,109 2138,109 2143,109 2149,109 2155,109 2162,109 2168,109 2175,109 2181,109 2187,109 2194,109 2199,109 2205,109 2212,109 2218,109 2224,109 2231,109 2237,109 2243,109 2249,109 2256,109 2262,109 2268,109 2275,109 2281,109 2287,109 2294,109 2299,109 2305,109 2312,109 2318,109 2324,109 2332,109 2338,109 2344,109 2350,109 2356,109 2362,109 2369,109 2375,109 2381,109 2388,109 2394,109 2399,109 2406,109 2412,109 2419,109 2425,109 2432,109 2437,109 2444,109 2445,109">
          <text:p/>
        </draw:polygon>
        <draw:polygon draw:style-name="gr3" draw:text-style-name="P3" draw:layer="layout" svg:width="1.865cm" svg:height="0.198cm" svg:x="2.928cm" svg:y="6.548cm" svg:viewBox="0 0 1866 199" draw:points="0,0 6,0 13,0 19,0 24,0 31,0 38,0 43,0 50,0 56,0 62,0 68,0 75,0 81,0 88,0 94,0 100,0 106,0 112,0 118,0 125,0 131,0 137,0 144,0 150,0 156,0 162,0 169,0 175,0 181,0 187,0 193,0 199,0 206,0 212,0 218,0 225,0 231,0 237,0 244,0 250,0 256,0 263,0 268,0 274,0 281,0 287,0 293,0 300,0 306,0 311,1 318,1 325,1 331,1 337,1 344,1 350,1 355,1 362,1 368,1 374,1 381,1 387,1 392,1 400,1 405,1 412,1 419,1 425,1 431,2 437,2 443,2 449,2 456,2 462,2 468,2 474,2 480,2 486,3 493,3 500,3 505,3 512,3 518,3 524,4 530,4 537,4 543,4 549,4 556,4 561,5 567,5 574,5 581,6 586,6 593,6 598,6 605,7 612,7 618,8 624,8 631,8 637,9 642,9 649,10 655,10 662,11 668,11 674,12 680,12 686,13 693,14 699,14 705,15 712,16 718,17 723,18 730,18 736,18 742,19 750,20 755,21 761,22 767,23 774,24 780,25 787,26 793,27 799,28 805,30 811,31 817,32 824,33 830,35 836,36 843,38 848,39 854,40 861,42 868,44 874,45 880,46 887,48 892,50 898,51 905,53 911,54 917,55 924,57 929,59 935,60 943,62 949,63 955,65 962,67 968,68 973,70 980,72 986,73 992,74 999,76 1005,78 1011,79 1017,81 1023,82 1030,83 1036,85 1043,86 1048,88 1054,89 1061,90 1067,91 1073,92 1080,93 1086,94 1092,95 1098,96 1104,97 1110,98 1117,99 1124,100 1130,101 1135,102 1142,102 1148,103 1155,104 1161,105 1167,105 1174,106 1179,107 1185,107 1192,108 1198,109 1205,109 1211,110 1217,110 1223,110 1229,111 1236,111 1242,112 1248,112 1255,113 1260,113 1266,113 1273,114 1279,114 1285,114 1293,115 1298,115 1303,115 1310,115 1317,116 1323,116 1330,116 1336,116 1341,117 1348,117 1354,117 1360,117 1367,117 1373,117 1379,117 1385,117 1391,118 1397,118 1404,118 1411,118 1417,118 1423,118 1429,118 1435,118 1441,118 1448,119 1454,119 1461,119 1466,119 1472,119 1478,119 1486,119 1492,119 1498,119 1505,119 1510,119 1516,119 1523,119 1529,119 1535,119 1542,119 1547,119 1553,119 1560,119 1567,119 1573,119 1579,119 1586,120 1591,120 1597,120 1604,120 1610,120 1617,120 1624,120 1629,120 1634,120 1642,120 1648,120 1654,120 1661,120 1667,120 1672,120 1679,120 1685,120 1691,120 1698,120 1704,120 1710,120 1716,120 1723,120 1729,120 1735,120 1742,120 1748,120 1753,120 1760,120 1766,120 1772,120 1779,120 1785,120 1792,120 1797,120 1803,120 1810,120 1817,120 1823,120 1829,120 1836,120 1841,120 1847,120 1854,120 1860,120 1866,120 1866,199 1860,199 1854,198 1847,198 1841,198 1836,198 1829,198 1823,198 1817,198 1810,198 1803,198 1797,198 1792,198 1785,198 1779,198 1772,198 1766,198 1760,198 1753,198 1748,198 1742,198 1735,198 1729,198 1723,198 1716,198 1710,198 1704,198 1698,198 1691,198 1685,198 1679,198 1672,198 1667,198 1661,198 1654,198 1648,198 1642,198 1634,198 1629,198 1624,198 1617,198 1610,198 1604,198 1597,198 1591,198 1586,198 1579,198 1573,198 1567,198 1560,198 1553,198 1547,198 1542,198 1535,198 1529,198 1523,198 1516,198 1510,198 1505,198 1498,198 1492,198 1486,197 1478,197 1472,197 1466,197 1461,197 1454,197 1448,197 1441,197 1435,197 1429,197 1423,197 1417,197 1411,196 1404,196 1397,196 1391,196 1385,196 1379,196 1373,196 1367,196 1360,195 1354,195 1348,195 1341,195 1336,195 1330,195 1323,195 1317,194 1310,194 1303,194 1298,193 1293,193 1285,193 1279,193 1273,192 1266,192 1260,192 1255,191 1248,191 1242,190 1236,190 1229,189 1223,189 1217,189 1211,188 1205,188 1198,187 1192,187 1185,186 1179,185 1174,185 1167,184 1161,183 1155,183 1148,182 1142,181 1135,180 1130,179 1124,179 1117,178 1110,177 1104,176 1098,175 1092,173 1086,173 1080,171 1073,170 1067,169 1061,168 1054,166 1048,166 1043,165 1036,164 1030,162 1023,161 1017,159 1011,158 1005,157 999,155 992,153 986,152 980,150 973,149 968,147 962,145 955,144 949,142 943,141 935,139 929,137 924,136 917,134 911,132 905,131 898,129 892,129 887,127 880,125 874,124 868,122 861,121 854,119 848,118 843,117 836,115 830,114 824,112 817,111 811,110 805,109 799,107 793,106 787,105 780,104 774,103 767,102 761,101 755,100 750,99 742,98 736,97 730,96 723,95 718,95 712,94 705,93 699,92 693,92 686,92 680,91 674,90 668,90 662,89 655,89 649,89 642,88 637,87 631,87 624,87 618,86 612,86 605,85 598,85 593,85 586,84 581,84 574,84 567,83 561,83 556,83 549,83 543,83 537,82 530,82 524,82 518,82 512,81 505,81 500,81 493,81 486,81 480,81 474,81 468,81 462,81 456,80 449,80 443,80 437,80 431,80 425,80 419,80 412,80 405,80 400,80 392,80 387,80 381,80 374,80 368,79 362,79 355,79 350,79 344,79 337,79 331,79 325,79 318,79 311,79 306,79 300,79 293,79 287,79 281,79 274,79 268,79 263,79 256,79 250,79 244,79 237,79 231,79 225,79 218,79 212,79 206,79 199,79 193,79 187,79 181,79 175,79 169,79 162,79 156,79 150,79 144,79 137,79 131,79 125,79 118,79 112,79 106,78 100,78 94,78 88,78 81,78 75,78 68,78 62,78 56,78 50,78 43,78 38,78 31,78 24,78 19,78 13,78 6,78 0,78">
          <text:p/>
        </draw:polygon>
        <draw:polygon draw:style-name="gr4" draw:text-style-name="P4" draw:layer="layout" svg:width="1.873cm" svg:height="0.114cm" svg:x="2.919cm" svg:y="6.746cm" svg:viewBox="0 0 1874 115" draw:points="0,0 6,0 13,0 19,0 24,0 31,0 38,0 44,0 50,0 56,0 62,0 69,0 75,0 82,0 88,0 94,0 101,0 106,0 112,0 119,0 125,0 131,0 138,0 144,0 150,0 157,0 163,0 169,0 176,0 182,0 187,0 194,0 200,0 207,0 213,0 219,0 226,0 232,0 238,0 245,0 251,0 257,0 264,0 269,0 275,0 282,0 288,0 294,0 301,0 307,0 313,0 320,0 326,0 332,0 339,0 345,0 351,0 357,0 363,0 370,0 376,0 382,0 389,0 394,0 401,0 407,0 414,0 420,0 427,0 433,0 438,0 445,0 451,0 457,0 464,0 470,0 476,0 482,0 488,0 495,0 502,0 507,0 515,0 520,0 526,0 533,0 539,0 545,0 552,0 557,0 563,0 570,0 576,0 583,0 589,0 595,0 601,0 608,0 614,0 621,0 627,0 633,0 639,0 645,0 651,0 658,0 665,0 671,0 677,0 682,0 689,0 696,0 702,0 708,0 715,0 721,0 726,0 733,0 739,0 746,0 753,0 758,0 764,0 770,0 777,0 784,0 790,0 796,0 803,0 808,0 814,0 821,0 827,0 833,0 840,0 846,0 852,0 858,0 865,0 871,0 878,0 884,0 890,0 896,0 902,0 909,0 915,0 921,0 928,0 933,0 939,0 947,0 953,0 959,0 966,0 971,0 977,0 984,0 990,0 996,0 1003,0 1009,0 1015,0 1021,0 1027,0 1034,0 1041,0 1047,0 1052,0 1059,0 1065,0 1072,0 1078,0 1084,0 1091,0 1096,0 1102,0 1109,0 1115,0 1122,0 1129,0 1134,0 1140,0 1147,0 1153,0 1160,0 1166,0 1172,0 1178,0 1184,0 1190,0 1197,0 1203,0 1210,0 1217,0 1221,0 1228,0 1235,0 1241,0 1247,0 1254,0 1259,0 1265,0 1272,0 1278,0 1285,0 1291,0 1298,0 1303,0 1309,0 1315,0 1323,0 1329,0 1335,0 1341,0 1347,0 1353,0 1360,0 1366,0 1372,0 1379,0 1384,0 1391,0 1397,0 1403,0 1410,0 1417,0 1423,0 1429,0 1435,0 1441,0 1448,0 1454,0 1460,0 1466,0 1472,0 1478,0 1485,0 1492,0 1498,0 1505,0 1510,0 1516,0 1523,0 1529,0 1535,0 1542,0 1547,0 1554,0 1560,0 1567,0 1573,0 1580,0 1586,0 1592,0 1598,0 1604,0 1611,0 1617,0 1624,0 1630,0 1635,0 1641,0 1649,0 1655,0 1661,0 1668,0 1673,0 1679,0 1686,0 1692,0 1699,0 1706,0 1711,0 1717,0 1723,0 1730,0 1736,0 1743,0 1749,0 1755,0 1761,0 1767,0 1774,0 1780,0 1786,0 1793,0 1799,0 1804,0 1811,0 1818,0 1824,0 1831,0 1836,0 1842,0 1849,0 1855,0 1862,0 1868,0 1874,0 1874,115 1868,115 1862,115 1855,115 1849,115 1842,115 1836,115 1831,115 1824,115 1818,115 1811,115 1804,115 1799,115 1793,115 1786,115 1780,115 1774,115 1767,115 1761,115 1755,115 1749,115 1743,115 1736,115 1730,115 1723,115 1717,115 1711,115 1706,115 1699,115 1692,115 1686,115 1679,115 1673,115 1668,115 1661,115 1655,115 1649,115 1641,115 1635,115 1630,115 1624,115 1617,115 1611,115 1604,115 1598,115 1592,115 1586,115 1580,115 1573,115 1567,115 1560,115 1554,115 1547,115 1542,115 1535,115 1529,115 1523,115 1516,115 1510,115 1505,115 1498,115 1492,115 1485,115 1478,115 1472,115 1466,115 1460,115 1454,115 1448,115 1441,115 1435,115 1429,115 1423,115 1417,115 1410,115 1403,115 1397,115 1391,115 1384,115 1379,115 1372,115 1366,115 1360,115 1353,115 1347,115 1341,115 1335,115 1329,115 1323,115 1315,115 1309,115 1303,115 1298,115 1291,115 1285,115 1278,115 1272,115 1265,115 1259,115 1254,115 1247,115 1241,115 1235,115 1228,115 1221,115 1217,115 1210,115 1203,115 1197,115 1190,115 1184,115 1178,115 1172,115 1166,115 1160,115 1153,115 1147,115 1140,115 1134,115 1129,115 1122,115 1115,115 1109,115 1102,115 1096,115 1091,115 1084,115 1078,115 1072,115 1065,115 1059,115 1052,115 1047,115 1041,115 1034,115 1027,115 1021,115 1015,115 1009,115 1003,115 996,115 990,115 984,115 977,115 971,115 966,115 959,115 953,115 947,115 939,115 933,115 928,115 921,115 915,115 909,115 902,115 896,115 890,115 884,115 878,115 871,115 865,115 858,115 852,115 846,115 840,115 833,115 827,115 821,115 814,115 808,115 803,115 796,115 790,115 784,115 777,115 770,115 764,115 758,115 753,115 746,115 739,115 733,115 726,115 721,115 715,115 708,115 702,115 696,115 689,115 682,115 677,115 671,115 665,115 658,115 651,115 645,115 639,115 633,115 627,115 621,115 614,115 608,115 601,115 595,115 589,115 583,115 576,115 570,115 563,115 557,115 552,115 545,115 539,115 533,115 526,115 520,115 515,115 507,115 502,115 495,115 488,115 482,115 476,115 470,115 464,115 457,115 451,115 445,115 438,115 433,115 427,115 420,115 414,115 407,115 401,115 394,115 389,115 382,115 376,115 370,115 363,115 357,115 351,115 345,115 339,115 332,115 326,115 320,115 313,115 307,115 301,115 294,115 288,115 282,115 275,115 269,115 264,115 257,115 251,115 245,115 238,115 232,115 226,115 219,115 213,115 207,115 200,115 194,115 187,115 182,115 176,115 169,115 163,115 157,115 150,115 144,115 138,115 131,115 125,115 119,115 112,115 106,115 101,115 94,115 88,115 82,115 75,115 69,115 62,115 56,115 50,115 44,115 38,115 31,115 24,115 19,115 13,115 6,115 0,115">
          <text:p/>
        </draw:polygon>
        <draw:polygon draw:style-name="gr7" draw:text-style-name="P7" draw:layer="layout" svg:width="1.923cm" svg:height="0.253cm" svg:x="1.005cm" svg:y="6.606cm" svg:viewBox="0 0 1924 254" draw:points="0,0 6,0 13,0 19,0 24,0 31,0 37,0 43,0 50,0 56,0 62,0 68,0 75,0 81,0 88,0 94,0 100,0 106,0 112,0 118,0 125,0 131,0 137,0 144,0 149,0 156,0 162,0 169,0 174,0 181,0 187,0 193,0 199,0 206,0 212,0 218,0 225,0 230,0 237,0 244,0 250,0 255,0 263,0 268,0 274,0 281,0 287,1 293,1 300,1 306,1 311,1 318,1 324,1 331,1 337,1 343,1 350,1 355,1 362,1 368,1 374,1 381,1 387,1 392,1 399,2 405,2 411,2 419,2 424,2 430,2 437,2 443,2 449,2 456,2 462,3 468,3 474,3 480,3 486,3 493,3 500,4 505,4 512,4 518,4 524,4 530,4 537,4 543,5 549,5 556,5 561,6 567,6 574,6 580,6 586,7 593,7 598,8 604,8 612,8 618,9 624,9 631,10 637,10 642,11 649,11 655,12 661,12 668,13 674,14 680,15 686,15 692,16 699,17 705,18 712,18 718,18 723,19 730,20 736,21 742,22 749,23 755,24 761,25 767,27 773,28 780,29 787,31 793,32 799,33 805,34 811,36 817,38 824,39 830,41 836,42 843,44 848,46 854,47 861,49 868,51 874,53 880,54 886,55 892,57 898,59 905,60 911,62 917,64 924,66 929,68 935,70 942,72 948,74 954,76 962,78 967,79 973,81 980,83 986,85 992,87 999,89 1005,90 1011,92 1017,93 1023,94 1029,96 1036,97 1043,99 1048,101 1054,102 1061,103 1067,105 1073,106 1080,108 1086,109 1092,110 1098,111 1104,113 1110,114 1117,115 1123,116 1130,117 1135,118 1141,119 1148,120 1155,121 1161,122 1167,122 1174,123 1179,124 1185,124 1192,125 1198,126 1204,126 1211,127 1217,128 1222,128 1229,129 1236,129 1242,129 1248,129 1255,130 1260,130 1266,130 1273,131 1279,131 1285,131 1292,132 1298,132 1303,132 1310,133 1316,133 1323,133 1330,133 1336,134 1341,134 1348,134 1354,134 1360,135 1367,135 1373,135 1379,135 1385,135 1391,135 1397,136 1404,136 1411,136 1417,136 1423,136 1428,136 1435,136 1441,136 1448,137 1454,137 1460,137 1466,137 1472,137 1478,137 1485,137 1492,137 1498,137 1505,137 1509,137 1516,137 1523,137 1529,137 1535,137 1542,137 1547,137 1553,138 1560,138 1566,138 1572,138 1579,138 1586,138 1591,138 1597,138 1604,138 1610,138 1616,138 1623,138 1629,138 1634,138 1641,138 1648,138 1654,138 1661,138 1667,138 1672,138 1679,138 1685,138 1691,138 1698,138 1704,138 1710,138 1716,138 1722,138 1728,138 1735,138 1742,138 1748,138 1753,138 1760,138 1766,138 1772,138 1779,138 1785,138 1791,138 1797,138 1803,138 1809,138 1817,138 1823,138 1829,138 1836,138 1841,138 1847,138 1854,138 1860,138 1866,138 1866,138 1924,138 1924,254 1866,254 1866,254 1860,254 1854,254 1847,254 1841,254 1836,254 1829,254 1823,254 1817,254 1809,254 1803,254 1797,254 1791,254 1785,254 1779,254 1772,254 1766,254 1760,254 1753,254 1748,254 1742,254 1735,254 1728,254 1722,254 1716,254 1710,254 1704,254 1698,254 1691,254 1685,254 1679,254 1672,254 1667,254 1661,254 1654,254 1648,254 1641,254 1634,254 1629,254 1623,254 1616,254 1610,254 1604,254 1597,254 1591,254 1586,254 1579,254 1572,254 1566,254 1560,254 1553,253 1547,253 1542,253 1535,253 1529,253 1523,253 1516,253 1509,253 1505,253 1498,253 1492,253 1485,253 1478,253 1472,253 1466,253 1460,253 1454,252 1448,252 1441,252 1435,252 1428,252 1423,252 1417,252 1411,252 1404,252 1397,251 1391,251 1385,251 1379,251 1373,251 1367,251 1360,251 1354,251 1348,250 1341,250 1336,250 1330,250 1323,249 1316,249 1310,249 1303,249 1298,248 1292,248 1285,248 1279,247 1273,247 1266,246 1260,246 1255,246 1248,245 1242,245 1236,244 1229,244 1222,243 1217,243 1211,242 1204,242 1198,241 1192,240 1185,240 1179,240 1174,239 1167,238 1161,237 1155,237 1148,236 1141,235 1135,234 1130,233 1123,232 1117,231 1110,230 1104,229 1098,228 1092,226 1086,225 1080,224 1073,223 1067,221 1061,220 1054,218 1048,217 1043,215 1036,214 1029,212 1023,210 1017,209 1011,207 1005,205 999,204 992,203 986,201 980,199 973,197 967,195 962,194 954,192 948,190 942,188 935,186 929,184 924,182 917,180 911,179 905,177 898,175 892,173 886,171 880,169 874,167 868,166 861,165 854,163 848,162 843,160 836,158 830,157 824,155 817,154 811,152 805,151 799,149 793,148 787,146 780,145 773,144 767,143 761,141 755,140 749,139 742,138 736,137 730,136 723,135 718,134 712,133 705,132 699,131 692,131 686,130 680,129 674,129 668,129 661,128 655,128 649,127 642,127 637,126 631,126 624,125 618,125 612,124 604,124 598,124 593,123 586,123 580,122 574,122 567,122 561,122 556,121 549,121 543,121 537,120 530,120 524,120 518,120 512,120 505,119 500,119 493,119 486,119 480,119 474,118 468,118 462,118 456,118 449,118 443,118 437,118 430,118 424,117 419,117 411,117 405,117 399,117 392,117 387,117 381,117 374,117 368,117 362,117 355,117 350,117 343,117 337,117 331,117 324,117 318,117 311,117 306,117 300,117 293,117 287,116 281,116 274,116 268,116 263,116 255,116 250,116 244,116 237,116 230,116 225,116 218,116 212,116 206,116 199,116 193,116 187,116 181,116 174,116 169,116 162,116 156,116 149,116 144,116 137,116 131,116 125,116 118,116 112,116 106,116 100,116 94,116 88,116 81,116 75,116 68,116 62,116 56,116 50,116 43,116 37,116 31,116 24,116 19,116 13,116 6,116 0,116">
          <text:p/>
        </draw:polygon>
        <draw:polygon draw:style-name="gr8" draw:text-style-name="P8" draw:layer="layout" svg:width="0.057cm" svg:height="0.193cm" svg:x="4.795cm" svg:y="6.667cm" svg:viewBox="0 0 58 194" draw:points="0,194 58,194 58,0 0,0">
          <text:p/>
        </draw:polygon>
        <draw:polygon draw:style-name="gr6" draw:text-style-name="P6" draw:layer="layout" svg:width="3.523cm" svg:height="0.207cm" svg:x="1.271cm" svg:y="5.546cm" svg:viewBox="0 0 3524 208" draw:points="2781,19 2787,18 2793,18 2799,18 2806,17 2812,16 2818,16 2825,15 2830,14 2837,13 2843,13 2849,12 2855,12 2862,11 2868,11 2874,10 2880,10 2887,9 2893,9 2900,9 2906,8 2911,8 2918,7 2924,7 2930,7 2937,6 2943,6 2949,6 2955,5 2962,5 2968,5 2974,5 2981,4 2987,4 2992,4 2999,4 3005,4 3011,4 3018,4 3024,3 3030,3 3036,3 3043,3 3049,3 3056,2 3062,2 3068,2 3074,2 3080,2 3086,2 3093,2 3099,2 3105,2 3112,2 3118,1 3124,1 3130,1 3137,1 3143,1 3149,1 3156,1 3161,1 3167,1 3174,1 3180,1 3186,1 3193,1 3198,1 3204,1 3212,1 3218,1 3224,1 3231,1 3237,1 3242,1 3249,1 3256,1 3261,1 3268,1 3275,1 3280,0 3286,0 3293,0 3299,0 3305,0 3312,0 3318,0 3323,0 3330,0 3336,0 3342,0 3349,0 3356,0 3361,0 3368,0 3374,0 3380,0 3387,0 3393,0 3399,0 3405,0 3411,0 3417,0 3424,0 3430,0 3436,0 3443,0 3449,0 3455,0 3461,0 3468,0 3474,0 3480,0 3486,0 3492,0 3498,0 3505,0 3511,0 3517,0 3524,0 3524,20 3524,20 3524,208 3517,208 3511,208 3505,208 3498,208 3492,208 3486,208 3480,208 3474,208 3468,208 3461,208 3455,208 3449,208 3443,208 3436,208 3430,208 3424,208 3417,208 3411,208 3405,208 3399,208 3393,208 3387,208 3380,208 3374,208 3368,208 3361,208 3356,208 3349,208 3342,208 3336,208 3330,208 3323,208 3318,208 3312,208 3305,208 3299,208 3293,208 3286,208 3280,208 3275,208 3268,208 3261,208 3256,208 3249,208 3242,208 3237,208 3231,208 3224,208 3218,208 3212,208 3204,208 3198,208 3193,208 3186,208 3180,208 3174,208 3167,208 3161,208 3156,208 3149,208 3143,208 3137,208 3130,208 3124,208 3118,208 3112,208 3105,208 3099,208 3093,208 3086,208 3080,208 3074,208 3068,208 3062,208 3056,208 3049,208 3043,208 3036,208 3030,208 3024,208 3018,208 3011,208 3005,208 2999,208 2992,208 2987,208 2981,208 2974,208 2968,208 2962,208 2955,208 2949,208 2943,208 2937,208 2930,208 2924,208 2918,208 2911,208 2906,208 2900,208 2893,208 2887,208 2880,208 2874,208 2868,208 2862,208 2855,208 2849,208 2843,208 2837,208 2830,208 2825,208 2818,208 2812,208 2806,208 2799,208 2793,208 2787,208 2781,208 2774,208 2768,208 2762,208 2756,208 2749,208 2743,208 2737,208 2731,208 2724,208 2718,208 2712,208 2705,208 2700,208 2694,208 2687,208 2680,208 2675,208 2668,208 2661,208 2656,208 2650,208 2643,208 2637,208 2631,208 2624,208 2619,208 2613,208 2606,208 2600,208 2594,208 2587,208 2580,208 2575,208 2568,208 2562,208 2556,208 2549,208 2543,208 2537,208 2531,208 2525,208 2519,208 2512,208 2506,208 2500,208 2494,208 2487,208 2481,208 2475,208 2468,208 2462,208 2456,208 2450,208 2444,208 2438,208 2431,208 2425,208 2419,208 2413,208 2407,208 2400,208 2393,208 2387,208 2381,208 2374,208 2369,208 2363,208 2356,208 2350,208 2344,208 2337,208 2331,208 2326,208 2319,208 2312,208 2306,208 2300,208 2293,208 2288,208 2282,208 2275,208 2269,208 2263,208 2256,208 2250,208 2245,208 2238,208 2231,208 2225,208 2218,208 2213,208 2207,208 2200,208 2194,208 2188,208 2181,208 2175,208 2169,208 2163,208 2157,208 2151,208 2144,208 2137,208 2132,208 2125,208 2119,208 2113,208 2107,208 2100,208 2094,208 2088,208 2082,208 2076,208 2070,208 2062,208 2057,208 2051,208 2044,208 2038,208 2032,208 2025,208 2019,208 2013,208 2006,208 2001,208 1995,208 1988,208 1982,208 1976,208 1969,208 1963,208 1958,208 1951,208 1944,208 1938,208 1932,208 1925,208 1919,208 1914,208 1907,208 1901,208 1895,208 1888,208 1882,208 1877,208 1870,208 1863,208 1857,208 1850,208 1844,208 1838,208 1832,208 1826,208 1820,208 1813,208 1807,208 1801,208 1794,208 1789,208 1783,208 1776,208 1769,208 1763,208 1757,208 1751,208 1745,208 1739,208 1732,208 1726,208 1720,208 1713,208 1708,208 1702,208 1695,208 1688,208 1682,208 1675,208 1670,208 1664,208 1658,208 1657,208 1600,208 1600,208 1593,208 1588,208 1582,208 1575,208 1568,208 1563,208 1556,208 1550,208 1544,208 1538,208 1531,208 1525,208 1519,208 1512,208 1506,208 1501,208 1494,208 1488,208 1482,208 1475,208 1469,208 1463,208 1456,208 1450,208 1444,208 1437,208 1431,208 1425,208 1419,208 1413,208 1407,208 1400,208 1394,208 1388,208 1382,208 1375,208 1369,208 1363,208 1356,208 1350,208 1344,208 1338,208 1331,208 1325,208 1318,208 1313,208 1306,208 1299,208 1294,208 1288,208 1281,208 1275,208 1269,208 1262,208 1257,208 1251,208 1244,208 1237,208 1232,208 1225,208 1218,208 1213,208 1207,208 1200,208 1194,208 1188,208 1181,208 1176,208 1170,208 1162,208 1156,208 1151,208 1144,208 1137,208 1132,208 1125,208 1119,208 1113,208 1106,208 1100,208 1094,208 1088,208 1082,208 1076,208 1069,208 1063,208 1057,208 1051,208 1044,208 1038,208 1032,208 1025,208 1019,208 1013,208 1007,208 1001,208 995,208 988,208 982,208 976,208 969,208 963,208 957,208 950,208 944,208 938,208 931,208 926,208 920,208 913,208 907,208 901,208 894,208 888,208 883,208 876,208 869,208 863,208 857,208 850,208 845,208 839,208 832,208 826,208 820,208 813,208 807,208 802,208 795,208 788,208 782,208 775,208 769,208 763,208 757,208 751,208 745,208 738,208 732,208 726,208 720,208 714,208 708,208 701,208 694,208 688,208 682,208 676,208 670,208 664,208 657,208 651,208 645,208 639,208 633,208 627,208 619,208 613,208 607,208 601,208 595,208 589,208 582,208 576,208 570,208 563,208 557,208 552,208 545,208 539,208 532,208 526,208 520,208 515,208 508,208 501,208 495,208 489,208 482,208 476,208 471,208 464,208 458,208 452,208 445,208 439,208 433,208 426,208 420,208 414,208 407,208 401,208 395,208 389,208 383,208 377,208 370,208 364,208 358,208 351,208 346,208 339,208 333,208 326,208 320,208 314,208 308,208 302,208 296,208 289,208 283,208 277,208 270,208 265,208 259,208 252,208 245,208 239,208 232,208 227,208 221,208 214,208 208,208 202,208 195,208 189,208 184,208 177,208 177,208 173,207 170,207 167,206 163,205 160,204 157,204 153,203 150,203 146,202 144,202 141,201 137,200 135,199 131,198 128,196 125,195 121,194 117,193 114,191 110,190 107,189 104,187 102,186 98,185 95,183 91,181 88,180 84,178 81,176 78,174 75,172 72,170 68,168 65,166 62,165 59,163 55,160 52,158 49,155 45,153 42,150 39,148 35,145 31,143 28,140 25,137 21,134 20,132 16,129 13,127 10,124 6,122 2,119 0,117 2,115 6,112 10,110 13,107 16,104 20,101 21,99 25,96 28,93 31,91 35,89 39,86 42,84 45,81 49,79 52,76 55,74 59,71 62,69 65,67 68,65 72,63 75,61 78,59 81,57 84,55 88,54 91,53 95,51 98,49 102,48 104,47 107,45 110,44 114,43 117,41 121,40 125,39 128,38 131,37 135,35 137,34 141,34 144,33 146,32 150,31 153,30 157,29 160,29 163,28 167,28 170,27 173,26 177,26 181,25 184,24 186,24 189,23 193,23 196,23 199,22 203,22 206,22 210,21 213,21 216,21 219,20 223,20 226,20 228,20 232,20 239,20 245,20 252,20 259,20 265,20 270,20 277,20 283,20 289,20 296,20 302,20 308,20 314,20 320,20 326,20 333,20 339,20 346,20 351,20 358,20 364,20 370,20 377,20 383,20 389,20 395,20 401,20 407,20 414,20 420,20 426,20 433,20 439,20 445,20 452,20 458,20 464,20 471,20 476,20 482,20 489,20 495,20 501,20 508,20 515,20 520,20 526,20 532,20 539,20 545,20 552,20 557,20 563,20 570,20 576,20 582,20 589,20 595,20 601,20 607,20 613,20 619,20 627,20 633,20 639,20 645,20 651,20 657,20 664,20 670,20 676,20 682,20 688,20 694,20 701,20 708,20 714,20 720,20 726,20 732,20 738,20 745,20 751,20 757,20 763,20 769,20 775,20 782,20 788,20 795,20 802,20 807,20 813,20 820,20 826,20 832,20 839,20 845,20 850,20 857,20 863,20 869,20 876,20 883,20 888,20 894,20 901,20 907,20 913,20 920,20 926,20 931,20 938,20 944,20 950,20 957,20 963,20 969,20 976,20 982,20 988,20 995,20 1001,20 1007,20 1013,20 1019,20 1025,20 1032,20 1038,20 1044,20 1051,20 1057,20 1063,20 1069,20 1076,20 1082,20 1088,20 1094,20 1100,20 1106,20 1113,20 1119,20 1125,20 1132,20 1137,20 1144,20 1151,20 1156,20 1162,20 1170,20 1176,20 1181,20 1188,20 1194,20 1200,20 1207,20 1213,20 1218,20 1225,20 1232,20 1237,20 1244,20 1251,20 1257,20 1262,20 1269,20 1275,20 1281,20 1288,20 1294,20 1299,20 1306,20 1313,20 1318,20 1325,20 1331,20 1338,20 1344,20 1350,20 1356,20 1363,20 1369,20 1375,20 1382,20 1388,20 1394,20 1400,20 1407,20 1413,20 1419,20 1425,20 1431,20 1437,20 1444,20 1450,20 1456,20 1463,20 1469,20 1475,20 1482,20 1488,20 1494,20 1501,20 1506,20 1512,20 1519,20 1525,20 1531,20 1538,20 1544,20 1550,20 1556,20 1563,20 1568,20 1575,20 1582,20 1588,20 1593,20 1600,20 1600,20 1657,20 1658,20 1664,20 1670,20 1675,20 1682,20 1688,20 1695,20 1702,20 1708,20 1713,20 1720,20 1726,20 1732,20 1739,20 1745,20 1751,20 1757,20 1763,20 1769,20 1776,20 1783,20 1789,20 1794,20 1801,20 1807,20 1813,20 1820,20 1826,20 1832,20 1838,20 1844,20 1850,20 1857,20 1863,20 1870,20 1877,20 1882,20 1888,20 1895,20 1901,20 1907,20 1914,20 1919,20 1925,20 1932,20 1938,20 1944,20 1951,20 1958,20 1963,20 1969,20 1976,20 1982,20 1988,20 1995,20 2001,20 2006,20 2013,20 2019,20 2025,20 2032,20 2038,20 2044,20 2051,20 2057,20 2062,20 2070,20 2076,20 2082,20 2088,20 2094,20 2100,20 2107,20 2113,20 2119,20 2125,20 2132,20 2137,20 2144,20 2151,20 2157,20 2163,20 2169,20 2175,20 2181,20 2188,20 2194,20 2200,20 2207,20 2213,20 2218,20 2225,20 2231,20 2238,20 2245,20 2250,20 2256,20 2263,20 2269,20 2275,20 2282,20 2288,20 2293,20 2300,20 2306,20 2312,20 2319,20 2326,20 2331,20 2337,20 2344,20 2350,20 2356,20 2363,20 2369,20 2374,20 2381,20 2387,20 2393,20 2400,20 2407,20 2413,20 2419,20 2425,20 2431,20 2438,20 2444,20 2450,20 2456,20 2462,20 2468,20 2475,20 2481,20 2487,20 2494,20 2500,20 2506,20 2512,20 2519,20 2525,20 2531,20 2537,20 2543,20 2549,20 2556,20 2562,20 2568,20 2575,20 2580,20 2587,20 2594,20 2600,20 2606,20 2613,20 2619,20 2624,20 2631,20 2637,20 2643,20 2650,20 2656,20 2661,20 2668,20 2675,20 2680,20 2687,20 2694,20 2700,20 2705,20 2712,20 2718,20 2724,20 2731,20 2737,20 2743,20 2749,20 2756,20 2762,20 2768,20 2774,20 2779,20">
          <text:p/>
        </draw:polygon>
        <draw:polygon draw:style-name="gr3" draw:text-style-name="P9" draw:layer="layout" svg:width="1.861cm" svg:height="0.182cm" svg:x="8.131cm" svg:y="6.533cm" svg:viewBox="0 0 1862 183" draw:points="0,0 6,0 13,0 19,0 24,0 31,0 38,0 43,0 50,0 56,0 62,0 68,0 75,0 81,0 88,0 94,0 99,0 106,0 112,0 118,0 125,0 131,0 136,0 143,0 150,0 156,0 162,0 169,0 174,0 180,0 187,0 193,0 199,0 206,0 211,0 217,0 224,0 231,0 237,0 244,0 249,0 255,0 262,0 268,0 274,0 281,1 286,1 292,1 299,1 305,1 311,1 318,1 324,1 330,1 336,1 343,1 349,1 355,1 361,1 367,1 373,1 380,1 386,1 392,1 399,1 404,1 411,1 418,2 424,2 430,2 437,2 442,2 448,2 455,2 461,2 467,2 474,2 479,2 485,3 492,3 499,3 504,3 511,3 517,3 523,3 529,3 536,3 542,4 548,4 554,4 560,4 566,5 573,5 580,5 585,5 591,6 597,6 604,6 611,7 617,7 623,7 629,8 635,8 641,8 648,9 654,9 661,10 666,10 672,11 678,11 685,12 692,12 698,13 703,14 710,14 716,15 722,15 729,16 735,17 741,18 748,18 753,18 759,19 766,20 773,21 779,22 785,23 791,24 797,25 804,26 810,27 816,28 822,30 828,31 834,32 841,33 847,35 853,36 859,37 866,38 872,40 878,41 885,43 891,44 896,45 903,47 909,48 915,49 922,51 928,52 933,54 941,55 947,55 953,57 960,59 966,60 971,61 978,63 984,64 990,65 997,67 1003,68 1008,69 1015,71 1021,72 1028,73 1034,74 1041,75 1045,77 1052,78 1059,79 1065,80 1071,81 1078,82 1083,83 1089,84 1096,85 1102,86 1108,86 1115,87 1121,88 1127,89 1133,89 1140,90 1146,91 1153,92 1159,92 1164,92 1171,93 1177,93 1183,93 1190,94 1196,94 1202,95 1208,95 1214,96 1221,96 1227,97 1234,97 1239,98 1245,98 1252,98 1258,99 1264,99 1271,99 1276,99 1282,99 1290,100 1295,100 1301,100 1308,100 1314,101 1320,101 1327,101 1333,101 1339,101 1346,102 1351,102 1357,102 1364,102 1370,102 1376,102 1383,102 1388,102 1394,103 1401,103 1408,103 1414,103 1420,103 1426,103 1432,103 1438,103 1445,103 1451,103 1458,103 1463,104 1469,104 1475,104 1483,104 1489,104 1495,104 1501,104 1507,104 1513,104 1520,104 1526,104 1532,104 1539,104 1544,104 1550,104 1557,104 1564,104 1570,104 1576,104 1582,104 1588,104 1594,104 1601,104 1607,104 1614,104 1620,104 1625,104 1631,104 1639,104 1645,104 1651,104 1657,104 1663,104 1669,104 1676,104 1682,104 1688,104 1694,104 1700,104 1706,104 1713,104 1720,104 1726,104 1731,104 1738,104 1744,105 1750,105 1757,105 1763,105 1768,105 1775,105 1781,105 1788,105 1794,105 1800,105 1806,105 1813,105 1819,105 1825,105 1832,105 1838,105 1843,105 1850,105 1856,105 1862,105 1862,183 1856,183 1850,183 1843,183 1838,183 1832,183 1825,183 1819,183 1813,183 1806,183 1800,183 1794,183 1788,183 1781,183 1775,183 1768,183 1763,183 1757,183 1750,183 1744,183 1738,183 1731,183 1726,183 1720,183 1713,183 1706,183 1700,183 1694,183 1688,183 1682,183 1676,183 1669,183 1663,183 1657,183 1651,183 1645,183 1639,183 1631,183 1625,183 1620,183 1614,183 1607,183 1601,183 1594,183 1588,183 1582,183 1576,183 1570,183 1564,183 1557,183 1550,183 1544,183 1539,183 1532,183 1526,183 1520,183 1513,183 1507,183 1501,182 1495,182 1489,182 1483,182 1475,182 1469,182 1463,182 1458,182 1451,182 1445,182 1438,182 1432,182 1426,182 1420,182 1414,182 1408,182 1401,181 1394,181 1388,181 1383,181 1376,181 1370,181 1364,181 1357,180 1351,180 1346,180 1339,180 1333,180 1327,180 1320,180 1314,179 1308,179 1301,179 1295,179 1290,179 1282,178 1276,178 1271,178 1264,178 1258,177 1252,177 1245,177 1239,176 1234,176 1227,175 1221,175 1214,175 1208,174 1202,174 1196,173 1190,173 1183,172 1177,172 1171,171 1164,171 1159,170 1153,169 1146,169 1140,168 1133,167 1127,167 1121,166 1115,166 1108,165 1102,164 1096,163 1089,163 1083,162 1078,161 1071,160 1065,158 1059,157 1052,157 1045,155 1041,154 1034,153 1028,152 1021,151 1015,149 1008,148 1003,147 997,145 990,144 984,143 978,141 971,140 966,139 960,137 953,136 947,134 941,133 933,132 928,130 922,129 915,128 909,127 903,125 896,124 891,123 885,121 878,120 872,118 866,117 859,116 853,115 847,113 841,112 834,111 828,110 822,108 816,107 810,106 804,105 797,104 791,103 785,102 779,101 773,100 766,99 759,98 753,97 748,96 741,96 735,95 729,94 722,93 716,93 710,92 703,92 698,92 692,91 685,91 678,90 672,90 666,89 661,89 654,88 648,88 641,88 635,87 629,87 623,86 617,86 611,86 604,85 597,85 591,85 585,84 580,84 573,84 566,84 560,83 554,83 548,83 542,83 536,83 529,83 523,82 517,82 511,82 504,82 499,82 492,82 485,82 479,81 474,81 467,81 461,81 455,81 448,81 442,81 437,81 430,81 424,81 418,80 411,80 404,80 399,80 392,80 386,80 380,80 373,80 367,80 361,80 355,80 349,80 343,80 336,80 330,80 324,80 318,80 311,80 305,80 299,80 292,80 286,80 281,80 274,80 268,80 262,80 255,80 249,80 244,80 237,79 231,79 224,79 217,79 211,79 206,79 199,79 193,79 187,79 180,79 174,79 169,79 162,79 156,79 150,79 143,79 136,79 131,79 125,79 118,79 112,79 106,79 99,79 94,79 88,79 81,79 75,79 68,79 62,79 56,79 50,79 43,79 38,79 31,79 24,79 19,79 13,79 6,79 0,79">
          <text:p/>
        </draw:polygon>
        <draw:polygon draw:style-name="gr4" draw:text-style-name="P4" draw:layer="layout" svg:width="1.869cm" svg:height="0.143cm" svg:x="8.122cm" svg:y="6.716cm" svg:viewBox="0 0 1870 144" draw:points="0,0 6,0 13,0 19,0 24,0 31,0 38,0 44,0 50,0 56,0 62,0 69,0 75,0 82,0 88,0 94,0 100,0 106,0 112,0 119,0 125,0 131,0 137,0 144,0 150,0 157,0 163,0 169,0 175,0 181,0 187,0 194,0 200,0 207,0 212,0 218,0 225,0 232,0 238,0 245,0 250,0 256,0 263,0 269,0 275,0 282,0 287,0 293,0 300,0 306,0 313,0 320,0 325,0 331,0 338,0 344,0 351,0 357,0 362,0 369,0 375,0 381,0 388,0 394,0 400,0 406,0 413,0 419,0 426,0 432,0 437,0 444,0 450,0 456,0 463,0 469,0 475,0 481,0 487,0 494,0 501,0 506,0 513,0 519,0 525,0 532,0 538,0 544,0 551,0 556,0 562,0 569,0 575,0 582,0 588,0 593,0 600,0 607,0 613,0 620,0 626,0 631,0 638,0 644,0 650,0 657,0 664,0 669,0 675,0 681,0 688,0 695,0 701,0 706,0 713,0 719,0 725,0 732,0 738,0 744,0 751,0 756,0 763,0 769,0 776,0 782,0 788,0 794,0 801,0 807,0 813,0 819,0 825,0 831,0 838,0 844,0 851,0 856,0 863,0 869,0 876,0 882,0 889,0 894,0 900,0 907,0 913,0 919,0 926,0 931,0 937,0 945,0 951,0 957,0 964,0 969,0 975,0 982,0 988,0 994,0 1001,0 1007,0 1013,0 1019,0 1025,0 1032,0 1039,0 1045,0 1050,0 1057,0 1063,0 1070,0 1076,0 1082,0 1088,0 1094,0 1100,0 1107,0 1113,0 1120,0 1126,0 1132,0 1138,0 1145,0 1151,0 1158,0 1163,0 1169,0 1176,0 1182,0 1188,0 1195,0 1200,0 1207,0 1214,0 1219,0 1226,0 1233,0 1238,0 1244,0 1251,0 1257,0 1263,0 1270,0 1275,0 1282,0 1288,0 1295,0 1301,0 1307,0 1312,0 1320,0 1326,0 1332,0 1339,0 1345,0 1350,0 1357,0 1363,0 1369,0 1376,0 1382,0 1388,0 1394,0 1400,0 1407,0 1414,0 1420,0 1426,0 1432,0 1438,0 1445,0 1451,0 1457,0 1463,0 1469,0 1475,0 1482,0 1489,0 1495,0 1501,0 1507,0 1513,0 1520,0 1526,0 1532,0 1539,0 1544,0 1551,0 1557,0 1564,0 1570,0 1577,0 1582,0 1589,0 1595,0 1601,0 1608,0 1614,0 1620,0 1627,0 1632,0 1638,0 1646,0 1652,0 1657,0 1664,0 1670,0 1676,0 1683,0 1689,0 1695,0 1702,0 1707,0 1714,0 1720,0 1727,0 1732,0 1739,0 1745,0 1752,0 1758,0 1764,0 1770,0 1776,0 1782,0 1789,0 1796,0 1801,0 1807,0 1814,0 1820,0 1827,0 1833,0 1839,0 1845,0 1851,0 1858,0 1864,0 1870,0 1870,144 1864,144 1858,144 1851,144 1845,144 1839,144 1833,144 1827,144 1820,144 1814,144 1807,144 1801,144 1796,144 1789,144 1782,144 1776,144 1770,144 1764,144 1758,144 1752,144 1745,144 1739,144 1732,144 1727,144 1720,144 1714,144 1707,144 1702,144 1695,144 1689,144 1683,144 1676,144 1670,144 1664,144 1657,144 1652,144 1646,144 1638,144 1632,144 1627,144 1620,144 1614,144 1608,144 1601,144 1595,144 1589,144 1582,144 1577,144 1570,144 1564,144 1557,144 1551,144 1544,144 1539,144 1532,144 1526,144 1520,144 1513,144 1507,144 1501,144 1495,144 1489,144 1482,144 1475,144 1469,144 1463,144 1457,144 1451,144 1445,144 1438,144 1432,144 1426,144 1420,144 1414,144 1407,144 1400,144 1394,144 1388,144 1382,144 1376,144 1369,144 1363,144 1357,144 1350,144 1345,144 1339,144 1332,144 1326,144 1320,144 1312,144 1307,144 1301,144 1295,144 1288,144 1282,144 1275,144 1270,144 1263,144 1257,144 1251,144 1244,144 1238,144 1233,144 1226,144 1219,144 1214,144 1207,144 1200,144 1195,144 1188,144 1182,144 1176,144 1169,144 1163,144 1158,144 1151,144 1145,144 1138,144 1132,144 1126,144 1120,144 1113,144 1107,144 1100,144 1094,144 1088,144 1082,144 1076,144 1070,144 1063,144 1057,144 1050,144 1045,144 1039,144 1032,144 1025,144 1019,144 1013,144 1007,144 1001,144 994,144 988,144 982,144 975,144 969,144 964,144 957,144 951,144 945,144 937,144 931,144 926,144 919,144 913,144 907,144 900,144 894,144 889,144 882,144 876,144 869,144 863,144 856,144 851,144 844,144 838,144 831,144 825,144 819,144 813,144 807,144 801,144 794,144 788,144 782,144 776,144 769,144 763,144 756,144 751,144 744,144 738,144 732,144 725,144 719,144 713,144 706,144 701,144 695,144 688,144 681,144 675,144 669,144 664,144 657,144 650,144 644,144 638,144 631,144 626,144 620,144 613,144 607,144 600,144 593,144 588,144 582,144 575,144 569,144 562,144 556,144 551,144 544,144 538,144 532,144 525,144 519,144 513,144 506,144 501,144 494,144 487,144 481,144 475,144 469,144 463,144 456,144 450,144 444,144 437,144 432,144 426,144 419,144 413,144 406,144 400,144 394,144 388,144 381,144 375,144 369,144 362,144 357,144 351,144 344,144 338,144 331,144 325,144 320,144 313,144 306,144 300,144 293,144 287,144 282,144 275,144 269,144 263,144 256,144 250,144 245,144 238,144 232,144 225,144 218,144 212,144 207,144 200,144 194,144 187,144 181,144 175,144 169,144 163,144 157,144 150,144 144,144 137,144 131,144 125,144 119,144 112,144 106,144 100,144 94,144 88,144 82,144 75,144 69,144 62,144 56,144 50,144 44,144 38,144 31,144 24,144 19,144 13,144 6,144 0,144">
          <text:p/>
        </draw:polygon>
        <draw:polygon draw:style-name="gr5" draw:text-style-name="P5" draw:layer="layout" svg:width="1.919cm" svg:height="0.251cm" svg:x="6.211cm" svg:y="6.608cm" svg:viewBox="0 0 1920 252" draw:points="0,0 6,0 13,0 19,0 24,0 31,0 37,0 43,0 50,0 56,0 61,0 68,0 75,0 81,0 88,0 94,0 99,0 106,0 112,0 118,0 125,0 131,0 136,0 143,0 149,0 156,0 162,0 169,0 173,0 180,0 187,0 193,0 199,0 206,0 211,0 217,0 224,0 230,0 237,0 244,0 249,0 254,0 262,0 268,0 274,0 281,0 286,0 292,0 299,0 305,0 311,1 318,1 323,1 330,1 336,1 342,1 349,1 355,1 361,1 367,1 373,1 380,1 386,1 392,1 399,1 404,1 410,1 418,1 423,1 429,2 437,2 442,2 448,2 455,2 461,2 467,2 474,2 479,2 485,2 492,3 499,3 504,3 511,3 517,3 523,3 529,3 536,3 542,4 548,4 554,4 560,4 566,4 573,5 579,5 585,5 591,6 597,6 603,6 611,7 617,7 623,7 629,8 635,8 641,9 648,9 654,9 660,10 666,10 672,11 678,11 685,12 691,12 698,13 703,14 710,14 716,15 722,16 729,16 735,17 741,18 747,18 753,19 759,19 766,20 772,21 779,22 785,23 791,24 797,25 804,26 810,28 816,29 822,30 828,31 834,32 841,34 847,35 853,36 859,37 866,39 872,40 878,42 884,43 891,44 896,46 903,47 909,49 915,50 922,52 928,53 933,55 940,55 946,56 952,58 960,59 965,61 971,62 978,64 984,65 990,66 997,68 1003,69 1008,71 1015,72 1021,73 1027,74 1034,76 1041,77 1045,78 1052,79 1059,80 1065,82 1071,83 1078,83 1083,84 1089,85 1096,86 1102,87 1108,88 1115,89 1121,90 1127,90 1133,91 1139,92 1146,92 1153,93 1159,93 1164,94 1171,94 1177,95 1183,95 1190,96 1196,97 1201,97 1208,97 1214,98 1220,98 1227,99 1234,99 1239,99 1245,100 1252,100 1258,100 1264,101 1271,101 1276,101 1282,102 1289,102 1295,102 1301,102 1308,103 1313,103 1320,103 1327,103 1333,103 1339,104 1346,104 1351,104 1357,104 1364,104 1370,104 1376,105 1383,105 1388,105 1394,105 1401,105 1408,105 1414,105 1420,105 1425,105 1432,105 1438,105 1445,105 1451,105 1457,105 1463,106 1469,106 1475,106 1482,106 1489,106 1495,106 1501,106 1506,106 1513,106 1520,106 1526,106 1532,106 1539,106 1544,106 1550,106 1557,106 1563,106 1569,106 1576,106 1582,106 1588,106 1594,106 1601,106 1607,106 1613,106 1619,106 1625,106 1631,106 1638,106 1645,106 1651,106 1657,106 1663,106 1669,106 1676,106 1682,106 1688,106 1694,106 1700,106 1706,106 1713,107 1719,107 1725,107 1731,107 1738,107 1744,107 1750,107 1757,107 1763,107 1768,107 1775,107 1781,107 1787,107 1794,107 1800,107 1805,107 1813,107 1819,107 1825,107 1832,107 1838,107 1843,107 1850,107 1856,107 1862,107 1862,107 1920,107 1920,252 1862,252 1862,252 1856,252 1850,252 1843,252 1838,252 1832,252 1825,252 1819,252 1813,252 1805,252 1800,252 1794,252 1787,252 1781,252 1775,252 1768,252 1763,252 1757,252 1750,252 1744,252 1738,252 1731,252 1725,252 1719,252 1713,252 1706,252 1700,252 1694,252 1688,252 1682,252 1676,252 1669,252 1663,252 1657,252 1651,252 1645,252 1638,252 1631,252 1625,252 1619,252 1613,252 1607,251 1601,251 1594,251 1588,251 1582,251 1576,251 1569,251 1563,251 1557,251 1550,251 1544,251 1539,251 1532,251 1526,251 1520,251 1513,251 1506,251 1501,251 1495,251 1489,251 1482,251 1475,251 1469,251 1463,251 1457,251 1451,251 1445,251 1438,250 1432,250 1425,250 1420,250 1414,250 1408,250 1401,250 1394,250 1388,250 1383,249 1376,249 1370,249 1364,249 1357,249 1351,249 1346,249 1339,249 1333,248 1327,248 1320,248 1313,248 1308,247 1301,247 1295,247 1289,247 1282,247 1276,246 1271,246 1264,246 1258,246 1252,245 1245,245 1239,245 1234,244 1227,244 1220,243 1214,243 1208,242 1201,242 1196,241 1190,241 1183,241 1177,240 1171,240 1164,240 1159,239 1153,238 1146,238 1139,237 1133,237 1127,236 1121,235 1115,234 1108,233 1102,232 1096,231 1089,231 1083,230 1078,229 1071,227 1065,226 1059,225 1052,224 1045,223 1041,222 1034,221 1027,219 1021,218 1015,217 1008,216 1003,214 997,213 990,212 984,210 978,209 971,207 965,206 960,204 952,203 946,202 940,201 933,200 928,198 922,197 915,195 909,194 903,192 896,191 891,190 884,188 878,187 872,185 866,184 859,183 853,181 847,180 841,179 834,177 828,176 822,175 816,174 810,173 804,172 797,170 791,169 785,168 779,167 772,166 766,166 759,166 753,165 747,164 741,163 735,162 729,161 722,161 716,160 710,159 703,159 698,158 691,157 685,157 678,156 672,156 666,155 660,155 654,154 648,154 641,153 635,153 629,153 623,152 617,152 611,151 603,151 597,151 591,151 585,151 579,150 573,150 566,150 560,149 554,149 548,149 542,149 536,149 529,148 523,148 517,148 511,148 504,148 499,148 492,147 485,147 479,147 474,147 467,147 461,147 455,147 448,147 442,147 437,146 429,146 423,146 418,146 410,146 404,146 399,146 392,146 386,146 380,145 373,145 367,145 361,145 355,145 349,145 342,145 336,145 330,145 323,145 318,145 311,145 305,145 299,145 292,145 286,145 281,145 274,145 268,145 262,145 254,145 249,145 244,145 237,145 230,145 224,145 217,145 211,145 206,145 199,145 193,145 187,145 180,145 173,145 169,145 162,145 156,145 149,145 143,145 136,145 131,145 125,145 118,145 112,145 106,145 99,145 94,145 88,145 81,145 75,145 68,145 61,145 56,145 50,145 43,145 37,145 31,145 24,145 19,145 13,145 6,145 0,145">
          <text:p/>
        </draw:polygon>
        <draw:polygon draw:style-name="gr6" draw:text-style-name="P6" draw:layer="layout" svg:width="3.523cm" svg:height="0.37cm" svg:x="6.469cm" svg:y="5.547cm" svg:viewBox="0 0 3524 371" draw:points="2679,34 2683,33 2690,31 2697,31 2703,29 2709,28 2716,27 2721,26 2727,25 2734,24 2740,23 2746,22 2753,21 2759,20 2764,19 2771,18 2777,18 2784,18 2790,17 2796,16 2802,15 2808,15 2815,14 2821,14 2827,13 2833,12 2840,12 2846,11 2852,11 2858,10 2865,10 2871,9 2877,9 2883,9 2890,8 2896,8 2902,7 2908,7 2914,7 2920,6 2927,6 2933,6 2939,5 2945,5 2952,5 2958,5 2964,4 2971,4 2977,4 2983,4 2989,4 2995,3 3001,3 3008,3 3014,3 3020,3 3026,3 3032,3 3039,3 3046,3 3052,2 3058,2 3064,2 3070,2 3076,2 3083,2 3089,1 3095,1 3101,1 3107,1 3113,1 3120,1 3127,1 3133,1 3138,1 3145,1 3151,1 3157,1 3164,1 3170,1 3175,1 3182,1 3188,1 3194,1 3201,1 3207,1 3213,0 3220,0 3226,0 3232,0 3239,0 3245,0 3250,0 3257,0 3263,0 3269,0 3276,0 3283,0 3288,0 3294,0 3301,0 3307,0 3313,0 3320,0 3325,0 3331,0 3338,0 3344,0 3350,0 3358,0 3363,0 3369,0 3376,0 3382,0 3388,0 3395,0 3401,0 3406,0 3413,0 3419,0 3425,0 3432,0 3438,0 3443,0 3450,0 3457,0 3463,0 3469,0 3476,0 3481,0 3487,0 3494,0 3500,0 3506,0 3513,0 3518,0 3524,0 3524,35 3524,36 3524,371 3518,371 3513,371 3506,371 3500,371 3494,371 3487,371 3481,371 3476,371 3469,371 3463,371 3457,371 3450,371 3443,371 3438,371 3432,371 3425,371 3419,371 3413,371 3406,371 3401,371 3395,371 3388,371 3382,371 3376,371 3369,371 3363,371 3358,371 3350,371 3344,371 3338,371 3331,371 3325,371 3320,371 3313,371 3307,371 3301,371 3294,371 3288,371 3283,371 3276,371 3269,371 3263,371 3257,371 3250,371 3245,371 3239,371 3232,371 3226,371 3220,371 3213,371 3207,371 3201,371 3194,371 3188,371 3182,371 3175,371 3170,371 3164,371 3157,371 3151,371 3145,371 3138,371 3133,371 3127,371 3120,371 3113,371 3107,371 3101,371 3095,371 3089,371 3083,371 3076,371 3070,371 3064,371 3058,371 3052,371 3046,371 3039,371 3032,371 3026,371 3020,371 3014,371 3008,371 3001,371 2995,371 2989,371 2983,371 2977,371 2971,371 2964,371 2958,371 2952,371 2945,371 2939,371 2933,371 2927,371 2920,371 2914,371 2908,371 2902,371 2896,371 2890,371 2883,371 2877,371 2871,371 2865,371 2858,371 2852,371 2846,371 2840,371 2833,371 2827,371 2821,371 2815,371 2808,371 2802,371 2796,371 2790,371 2784,371 2777,371 2771,371 2764,371 2759,371 2753,371 2746,371 2740,371 2734,371 2727,371 2721,371 2716,371 2709,371 2703,371 2697,371 2690,371 2683,371 2679,371 2672,371 2665,371 2659,371 2652,371 2646,371 2641,371 2634,371 2628,371 2622,371 2615,371 2609,371 2603,371 2597,371 2591,371 2584,371 2578,371 2571,371 2565,371 2560,371 2553,371 2547,371 2541,371 2534,371 2528,371 2523,371 2516,371 2510,371 2504,371 2496,371 2490,371 2485,371 2478,371 2472,371 2466,371 2459,371 2453,371 2448,371 2441,371 2435,371 2429,371 2422,371 2416,371 2411,371 2404,371 2397,371 2391,371 2385,371 2378,371 2373,371 2367,371 2360,371 2354,371 2348,371 2341,371 2336,371 2329,371 2323,371 2316,371 2310,371 2303,371 2298,371 2292,371 2285,371 2279,371 2273,371 2266,371 2261,371 2255,371 2248,371 2242,371 2235,371 2229,371 2223,371 2218,371 2211,371 2204,371 2198,371 2192,371 2185,371 2180,371 2173,371 2167,371 2161,371 2154,371 2147,371 2142,371 2136,371 2130,371 2123,371 2117,371 2110,371 2105,371 2099,371 2092,371 2086,371 2080,371 2073,371 2067,371 2062,371 2055,371 2049,371 2042,371 2036,371 2030,371 2024,371 2017,371 2011,371 2005,371 1998,371 1993,371 1987,371 1980,371 1973,371 1968,371 1961,371 1955,371 1949,371 1943,371 1936,371 1930,371 1924,371 1918,371 1912,371 1906,371 1899,371 1893,371 1887,371 1881,371 1875,371 1868,371 1861,371 1855,371 1849,371 1843,371 1837,371 1831,371 1824,371 1818,371 1812,371 1805,371 1800,371 1794,371 1787,371 1780,371 1774,371 1768,371 1762,371 1756,371 1750,371 1743,371 1737,371 1731,371 1725,371 1719,371 1713,371 1706,371 1700,371 1693,371 1687,371 1681,371 1675,371 1668,371 1663,371 1662,371 1606,371 1606,371 1599,371 1593,371 1587,371 1580,371 1574,371 1569,371 1562,371 1556,371 1549,371 1542,371 1537,371 1531,371 1524,371 1518,371 1512,371 1505,371 1500,371 1494,371 1487,371 1481,371 1475,371 1468,371 1462,371 1456,371 1450,371 1443,371 1437,371 1431,371 1425,371 1419,371 1413,371 1406,371 1400,371 1393,371 1387,371 1381,371 1375,371 1368,371 1362,371 1356,371 1349,371 1344,371 1337,371 1331,371 1324,371 1319,371 1312,371 1306,371 1300,371 1294,371 1287,371 1281,371 1275,371 1269,371 1263,371 1257,371 1249,371 1243,371 1237,371 1232,371 1225,371 1219,371 1212,371 1206,371 1200,371 1194,371 1188,371 1182,371 1175,371 1168,371 1162,371 1157,371 1151,371 1144,371 1138,371 1131,371 1125,371 1120,371 1113,371 1107,371 1101,371 1094,371 1088,371 1082,371 1075,371 1070,371 1063,371 1056,371 1050,371 1045,371 1038,371 1032,371 1026,371 1019,371 1013,371 1007,371 1001,371 995,371 989,371 982,371 976,371 969,371 964,371 957,371 951,371 945,371 938,371 932,371 926,371 920,371 914,371 907,371 901,371 895,371 889,371 882,371 876,371 870,371 863,371 857,371 852,371 845,371 839,371 833,371 826,371 820,371 815,371 808,371 802,371 795,371 789,371 782,371 777,371 770,371 764,371 758,371 751,371 745,371 740,371 733,371 727,371 721,371 714,371 707,371 702,371 696,371 689,371 683,371 677,371 670,371 665,371 659,371 652,371 646,371 640,371 633,371 627,371 621,371 614,371 609,371 602,371 595,371 589,371 584,371 577,371 571,371 565,371 558,371 552,371 547,371 540,371 533,371 528,371 521,371 514,371 509,371 503,371 496,371 490,371 484,371 477,371 472,371 466,371 459,371 453,371 447,371 440,371 434,371 428,371 421,371 415,371 409,371 402,371 397,371 391,371 384,371 381,371 376,370 370,370 364,370 359,368 354,367 347,367 342,367 336,366 329,366 324,364 319,364 314,363 307,362 302,361 296,360 290,358 285,357 279,356 273,355 267,354 262,352 255,351 250,351 245,349 239,348 233,346 227,344 221,342 216,340 209,338 205,336 199,333 193,332 187,329 182,327 176,324 170,322 165,319 159,316 154,314 146,311 141,308 135,305 131,301 125,298 118,295 113,291 107,287 102,283 95,279 90,276 85,272 79,267 73,263 67,259 61,255 56,250 50,246 45,241 39,237 33,232 27,228 22,223 17,218 10,213 5,209 0,205 5,203 10,198 17,194 22,189 27,184 33,179 39,175 45,170 50,166 56,161 61,157 67,153 73,148 79,144 85,140 90,136 95,131 102,128 107,125 113,121 118,117 125,113 131,110 135,106 141,104 146,100 154,97 159,94 165,92 170,90 176,87 182,85 187,82 193,80 199,78 205,75 209,74 216,71 221,70 227,68 233,66 239,64 245,63 250,61 255,60 262,58 267,56 273,55 279,55 285,55 290,53 296,52 302,51 307,50 314,49 319,48 324,48 329,46 336,46 342,45 347,44 354,44 359,43 364,42 370,42 376,41 381,40 387,40 393,40 399,39 404,39 410,39 416,39 422,39 428,37 433,37 438,37 444,37 450,37 456,37 462,37 467,36 474,36 479,36 484,35 490,35 496,35 503,35 509,35 514,35 521,35 528,35 533,35 540,35 547,35 552,35 558,35 565,35 571,35 577,35 584,35 589,35 595,35 602,35 609,35 614,35 621,35 627,35 633,35 640,35 646,35 652,35 659,35 665,35 670,35 677,35 683,35 689,35 696,35 702,35 707,35 714,35 721,35 727,35 733,35 740,35 745,35 751,35 758,35 764,35 770,35 777,35 782,35 789,35 795,35 802,35 808,35 815,35 820,35 826,35 833,35 839,35 845,35 852,35 857,35 863,35 870,35 876,35 882,35 889,35 895,35 901,35 907,35 914,35 920,35 926,35 932,35 938,35 945,35 951,35 957,35 964,35 969,35 976,35 982,35 989,35 995,35 1001,35 1007,35 1013,35 1019,35 1026,35 1032,35 1038,35 1045,35 1050,35 1056,35 1063,35 1070,35 1075,35 1082,35 1088,35 1094,35 1101,35 1107,35 1113,35 1120,35 1125,35 1131,35 1138,35 1144,35 1151,35 1157,35 1162,35 1168,35 1175,35 1182,35 1188,35 1194,35 1200,35 1206,35 1212,35 1219,35 1225,35 1232,35 1237,35 1243,35 1249,35 1257,35 1263,35 1269,35 1275,35 1281,35 1287,35 1294,35 1300,35 1306,35 1312,35 1319,35 1324,35 1331,35 1337,35 1344,35 1349,35 1356,35 1362,35 1368,35 1375,35 1381,35 1387,35 1393,35 1400,35 1406,35 1413,35 1419,35 1425,35 1431,35 1437,35 1443,35 1450,35 1456,35 1462,35 1468,35 1475,35 1481,35 1487,35 1494,35 1500,35 1505,35 1512,35 1518,35 1524,35 1531,35 1537,35 1542,35 1549,35 1556,35 1562,35 1569,35 1574,35 1580,35 1587,35 1593,35 1599,35 1606,35 1606,35 1662,35 1663,35 1668,35 1675,35 1681,35 1687,35 1693,35 1700,35 1706,35 1713,35 1719,35 1725,35 1731,35 1737,35 1743,35 1750,35 1756,35 1762,35 1768,35 1774,35 1780,35 1787,35 1794,35 1800,35 1805,35 1812,35 1818,35 1824,35 1831,35 1837,35 1843,35 1849,35 1855,35 1861,35 1868,35 1875,35 1881,35 1887,35 1893,35 1899,35 1906,35 1912,35 1918,35 1924,35 1930,35 1936,35 1943,35 1949,35 1955,35 1961,35 1968,35 1973,35 1980,35 1987,35 1993,35 1998,35 2005,35 2011,35 2017,35 2024,35 2030,35 2036,35 2042,35 2049,35 2055,35 2062,35 2067,35 2073,35 2080,35 2086,35 2092,35 2099,35 2105,35 2110,35 2117,35 2123,35 2130,35 2136,35 2142,35 2147,35 2154,35 2161,35 2167,35 2173,35 2180,35 2185,35 2192,35 2198,35 2204,35 2211,35 2218,35 2223,35 2229,35 2235,35 2242,35 2248,35 2255,35 2261,35 2266,35 2273,35 2279,35 2285,35 2292,35 2298,35 2303,35 2310,35 2316,35 2323,35 2329,35 2336,35 2341,35 2348,35 2354,35 2360,35 2367,35 2373,35 2378,35 2385,35 2391,35 2397,35 2404,35 2411,35 2416,35 2422,35 2429,35 2435,35 2441,35 2448,35 2453,35 2459,35 2466,35 2472,35 2478,35 2485,35 2490,35 2496,35 2504,35 2510,35 2516,35 2523,35 2528,35 2534,35 2541,35 2547,35 2553,35 2560,35 2565,35 2571,35 2578,35 2584,35 2591,35 2597,35 2603,35 2609,35 2615,35 2622,35 2628,35 2634,35 2641,35 2646,35 2652,35 2659,35 2665,35 2672,35 2675,35">
          <text:p/>
        </draw:polygon>
        <draw:polygon draw:style-name="gr13" draw:text-style-name="P13" draw:layer="layout" svg:width="4.794cm" svg:height="0.85cm" svg:x="0cm" svg:y="5.872cm" svg:viewBox="0 0 4795 851" draw:points="947,0 1005,0 1011,0 1017,0 1023,0 1030,0 1036,0 1042,0 1049,0 1054,0 1060,0 1067,0 1074,0 1080,0 1087,0 1093,0 1098,0 1105,0 1111,0 1117,0 1124,0 1130,0 1135,0 1142,0 1148,0 1154,0 1161,0 1168,0 1174,0 1179,0 1186,0 1192,0 1198,0 1205,0 1211,0 1217,0 1223,0 1229,0 1235,0 1243,0 1249,0 1255,0 1260,0 1267,0 1273,0 1280,0 1286,0 1292,0 1299,0 1304,0 1310,0 1317,0 1323,0 1329,0 1336,0 1342,0 1347,0 1354,0 1361,0 1367,0 1373,0 1380,0 1385,0 1391,0 1398,0 1404,0 1410,0 1417,0 1423,0 1428,0 1435,0 1442,0 1448,0 1455,0 1461,0 1466,0 1473,0 1479,0 1485,0 1492,0 1498,0 1505,0 1510,0 1516,0 1523,0 1529,0 1536,0 1542,0 1547,0 1554,0 1560,0 1566,0 1573,0 1579,0 1585,0 1591,0 1597,0 1603,0 1610,0 1617,0 1623,0 1629,0 1635,0 1641,0 1648,0 1654,0 1660,0 1667,0 1672,0 1678,0 1685,0 1691,0 1697,0 1704,0 1711,0 1716,0 1722,0 1729,0 1735,0 1741,0 1748,0 1753,0 1759,0 1766,0 1772,0 1778,0 1786,0 1792,0 1797,0 1804,0 1810,0 1816,0 1823,0 1829,0 1835,0 1841,0 1847,0 1853,0 1860,0 1866,0 1873,0 1878,0 1885,0 1890,0 1897,0 1904,0 1910,0 1916,0 1922,0 1928,0 1934,0 1941,0 1947,0 1953,0 1959,0 1966,0 1972,0 1979,0 1985,0 1991,0 1998,0 2003,0 2009,0 2016,0 2022,0 2028,0 2035,0 2041,0 2047,0 2053,0 2059,0 2066,0 2072,0 2079,0 2084,0 2090,0 2097,0 2103,0 2109,0 2116,0 2122,0 2128,0 2135,0 2140,0 2147,0 2154,0 2160,0 2166,0 2172,0 2178,0 2184,0 2191,0 2197,0 2203,0 2209,0 2215,0 2221,0 2228,0 2234,0 2241,0 2247,0 2253,0 2259,0 2265,0 2272,0 2278,0 2285,0 2290,0 2296,0 2303,0 2309,0 2315,0 2322,0 2329,0 2334,0 2340,0 2347,0 2353,0 2359,0 2366,0 2372,0 2377,0 2384,0 2390,0 2396,0 2403,0 2409,0 2415,0 2421,0 2428,0 2433,0 2441,0 2447,0 2453,0 2459,0 2465,0 2471,0 2478,0 2484,0 2490,0 2496,0 2503,0 2509,0 2515,0 2522,0 2528,0 2534,0 2540,0 2546,0 2552,0 2559,0 2565,0 2571,0 2578,0 2584,0 2590,0 2597,0 2602,0 2609,0 2616,0 2621,0 2627,0 2634,0 2640,0 2646,0 2653,0 2660,0 2665,0 2671,0 2678,0 2684,0 2690,0 2697,0 2702,0 2708,0 2715,0 2721,0 2727,0 2734,0 2741,0 2746,0 2753,0 2759,0 2765,0 2772,0 2778,0 2784,0 2790,0 2796,0 2802,0 2809,0 2815,0 2822,0 2827,0 2834,0 2840,0 2846,0 2853,0 2859,0 2865,0 2871,0 2928,0 2929,0 2935,0 2941,0 2948,0 2953,0 2959,0 2966,0 2972,0 2979,0 2985,0 2991,0 2997,0 3003,0 3009,0 3016,0 3022,0 3028,0 3034,0 3040,0 3046,0 3054,0 3060,0 3066,0 3073,0 3078,0 3084,0 3091,0 3097,0 3103,0 3110,0 3116,0 3121,0 3128,0 3134,0 3141,0 3147,0 3154,0 3159,0 3165,0 3172,0 3178,0 3184,0 3191,0 3197,0 3202,0 3209,0 3215,0 3222,0 3229,0 3235,0 3240,0 3247,0 3253,0 3259,0 3266,0 3272,0 3278,0 3284,0 3290,0 3296,0 3303,0 3309,0 3316,0 3321,0 3328,0 3333,0 3340,0 3347,0 3353,0 3359,0 3365,0 3371,0 3378,0 3384,0 3390,0 3397,0 3403,0 3409,0 3415,0 3422,0 3428,0 3434,0 3441,0 3446,0 3452,0 3459,0 3465,0 3471,0 3478,0 3485,0 3490,0 3496,0 3502,0 3509,0 3515,0 3522,0 3527,0 3534,0 3540,0 3546,0 3553,0 3559,0 3565,0 3571,0 3578,0 3583,0 3590,0 3597,0 3603,0 3609,0 3615,0 3621,0 3627,0 3634,0 3640,0 3646,0 3652,0 3659,0 3664,0 3671,0 3678,0 3684,0 3691,0 3696,0 3702,0 3709,0 3715,0 3721,0 3728,0 3733,0 3739,0 3746,0 3752,0 3758,0 3765,0 3772,0 3777,0 3783,0 3790,0 3796,0 3802,0 3809,0 3815,0 3820,0 3827,0 3833,0 3839,0 3846,0 3852,0 3858,0 3865,0 3871,0 3877,0 3884,0 3890,0 3896,0 3902,0 3908,0 3914,0 3921,0 3927,0 3933,0 3939,0 3946,0 3952,0 3958,0 3965,0 3971,0 3977,0 3983,0 3989,0 3995,0 4002,0 4008,0 4014,0 4021,0 4027,0 4033,0 4040,0 4045,0 4052,0 4059,0 4064,0 4070,0 4077,0 4083,0 4089,0 4096,0 4102,0 4108,0 4114,0 4121,0 4126,0 4133,0 4140,0 4146,0 4151,0 4158,0 4164,0 4170,0 4177,0 4183,0 4188,0 4195,0 4202,0 4207,0 4214,0 4221,0 4227,0 4233,0 4239,0 4245,0 4252,0 4258,0 4264,0 4270,0 4276,0 4282,0 4289,0 4295,0 4301,0 4308,0 4314,0 4320,0 4326,0 4333,0 4339,0 4345,0 4352,0 4357,0 4363,0 4371,0 4376,0 4382,0 4390,0 4395,0 4401,0 4408,0 4414,0 4420,0 4427,0 4433,0 4438,0 4445,0 4451,0 4457,0 4464,0 4470,0 4476,0 4482,0 4489,0 4495,0 4501,0 4508,0 4514,0 4519,0 4527,0 4533,0 4538,0 4546,0 4552,0 4558,0 4564,0 4570,0 4576,0 4583,0 4589,0 4595,0 4601,0 4607,0 4614,0 4620,0 4627,0 4632,0 4639,0 4645,0 4651,0 4657,0 4664,0 4670,0 4676,0 4682,0 4688,0 4695,0 4702,0 4707,0 4713,0 4721,0 4726,0 4732,0 4739,0 4745,0 4751,0 4758,0 4764,0 4769,0 4776,0 4783,0 4788,0 4795,0 4795,676 4788,676 4783,676 4776,676 4769,676 4764,676 4758,676 4751,676 4745,676 4739,676 4732,676 4726,676 4721,676 4713,676 4707,676 4702,676 4695,676 4688,676 4682,676 4676,676 4670,676 4664,676 4657,676 4651,676 4645,676 4639,676 4632,676 4627,676 4620,676 4614,676 4607,676 4601,676 4595,676 4589,676 4583,676 4576,676 4570,676 4564,676 4558,676 4552,676 4546,676 4538,676 4533,676 4527,676 4519,676 4514,676 4508,676 4501,676 4495,676 4489,676 4482,676 4476,676 4470,676 4464,676 4457,676 4451,676 4445,676 4438,676 4433,676 4427,676 4420,676 4414,676 4408,676 4401,676 4395,676 4390,676 4382,676 4376,676 4371,676 4363,676 4357,676 4352,676 4345,676 4339,676 4333,676 4326,676 4320,676 4314,676 4308,676 4301,676 4295,676 4289,676 4282,676 4276,676 4270,676 4264,676 4258,676 4252,676 4245,676 4239,676 4233,676 4227,676 4221,676 4214,676 4207,676 4202,676 4195,676 4188,676 4183,676 4177,676 4170,676 4164,676 4158,676 4151,676 4146,676 4140,676 4133,676 4126,676 4121,676 4114,676 4108,676 4102,676 4096,676 4089,676 4083,676 4077,676 4070,676 4064,676 4059,676 4052,676 4045,676 4040,676 4033,676 4027,676 4021,676 4014,676 4008,676 4002,676 3995,676 3989,676 3983,676 3977,676 3971,676 3965,676 3958,676 3952,676 3946,676 3939,676 3933,676 3927,676 3921,676 3914,676 3908,676 3902,676 3896,676 3890,676 3884,676 3877,676 3871,676 3865,676 3858,676 3852,676 3846,676 3839,676 3833,676 3827,676 3820,676 3815,676 3809,676 3802,676 3796,676 3790,676 3783,676 3777,676 3772,676 3765,676 3758,676 3752,676 3746,676 3739,676 3733,676 3728,676 3721,676 3715,676 3709,676 3702,676 3696,676 3691,676 3684,676 3678,676 3671,676 3664,676 3659,676 3652,676 3646,676 3640,676 3634,676 3627,676 3621,676 3615,676 3609,676 3603,676 3597,676 3590,676 3583,676 3578,676 3571,676 3565,676 3559,676 3553,676 3546,676 3540,676 3534,676 3527,676 3522,676 3515,676 3509,676 3502,676 3496,676 3490,676 3485,676 3478,676 3471,676 3465,676 3459,676 3452,676 3446,676 3441,676 3434,676 3428,676 3422,676 3415,676 3409,676 3403,676 3397,676 3390,676 3384,676 3378,676 3371,676 3365,676 3359,676 3353,676 3347,676 3340,676 3333,676 3328,676 3321,676 3316,676 3309,676 3303,676 3296,676 3290,676 3284,676 3278,676 3272,676 3266,676 3259,676 3253,676 3247,676 3240,676 3235,676 3229,676 3222,676 3215,676 3209,676 3202,676 3197,676 3191,676 3184,676 3178,676 3172,676 3165,676 3159,676 3154,676 3147,676 3141,676 3134,676 3128,676 3121,676 3116,676 3110,676 3103,676 3097,676 3091,676 3084,676 3078,676 3073,676 3066,676 3060,676 3054,676 3046,676 3040,676 3034,676 3028,676 3022,676 3016,676 3009,676 3003,676 2997,676 2991,676 2985,676 2979,676 2972,676 2966,676 2959,676 2953,676 2948,676 2941,676 2935,676 2929,676 2929,754 2871,754 2871,734 2865,734 2859,734 2853,734 2846,734 2840,734 2834,734 2827,734 2822,734 2815,734 2809,734 2802,734 2796,734 2790,734 2784,734 2778,734 2772,734 2765,734 2759,734 2753,734 2746,734 2741,734 2734,734 2727,734 2721,734 2715,734 2708,734 2702,734 2697,734 2690,734 2684,734 2678,734 2671,734 2665,734 2660,734 2653,734 2646,734 2640,734 2634,734 2627,734 2621,734 2616,734 2609,734 2602,734 2597,734 2590,734 2584,734 2578,734 2571,734 2565,734 2559,734 2552,734 2546,734 2540,734 2534,734 2528,734 2522,734 2515,734 2509,734 2503,734 2496,734 2490,734 2484,734 2478,734 2471,734 2465,734 2459,734 2453,734 2447,734 2441,734 2433,734 2428,734 2421,734 2415,734 2409,734 2403,734 2396,734 2390,734 2384,734 2377,734 2372,734 2366,734 2359,734 2353,734 2347,734 2340,734 2334,734 2329,734 2322,734 2315,734 2309,734 2303,734 2296,734 2290,734 2285,734 2278,734 2272,734 2265,734 2259,734 2253,734 2247,734 2241,734 2234,734 2228,734 2221,734 2215,734 2209,734 2203,734 2197,734 2191,734 2184,734 2178,734 2172,734 2166,734 2160,734 2154,734 2147,734 2140,734 2135,734 2128,734 2122,734 2116,734 2109,734 2103,734 2097,734 2090,734 2084,734 2079,734 2072,734 2066,734 2059,734 2053,734 2047,734 2041,734 2035,734 2028,734 2022,734 2016,734 2009,734 2003,734 1998,734 1991,734 1985,734 1979,734 1972,734 1966,734 1959,734 1953,734 1947,734 1941,734 1934,734 1928,734 1922,734 1916,734 1910,734 1904,734 1897,734 1890,734 1885,734 1878,734 1873,734 1866,734 1860,734 1853,734 1847,734 1841,734 1835,734 1829,734 1823,734 1816,734 1810,734 1804,734 1797,734 1792,734 1786,734 1778,734 1772,734 1766,734 1759,734 1753,734 1748,734 1741,734 1735,734 1729,734 1722,734 1716,734 1711,734 1704,734 1697,734 1691,734 1685,734 1678,734 1672,734 1667,734 1660,734 1654,734 1648,734 1641,734 1635,734 1629,734 1623,734 1617,734 1610,734 1603,734 1597,734 1591,734 1585,734 1579,734 1573,734 1566,734 1560,734 1554,734 1547,734 1542,734 1536,734 1529,734 1523,734 1516,734 1510,734 1505,734 1498,734 1492,734 1485,734 1479,734 1473,734 1466,734 1461,734 1455,734 1448,734 1442,734 1435,734 1428,734 1423,734 1417,734 1410,734 1404,734 1398,734 1391,734 1385,734 1380,734 1373,734 1367,734 1361,734 1354,734 1347,734 1342,734 1336,734 1329,734 1323,734 1317,734 1310,734 1304,734 1299,734 1292,734 1286,734 1280,734 1273,734 1267,734 1260,734 1255,734 1249,734 1243,734 1235,734 1229,734 1223,734 1217,734 1211,734 1205,734 1198,734 1192,734 1186,734 1179,734 1174,734 1168,734 1161,734 1154,734 1148,734 1142,734 1135,734 1130,734 1124,734 1117,734 1111,734 1105,734 1098,734 1093,734 1087,734 1080,734 1074,734 1067,734 1060,734 1054,734 1049,734 1042,734 1036,734 1030,734 1023,734 1017,734 1011,734 1005,734 1005,850 951,850 951,851 898,851 886,849 868,845 850,844 831,840 815,836 796,830 779,828 762,824 742,820 726,815 707,809 689,804 673,800 653,794 636,790 618,781 600,777 583,770 566,762 547,756 529,751 512,743 494,735 476,726 458,719 440,710 423,702 405,691 388,684 368,674 353,663 334,652 316,643 299,632 279,619 264,609 245,596 227,585 208,573 192,562 173,549 155,536 139,524 119,510 103,499 84,486 68,473 49,459 32,447 15,434 0,425 15,415 32,402 49,390 68,376 84,363 103,351 119,339 139,325 155,313 173,300 192,287 208,277 227,264 245,253 264,241 279,230 299,217 316,206 334,197 353,186 368,175 388,166 405,158 423,147 440,140 458,130 476,123 494,115 512,106 529,98 547,93 566,87 583,79 600,72 618,68 636,59 653,55 673,49 689,45 707,40 726,34 742,29 762,26 779,21 796,19 815,14 831,9 850,5 868,4 883,1 947,1">
          <text:p/>
        </draw:polygon>
        <draw:polygon draw:style-name="gr13" draw:text-style-name="P13" draw:layer="layout" svg:width="4.833cm" svg:height="0.731cm" svg:x="5.16cm" svg:y="6.021cm" svg:viewBox="0 0 4834 732" draw:points="1053,0 1058,0 1064,0 1070,0 1077,0 1083,0 1088,0 1095,0 1101,0 1107,0 1114,0 1121,0 1126,0 1133,0 1139,0 1145,0 1152,0 1158,0 1163,0 1170,0 1176,0 1182,0 1189,0 1195,0 1200,0 1207,0 1214,0 1220,0 1226,0 1233,0 1238,0 1244,0 1251,0 1257,0 1263,0 1270,0 1275,0 1281,0 1289,0 1295,0 1301,0 1307,0 1313,0 1319,0 1326,0 1332,0 1338,0 1345,0 1350,0 1356,0 1363,0 1369,0 1375,0 1382,0 1388,0 1393,0 1400,0 1407,0 1413,0 1419,0 1425,0 1431,0 1437,0 1444,0 1450,0 1456,0 1463,0 1469,0 1474,0 1481,0 1488,0 1494,0 1501,0 1506,0 1512,0 1519,0 1525,0 1531,0 1538,0 1543,0 1550,0 1556,0 1562,0 1569,0 1575,0 1581,0 1587,0 1593,0 1600,0 1606,0 1612,0 1618,0 1624,0 1630,0 1637,0 1643,0 1649,0 1655,0 1662,0 1668,0 1675,0 1681,0 1687,0 1693,0 1699,0 1705,0 1712,0 1718,0 1724,0 1730,0 1736,0 1742,0 1749,0 1756,0 1762,0 1767,0 1774,0 1780,0 1786,0 1793,0 1799,0 1805,0 1811,0 1817,0 1823,0 1831,0 1837,0 1843,0 1849,0 1855,0 1861,0 1868,0 1874,0 1880,0 1886,0 1892,0 1898,0 1905,0 1911,0 1918,0 1923,0 1930,0 1935,0 1942,0 1949,0 1955,0 1960,0 1967,0 1973,0 1979,0 1986,0 1992,0 1997,0 2004,0 2011,0 2017,0 2024,0 2030,0 2035,0 2042,0 2048,0 2054,0 2061,0 2067,0 2072,0 2079,0 2085,0 2092,0 2098,0 2104,0 2110,0 2116,0 2123,0 2129,0 2135,0 2142,0 2147,0 2153,0 2160,0 2166,0 2173,0 2180,0 2185,0 2191,0 2198,0 2204,0 2210,0 2217,0 2223,0 2228,0 2235,0 2241,0 2247,0 2254,0 2260,0 2265,0 2272,0 2278,0 2285,0 2291,0 2298,0 2303,0 2309,0 2316,0 2322,0 2329,0 2335,0 2340,0 2347,0 2353,0 2359,0 2366,0 2373,0 2378,0 2384,0 2391,0 2397,0 2403,0 2410,0 2415,0 2421,0 2428,0 2434,0 2440,0 2447,0 2452,0 2459,0 2465,0 2472,0 2477,0 2485,0 2490,0 2496,0 2503,0 2509,0 2515,0 2522,0 2527,0 2533,0 2540,0 2547,0 2553,0 2559,0 2565,0 2571,0 2577,0 2584,0 2590,0 2596,0 2603,0 2608,0 2614,0 2621,0 2628,0 2634,0 2641,0 2645,0 2652,0 2659,0 2665,0 2671,0 2678,0 2683,0 2689,0 2696,0 2703,0 2709,0 2715,0 2721,0 2727,0 2733,0 2740,0 2746,0 2752,0 2758,0 2764,0 2770,0 2777,0 2784,0 2790,0 2796,0 2802,0 2808,0 2815,0 2821,0 2827,0 2833,0 2839,0 2845,0 2852,0 2858,0 2865,0 2870,0 2877,0 2883,0 2889,0 2896,0 2902,0 2907,0 2914,0 2971,0 2972,0 2978,0 2983,0 2990,0 2996,0 3002,0 3009,0 3015,0 3021,0 3027,0 3033,0 3040,0 3046,0 3052,0 3059,0 3064,0 3070,0 3077,0 3083,0 3089,0 3097,0 3102,0 3108,0 3115,0 3121,0 3127,0 3134,0 3139,0 3145,0 3152,0 3159,0 3164,0 3171,0 3176,0 3183,0 3189,0 3196,0 3202,0 3208,0 3214,0 3220,0 3226,0 3233,0 3239,0 3245,0 3251,0 3257,0 3264,0 3271,0 3277,0 3283,0 3289,0 3295,0 3301,0 3308,0 3314,0 3320,0 3326,0 3332,0 3338,0 3345,0 3351,0 3358,0 3363,0 3370,0 3375,0 3382,0 3389,0 3395,0 3401,0 3407,0 3413,0 3420,0 3426,0 3432,0 3439,0 3445,0 3451,0 3457,0 3464,0 3470,0 3476,0 3482,0 3488,0 3494,0 3501,0 3507,0 3513,0 3519,0 3526,0 3532,0 3538,0 3544,0 3551,0 3556,0 3563,0 3569,0 3576,0 3582,0 3588,0 3594,0 3600,0 3606,0 3613,0 3620,0 3625,0 3631,0 3638,0 3644,0 3650,0 3657,0 3663,0 3668,0 3675,0 3681,0 3687,0 3694,0 3701,0 3705,0 3712,0 3719,0 3725,0 3732,0 3738,0 3743,0 3750,0 3756,0 3762,0 3769,0 3775,0 3781,0 3787,0 3793,0 3799,0 3806,0 3813,0 3819,0 3824,0 3831,0 3837,0 3843,0 3850,0 3856,0 3861,0 3868,0 3874,0 3880,0 3887,0 3893,0 3899,0 3906,0 3912,0 3918,0 3925,0 3931,0 3936,0 3943,0 3949,0 3955,0 3962,0 3968,0 3973,0 3980,0 3987,0 3993,0 3999,0 4006,0 4011,0 4017,0 4024,0 4030,0 4036,0 4043,0 4048,0 4054,0 4061,0 4068,0 4074,0 4081,0 4085,0 4092,0 4099,0 4105,0 4111,0 4118,0 4123,0 4129,0 4136,0 4142,0 4149,0 4155,0 4161,0 4166,0 4173,0 4180,0 4186,0 4192,0 4199,0 4204,0 4210,0 4217,0 4223,0 4229,0 4236,0 4242,0 4247,0 4254,0 4261,0 4267,0 4274,0 4279,0 4285,0 4292,0 4298,0 4304,0 4311,0 4316,0 4322,0 4329,0 4335,0 4341,0 4348,0 4354,0 4360,0 4366,0 4373,0 4379,0 4385,0 4391,0 4397,0 4403,0 4411,0 4416,0 4422,0 4429,0 4435,0 4441,0 4448,0 4454,0 4460,0 4466,0 4472,0 4478,0 4485,0 4491,0 4497,0 4503,0 4509,0 4515,0 4522,0 4529,0 4535,0 4541,0 4547,0 4553,0 4559,0 4567,0 4573,0 4578,0 4585,0 4591,0 4597,0 4604,0 4610,0 4616,0 4622,0 4628,0 4634,0 4641,0 4647,0 4654,0 4659,0 4666,0 4671,0 4678,0 4685,0 4691,0 4696,0 4703,0 4709,0 4715,0 4722,0 4728,0 4734,0 4741,0 4746,0 4752,0 4760,0 4766,0 4771,0 4778,0 4784,0 4790,0 4797,0 4803,0 4808,0 4815,0 4822,0 4827,0 4834,0 4834,512 4827,512 4822,512 4815,512 4808,512 4803,512 4797,512 4790,512 4784,512 4778,512 4771,512 4766,512 4760,512 4752,512 4746,512 4741,512 4734,512 4728,512 4722,512 4715,512 4709,512 4703,512 4696,512 4691,512 4685,512 4678,512 4671,512 4666,512 4659,512 4654,512 4647,512 4641,512 4634,512 4628,512 4622,512 4616,512 4610,512 4604,512 4597,512 4591,512 4585,512 4578,512 4573,512 4567,512 4559,512 4553,512 4547,512 4541,512 4535,512 4529,512 4522,512 4515,512 4509,512 4503,512 4497,512 4491,512 4485,512 4478,512 4472,512 4466,512 4460,512 4454,512 4448,512 4441,512 4435,512 4429,512 4422,512 4416,512 4411,512 4403,512 4397,512 4391,512 4385,512 4379,512 4373,512 4366,512 4360,512 4354,512 4348,512 4341,512 4335,512 4329,512 4322,512 4316,512 4311,512 4304,512 4298,512 4292,512 4285,512 4279,512 4274,512 4267,512 4261,512 4254,512 4247,512 4242,512 4236,512 4229,512 4223,512 4217,512 4210,512 4204,512 4199,512 4192,512 4186,512 4180,512 4173,512 4166,512 4161,512 4155,512 4149,512 4142,512 4136,512 4129,512 4123,512 4118,512 4111,512 4105,512 4099,512 4092,512 4085,512 4081,512 4074,512 4068,512 4061,512 4054,512 4048,512 4043,512 4036,512 4030,512 4024,512 4017,512 4011,512 4006,512 3999,512 3993,512 3987,512 3980,512 3973,512 3968,512 3962,512 3955,512 3949,512 3943,512 3936,512 3931,512 3925,512 3918,512 3912,512 3906,512 3899,512 3893,512 3887,512 3880,512 3874,512 3868,512 3861,512 3856,512 3850,512 3843,512 3837,512 3831,512 3824,512 3819,512 3813,512 3806,512 3799,512 3793,512 3787,512 3781,512 3775,512 3769,512 3762,512 3756,512 3750,512 3743,512 3738,512 3732,512 3725,512 3719,512 3712,512 3705,512 3701,512 3694,512 3687,512 3681,512 3675,512 3668,512 3663,512 3657,512 3650,512 3644,512 3638,512 3631,512 3625,512 3620,512 3613,512 3606,512 3600,512 3594,512 3588,512 3582,512 3576,512 3569,512 3563,512 3556,512 3551,512 3544,512 3538,512 3532,512 3526,512 3519,512 3513,512 3507,512 3501,512 3494,512 3488,512 3482,512 3476,512 3470,512 3464,512 3457,512 3451,512 3445,512 3439,512 3432,512 3426,512 3420,512 3413,512 3407,512 3401,512 3395,512 3389,512 3382,512 3375,512 3370,512 3363,512 3358,512 3351,512 3345,512 3338,512 3332,512 3326,512 3320,512 3314,512 3308,512 3301,512 3295,512 3289,512 3283,512 3277,512 3271,512 3264,512 3257,512 3251,512 3245,512 3239,512 3233,512 3226,512 3220,512 3214,512 3208,512 3202,512 3196,512 3189,512 3183,512 3176,512 3171,512 3164,512 3159,512 3152,512 3145,512 3139,512 3134,512 3127,512 3121,512 3115,512 3108,512 3102,512 3097,512 3089,512 3083,512 3077,512 3070,512 3064,512 3059,512 3052,512 3046,512 3040,512 3033,512 3027,512 3021,512 3015,512 3009,512 3002,512 2996,512 2990,512 2983,512 2978,512 2972,512 2972,591 2914,591 2914,588 2907,588 2902,588 2896,588 2889,588 2883,588 2877,588 2870,588 2865,588 2858,588 2852,588 2845,588 2839,588 2833,588 2827,588 2821,588 2815,588 2808,588 2802,588 2796,588 2790,588 2784,588 2777,588 2770,588 2764,588 2758,588 2752,588 2746,588 2740,588 2733,588 2727,588 2721,588 2715,588 2709,588 2703,588 2696,588 2689,588 2683,588 2678,588 2671,588 2665,588 2659,588 2652,588 2645,588 2641,588 2634,588 2628,588 2621,588 2614,588 2608,588 2603,588 2596,588 2590,588 2584,588 2577,588 2571,588 2565,588 2559,588 2553,588 2547,588 2540,588 2533,588 2527,588 2522,588 2515,588 2509,588 2503,588 2496,588 2490,588 2485,588 2477,588 2472,588 2465,588 2459,588 2452,588 2447,588 2440,588 2434,588 2428,588 2421,588 2415,588 2410,588 2403,588 2397,588 2391,588 2384,588 2378,588 2373,588 2366,588 2359,588 2353,588 2347,588 2340,588 2335,588 2329,588 2322,588 2316,588 2309,588 2303,588 2298,588 2291,588 2285,588 2278,588 2272,588 2265,588 2260,588 2254,588 2247,588 2241,588 2235,588 2228,588 2223,588 2217,588 2210,588 2204,588 2198,588 2191,588 2185,588 2180,588 2173,588 2166,588 2160,588 2153,588 2147,588 2142,588 2135,588 2129,588 2123,588 2116,588 2110,588 2104,588 2098,588 2092,588 2085,588 2079,588 2072,588 2067,588 2061,588 2054,588 2048,588 2042,588 2035,588 2030,588 2024,588 2017,588 2011,588 2004,588 1997,588 1992,588 1986,588 1979,588 1973,588 1967,588 1960,588 1955,588 1949,588 1942,588 1935,588 1930,588 1923,588 1918,588 1911,588 1905,588 1898,588 1892,588 1886,588 1880,588 1874,588 1868,588 1861,588 1855,588 1849,588 1843,588 1837,588 1831,588 1823,588 1817,588 1811,588 1805,588 1799,588 1793,588 1786,588 1780,588 1774,588 1767,588 1762,588 1756,588 1749,588 1742,588 1736,588 1730,588 1724,588 1718,588 1712,588 1705,588 1699,588 1693,588 1687,588 1681,588 1675,588 1668,588 1662,588 1655,588 1649,588 1643,588 1637,588 1630,588 1624,588 1618,588 1612,588 1606,588 1600,588 1593,588 1587,588 1581,588 1575,588 1569,588 1562,588 1556,588 1550,588 1543,588 1538,588 1531,588 1525,588 1519,588 1512,588 1506,588 1501,588 1494,588 1488,588 1481,588 1474,588 1469,588 1463,588 1456,588 1450,588 1444,588 1437,588 1431,588 1425,588 1419,588 1413,588 1407,588 1400,588 1393,588 1388,588 1382,588 1375,588 1369,588 1363,588 1356,588 1350,588 1345,588 1338,588 1332,588 1326,588 1319,588 1313,588 1307,588 1301,588 1295,588 1289,588 1281,588 1275,588 1270,588 1263,588 1257,588 1251,588 1244,588 1238,588 1233,588 1226,588 1220,588 1214,588 1207,588 1200,588 1195,588 1189,588 1182,588 1176,588 1170,588 1163,588 1158,588 1152,588 1145,588 1139,588 1133,588 1126,588 1121,588 1114,588 1107,588 1101,588 1095,588 1088,588 1083,588 1077,588 1070,588 1064,588 1058,588 1053,588 1053,732 799,732 755,732 750,732 750,731 744,730 729,727 714,726 698,723 685,720 668,714 655,713 640,709 624,706 610,702 594,696 579,692 565,688 549,684 534,680 519,673 505,668 490,663 475,656 459,650 444,646 430,639 415,632 400,625 385,618 370,610 356,605 340,595 325,588 309,580 297,571 281,562 266,553 251,544 235,533 221,524 206,513 191,503 174,493 162,483 145,473 131,462 117,452 100,439 87,429 70,418 57,407 41,395 27,385 13,374 0,366 13,357 27,347 41,337 57,324 70,314 87,303 100,292 117,280 131,270 145,258 162,248 174,239 191,228 206,218 221,208 235,199 251,188 266,178 281,170 297,162 309,152 325,143 340,136 356,128 370,121 385,113 400,106 415,99 430,92 444,86 459,81 475,76 490,69 505,63 519,59 534,53 549,49 565,43 579,40 594,35 610,30 624,26 640,23 655,19 668,18 685,13 698,9 714,6 729,4 741,2 750,2 750,0 1051,0">
          <text:p/>
        </draw:polygon>
        <draw:polygon draw:style-name="gr13" draw:text-style-name="P13" draw:layer="layout" svg:width="4.783cm" svg:height="0.658cm" svg:x="10.345cm" svg:y="6.104cm" svg:viewBox="0 0 4784 659" draw:points="921,0 979,0 986,0 992,0 998,0 1005,0 1011,0 1016,0 1023,0 1029,0 1035,0 1042,0 1049,0 1055,0 1062,0 1067,0 1073,0 1080,0 1086,0 1092,0 1099,0 1105,0 1111,0 1117,0 1123,0 1129,0 1136,0 1143,0 1149,0 1155,0 1161,0 1167,0 1173,0 1180,0 1186,0 1192,0 1199,0 1205,0 1210,0 1218,0 1224,0 1230,0 1236,0 1243,0 1249,0 1256,0 1261,0 1267,0 1274,0 1280,0 1286,0 1293,0 1299,0 1305,0 1311,0 1318,0 1323,0 1330,0 1337,0 1343,0 1349,0 1356,0 1361,0 1367,0 1374,0 1380,0 1386,0 1393,0 1400,0 1405,0 1411,0 1418,0 1424,0 1431,0 1437,0 1443,0 1450,0 1456,0 1461,0 1468,0 1474,0 1481,0 1487,0 1493,0 1500,0 1506,0 1512,0 1518,0 1524,0 1531,0 1537,0 1543,0 1550,0 1556,0 1561,0 1568,0 1574,0 1580,0 1587,0 1594,0 1600,0 1606,0 1612,0 1618,0 1625,0 1631,0 1637,0 1644,0 1650,0 1655,0 1662,0 1668,0 1674,0 1681,0 1688,0 1694,0 1700,0 1706,0 1712,0 1718,0 1725,0 1731,0 1737,0 1744,0 1750,0 1755,0 1763,0 1769,0 1775,0 1782,0 1788,0 1794,0 1801,0 1806,0 1812,0 1819,0 1825,0 1831,0 1838,0 1844,0 1851,0 1856,0 1863,0 1868,0 1875,0 1882,0 1888,0 1894,0 1901,0 1906,0 1912,0 1919,0 1925,0 1931,0 1938,0 1945,0 1951,0 1957,0 1963,0 1969,0 1976,0 1982,0 1988,0 1995,0 2001,0 2006,0 2013,0 2019,0 2026,0 2032,0 2038,0 2045,0 2050,0 2057,0 2063,0 2069,0 2076,0 2082,0 2088,0 2095,0 2100,0 2107,0 2114,0 2119,0 2126,0 2133,0 2139,0 2145,0 2151,0 2157,0 2163,0 2170,0 2176,0 2182,0 2189,0 2195,0 2200,0 2207,0 2213,0 2220,0 2226,0 2233,0 2239,0 2245,0 2251,0 2257,0 2264,0 2270,0 2276,0 2283,0 2289,0 2295,0 2301,0 2308,0 2314,0 2320,0 2327,0 2333,0 2339,0 2346,0 2351,0 2357,0 2364,0 2370,0 2376,0 2383,0 2389,0 2396,0 2401,0 2408,0 2413,0 2421,0 2427,0 2433,0 2440,0 2445,0 2451,0 2458,0 2464,0 2470,0 2477,0 2484,0 2490,0 2495,0 2502,0 2508,0 2514,0 2521,0 2527,0 2533,0 2540,0 2545,0 2551,0 2558,0 2565,0 2571,0 2578,0 2583,0 2590,0 2596,0 2602,0 2608,0 2615,0 2621,0 2627,0 2634,0 2641,0 2646,0 2652,0 2659,0 2665,0 2671,0 2678,0 2684,0 2690,0 2696,0 2702,0 2708,0 2715,0 2722,0 2728,0 2735,0 2741,0 2746,0 2753,0 2759,0 2765,0 2772,0 2778,0 2784,0 2791,0 2796,0 2803,0 2809,0 2816,0 2822,0 2828,0 2835,0 2841,0 2846,0 2853,0 2910,0 2911,0 2917,0 2923,0 2930,0 2936,0 2941,0 2948,0 2954,0 2961,0 2967,0 2973,0 2980,0 2986,0 2991,0 2998,0 3004,0 3010,0 3017,0 3023,0 3029,0 3037,0 3042,0 3048,0 3055,0 3061,0 3067,0 3074,0 3080,0 3086,0 3092,0 3099,0 3104,0 3111,0 3117,0 3124,0 3130,0 3137,0 3142,0 3148,0 3155,0 3161,0 3167,0 3174,0 3180,0 3186,0 3192,0 3198,0 3205,0 3212,0 3218,0 3224,0 3231,0 3236,0 3242,0 3249,0 3255,0 3261,0 3268,0 3274,0 3280,0 3286,0 3292,0 3299,0 3305,0 3312,0 3317,0 3324,0 3331,0 3336,0 3342,0 3349,0 3355,0 3362,0 3368,0 3374,0 3381,0 3387,0 3393,0 3399,0 3406,0 3412,0 3418,0 3425,0 3431,0 3436,0 3443,0 3449,0 3455,0 3462,0 3469,0 3475,0 3481,0 3486,0 3493,0 3499,0 3506,0 3512,0 3519,0 3525,0 3531,0 3537,0 3543,0 3549,0 3556,0 3563,0 3568,0 3575,0 3582,0 3587,0 3593,0 3600,0 3606,0 3612,0 3619,0 3625,0 3631,0 3637,0 3644,0 3649,0 3656,0 3663,0 3669,0 3676,0 3681,0 3687,0 3694,0 3700,0 3706,0 3713,0 3719,0 3725,0 3731,0 3737,0 3743,0 3750,0 3757,0 3763,0 3769,0 3776,0 3781,0 3787,0 3794,0 3800,0 3806,0 3813,0 3819,0 3825,0 3831,0 3837,0 3844,0 3851,0 3857,0 3863,0 3870,0 3876,0 3881,0 3888,0 3894,0 3900,0 3907,0 3913,0 3919,0 3926,0 3932,0 3938,0 3944,0 3951,0 3957,0 3963,0 3970,0 3976,0 3981,0 3988,0 3994,0 4000,0 4007,0 4014,0 4020,0 4026,0 4031,0 4038,0 4045,0 4051,0 4057,0 4064,0 4070,0 4076,0 4082,0 4088,0 4095,0 4101,0 4108,0 4113,0 4120,0 4126,0 4132,0 4138,0 4145,0 4151,0 4157,0 4164,0 4170,0 4175,0 4182,0 4189,0 4194,0 4201,0 4208,0 4214,0 4221,0 4226,0 4232,0 4239,0 4245,0 4251,0 4258,0 4264,0 4270,0 4276,0 4282,0 4288,0 4295,0 4302,0 4308,0 4314,0 4321,0 4326,0 4332,0 4339,0 4345,0 4351,0 4359,0 4364,0 4370,0 4377,0 4383,0 4389,0 4396,0 4402,0 4408,0 4415,0 4421,0 4426,0 4433,0 4439,0 4445,0 4452,0 4458,0 4464,0 4471,0 4477,0 4483,0 4489,0 4496,0 4502,0 4508,0 4516,0 4521,0 4526,0 4534,0 4540,0 4546,0 4553,0 4559,0 4565,0 4571,0 4577,0 4583,0 4590,0 4596,0 4603,0 4609,0 4616,0 4620,0 4627,0 4634,0 4640,0 4646,0 4653,0 4659,0 4665,0 4671,0 4677,0 4684,0 4691,0 4696,0 4702,0 4710,0 4716,0 4721,0 4728,0 4734,0 4740,0 4747,0 4753,0 4759,0 4766,0 4772,0 4777,0 4784,0 4784,633 4777,633 4772,633 4766,633 4759,633 4753,633 4747,633 4740,633 4734,633 4728,633 4721,633 4716,633 4710,633 4702,633 4696,633 4691,633 4684,633 4677,633 4671,633 4665,633 4659,633 4653,633 4646,633 4640,633 4634,633 4627,633 4620,633 4616,633 4609,633 4603,633 4596,633 4590,633 4583,633 4577,633 4571,633 4565,633 4559,633 4553,633 4546,633 4540,633 4534,633 4526,633 4521,633 4516,633 4508,633 4502,633 4496,633 4489,633 4483,633 4477,633 4471,633 4464,633 4458,633 4452,633 4445,633 4439,633 4433,633 4426,633 4421,633 4415,633 4408,633 4402,633 4396,633 4389,633 4383,633 4377,633 4370,633 4364,633 4359,633 4351,633 4345,633 4339,633 4332,633 4326,633 4321,633 4314,633 4308,633 4302,633 4295,633 4288,633 4282,633 4276,633 4270,633 4264,633 4258,633 4251,633 4245,633 4239,633 4232,633 4226,633 4221,633 4214,633 4208,633 4201,633 4194,633 4189,633 4182,633 4175,633 4170,633 4164,633 4157,633 4151,633 4145,633 4138,633 4132,633 4126,633 4120,633 4113,633 4108,633 4101,633 4095,633 4088,633 4082,633 4076,633 4070,633 4064,633 4057,633 4051,633 4045,633 4038,633 4031,633 4026,633 4020,633 4014,633 4007,633 4000,633 3994,633 3988,633 3981,633 3976,633 3970,633 3963,633 3957,633 3951,633 3944,633 3938,633 3932,633 3926,633 3919,633 3913,633 3907,633 3900,633 3894,633 3888,633 3881,633 3876,633 3870,633 3863,633 3857,633 3851,633 3844,633 3837,633 3831,633 3825,633 3819,633 3813,633 3806,633 3800,633 3794,633 3787,633 3781,633 3776,633 3769,633 3763,633 3757,633 3750,633 3743,633 3737,633 3731,633 3725,633 3719,633 3713,633 3706,633 3700,633 3694,633 3687,633 3681,633 3676,633 3669,633 3663,633 3656,633 3649,633 3644,633 3637,633 3631,633 3625,633 3619,633 3612,633 3606,633 3600,633 3593,633 3587,633 3582,633 3575,633 3568,633 3563,633 3556,633 3549,633 3543,633 3537,633 3531,633 3525,633 3519,633 3512,633 3506,633 3499,633 3493,633 3486,633 3481,633 3475,633 3469,633 3462,633 3455,633 3449,633 3443,633 3436,633 3431,633 3425,633 3418,633 3412,633 3406,633 3399,633 3393,633 3387,633 3381,633 3374,633 3368,633 3362,633 3355,633 3349,633 3342,633 3336,633 3331,633 3324,633 3317,633 3312,633 3305,633 3299,633 3292,633 3286,633 3280,633 3274,633 3268,633 3261,633 3255,633 3249,633 3242,633 3236,633 3231,633 3224,633 3218,633 3212,633 3205,633 3198,633 3192,633 3186,633 3180,633 3174,633 3167,633 3161,633 3155,633 3148,633 3142,633 3137,633 3130,633 3124,633 3117,633 3111,633 3104,633 3099,633 3092,633 3086,633 3080,633 3074,633 3067,633 3061,633 3055,633 3048,633 3042,633 3037,633 3029,633 3023,633 3017,633 3010,633 3004,633 2998,633 2991,633 2986,633 2980,633 2973,633 2967,633 2961,633 2954,633 2948,633 2941,633 2936,633 2930,633 2923,633 2917,633 2911,633 2911,647 2853,647 2853,641 2846,641 2841,641 2835,641 2828,641 2822,641 2816,641 2809,641 2803,641 2796,641 2791,641 2784,641 2778,641 2772,641 2765,641 2759,641 2753,641 2746,641 2741,641 2735,641 2728,641 2722,641 2715,641 2708,641 2702,641 2696,641 2690,641 2684,641 2678,641 2671,641 2665,641 2659,641 2652,641 2646,641 2641,641 2634,641 2627,641 2621,641 2615,641 2608,641 2602,641 2596,641 2590,641 2583,641 2578,641 2571,641 2565,641 2558,641 2551,641 2545,641 2540,641 2533,641 2527,641 2521,641 2514,641 2508,641 2502,641 2495,641 2490,641 2484,641 2477,641 2470,641 2464,641 2458,641 2451,641 2445,641 2440,641 2433,641 2427,641 2421,641 2413,641 2408,641 2401,641 2396,641 2389,641 2383,641 2376,641 2370,641 2364,641 2357,641 2351,641 2346,641 2339,641 2333,641 2327,641 2320,641 2314,641 2308,641 2301,641 2295,641 2289,641 2283,641 2276,641 2270,641 2264,641 2257,641 2251,641 2245,641 2239,641 2233,641 2226,641 2220,641 2213,641 2207,641 2200,641 2195,641 2189,641 2182,641 2176,641 2170,641 2163,641 2157,641 2151,641 2145,641 2139,641 2133,641 2126,641 2119,641 2114,641 2107,641 2100,641 2095,641 2088,641 2082,641 2076,641 2069,641 2063,641 2057,641 2050,641 2045,641 2038,641 2032,641 2026,641 2019,641 2013,641 2006,641 2001,641 1995,641 1988,641 1982,641 1976,641 1969,641 1963,641 1957,641 1951,641 1945,641 1938,641 1931,641 1925,641 1919,641 1912,641 1906,641 1901,641 1894,641 1888,641 1882,641 1875,641 1868,641 1863,641 1856,641 1851,641 1844,641 1838,641 1831,641 1825,641 1819,641 1812,641 1806,641 1801,641 1794,641 1788,641 1782,641 1775,641 1769,641 1763,641 1755,641 1750,641 1744,641 1737,641 1731,641 1725,641 1718,641 1712,641 1706,641 1700,641 1694,641 1688,641 1681,641 1674,641 1668,641 1662,641 1655,641 1650,641 1644,641 1637,641 1631,641 1625,641 1618,641 1612,641 1606,641 1600,641 1594,641 1587,641 1580,641 1574,641 1568,641 1561,641 1556,641 1550,641 1543,641 1537,641 1531,641 1524,641 1518,641 1512,641 1506,641 1500,641 1493,641 1487,641 1481,641 1474,641 1468,641 1461,641 1456,641 1450,641 1443,641 1437,641 1431,641 1424,641 1418,641 1411,641 1405,641 1400,641 1393,641 1386,641 1380,641 1374,641 1367,641 1361,641 1356,641 1349,641 1343,641 1337,641 1330,641 1323,641 1318,641 1311,641 1305,641 1299,641 1293,641 1286,641 1280,641 1274,641 1267,641 1261,641 1256,641 1249,641 1243,641 1236,641 1230,641 1224,641 1218,641 1210,641 1205,641 1199,641 1192,641 1186,641 1180,641 1173,641 1167,641 1161,641 1155,641 1149,641 1143,641 1136,641 1129,641 1123,641 1117,641 1111,641 1105,641 1099,641 1092,641 1086,641 1080,641 1073,641 1067,641 1062,641 1055,641 1049,641 1042,641 1035,641 1029,641 1023,641 1016,641 1011,641 1005,641 998,641 992,641 986,641 979,641 979,657 921,657 921,659 699,659 661,659 657,659 657,658 651,657 638,656 625,654 611,652 599,648 585,643 572,642 560,638 545,636 534,632 519,627 507,623 494,620 480,615 468,611 454,606 441,602 428,598 417,591 402,586 389,582 376,576 363,570 350,564 336,558 323,551 311,545 298,536 285,530 271,523 260,515 245,507 232,499 220,491 205,481 194,473 180,464 168,455 153,445 141,436 127,428 114,418 102,408 87,397 76,388 62,379 50,369 36,357 24,348 11,339 0,332 11,324 24,314 36,305 50,294 62,285 76,275 87,266 102,254 114,245 127,235 141,226 153,217 168,207 180,200 194,190 205,182 220,172 232,163 245,157 260,149 271,140 285,132 298,126 311,117 323,113 336,105 350,99 363,93 376,87 389,81 402,76 417,71 428,66 441,61 454,57 468,51 480,47 494,42 507,39 519,35 534,31 545,27 560,24 572,22 585,20 599,15 611,12 625,9 638,8 649,6 657,6 657,4 921,4">
          <text:p/>
        </draw:polygon>
        <draw:polygon draw:style-name="gr14" draw:text-style-name="P14" draw:layer="layout" svg:width="0.057cm" svg:height="0.675cm" svg:x="4.795cm" svg:y="5.872cm" svg:viewBox="0 0 58 676" draw:points="0,676 58,676 58,0 0,0">
          <text:p/>
        </draw:polygon>
        <draw:polygon draw:style-name="gr15" draw:text-style-name="P15" draw:layer="layout" svg:width="0.057cm" svg:height="0.207cm" svg:x="4.795cm" svg:y="5.546cm" svg:viewBox="0 0 58 208" draw:points="0,208 58,208 58,0 0,0">
          <text:p/>
        </draw:polygon>
        <draw:polygon draw:style-name="gr15" draw:text-style-name="P15" draw:layer="layout" svg:width="0.056cm" svg:height="0.371cm" svg:x="9.994cm" svg:y="5.546cm" svg:viewBox="0 0 57 372" draw:points="0,372 57,372 57,0 0,0">
          <text:p/>
        </draw:polygon>
        <draw:polygon draw:style-name="gr8" draw:text-style-name="P8" draw:layer="layout" svg:width="0.056cm" svg:height="0.222cm" svg:x="9.994cm" svg:y="6.637cm" svg:viewBox="0 0 57 223" draw:points="0,223 57,223 57,0 0,0">
          <text:p/>
        </draw:polygon>
        <draw:polygon draw:style-name="gr14" draw:text-style-name="P14" draw:layer="layout" svg:width="0.056cm" svg:height="0.512cm" svg:x="9.994cm" svg:y="6.021cm" svg:viewBox="0 0 57 513" draw:points="0,513 57,513 57,0 0,0">
          <text:p/>
        </draw:polygon>
        <draw:polygon draw:style-name="gr8" draw:text-style-name="P8" draw:layer="layout" svg:width="0.057cm" svg:height="0.029cm" svg:x="15.129cm" svg:y="6.83cm" svg:viewBox="0 0 58 30" draw:points="0,30 58,30 58,0 0,0">
          <text:p/>
        </draw:polygon>
        <draw:polygon draw:style-name="gr14" draw:text-style-name="P14" draw:layer="layout" svg:width="0.057cm" svg:height="0.632cm" svg:x="15.129cm" svg:y="6.104cm" svg:viewBox="0 0 58 633" draw:points="0,633 58,633 58,0 0,0">
          <text:p/>
        </draw:polygon>
        <draw:polygon draw:style-name="gr15" draw:text-style-name="P15" draw:layer="layout" svg:width="0.057cm" svg:height="0.47cm" svg:x="15.129cm" svg:y="5.54cm" svg:viewBox="0 0 58 471" draw:points="0,471 58,471 58,0 0,0">
          <text:p/>
        </draw:polygon>
        <draw:line draw:style-name="gr17" draw:text-style-name="P10" draw:layer="layout" svg:x1="1.02cm" svg:y1="7.003cm" svg:x2="2.77cm" svg:y2="7.003cm">
          <text:p/>
        </draw:line>
        <draw:frame draw:style-name="gr18" draw:text-style-name="P18" draw:layer="layout" svg:width="2.099cm" svg:height="0.366cm" svg:x="2.796cm" svg:y="7cm">
          <draw:text-box>
            <text:p text:style-name="P17"><text:span text:style-name="T2">2080-2100</text:span></text:p>
          </draw:text-box>
        </draw:frame>
        <draw:frame draw:style-name="gr18" draw:text-style-name="P18" draw:layer="layout" svg:width="2.099cm" svg:height="0.366cm" svg:x="0.846cm" svg:y="7cm">
          <draw:text-box>
            <text:p text:style-name="P17"><text:span text:style-name="T2">2040-2060</text:span></text:p>
          </draw:text-box>
        </draw:frame>
        <draw:line draw:style-name="gr20" draw:text-style-name="P19" draw:layer="layout" svg:x1="2.87cm" svg:y1="5.54cm" svg:x2="2.87cm" svg:y2="7.14cm">
          <text:p/>
        </draw:line>
        <draw:line draw:style-name="gr17" draw:text-style-name="P10" draw:layer="layout" svg:x1="2.97cm" svg:y1="7cm" svg:x2="4.72cm" svg:y2="7.003cm">
          <text:p/>
        </draw:line>
        <draw:line draw:style-name="gr21" draw:text-style-name="P19" draw:layer="layout" svg:x1="2.87cm" svg:y1="5.541cm" svg:x2="2.87cm" svg:y2="7.141cm">
          <text:p/>
        </draw:line>
        <draw:line draw:style-name="gr22" draw:text-style-name="P19" draw:layer="layout" svg:x1="2.87cm" svg:y1="5.542cm" svg:x2="2.87cm" svg:y2="7.142cm">
          <text:p/>
        </draw:line>
        <draw:line draw:style-name="gr20" draw:text-style-name="P19" draw:layer="layout" svg:x1="0.92cm" svg:y1="5.54cm" svg:x2="0.92cm" svg:y2="7.14cm">
          <text:p/>
        </draw:line>
        <draw:line draw:style-name="gr21" draw:text-style-name="P19" draw:layer="layout" svg:x1="0.92cm" svg:y1="5.541cm" svg:x2="0.92cm" svg:y2="7.141cm">
          <text:p/>
        </draw:line>
        <draw:line draw:style-name="gr22" draw:text-style-name="P19" draw:layer="layout" svg:x1="0.92cm" svg:y1="5.542cm" svg:x2="0.92cm" svg:y2="7.142cm">
          <text:p/>
        </draw:line>
        <draw:line draw:style-name="gr17" draw:text-style-name="P10" draw:layer="layout" svg:x1="6.221cm" svg:y1="7.003cm" svg:x2="7.971cm" svg:y2="7.003cm">
          <text:p/>
        </draw:line>
        <draw:frame draw:style-name="gr18" draw:text-style-name="P18" draw:layer="layout" svg:width="2.099cm" svg:height="0.366cm" svg:x="7.997cm" svg:y="7cm">
          <draw:text-box>
            <text:p text:style-name="P17"><text:span text:style-name="T2">2080-2100</text:span></text:p>
          </draw:text-box>
        </draw:frame>
        <draw:frame draw:style-name="gr18" draw:text-style-name="P18" draw:layer="layout" svg:width="2.099cm" svg:height="0.366cm" svg:x="6.047cm" svg:y="7cm">
          <draw:text-box>
            <text:p text:style-name="P17"><text:span text:style-name="T2">204</text:span><text:span text:style-name="T2">0-</text:span><text:span text:style-name="T2">206</text:span><text:span text:style-name="T2">0</text:span></text:p>
          </draw:text-box>
        </draw:frame>
        <draw:line draw:style-name="gr17" draw:text-style-name="P10" draw:layer="layout" svg:x1="8.171cm" svg:y1="7cm" svg:x2="9.921cm" svg:y2="7.003cm">
          <text:p/>
        </draw:line>
        <draw:line draw:style-name="gr17" draw:text-style-name="P10" draw:layer="layout" svg:x1="11.344cm" svg:y1="7.003cm" svg:x2="13.094cm" svg:y2="7.003cm">
          <text:p/>
        </draw:line>
        <draw:frame draw:style-name="gr18" draw:text-style-name="P18" draw:layer="layout" svg:width="2.099cm" svg:height="0.366cm" svg:x="13.12cm" svg:y="7cm">
          <draw:text-box>
            <text:p text:style-name="P17"><text:span text:style-name="T2">2</text:span><text:span text:style-name="T2">0</text:span><text:span text:style-name="T2">8</text:span><text:span text:style-name="T2">0</text:span><text:span text:style-name="T2">-</text:span><text:span text:style-name="T2">2</text:span><text:span text:style-name="T2">1</text:span><text:span text:style-name="T2">0</text:span><text:span text:style-name="T2">0</text:span></text:p>
          </draw:text-box>
        </draw:frame>
        <draw:frame draw:style-name="gr18" draw:text-style-name="P18" draw:layer="layout" svg:width="2.099cm" svg:height="0.366cm" svg:x="11.17cm" svg:y="7cm">
          <draw:text-box>
            <text:p text:style-name="P17"><text:span text:style-name="T2">2040-2060</text:span></text:p>
          </draw:text-box>
        </draw:frame>
        <draw:line draw:style-name="gr17" draw:text-style-name="P10" draw:layer="layout" svg:x1="13.294cm" svg:y1="7cm" svg:x2="15.044cm" svg:y2="7.003cm">
          <text:p/>
        </draw:line>
        <draw:line draw:style-name="gr20" draw:text-style-name="P19" draw:layer="layout" svg:x1="6.12cm" svg:y1="5.54cm" svg:x2="6.12cm" svg:y2="7.14cm">
          <text:p/>
        </draw:line>
        <draw:line draw:style-name="gr21" draw:text-style-name="P19" draw:layer="layout" svg:x1="6.12cm" svg:y1="5.541cm" svg:x2="6.12cm" svg:y2="7.141cm">
          <text:p/>
        </draw:line>
        <draw:line draw:style-name="gr22" draw:text-style-name="P19" draw:layer="layout" svg:x1="6.12cm" svg:y1="5.542cm" svg:x2="6.12cm" svg:y2="7.142cm">
          <text:p/>
        </draw:line>
        <draw:line draw:style-name="gr20" draw:text-style-name="P19" draw:layer="layout" svg:x1="8.07cm" svg:y1="5.54cm" svg:x2="8.07cm" svg:y2="7.14cm">
          <text:p/>
        </draw:line>
        <draw:line draw:style-name="gr21" draw:text-style-name="P19" draw:layer="layout" svg:x1="8.07cm" svg:y1="5.541cm" svg:x2="8.07cm" svg:y2="7.141cm">
          <text:p/>
        </draw:line>
        <draw:line draw:style-name="gr22" draw:text-style-name="P19" draw:layer="layout" svg:x1="8.07cm" svg:y1="5.542cm" svg:x2="8.07cm" svg:y2="7.142cm">
          <text:p/>
        </draw:line>
        <draw:line draw:style-name="gr20" draw:text-style-name="P19" draw:layer="layout" svg:x1="11.24cm" svg:y1="5.54cm" svg:x2="11.24cm" svg:y2="7.14cm">
          <text:p/>
        </draw:line>
        <draw:line draw:style-name="gr21" draw:text-style-name="P19" draw:layer="layout" svg:x1="11.24cm" svg:y1="5.541cm" svg:x2="11.24cm" svg:y2="7.141cm">
          <text:p/>
        </draw:line>
        <draw:line draw:style-name="gr22" draw:text-style-name="P19" draw:layer="layout" svg:x1="11.24cm" svg:y1="5.542cm" svg:x2="11.24cm" svg:y2="7.142cm">
          <text:p/>
        </draw:line>
        <draw:line draw:style-name="gr20" draw:text-style-name="P19" draw:layer="layout" svg:x1="13.19cm" svg:y1="5.54cm" svg:x2="13.19cm" svg:y2="7.14cm">
          <text:p/>
        </draw:line>
        <draw:line draw:style-name="gr21" draw:text-style-name="P19" draw:layer="layout" svg:x1="13.19cm" svg:y1="5.541cm" svg:x2="13.19cm" svg:y2="7.141cm">
          <text:p/>
        </draw:line>
        <draw:line draw:style-name="gr22" draw:text-style-name="P19" draw:layer="layout" svg:x1="13.19cm" svg:y1="5.542cm" svg:x2="13.19cm" svg:y2="7.142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9" draw:display-name="Gradient 19" draw:style="linear" draw:start-color="#e2e5e7" draw:end-color="#d29a8a" draw:start-intensity="100%" draw:end-intensity="100%" draw:angle="90deg" draw:border="0%">
      <loext:gradient-stop svg:offset="0" loext:color-type="rgb" loext:color-value="#e2e5e7"/>
      <loext:gradient-stop svg:offset="1" loext:color-type="rgb" loext:color-value="#d29a8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7.64cm" fo:page-height="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2-28T10:30:36.738081689</dc:date>
    <meta:editing-duration>PT20M8S</meta:editing-duration>
    <meta:editing-cycles>3</meta:editing-cycles>
    <meta:generator>LibreOffice/24.8.4.2$Linux_X86_64 LibreOffice_project/480$Build-2</meta:generator>
    <meta:print-date>2025-02-28T10:22:34.526772544</meta:print-date>
    <meta:printed-by>PDF files</meta:printed-by>
    <meta:document-statistic meta:object-count="147"/>
  </office:meta>
</office:document-meta>
</file>